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2.08cm" svg:height="9.005cm" svg:x="0.439cm" svg:y="297.256cm">
            <draw:object draw:notify-on-update-of-ranges="Sheet1.C2:Sheet1.C6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1.888cm" svg:height="9.004cm" svg:x="0.549cm" svg:y="306.607cm">
            <draw:object draw:notify-on-update-of-ranges="Sheet1.E2:Sheet1.E65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otalX</text:p>
          </table:table-cell>
          <table:table-cell office:value-type="string" calcext:value-type="string">
            <text:p>currX</text:p>
          </table:table-cell>
          <table:table-cell office:value-type="string" calcext:value-type="string">
            <text:p>velocityX[readIndex]</text:p>
          </table:table-cell>
          <table:table-cell office:value-type="string" calcext:value-type="string">
            <text:p>avgVelX</text:p>
          </table:table-cell>
          <table:table-cell office:value-type="string" calcext:value-type="string">
            <text:p>readIndex</text:p>
          </table:table-cell>
        </table:table-row>
        <table:table-row table:style-name="ro1">
          <table:table-cell office:value-type="float" office:value="1527476126.7935" calcext:value-type="float">
            <text:p>1527476126.7935</text:p>
          </table:table-cell>
          <table:table-cell office:value-type="float" office:value="0.580976" calcext:value-type="float">
            <text:p>0.580976</text:p>
          </table:table-cell>
          <table:table-cell office:value-type="float" office:value="0.011938" calcext:value-type="float">
            <text:p>0.011938</text:p>
          </table:table-cell>
          <table:table-cell office:value-type="float" office:value="0" calcext:value-type="float">
            <text:p>0</text:p>
          </table:table-cell>
          <table:table-cell office:value-type="float" office:value="0.116195" calcext:value-type="float">
            <text:p>0.11619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6.81304" calcext:value-type="float">
            <text:p>1527476126.81304</text:p>
          </table:table-cell>
          <table:table-cell office:value-type="float" office:value="0.558416" calcext:value-type="float">
            <text:p>0.558416</text:p>
          </table:table-cell>
          <table:table-cell office:value-type="float" office:value="0.011497" calcext:value-type="float">
            <text:p>0.011497</text:p>
          </table:table-cell>
          <table:table-cell office:value-type="float" office:value="0" calcext:value-type="float">
            <text:p>0</text:p>
          </table:table-cell>
          <table:table-cell office:value-type="float" office:value="0.111683" calcext:value-type="float">
            <text:p>0.111683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6.83358" calcext:value-type="float">
            <text:p>1527476126.83358</text:p>
          </table:table-cell>
          <table:table-cell office:value-type="float" office:value="0.605116" calcext:value-type="float">
            <text:p>0.605116</text:p>
          </table:table-cell>
          <table:table-cell office:value-type="float" office:value="0.012456" calcext:value-type="float">
            <text:p>0.012456</text:p>
          </table:table-cell>
          <table:table-cell office:value-type="float" office:value="0" calcext:value-type="float">
            <text:p>0</text:p>
          </table:table-cell>
          <table:table-cell office:value-type="float" office:value="0.121023" calcext:value-type="float">
            <text:p>0.121023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6.85302" calcext:value-type="float">
            <text:p>1527476126.85302</text:p>
          </table:table-cell>
          <table:table-cell office:value-type="float" office:value="0.564158" calcext:value-type="float">
            <text:p>0.564158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0" calcext:value-type="float">
            <text:p>0</text:p>
          </table:table-cell>
          <table:table-cell office:value-type="float" office:value="0.112832" calcext:value-type="float">
            <text:p>0.11283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6.87349" calcext:value-type="float">
            <text:p>1527476126.87349</text:p>
          </table:table-cell>
          <table:table-cell office:value-type="float" office:value="0.61114" calcext:value-type="float">
            <text:p>0.61114</text:p>
          </table:table-cell>
          <table:table-cell office:value-type="float" office:value="0.012622" calcext:value-type="float">
            <text:p>0.012622</text:p>
          </table:table-cell>
          <table:table-cell office:value-type="float" office:value="0.580976" calcext:value-type="float">
            <text:p>0.580976</text:p>
          </table:table-cell>
          <table:table-cell office:value-type="float" office:value="0.122228" calcext:value-type="float">
            <text:p>0.12222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6.893" calcext:value-type="float">
            <text:p>1527476126.893</text:p>
          </table:table-cell>
          <table:table-cell office:value-type="float" office:value="0.00807" calcext:value-type="float">
            <text:p>0.00807</text:p>
          </table:table-cell>
          <table:table-cell office:value-type="float" office:value="0.012191" calcext:value-type="float">
            <text:p>0.012191</text:p>
          </table:table-cell>
          <table:table-cell office:value-type="float" office:value="-0.02256" calcext:value-type="float">
            <text:p>-0.02256</text:p>
          </table:table-cell>
          <table:table-cell office:value-type="float" office:value="0.001614" calcext:value-type="float">
            <text:p>0.00161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6.91345" calcext:value-type="float">
            <text:p>1527476126.91345</text:p>
          </table:table-cell>
          <table:table-cell office:value-type="float" office:value="0.004368" calcext:value-type="float">
            <text:p>0.004368</text:p>
          </table:table-cell>
          <table:table-cell office:value-type="float" office:value="0.011654" calcext:value-type="float">
            <text:p>0.011654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00874" calcext:value-type="float">
            <text:p>0.00087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6.93283" calcext:value-type="float">
            <text:p>1527476126.93283</text:p>
          </table:table-cell>
          <table:table-cell office:value-type="float" office:value="0.029833" calcext:value-type="float">
            <text:p>0.029833</text:p>
          </table:table-cell>
          <table:table-cell office:value-type="float" office:value="0.013054" calcext:value-type="float">
            <text:p>0.013054</text:p>
          </table:table-cell>
          <table:table-cell office:value-type="float" office:value="-0.040958" calcext:value-type="float">
            <text:p>-0.040958</text:p>
          </table:table-cell>
          <table:table-cell office:value-type="float" office:value="0.005967" calcext:value-type="float">
            <text:p>0.005967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6.95329" calcext:value-type="float">
            <text:p>1527476126.95329</text:p>
          </table:table-cell>
          <table:table-cell office:value-type="float" office:value="0.076087" calcext:value-type="float">
            <text:p>0.076087</text:p>
          </table:table-cell>
          <table:table-cell office:value-type="float" office:value="0.013163" calcext:value-type="float">
            <text:p>0.013163</text:p>
          </table:table-cell>
          <table:table-cell office:value-type="float" office:value="0.046982" calcext:value-type="float">
            <text:p>0.046982</text:p>
          </table:table-cell>
          <table:table-cell office:value-type="float" office:value="0.015217" calcext:value-type="float">
            <text:p>0.015217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6.97366" calcext:value-type="float">
            <text:p>1527476126.97366</text:p>
          </table:table-cell>
          <table:table-cell office:value-type="float" office:value="0.017709" calcext:value-type="float">
            <text:p>0.017709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-0.022093" calcext:value-type="float">
            <text:p>-0.022093</text:p>
          </table:table-cell>
          <table:table-cell office:value-type="float" office:value="0.003542" calcext:value-type="float">
            <text:p>0.00354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6.99307" calcext:value-type="float">
            <text:p>1527476126.99307</text:p>
          </table:table-cell>
          <table:table-cell office:value-type="float" office:value="0.057497" calcext:value-type="float">
            <text:p>0.057497</text:p>
          </table:table-cell>
          <table:table-cell office:value-type="float" office:value="0.013274" calcext:value-type="float">
            <text:p>0.013274</text:p>
          </table:table-cell>
          <table:table-cell office:value-type="float" office:value="-0.026262" calcext:value-type="float">
            <text:p>-0.026262</text:p>
          </table:table-cell>
          <table:table-cell office:value-type="float" office:value="0.011499" calcext:value-type="float">
            <text:p>0.01149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7.01351" calcext:value-type="float">
            <text:p>1527476127.01351</text:p>
          </table:table-cell>
          <table:table-cell office:value-type="float" office:value="0.107342" calcext:value-type="float">
            <text:p>0.107342</text:p>
          </table:table-cell>
          <table:table-cell office:value-type="float" office:value="0.013756" calcext:value-type="float">
            <text:p>0.013756</text:p>
          </table:table-cell>
          <table:table-cell office:value-type="float" office:value="0.072164" calcext:value-type="float">
            <text:p>0.072164</text:p>
          </table:table-cell>
          <table:table-cell office:value-type="float" office:value="0.021468" calcext:value-type="float">
            <text:p>0.02146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7.03297" calcext:value-type="float">
            <text:p>1527476127.03297</text:p>
          </table:table-cell>
          <table:table-cell office:value-type="float" office:value="0.039631" calcext:value-type="float">
            <text:p>0.039631</text:p>
          </table:table-cell>
          <table:table-cell office:value-type="float" office:value="0.013843" calcext:value-type="float">
            <text:p>0.013843</text:p>
          </table:table-cell>
          <table:table-cell office:value-type="float" office:value="0.005297" calcext:value-type="float">
            <text:p>0.005297</text:p>
          </table:table-cell>
          <table:table-cell office:value-type="float" office:value="0.007926" calcext:value-type="float">
            <text:p>0.007926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7.05342" calcext:value-type="float">
            <text:p>1527476127.05342</text:p>
          </table:table-cell>
          <table:table-cell office:value-type="float" office:value="0.06884" calcext:value-type="float">
            <text:p>0.06884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-0.011396" calcext:value-type="float">
            <text:p>-0.011396</text:p>
          </table:table-cell>
          <table:table-cell office:value-type="float" office:value="0.013768" calcext:value-type="float">
            <text:p>0.013768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7.07382" calcext:value-type="float">
            <text:p>1527476127.07382</text:p>
          </table:table-cell>
          <table:table-cell office:value-type="float" office:value="0.064854" calcext:value-type="float">
            <text:p>0.064854</text:p>
          </table:table-cell>
          <table:table-cell office:value-type="float" office:value="0.014234" calcext:value-type="float">
            <text:p>0.014234</text:p>
          </table:table-cell>
          <table:table-cell office:value-type="float" office:value="0.017694" calcext:value-type="float">
            <text:p>0.017694</text:p>
          </table:table-cell>
          <table:table-cell office:value-type="float" office:value="0.012971" calcext:value-type="float">
            <text:p>0.01297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7.09335" calcext:value-type="float">
            <text:p>1527476127.09335</text:p>
          </table:table-cell>
          <table:table-cell office:value-type="float" office:value="0.116996" calcext:value-type="float">
            <text:p>0.116996</text:p>
          </table:table-cell>
          <table:table-cell office:value-type="float" office:value="0.015598" calcext:value-type="float">
            <text:p>0.015598</text:p>
          </table:table-cell>
          <table:table-cell office:value-type="float" office:value="0.023584" calcext:value-type="float">
            <text:p>0.023584</text:p>
          </table:table-cell>
          <table:table-cell office:value-type="float" office:value="0.023399" calcext:value-type="float">
            <text:p>0.02339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7.11388" calcext:value-type="float">
            <text:p>1527476127.11388</text:p>
          </table:table-cell>
          <table:table-cell office:value-type="float" office:value="0.092478" calcext:value-type="float">
            <text:p>0.092478</text:p>
          </table:table-cell>
          <table:table-cell office:value-type="float" office:value="0.015579" calcext:value-type="float">
            <text:p>0.015579</text:p>
          </table:table-cell>
          <table:table-cell office:value-type="float" office:value="0.004453" calcext:value-type="float">
            <text:p>0.004453</text:p>
          </table:table-cell>
          <table:table-cell office:value-type="float" office:value="0.018496" calcext:value-type="float">
            <text:p>0.018496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7.1334" calcext:value-type="float">
            <text:p>1527476127.1334</text:p>
          </table:table-cell>
          <table:table-cell office:value-type="float" office:value="0.104784" calcext:value-type="float">
            <text:p>0.104784</text:p>
          </table:table-cell>
          <table:table-cell office:value-type="float" office:value="0.015906" calcext:value-type="float">
            <text:p>0.015906</text:p>
          </table:table-cell>
          <table:table-cell office:value-type="float" office:value="0.034505" calcext:value-type="float">
            <text:p>0.034505</text:p>
          </table:table-cell>
          <table:table-cell office:value-type="float" office:value="0.020957" calcext:value-type="float">
            <text:p>0.020957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7.15382" calcext:value-type="float">
            <text:p>1527476127.15382</text:p>
          </table:table-cell>
          <table:table-cell office:value-type="float" office:value="0.126082" calcext:value-type="float">
            <text:p>0.126082</text:p>
          </table:table-cell>
          <table:table-cell office:value-type="float" office:value="0.017045" calcext:value-type="float">
            <text:p>0.017045</text:p>
          </table:table-cell>
          <table:table-cell office:value-type="float" office:value="-0.015383" calcext:value-type="float">
            <text:p>-0.015383</text:p>
          </table:table-cell>
          <table:table-cell office:value-type="float" office:value="0.025216" calcext:value-type="float">
            <text:p>0.025216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7.17318" calcext:value-type="float">
            <text:p>1527476127.17318</text:p>
          </table:table-cell>
          <table:table-cell office:value-type="float" office:value="0.081146" calcext:value-type="float">
            <text:p>0.081146</text:p>
          </table:table-cell>
          <table:table-cell office:value-type="float" office:value="0.015876" calcext:value-type="float">
            <text:p>0.015876</text:p>
          </table:table-cell>
          <table:table-cell office:value-type="float" office:value="0.069837" calcext:value-type="float">
            <text:p>0.069837</text:p>
          </table:table-cell>
          <table:table-cell office:value-type="float" office:value="0.016229" calcext:value-type="float">
            <text:p>0.01622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7.19353" calcext:value-type="float">
            <text:p>1527476127.19353</text:p>
          </table:table-cell>
          <table:table-cell office:value-type="float" office:value="0.059583" calcext:value-type="float">
            <text:p>0.059583</text:p>
          </table:table-cell>
          <table:table-cell office:value-type="float" office:value="0.016859" calcext:value-type="float">
            <text:p>0.016859</text:p>
          </table:table-cell>
          <table:table-cell office:value-type="float" office:value="-0.000935" calcext:value-type="float">
            <text:p>-0.000935</text:p>
          </table:table-cell>
          <table:table-cell office:value-type="float" office:value="0.011917" calcext:value-type="float">
            <text:p>0.011917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7.21268" calcext:value-type="float">
            <text:p>1527476127.21268</text:p>
          </table:table-cell>
          <table:table-cell office:value-type="float" office:value="0.083217" calcext:value-type="float">
            <text:p>0.083217</text:p>
          </table:table-cell>
          <table:table-cell office:value-type="float" office:value="0.017294" calcext:value-type="float">
            <text:p>0.017294</text:p>
          </table:table-cell>
          <table:table-cell office:value-type="float" office:value="0.016759" calcext:value-type="float">
            <text:p>0.016759</text:p>
          </table:table-cell>
          <table:table-cell office:value-type="float" office:value="0.016643" calcext:value-type="float">
            <text:p>0.016643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7.2331" calcext:value-type="float">
            <text:p>1527476127.2331</text:p>
          </table:table-cell>
          <table:table-cell office:value-type="float" office:value="0.08794" calcext:value-type="float">
            <text:p>0.08794</text:p>
          </table:table-cell>
          <table:table-cell office:value-type="float" office:value="0.017732" calcext:value-type="float">
            <text:p>0.017732</text:p>
          </table:table-cell>
          <table:table-cell office:value-type="float" office:value="0.055803" calcext:value-type="float">
            <text:p>0.055803</text:p>
          </table:table-cell>
          <table:table-cell office:value-type="float" office:value="0.017588" calcext:value-type="float">
            <text:p>0.017588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7.25351" calcext:value-type="float">
            <text:p>1527476127.25351</text:p>
          </table:table-cell>
          <table:table-cell office:value-type="float" office:value="0.115382" calcext:value-type="float">
            <text:p>0.115382</text:p>
          </table:table-cell>
          <table:table-cell office:value-type="float" office:value="0.019429" calcext:value-type="float">
            <text:p>0.019429</text:p>
          </table:table-cell>
          <table:table-cell office:value-type="float" office:value="-0.060319" calcext:value-type="float">
            <text:p>-0.060319</text:p>
          </table:table-cell>
          <table:table-cell office:value-type="float" office:value="0.023076" calcext:value-type="float">
            <text:p>0.023076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7.27292" calcext:value-type="float">
            <text:p>1527476127.27292</text:p>
          </table:table-cell>
          <table:table-cell office:value-type="float" office:value="0.148595" calcext:value-type="float">
            <text:p>0.148595</text:p>
          </table:table-cell>
          <table:table-cell office:value-type="float" office:value="0.018903" calcext:value-type="float">
            <text:p>0.018903</text:p>
          </table:table-cell>
          <table:table-cell office:value-type="float" office:value="0.048274" calcext:value-type="float">
            <text:p>0.048274</text:p>
          </table:table-cell>
          <table:table-cell office:value-type="float" office:value="0.029719" calcext:value-type="float">
            <text:p>0.02971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7.29343" calcext:value-type="float">
            <text:p>1527476127.29343</text:p>
          </table:table-cell>
          <table:table-cell office:value-type="float" office:value="0.168559" calcext:value-type="float">
            <text:p>0.168559</text:p>
          </table:table-cell>
          <table:table-cell office:value-type="float" office:value="0.020302" calcext:value-type="float">
            <text:p>0.020302</text:p>
          </table:table-cell>
          <table:table-cell office:value-type="float" office:value="0.022699" calcext:value-type="float">
            <text:p>0.022699</text:p>
          </table:table-cell>
          <table:table-cell office:value-type="float" office:value="0.033712" calcext:value-type="float">
            <text:p>0.03371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7.3128" calcext:value-type="float">
            <text:p>1527476127.3128</text:p>
          </table:table-cell>
          <table:table-cell office:value-type="float" office:value="0.159876" calcext:value-type="float">
            <text:p>0.159876</text:p>
          </table:table-cell>
          <table:table-cell office:value-type="float" office:value="0.020573" calcext:value-type="float">
            <text:p>0.020573</text:p>
          </table:table-cell>
          <table:table-cell office:value-type="float" office:value="0.021482" calcext:value-type="float">
            <text:p>0.021482</text:p>
          </table:table-cell>
          <table:table-cell office:value-type="float" office:value="0.031975" calcext:value-type="float">
            <text:p>0.03197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7.33327" calcext:value-type="float">
            <text:p>1527476127.33327</text:p>
          </table:table-cell>
          <table:table-cell office:value-type="float" office:value="0.147644" calcext:value-type="float">
            <text:p>0.147644</text:p>
          </table:table-cell>
          <table:table-cell office:value-type="float" office:value="0.020763" calcext:value-type="float">
            <text:p>0.020763</text:p>
          </table:table-cell>
          <table:table-cell office:value-type="float" office:value="0.083245" calcext:value-type="float">
            <text:p>0.083245</text:p>
          </table:table-cell>
          <table:table-cell office:value-type="float" office:value="0.029529" calcext:value-type="float">
            <text:p>0.029529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7.35378" calcext:value-type="float">
            <text:p>1527476127.35378</text:p>
          </table:table-cell>
          <table:table-cell office:value-type="float" office:value="0.109015" calcext:value-type="float">
            <text:p>0.109015</text:p>
          </table:table-cell>
          <table:table-cell office:value-type="float" office:value="0.021678" calcext:value-type="float">
            <text:p>0.021678</text:p>
          </table:table-cell>
          <table:table-cell office:value-type="float" office:value="-0.027106" calcext:value-type="float">
            <text:p>-0.027106</text:p>
          </table:table-cell>
          <table:table-cell office:value-type="float" office:value="0.021803" calcext:value-type="float">
            <text:p>0.02180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7.37326" calcext:value-type="float">
            <text:p>1527476127.37326</text:p>
          </table:table-cell>
          <table:table-cell office:value-type="float" office:value="0.14394" calcext:value-type="float">
            <text:p>0.14394</text:p>
          </table:table-cell>
          <table:table-cell office:value-type="float" office:value="0.02183" calcext:value-type="float">
            <text:p>0.02183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028788" calcext:value-type="float">
            <text:p>0.0287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7.39369" calcext:value-type="float">
            <text:p>1527476127.39369</text:p>
          </table:table-cell>
          <table:table-cell office:value-type="float" office:value="0.08537" calcext:value-type="float">
            <text:p>0.08537</text:p>
          </table:table-cell>
          <table:table-cell office:value-type="float" office:value="0.022028" calcext:value-type="float">
            <text:p>0.022028</text:p>
          </table:table-cell>
          <table:table-cell office:value-type="float" office:value="0.014016" calcext:value-type="float">
            <text:p>0.014016</text:p>
          </table:table-cell>
          <table:table-cell office:value-type="float" office:value="0.017074" calcext:value-type="float">
            <text:p>0.01707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7.41319" calcext:value-type="float">
            <text:p>1527476127.41319</text:p>
          </table:table-cell>
          <table:table-cell office:value-type="float" office:value="0.09455" calcext:value-type="float">
            <text:p>0.09455</text:p>
          </table:table-cell>
          <table:table-cell office:value-type="float" office:value="0.02248" calcext:value-type="float">
            <text:p>0.02248</text:p>
          </table:table-cell>
          <table:table-cell office:value-type="float" office:value="0.009251" calcext:value-type="float">
            <text:p>0.009251</text:p>
          </table:table-cell>
          <table:table-cell office:value-type="float" office:value="0.01891" calcext:value-type="float">
            <text:p>0.0189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7.43368" calcext:value-type="float">
            <text:p>1527476127.43368</text:p>
          </table:table-cell>
          <table:table-cell office:value-type="float" office:value="0.091647" calcext:value-type="float">
            <text:p>0.091647</text:p>
          </table:table-cell>
          <table:table-cell office:value-type="float" office:value="0.02261" calcext:value-type="float">
            <text:p>0.02261</text:p>
          </table:table-cell>
          <table:table-cell office:value-type="float" office:value="0.044616" calcext:value-type="float">
            <text:p>0.044616</text:p>
          </table:table-cell>
          <table:table-cell office:value-type="float" office:value="0.018329" calcext:value-type="float">
            <text:p>0.018329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7.45326" calcext:value-type="float">
            <text:p>1527476127.45326</text:p>
          </table:table-cell>
          <table:table-cell office:value-type="float" office:value="0.070287" calcext:value-type="float">
            <text:p>0.070287</text:p>
          </table:table-cell>
          <table:table-cell office:value-type="float" office:value="0.023065" calcext:value-type="float">
            <text:p>0.023065</text:p>
          </table:table-cell>
          <table:table-cell office:value-type="float" office:value="0.007818" calcext:value-type="float">
            <text:p>0.007818</text:p>
          </table:table-cell>
          <table:table-cell office:value-type="float" office:value="0.014057" calcext:value-type="float">
            <text:p>0.014057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7.4737" calcext:value-type="float">
            <text:p>1527476127.4737</text:p>
          </table:table-cell>
          <table:table-cell office:value-type="float" office:value="0.058344" calcext:value-type="float">
            <text:p>0.058344</text:p>
          </table:table-cell>
          <table:table-cell office:value-type="float" office:value="0.022981" calcext:value-type="float">
            <text:p>0.022981</text:p>
          </table:table-cell>
          <table:table-cell office:value-type="float" office:value="0.009668" calcext:value-type="float">
            <text:p>0.009668</text:p>
          </table:table-cell>
          <table:table-cell office:value-type="float" office:value="0.011669" calcext:value-type="float">
            <text:p>0.01166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7.4931" calcext:value-type="float">
            <text:p>1527476127.4931</text:p>
          </table:table-cell>
          <table:table-cell office:value-type="float" office:value="0.08006" calcext:value-type="float">
            <text:p>0.08006</text:p>
          </table:table-cell>
          <table:table-cell office:value-type="float" office:value="0.02359" calcext:value-type="float">
            <text:p>0.02359</text:p>
          </table:table-cell>
          <table:table-cell office:value-type="float" office:value="0.023197" calcext:value-type="float">
            <text:p>0.023197</text:p>
          </table:table-cell>
          <table:table-cell office:value-type="float" office:value="0.016012" calcext:value-type="float">
            <text:p>0.01601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7.51351" calcext:value-type="float">
            <text:p>1527476127.51351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23297" calcext:value-type="float">
            <text:p>0.023297</text:p>
          </table:table-cell>
          <table:table-cell office:value-type="float" office:value="0.006347" calcext:value-type="float">
            <text:p>0.006347</text:p>
          </table:table-cell>
          <table:table-cell office:value-type="float" office:value="0.0085" calcext:value-type="float">
            <text:p>0.008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7.53295" calcext:value-type="float">
            <text:p>1527476127.53295</text:p>
          </table:table-cell>
          <table:table-cell office:value-type="float" office:value="0.060549" calcext:value-type="float">
            <text:p>0.060549</text:p>
          </table:table-cell>
          <table:table-cell office:value-type="float" office:value="0.023772" calcext:value-type="float">
            <text:p>0.023772</text:p>
          </table:table-cell>
          <table:table-cell office:value-type="float" office:value="0.023256" calcext:value-type="float">
            <text:p>0.023256</text:p>
          </table:table-cell>
          <table:table-cell office:value-type="float" office:value="0.01211" calcext:value-type="float">
            <text:p>0.0121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7.55336" calcext:value-type="float">
            <text:p>1527476127.55336</text:p>
          </table:table-cell>
          <table:table-cell office:value-type="float" office:value="0.006066" calcext:value-type="float">
            <text:p>0.006066</text:p>
          </table:table-cell>
          <table:table-cell office:value-type="float" office:value="0.023135" calcext:value-type="float">
            <text:p>0.023135</text:p>
          </table:table-cell>
          <table:table-cell office:value-type="float" office:value="-0.004125" calcext:value-type="float">
            <text:p>-0.004125</text:p>
          </table:table-cell>
          <table:table-cell office:value-type="float" office:value="0.001213" calcext:value-type="float">
            <text:p>0.00121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7.57382" calcext:value-type="float">
            <text:p>1527476127.57382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23475" calcext:value-type="float">
            <text:p>0.023475</text:p>
          </table:table-cell>
          <table:table-cell office:value-type="float" office:value="0.031385" calcext:value-type="float">
            <text:p>0.031385</text:p>
          </table:table-cell>
          <table:table-cell office:value-type="float" office:value="0.005368" calcext:value-type="float">
            <text:p>0.00536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7.59334" calcext:value-type="float">
            <text:p>1527476127.59334</text:p>
          </table:table-cell>
          <table:table-cell office:value-type="float" office:value="0.013228" calcext:value-type="float">
            <text:p>0.013228</text:p>
          </table:table-cell>
          <table:table-cell office:value-type="float" office:value="0.023822" calcext:value-type="float">
            <text:p>0.023822</text:p>
          </table:table-cell>
          <table:table-cell office:value-type="float" office:value="-0.014363" calcext:value-type="float">
            <text:p>-0.014363</text:p>
          </table:table-cell>
          <table:table-cell office:value-type="float" office:value="0.002646" calcext:value-type="float">
            <text:p>0.002646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7.61379" calcext:value-type="float">
            <text:p>1527476127.61379</text:p>
          </table:table-cell>
          <table:table-cell office:value-type="float" office:value="0.021943" calcext:value-type="float">
            <text:p>0.021943</text:p>
          </table:table-cell>
          <table:table-cell office:value-type="float" office:value="0.023707" calcext:value-type="float">
            <text:p>0.023707</text:p>
          </table:table-cell>
          <table:table-cell office:value-type="float" office:value="0.024396" calcext:value-type="float">
            <text:p>0.024396</text:p>
          </table:table-cell>
          <table:table-cell office:value-type="float" office:value="0.004389" calcext:value-type="float">
            <text:p>0.00438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7.63331" calcext:value-type="float">
            <text:p>1527476127.63331</text:p>
          </table:table-cell>
          <table:table-cell office:value-type="float" office:value="-0.019862" calcext:value-type="float">
            <text:p>-0.019862</text:p>
          </table:table-cell>
          <table:table-cell office:value-type="float" office:value="0.023367" calcext:value-type="float">
            <text:p>0.023367</text:p>
          </table:table-cell>
          <table:table-cell office:value-type="float" office:value="-0.031226" calcext:value-type="float">
            <text:p>-0.031226</text:p>
          </table:table-cell>
          <table:table-cell office:value-type="float" office:value="-0.003972" calcext:value-type="float">
            <text:p>-0.00397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7.65371" calcext:value-type="float">
            <text:p>1527476127.65371</text:p>
          </table:table-cell>
          <table:table-cell office:value-type="float" office:value="0.058259" calcext:value-type="float">
            <text:p>0.058259</text:p>
          </table:table-cell>
          <table:table-cell office:value-type="float" office:value="0.024323" calcext:value-type="float">
            <text:p>0.024323</text:p>
          </table:table-cell>
          <table:table-cell office:value-type="float" office:value="0.016649" calcext:value-type="float">
            <text:p>0.016649</text:p>
          </table:table-cell>
          <table:table-cell office:value-type="float" office:value="0.011652" calcext:value-type="float">
            <text:p>0.01165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7.67307" calcext:value-type="float">
            <text:p>1527476127.67307</text:p>
          </table:table-cell>
          <table:table-cell office:value-type="float" office:value="0.014681" calcext:value-type="float">
            <text:p>0.014681</text:p>
          </table:table-cell>
          <table:table-cell office:value-type="float" office:value="0.023802" calcext:value-type="float">
            <text:p>0.023802</text:p>
          </table:table-cell>
          <table:table-cell office:value-type="float" office:value="0.017772" calcext:value-type="float">
            <text:p>0.017772</text:p>
          </table:table-cell>
          <table:table-cell office:value-type="float" office:value="0.002936" calcext:value-type="float">
            <text:p>0.0029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7.69349" calcext:value-type="float">
            <text:p>1527476127.69349</text:p>
          </table:table-cell>
          <table:table-cell office:value-type="float" office:value="0.010896" calcext:value-type="float">
            <text:p>0.010896</text:p>
          </table:table-cell>
          <table:table-cell office:value-type="float" office:value="0.024087" calcext:value-type="float">
            <text:p>0.024087</text:p>
          </table:table-cell>
          <table:table-cell office:value-type="float" office:value="-0.005648" calcext:value-type="float">
            <text:p>-0.005648</text:p>
          </table:table-cell>
          <table:table-cell office:value-type="float" office:value="0.002179" calcext:value-type="float">
            <text:p>0.00217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7.71282" calcext:value-type="float">
            <text:p>1527476127.71282</text:p>
          </table:table-cell>
          <table:table-cell office:value-type="float" office:value="0.032413" calcext:value-type="float">
            <text:p>0.032413</text:p>
          </table:table-cell>
          <table:table-cell office:value-type="float" office:value="0.024394" calcext:value-type="float">
            <text:p>0.024394</text:p>
          </table:table-cell>
          <table:table-cell office:value-type="float" office:value="-0.017409" calcext:value-type="float">
            <text:p>-0.017409</text:p>
          </table:table-cell>
          <table:table-cell office:value-type="float" office:value="0.006483" calcext:value-type="float">
            <text:p>0.006483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7.73337" calcext:value-type="float">
            <text:p>1527476127.73337</text:p>
          </table:table-cell>
          <table:table-cell office:value-type="float" office:value="0.056262" calcext:value-type="float">
            <text:p>0.056262</text:p>
          </table:table-cell>
          <table:table-cell office:value-type="float" office:value="0.024526" calcext:value-type="float">
            <text:p>0.024526</text:p>
          </table:table-cell>
          <table:table-cell office:value-type="float" office:value="0.046896" calcext:value-type="float">
            <text:p>0.046896</text:p>
          </table:table-cell>
          <table:table-cell office:value-type="float" office:value="0.011252" calcext:value-type="float">
            <text:p>0.01125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7.75382" calcext:value-type="float">
            <text:p>1527476127.75382</text:p>
          </table:table-cell>
          <table:table-cell office:value-type="float" office:value="-0.030467" calcext:value-type="float">
            <text:p>-0.030467</text:p>
          </table:table-cell>
          <table:table-cell office:value-type="float" office:value="0.023712" calcext:value-type="float">
            <text:p>0.023712</text:p>
          </table:table-cell>
          <table:table-cell office:value-type="float" office:value="-0.02693" calcext:value-type="float">
            <text:p>-0.02693</text:p>
          </table:table-cell>
          <table:table-cell office:value-type="float" office:value="-0.006093" calcext:value-type="float">
            <text:p>-0.00609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7.77325" calcext:value-type="float">
            <text:p>1527476127.77325</text:p>
          </table:table-cell>
          <table:table-cell office:value-type="float" office:value="0.032006" calcext:value-type="float">
            <text:p>0.032006</text:p>
          </table:table-cell>
          <table:table-cell office:value-type="float" office:value="0.024402" calcext:value-type="float">
            <text:p>0.024402</text:p>
          </table:table-cell>
          <table:table-cell office:value-type="float" office:value="0.013987" calcext:value-type="float">
            <text:p>0.013987</text:p>
          </table:table-cell>
          <table:table-cell office:value-type="float" office:value="0.006401" calcext:value-type="float">
            <text:p>0.00640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7.79374" calcext:value-type="float">
            <text:p>1527476127.79374</text:p>
          </table:table-cell>
          <table:table-cell office:value-type="float" office:value="0.011187" calcext:value-type="float">
            <text:p>0.011187</text:p>
          </table:table-cell>
          <table:table-cell office:value-type="float" office:value="0.024262" calcext:value-type="float">
            <text:p>0.024262</text:p>
          </table:table-cell>
          <table:table-cell office:value-type="float" office:value="0.015869" calcext:value-type="float">
            <text:p>0.015869</text:p>
          </table:table-cell>
          <table:table-cell office:value-type="float" office:value="0.002237" calcext:value-type="float">
            <text:p>0.002237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7.81324" calcext:value-type="float">
            <text:p>1527476127.81324</text:p>
          </table:table-cell>
          <table:table-cell office:value-type="float" office:value="-0.022688" calcext:value-type="float">
            <text:p>-0.022688</text:p>
          </table:table-cell>
          <table:table-cell office:value-type="float" office:value="0.023911" calcext:value-type="float">
            <text:p>0.023911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-0.004538" calcext:value-type="float">
            <text:p>-0.00453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7.83373" calcext:value-type="float">
            <text:p>1527476127.83373</text:p>
          </table:table-cell>
          <table:table-cell office:value-type="float" office:value="-0.038607" calcext:value-type="float">
            <text:p>-0.038607</text:p>
          </table:table-cell>
          <table:table-cell office:value-type="float" office:value="0.023717" calcext:value-type="float">
            <text:p>0.023717</text:p>
          </table:table-cell>
          <table:table-cell office:value-type="float" office:value="-0.039833" calcext:value-type="float">
            <text:p>-0.039833</text:p>
          </table:table-cell>
          <table:table-cell office:value-type="float" office:value="-0.007721" calcext:value-type="float">
            <text:p>-0.00772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7.85324" calcext:value-type="float">
            <text:p>1527476127.85324</text:p>
          </table:table-cell>
          <table:table-cell office:value-type="float" office:value="-0.01702" calcext:value-type="float">
            <text:p>-0.01702</text:p>
          </table:table-cell>
          <table:table-cell office:value-type="float" office:value="0.023361" calcext:value-type="float">
            <text:p>0.023361</text:p>
          </table:table-cell>
          <table:table-cell office:value-type="float" office:value="0.035543" calcext:value-type="float">
            <text:p>0.035543</text:p>
          </table:table-cell>
          <table:table-cell office:value-type="float" office:value="-0.003404" calcext:value-type="float">
            <text:p>-0.003404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7.87367" calcext:value-type="float">
            <text:p>1527476127.87367</text:p>
          </table:table-cell>
          <table:table-cell office:value-type="float" office:value="-0.086142" calcext:value-type="float">
            <text:p>-0.086142</text:p>
          </table:table-cell>
          <table:table-cell office:value-type="float" office:value="0.022675" calcext:value-type="float">
            <text:p>0.022675</text:p>
          </table:table-cell>
          <table:table-cell office:value-type="float" office:value="-0.006831" calcext:value-type="float">
            <text:p>-0.006831</text:p>
          </table:table-cell>
          <table:table-cell office:value-type="float" office:value="-0.017228" calcext:value-type="float">
            <text:p>-0.01722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7.89313" calcext:value-type="float">
            <text:p>1527476127.89313</text:p>
          </table:table-cell>
          <table:table-cell office:value-type="float" office:value="-0.07903" calcext:value-type="float">
            <text:p>-0.07903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-0.018006" calcext:value-type="float">
            <text:p>-0.018006</text:p>
          </table:table-cell>
          <table:table-cell office:value-type="float" office:value="-0.015806" calcext:value-type="float">
            <text:p>-0.015806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7.91366" calcext:value-type="float">
            <text:p>1527476127.91366</text:p>
          </table:table-cell>
          <table:table-cell office:value-type="float" office:value="-0.065123" calcext:value-type="float">
            <text:p>-0.065123</text:p>
          </table:table-cell>
          <table:table-cell office:value-type="float" office:value="0.022596" calcext:value-type="float">
            <text:p>0.022596</text:p>
          </table:table-cell>
          <table:table-cell office:value-type="float" office:value="-0.009479" calcext:value-type="float">
            <text:p>-0.009479</text:p>
          </table:table-cell>
          <table:table-cell office:value-type="float" office:value="-0.013025" calcext:value-type="float">
            <text:p>-0.01302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7.93309" calcext:value-type="float">
            <text:p>1527476127.93309</text:p>
          </table:table-cell>
          <table:table-cell office:value-type="float" office:value="-0.089121" calcext:value-type="float">
            <text:p>-0.089121</text:p>
          </table:table-cell>
          <table:table-cell office:value-type="float" office:value="0.021946" calcext:value-type="float">
            <text:p>0.021946</text:p>
          </table:table-cell>
          <table:table-cell office:value-type="float" office:value="-0.018246" calcext:value-type="float">
            <text:p>-0.018246</text:p>
          </table:table-cell>
          <table:table-cell office:value-type="float" office:value="-0.017824" calcext:value-type="float">
            <text:p>-0.01782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7.9535" calcext:value-type="float">
            <text:p>1527476127.9535</text:p>
          </table:table-cell>
          <table:table-cell office:value-type="float" office:value="-0.10075" calcext:value-type="float">
            <text:p>-0.10075</text:p>
          </table:table-cell>
          <table:table-cell office:value-type="float" office:value="0.021336" calcext:value-type="float">
            <text:p>0.021336</text:p>
          </table:table-cell>
          <table:table-cell office:value-type="float" office:value="-0.033579" calcext:value-type="float">
            <text:p>-0.033579</text:p>
          </table:table-cell>
          <table:table-cell office:value-type="float" office:value="-0.02015" calcext:value-type="float">
            <text:p>-0.02015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7.97281" calcext:value-type="float">
            <text:p>1527476127.97281</text:p>
          </table:table-cell>
          <table:table-cell office:value-type="float" office:value="-0.083814" calcext:value-type="float">
            <text:p>-0.083814</text:p>
          </table:table-cell>
          <table:table-cell office:value-type="float" office:value="0.021015" calcext:value-type="float">
            <text:p>0.021015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-0.016763" calcext:value-type="float">
            <text:p>-0.01676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7.99326" calcext:value-type="float">
            <text:p>1527476127.99326</text:p>
          </table:table-cell>
          <table:table-cell office:value-type="float" office:value="-0.099236" calcext:value-type="float">
            <text:p>-0.099236</text:p>
          </table:table-cell>
          <table:table-cell office:value-type="float" office:value="0.020705" calcext:value-type="float">
            <text:p>0.020705</text:p>
          </table:table-cell>
          <table:table-cell office:value-type="float" office:value="-0.004098" calcext:value-type="float">
            <text:p>-0.004098</text:p>
          </table:table-cell>
          <table:table-cell office:value-type="float" office:value="-0.019847" calcext:value-type="float">
            <text:p>-0.019847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8.0137" calcext:value-type="float">
            <text:p>1527476128.0137</text:p>
          </table:table-cell>
          <table:table-cell office:value-type="float" office:value="-0.115893" calcext:value-type="float">
            <text:p>-0.115893</text:p>
          </table:table-cell>
          <table:table-cell office:value-type="float" office:value="0.020281" calcext:value-type="float">
            <text:p>0.020281</text:p>
          </table:table-cell>
          <table:table-cell office:value-type="float" office:value="-0.033478" calcext:value-type="float">
            <text:p>-0.033478</text:p>
          </table:table-cell>
          <table:table-cell office:value-type="float" office:value="-0.023179" calcext:value-type="float">
            <text:p>-0.02317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8.03318" calcext:value-type="float">
            <text:p>1527476128.03318</text:p>
          </table:table-cell>
          <table:table-cell office:value-type="float" office:value="-0.096942" calcext:value-type="float">
            <text:p>-0.096942</text:p>
          </table:table-cell>
          <table:table-cell office:value-type="float" office:value="0.019998" calcext:value-type="float">
            <text:p>0.019998</text:p>
          </table:table-cell>
          <table:table-cell office:value-type="float" office:value="-0.029875" calcext:value-type="float">
            <text:p>-0.029875</text:p>
          </table:table-cell>
          <table:table-cell office:value-type="float" office:value="-0.019388" calcext:value-type="float">
            <text:p>-0.019388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8.05359" calcext:value-type="float">
            <text:p>1527476128.05359</text:p>
          </table:table-cell>
          <table:table-cell office:value-type="float" office:value="-0.09805" calcext:value-type="float">
            <text:p>-0.09805</text:p>
          </table:table-cell>
          <table:table-cell office:value-type="float" office:value="0.019366" calcext:value-type="float">
            <text:p>0.019366</text:p>
          </table:table-cell>
          <table:table-cell office:value-type="float" office:value="-0.016644" calcext:value-type="float">
            <text:p>-0.016644</text:p>
          </table:table-cell>
          <table:table-cell office:value-type="float" office:value="-0.01961" calcext:value-type="float">
            <text:p>-0.0196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8.07299" calcext:value-type="float">
            <text:p>1527476128.07299</text:p>
          </table:table-cell>
          <table:table-cell office:value-type="float" office:value="-0.097943" calcext:value-type="float">
            <text:p>-0.097943</text:p>
          </table:table-cell>
          <table:table-cell office:value-type="float" office:value="0.019045" calcext:value-type="float">
            <text:p>0.019045</text:p>
          </table:table-cell>
          <table:table-cell office:value-type="float" office:value="-0.015141" calcext:value-type="float">
            <text:p>-0.015141</text:p>
          </table:table-cell>
          <table:table-cell office:value-type="float" office:value="-0.019589" calcext:value-type="float">
            <text:p>-0.01958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8.09348" calcext:value-type="float">
            <text:p>1527476128.09348</text:p>
          </table:table-cell>
          <table:table-cell office:value-type="float" office:value="-0.097468" calcext:value-type="float">
            <text:p>-0.097468</text:p>
          </table:table-cell>
          <table:table-cell office:value-type="float" office:value="0.018745" calcext:value-type="float">
            <text:p>0.018745</text:p>
          </table:table-cell>
          <table:table-cell office:value-type="float" office:value="-0.020755" calcext:value-type="float">
            <text:p>-0.020755</text:p>
          </table:table-cell>
          <table:table-cell office:value-type="float" office:value="-0.019494" calcext:value-type="float">
            <text:p>-0.01949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8.11285" calcext:value-type="float">
            <text:p>1527476128.11285</text:p>
          </table:table-cell>
          <table:table-cell office:value-type="float" office:value="-0.083609" calcext:value-type="float">
            <text:p>-0.083609</text:p>
          </table:table-cell>
          <table:table-cell office:value-type="float" office:value="0.018611" calcext:value-type="float">
            <text:p>0.018611</text:p>
          </table:table-cell>
          <table:table-cell office:value-type="float" office:value="-0.014527" calcext:value-type="float">
            <text:p>-0.014527</text:p>
          </table:table-cell>
          <table:table-cell office:value-type="float" office:value="-0.016722" calcext:value-type="float">
            <text:p>-0.01672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8.13335" calcext:value-type="float">
            <text:p>1527476128.13335</text:p>
          </table:table-cell>
          <table:table-cell office:value-type="float" office:value="-0.088104" calcext:value-type="float">
            <text:p>-0.088104</text:p>
          </table:table-cell>
          <table:table-cell office:value-type="float" office:value="0.018221" calcext:value-type="float">
            <text:p>0.018221</text:p>
          </table:table-cell>
          <table:table-cell office:value-type="float" office:value="-0.030983" calcext:value-type="float">
            <text:p>-0.030983</text:p>
          </table:table-cell>
          <table:table-cell office:value-type="float" office:value="-0.017621" calcext:value-type="float">
            <text:p>-0.01762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8.15378" calcext:value-type="float">
            <text:p>1527476128.15378</text:p>
          </table:table-cell>
          <table:table-cell office:value-type="float" office:value="-0.06093" calcext:value-type="float">
            <text:p>-0.06093</text:p>
          </table:table-cell>
          <table:table-cell office:value-type="float" office:value="0.018143" calcext:value-type="float">
            <text:p>0.018143</text:p>
          </table:table-cell>
          <table:table-cell office:value-type="float" office:value="-0.016536" calcext:value-type="float">
            <text:p>-0.016536</text:p>
          </table:table-cell>
          <table:table-cell office:value-type="float" office:value="-0.012186" calcext:value-type="float">
            <text:p>-0.012186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8.17313" calcext:value-type="float">
            <text:p>1527476128.17313</text:p>
          </table:table-cell>
          <table:table-cell office:value-type="float" office:value="-0.076115" calcext:value-type="float">
            <text:p>-0.076115</text:p>
          </table:table-cell>
          <table:table-cell office:value-type="float" office:value="0.017528" calcext:value-type="float">
            <text:p>0.017528</text:p>
          </table:table-cell>
          <table:table-cell office:value-type="float" office:value="-0.014666" calcext:value-type="float">
            <text:p>-0.014666</text:p>
          </table:table-cell>
          <table:table-cell office:value-type="float" office:value="-0.015223" calcext:value-type="float">
            <text:p>-0.01522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8.19361" calcext:value-type="float">
            <text:p>1527476128.19361</text:p>
          </table:table-cell>
          <table:table-cell office:value-type="float" office:value="-0.106728" calcext:value-type="float">
            <text:p>-0.106728</text:p>
          </table:table-cell>
          <table:table-cell office:value-type="float" office:value="0.016601" calcext:value-type="float">
            <text:p>0.016601</text:p>
          </table:table-cell>
          <table:table-cell office:value-type="float" office:value="-0.006896" calcext:value-type="float">
            <text:p>-0.006896</text:p>
          </table:table-cell>
          <table:table-cell office:value-type="float" office:value="-0.021346" calcext:value-type="float">
            <text:p>-0.021346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8.21305" calcext:value-type="float">
            <text:p>1527476128.21305</text:p>
          </table:table-cell>
          <table:table-cell office:value-type="float" office:value="-0.072633" calcext:value-type="float">
            <text:p>-0.072633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-0.019022" calcext:value-type="float">
            <text:p>-0.019022</text:p>
          </table:table-cell>
          <table:table-cell office:value-type="float" office:value="-0.014527" calcext:value-type="float">
            <text:p>-0.014527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8.23339" calcext:value-type="float">
            <text:p>1527476128.23339</text:p>
          </table:table-cell>
          <table:table-cell office:value-type="float" office:value="-0.068771" calcext:value-type="float">
            <text:p>-0.068771</text:p>
          </table:table-cell>
          <table:table-cell office:value-type="float" office:value="0.016822" calcext:value-type="float">
            <text:p>0.016822</text:p>
          </table:table-cell>
          <table:table-cell office:value-type="float" office:value="-0.003809" calcext:value-type="float">
            <text:p>-0.003809</text:p>
          </table:table-cell>
          <table:table-cell office:value-type="float" office:value="-0.013754" calcext:value-type="float">
            <text:p>-0.01375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8.25384" calcext:value-type="float">
            <text:p>1527476128.25384</text:p>
          </table:table-cell>
          <table:table-cell office:value-type="float" office:value="-0.107182" calcext:value-type="float">
            <text:p>-0.107182</text:p>
          </table:table-cell>
          <table:table-cell office:value-type="float" office:value="0.01596" calcext:value-type="float">
            <text:p>0.01596</text:p>
          </table:table-cell>
          <table:table-cell office:value-type="float" office:value="-0.031722" calcext:value-type="float">
            <text:p>-0.031722</text:p>
          </table:table-cell>
          <table:table-cell office:value-type="float" office:value="-0.021436" calcext:value-type="float">
            <text:p>-0.021436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8.2733" calcext:value-type="float">
            <text:p>1527476128.2733</text:p>
          </table:table-cell>
          <table:table-cell office:value-type="float" office:value="-0.079296" calcext:value-type="float">
            <text:p>-0.079296</text:p>
          </table:table-cell>
          <table:table-cell office:value-type="float" office:value="0.015885" calcext:value-type="float">
            <text:p>0.015885</text:p>
          </table:table-cell>
          <table:table-cell office:value-type="float" office:value="-0.045279" calcext:value-type="float">
            <text:p>-0.045279</text:p>
          </table:table-cell>
          <table:table-cell office:value-type="float" office:value="-0.015859" calcext:value-type="float">
            <text:p>-0.01585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8.29374" calcext:value-type="float">
            <text:p>1527476128.29374</text:p>
          </table:table-cell>
          <table:table-cell office:value-type="float" office:value="-0.069875" calcext:value-type="float">
            <text:p>-0.069875</text:p>
          </table:table-cell>
          <table:table-cell office:value-type="float" office:value="0.015152" calcext:value-type="float">
            <text:p>0.015152</text:p>
          </table:table-cell>
          <table:table-cell office:value-type="float" office:value="0.027199" calcext:value-type="float">
            <text:p>0.027199</text:p>
          </table:table-cell>
          <table:table-cell office:value-type="float" office:value="-0.013975" calcext:value-type="float">
            <text:p>-0.01397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8.31317" calcext:value-type="float">
            <text:p>1527476128.31317</text:p>
          </table:table-cell>
          <table:table-cell office:value-type="float" office:value="-0.085616" calcext:value-type="float">
            <text:p>-0.085616</text:p>
          </table:table-cell>
          <table:table-cell office:value-type="float" office:value="0.015375" calcext:value-type="float">
            <text:p>0.015375</text:p>
          </table:table-cell>
          <table:table-cell office:value-type="float" office:value="-0.01516" calcext:value-type="float">
            <text:p>-0.01516</text:p>
          </table:table-cell>
          <table:table-cell office:value-type="float" office:value="-0.017123" calcext:value-type="float">
            <text:p>-0.017123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8.33366" calcext:value-type="float">
            <text:p>1527476128.33366</text:p>
          </table:table-cell>
          <table:table-cell office:value-type="float" office:value="-0.092472" calcext:value-type="float">
            <text:p>-0.092472</text:p>
          </table:table-cell>
          <table:table-cell office:value-type="float" office:value="0.014924" calcext:value-type="float">
            <text:p>0.014924</text:p>
          </table:table-cell>
          <table:table-cell office:value-type="float" office:value="-0.042219" calcext:value-type="float">
            <text:p>-0.042219</text:p>
          </table:table-cell>
          <table:table-cell office:value-type="float" office:value="-0.018494" calcext:value-type="float">
            <text:p>-0.01849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8.35309" calcext:value-type="float">
            <text:p>1527476128.35309</text:p>
          </table:table-cell>
          <table:table-cell office:value-type="float" office:value="-0.061967" calcext:value-type="float">
            <text:p>-0.061967</text:p>
          </table:table-cell>
          <table:table-cell office:value-type="float" office:value="0.014696" calcext:value-type="float">
            <text:p>0.014696</text:p>
          </table:table-cell>
          <table:table-cell office:value-type="float" office:value="-0.003836" calcext:value-type="float">
            <text:p>-0.003836</text:p>
          </table:table-cell>
          <table:table-cell office:value-type="float" office:value="-0.012393" calcext:value-type="float">
            <text:p>-0.01239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8.37352" calcext:value-type="float">
            <text:p>1527476128.37352</text:p>
          </table:table-cell>
          <table:table-cell office:value-type="float" office:value="-0.047871" calcext:value-type="float">
            <text:p>-0.047871</text:p>
          </table:table-cell>
          <table:table-cell office:value-type="float" office:value="0.014906" calcext:value-type="float">
            <text:p>0.014906</text:p>
          </table:table-cell>
          <table:table-cell office:value-type="float" office:value="-0.035859" calcext:value-type="float">
            <text:p>-0.035859</text:p>
          </table:table-cell>
          <table:table-cell office:value-type="float" office:value="-0.009574" calcext:value-type="float">
            <text:p>-0.00957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8.39288" calcext:value-type="float">
            <text:p>1527476128.39288</text:p>
          </table:table-cell>
          <table:table-cell office:value-type="float" office:value="-0.052438" calcext:value-type="float">
            <text:p>-0.052438</text:p>
          </table:table-cell>
          <table:table-cell office:value-type="float" office:value="0.014123" calcext:value-type="float">
            <text:p>0.014123</text:p>
          </table:table-cell>
          <table:table-cell office:value-type="float" office:value="0.011458" calcext:value-type="float">
            <text:p>0.011458</text:p>
          </table:table-cell>
          <table:table-cell office:value-type="float" office:value="-0.010488" calcext:value-type="float">
            <text:p>-0.010488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8.41331" calcext:value-type="float">
            <text:p>1527476128.41331</text:p>
          </table:table-cell>
          <table:table-cell office:value-type="float" office:value="-0.068622" calcext:value-type="float">
            <text:p>-0.068622</text:p>
          </table:table-cell>
          <table:table-cell office:value-type="float" office:value="0.014026" calcext:value-type="float">
            <text:p>0.014026</text:p>
          </table:table-cell>
          <table:table-cell office:value-type="float" office:value="-0.022016" calcext:value-type="float">
            <text:p>-0.022016</text:p>
          </table:table-cell>
          <table:table-cell office:value-type="float" office:value="-0.013724" calcext:value-type="float">
            <text:p>-0.01372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8.43367" calcext:value-type="float">
            <text:p>1527476128.43367</text:p>
          </table:table-cell>
          <table:table-cell office:value-type="float" office:value="-0.055597" calcext:value-type="float">
            <text:p>-0.055597</text:p>
          </table:table-cell>
          <table:table-cell office:value-type="float" office:value="0.013843" calcext:value-type="float">
            <text:p>0.013843</text:p>
          </table:table-cell>
          <table:table-cell office:value-type="float" office:value="-0.011714" calcext:value-type="float">
            <text:p>-0.011714</text:p>
          </table:table-cell>
          <table:table-cell office:value-type="float" office:value="-0.011119" calcext:value-type="float">
            <text:p>-0.011119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8.4531" calcext:value-type="float">
            <text:p>1527476128.4531</text:p>
          </table:table-cell>
          <table:table-cell office:value-type="float" office:value="-0.03049" calcext:value-type="float">
            <text:p>-0.03049</text:p>
          </table:table-cell>
          <table:table-cell office:value-type="float" office:value="0.014103" calcext:value-type="float">
            <text:p>0.014103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-0.006098" calcext:value-type="float">
            <text:p>-0.006098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8.47354" calcext:value-type="float">
            <text:p>1527476128.47354</text:p>
          </table:table-cell>
          <table:table-cell office:value-type="float" office:value="-0.068764" calcext:value-type="float">
            <text:p>-0.068764</text:p>
          </table:table-cell>
          <table:table-cell office:value-type="float" office:value="0.013531" calcext:value-type="float">
            <text:p>0.013531</text:p>
          </table:table-cell>
          <table:table-cell office:value-type="float" office:value="-0.040426" calcext:value-type="float">
            <text:p>-0.040426</text:p>
          </table:table-cell>
          <table:table-cell office:value-type="float" office:value="-0.013753" calcext:value-type="float">
            <text:p>-0.01375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8.49302" calcext:value-type="float">
            <text:p>1527476128.49302</text:p>
          </table:table-cell>
          <table:table-cell office:value-type="float" office:value="-0.022473" calcext:value-type="float">
            <text:p>-0.022473</text:p>
          </table:table-cell>
          <table:table-cell office:value-type="float" office:value="0.013645" calcext:value-type="float">
            <text:p>0.013645</text:p>
          </table:table-cell>
          <table:table-cell office:value-type="float" office:value="-0.004726" calcext:value-type="float">
            <text:p>-0.004726</text:p>
          </table:table-cell>
          <table:table-cell office:value-type="float" office:value="-0.004495" calcext:value-type="float">
            <text:p>-0.00449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8.5134" calcext:value-type="float">
            <text:p>1527476128.5134</text:p>
          </table:table-cell>
          <table:table-cell office:value-type="float" office:value="-0.001363" calcext:value-type="float">
            <text:p>-0.001363</text:p>
          </table:table-cell>
          <table:table-cell office:value-type="float" office:value="0.013979" calcext:value-type="float">
            <text:p>0.013979</text:p>
          </table:table-cell>
          <table:table-cell office:value-type="float" office:value="-0.008991" calcext:value-type="float">
            <text:p>-0.008991</text:p>
          </table:table-cell>
          <table:table-cell office:value-type="float" office:value="-0.000273" calcext:value-type="float">
            <text:p>-0.000273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8.53281" calcext:value-type="float">
            <text:p>1527476128.53281</text:p>
          </table:table-cell>
          <table:table-cell office:value-type="float" office:value="-0.013717" calcext:value-type="float">
            <text:p>-0.013717</text:p>
          </table:table-cell>
          <table:table-cell office:value-type="float" office:value="0.013566" calcext:value-type="float">
            <text:p>0.013566</text:p>
          </table:table-cell>
          <table:table-cell office:value-type="float" office:value="0.013393" calcext:value-type="float">
            <text:p>0.013393</text:p>
          </table:table-cell>
          <table:table-cell office:value-type="float" office:value="-0.002743" calcext:value-type="float">
            <text:p>-0.002743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8.55343" calcext:value-type="float">
            <text:p>1527476128.55343</text:p>
          </table:table-cell>
          <table:table-cell office:value-type="float" office:value="-0.059494" calcext:value-type="float">
            <text:p>-0.059494</text:p>
          </table:table-cell>
          <table:table-cell office:value-type="float" office:value="0.012898" calcext:value-type="float">
            <text:p>0.012898</text:p>
          </table:table-cell>
          <table:table-cell office:value-type="float" office:value="-0.028014" calcext:value-type="float">
            <text:p>-0.028014</text:p>
          </table:table-cell>
          <table:table-cell office:value-type="float" office:value="-0.011899" calcext:value-type="float">
            <text:p>-0.01189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8.57273" calcext:value-type="float">
            <text:p>1527476128.57273</text:p>
          </table:table-cell>
          <table:table-cell office:value-type="float" office:value="0.004606" calcext:value-type="float">
            <text:p>0.004606</text:p>
          </table:table-cell>
          <table:table-cell office:value-type="float" office:value="0.013596" calcext:value-type="float">
            <text:p>0.013596</text:p>
          </table:table-cell>
          <table:table-cell office:value-type="float" office:value="0.005865" calcext:value-type="float">
            <text:p>0.005865</text:p>
          </table:table-cell>
          <table:table-cell office:value-type="float" office:value="0.000921" calcext:value-type="float">
            <text:p>0.00092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8.59316" calcext:value-type="float">
            <text:p>1527476128.59316</text:p>
          </table:table-cell>
          <table:table-cell office:value-type="float" office:value="-0.01052" calcext:value-type="float">
            <text:p>-0.01052</text:p>
          </table:table-cell>
          <table:table-cell office:value-type="float" office:value="0.013406" calcext:value-type="float">
            <text:p>0.013406</text:p>
          </table:table-cell>
          <table:table-cell office:value-type="float" office:value="0.016385" calcext:value-type="float">
            <text:p>0.016385</text:p>
          </table:table-cell>
          <table:table-cell office:value-type="float" office:value="-0.002104" calcext:value-type="float">
            <text:p>-0.00210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8.61358" calcext:value-type="float">
            <text:p>1527476128.61358</text:p>
          </table:table-cell>
          <table:table-cell office:value-type="float" office:value="-0.02303" calcext:value-type="float">
            <text:p>-0.02303</text:p>
          </table:table-cell>
          <table:table-cell office:value-type="float" office:value="0.013485" calcext:value-type="float">
            <text:p>0.013485</text:p>
          </table:table-cell>
          <table:table-cell office:value-type="float" office:value="-0.021345" calcext:value-type="float">
            <text:p>-0.021345</text:p>
          </table:table-cell>
          <table:table-cell office:value-type="float" office:value="-0.004606" calcext:value-type="float">
            <text:p>-0.004606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8.63308" calcext:value-type="float">
            <text:p>1527476128.63308</text:p>
          </table:table-cell>
          <table:table-cell office:value-type="float" office:value="0.005381" calcext:value-type="float">
            <text:p>0.005381</text:p>
          </table:table-cell>
          <table:table-cell office:value-type="float" office:value="0.013623" calcext:value-type="float">
            <text:p>0.013623</text:p>
          </table:table-cell>
          <table:table-cell office:value-type="float" office:value="-0.032384" calcext:value-type="float">
            <text:p>-0.032384</text:p>
          </table:table-cell>
          <table:table-cell office:value-type="float" office:value="0.001076" calcext:value-type="float">
            <text:p>0.001076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8.65355" calcext:value-type="float">
            <text:p>1527476128.65355</text:p>
          </table:table-cell>
          <table:table-cell office:value-type="float" office:value="0.008789" calcext:value-type="float">
            <text:p>0.008789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36086" calcext:value-type="float">
            <text:p>0.036086</text:p>
          </table:table-cell>
          <table:table-cell office:value-type="float" office:value="0.001758" calcext:value-type="float">
            <text:p>0.001758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8.67296" calcext:value-type="float">
            <text:p>1527476128.67296</text:p>
          </table:table-cell>
          <table:table-cell office:value-type="float" office:value="-0.014948" calcext:value-type="float">
            <text:p>-0.014948</text:p>
          </table:table-cell>
          <table:table-cell office:value-type="float" office:value="0.01327" calcext:value-type="float">
            <text:p>0.01327</text:p>
          </table:table-cell>
          <table:table-cell office:value-type="float" office:value="-0.009261" calcext:value-type="float">
            <text:p>-0.009261</text:p>
          </table:table-cell>
          <table:table-cell office:value-type="float" office:value="-0.00299" calcext:value-type="float">
            <text:p>-0.0029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8.69341" calcext:value-type="float">
            <text:p>1527476128.69341</text:p>
          </table:table-cell>
          <table:table-cell office:value-type="float" office:value="-0.001776" calcext:value-type="float">
            <text:p>-0.001776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-0.000355" calcext:value-type="float">
            <text:p>-0.00035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8.71274" calcext:value-type="float">
            <text:p>1527476128.71274</text:p>
          </table:table-cell>
          <table:table-cell office:value-type="float" office:value="0.007795" calcext:value-type="float">
            <text:p>0.007795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0.001559" calcext:value-type="float">
            <text:p>0.00155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8.73318" calcext:value-type="float">
            <text:p>1527476128.73318</text:p>
          </table:table-cell>
          <table:table-cell office:value-type="float" office:value="-0.007166" calcext:value-type="float">
            <text:p>-0.007166</text:p>
          </table:table-cell>
          <table:table-cell office:value-type="float" office:value="0.013449" calcext:value-type="float">
            <text:p>0.013449</text:p>
          </table:table-cell>
          <table:table-cell office:value-type="float" office:value="-0.028976" calcext:value-type="float">
            <text:p>-0.028976</text:p>
          </table:table-cell>
          <table:table-cell office:value-type="float" office:value="-0.001433" calcext:value-type="float">
            <text:p>-0.001433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8.75361" calcext:value-type="float">
            <text:p>1527476128.75361</text:p>
          </table:table-cell>
          <table:table-cell office:value-type="float" office:value="0.029273" calcext:value-type="float">
            <text:p>0.029273</text:p>
          </table:table-cell>
          <table:table-cell office:value-type="float" office:value="0.013601" calcext:value-type="float">
            <text:p>0.013601</text:p>
          </table:table-cell>
          <table:table-cell office:value-type="float" office:value="0.012348" calcext:value-type="float">
            <text:p>0.012348</text:p>
          </table:table-cell>
          <table:table-cell office:value-type="float" office:value="0.005855" calcext:value-type="float">
            <text:p>0.005855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8.77306" calcext:value-type="float">
            <text:p>1527476128.7730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0.013195" calcext:value-type="float">
            <text:p>0.013195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-0.000787" calcext:value-type="float">
            <text:p>-0.00078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8.79351" calcext:value-type="float">
            <text:p>1527476128.79351</text:p>
          </table:table-cell>
          <table:table-cell office:value-type="float" office:value="0.013427" calcext:value-type="float">
            <text:p>0.013427</text:p>
          </table:table-cell>
          <table:table-cell office:value-type="float" office:value="0.013631" calcext:value-type="float">
            <text:p>0.013631</text:p>
          </table:table-cell>
          <table:table-cell office:value-type="float" office:value="0.013446" calcext:value-type="float">
            <text:p>0.013446</text:p>
          </table:table-cell>
          <table:table-cell office:value-type="float" office:value="0.002685" calcext:value-type="float">
            <text:p>0.00268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8.81301" calcext:value-type="float">
            <text:p>1527476128.81301</text:p>
          </table:table-cell>
          <table:table-cell office:value-type="float" office:value="0.003201" calcext:value-type="float">
            <text:p>0.003201</text:p>
          </table:table-cell>
          <table:table-cell office:value-type="float" office:value="0.013694" calcext:value-type="float">
            <text:p>0.013694</text:p>
          </table:table-cell>
          <table:table-cell office:value-type="float" office:value="-0.007896" calcext:value-type="float">
            <text:p>-0.007896</text:p>
          </table:table-cell>
          <table:table-cell office:value-type="float" office:value="0.00064" calcext:value-type="float">
            <text:p>0.0006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8.83353" calcext:value-type="float">
            <text:p>1527476128.83353</text:p>
          </table:table-cell>
          <table:table-cell office:value-type="float" office:value="0.015358" calcext:value-type="float">
            <text:p>0.015358</text:p>
          </table:table-cell>
          <table:table-cell office:value-type="float" office:value="0.013781" calcext:value-type="float">
            <text:p>0.013781</text:p>
          </table:table-cell>
          <table:table-cell office:value-type="float" office:value="0.007463" calcext:value-type="float">
            <text:p>0.007463</text:p>
          </table:table-cell>
          <table:table-cell office:value-type="float" office:value="0.003072" calcext:value-type="float">
            <text:p>0.00307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8.85298" calcext:value-type="float">
            <text:p>1527476128.85298</text:p>
          </table:table-cell>
          <table:table-cell office:value-type="float" office:value="0.012948" calcext:value-type="float">
            <text:p>0.012948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-0.020861" calcext:value-type="float">
            <text:p>-0.020861</text:p>
          </table:table-cell>
          <table:table-cell office:value-type="float" office:value="0.00259" calcext:value-type="float">
            <text:p>0.0025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8.87345" calcext:value-type="float">
            <text:p>1527476128.87345</text:p>
          </table:table-cell>
          <table:table-cell office:value-type="float" office:value="0.016795" calcext:value-type="float">
            <text:p>0.016795</text:p>
          </table:table-cell>
          <table:table-cell office:value-type="float" office:value="0.013532" calcext:value-type="float">
            <text:p>0.013532</text:p>
          </table:table-cell>
          <table:table-cell office:value-type="float" office:value="0.021274" calcext:value-type="float">
            <text:p>0.021274</text:p>
          </table:table-cell>
          <table:table-cell office:value-type="float" office:value="0.003359" calcext:value-type="float">
            <text:p>0.00335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8.89287" calcext:value-type="float">
            <text:p>1527476128.89287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13746" calcext:value-type="float">
            <text:p>0.013746</text:p>
          </table:table-cell>
          <table:table-cell office:value-type="float" office:value="0.003221" calcext:value-type="float">
            <text:p>0.003221</text:p>
          </table:table-cell>
          <table:table-cell office:value-type="float" office:value="0.001318" calcext:value-type="float">
            <text:p>0.001318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8.91329" calcext:value-type="float">
            <text:p>1527476128.91329</text:p>
          </table:table-cell>
          <table:table-cell office:value-type="float" office:value="-0.004689" calcext:value-type="float">
            <text:p>-0.004689</text:p>
          </table:table-cell>
          <table:table-cell office:value-type="float" office:value="0.013582" calcext:value-type="float">
            <text:p>0.013582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-0.000938" calcext:value-type="float">
            <text:p>-0.00093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8.93385" calcext:value-type="float">
            <text:p>1527476128.93385</text:p>
          </table:table-cell>
          <table:table-cell office:value-type="float" office:value="-0.020856" calcext:value-type="float">
            <text:p>-0.020856</text:p>
          </table:table-cell>
          <table:table-cell office:value-type="float" office:value="0.013337" calcext:value-type="float">
            <text:p>0.013337</text:p>
          </table:table-cell>
          <table:table-cell office:value-type="float" office:value="0.005054" calcext:value-type="float">
            <text:p>0.005054</text:p>
          </table:table-cell>
          <table:table-cell office:value-type="float" office:value="-0.004171" calcext:value-type="float">
            <text:p>-0.00417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8.95323" calcext:value-type="float">
            <text:p>1527476128.95323</text:p>
          </table:table-cell>
          <table:table-cell office:value-type="float" office:value="-0.038126" calcext:value-type="float">
            <text:p>-0.038126</text:p>
          </table:table-cell>
          <table:table-cell office:value-type="float" office:value="0.0131" calcext:value-type="float">
            <text:p>0.0131</text:p>
          </table:table-cell>
          <table:table-cell office:value-type="float" office:value="-0.017014" calcext:value-type="float">
            <text:p>-0.017014</text:p>
          </table:table-cell>
          <table:table-cell office:value-type="float" office:value="-0.007625" calcext:value-type="float">
            <text:p>-0.007625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8.97361" calcext:value-type="float">
            <text:p>1527476128.97361</text:p>
          </table:table-cell>
          <table:table-cell office:value-type="float" office:value="-0.022242" calcext:value-type="float">
            <text:p>-0.022242</text:p>
          </table:table-cell>
          <table:table-cell office:value-type="float" office:value="0.013077" calcext:value-type="float">
            <text:p>0.013077</text:p>
          </table:table-cell>
          <table:table-cell office:value-type="float" office:value="0.011069" calcext:value-type="float">
            <text:p>0.011069</text:p>
          </table:table-cell>
          <table:table-cell office:value-type="float" office:value="-0.004448" calcext:value-type="float">
            <text:p>-0.00444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8.99302" calcext:value-type="float">
            <text:p>1527476128.99302</text:p>
          </table:table-cell>
          <table:table-cell office:value-type="float" office:value="-0.035182" calcext:value-type="float">
            <text:p>-0.035182</text:p>
          </table:table-cell>
          <table:table-cell office:value-type="float" office:value="0.013041" calcext:value-type="float">
            <text:p>0.013041</text:p>
          </table:table-cell>
          <table:table-cell office:value-type="float" office:value="-0.008059" calcext:value-type="float">
            <text:p>-0.008059</text:p>
          </table:table-cell>
          <table:table-cell office:value-type="float" office:value="-0.007036" calcext:value-type="float">
            <text:p>-0.007036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9.01343" calcext:value-type="float">
            <text:p>1527476129.01343</text:p>
          </table:table-cell>
          <table:table-cell office:value-type="float" office:value="-0.033565" calcext:value-type="float">
            <text:p>-0.033565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-0.011906" calcext:value-type="float">
            <text:p>-0.011906</text:p>
          </table:table-cell>
          <table:table-cell office:value-type="float" office:value="-0.006713" calcext:value-type="float">
            <text:p>-0.006713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9.03283" calcext:value-type="float">
            <text:p>1527476129.03283</text:p>
          </table:table-cell>
          <table:table-cell office:value-type="float" office:value="-0.016814" calcext:value-type="float">
            <text:p>-0.016814</text:p>
          </table:table-cell>
          <table:table-cell office:value-type="float" office:value="0.013004" calcext:value-type="float">
            <text:p>0.013004</text:p>
          </table:table-cell>
          <table:table-cell office:value-type="float" office:value="-0.012217" calcext:value-type="float">
            <text:p>-0.012217</text:p>
          </table:table-cell>
          <table:table-cell office:value-type="float" office:value="-0.003363" calcext:value-type="float">
            <text:p>-0.003363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9.05327" calcext:value-type="float">
            <text:p>1527476129.05327</text:p>
          </table:table-cell>
          <table:table-cell office:value-type="float" office:value="-0.040405" calcext:value-type="float">
            <text:p>-0.040405</text:p>
          </table:table-cell>
          <table:table-cell office:value-type="float" office:value="0.012273" calcext:value-type="float">
            <text:p>0.012273</text:p>
          </table:table-cell>
          <table:table-cell office:value-type="float" office:value="-0.00113" calcext:value-type="float">
            <text:p>-0.00113</text:p>
          </table:table-cell>
          <table:table-cell office:value-type="float" office:value="-0.008081" calcext:value-type="float">
            <text:p>-0.00808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9.07376" calcext:value-type="float">
            <text:p>1527476129.07376</text:p>
          </table:table-cell>
          <table:table-cell office:value-type="float" office:value="-0.031303" calcext:value-type="float">
            <text:p>-0.031303</text:p>
          </table:table-cell>
          <table:table-cell office:value-type="float" office:value="0.012436" calcext:value-type="float">
            <text:p>0.012436</text:p>
          </table:table-cell>
          <table:table-cell office:value-type="float" office:value="-0.001871" calcext:value-type="float">
            <text:p>-0.001871</text:p>
          </table:table-cell>
          <table:table-cell office:value-type="float" office:value="-0.006261" calcext:value-type="float">
            <text:p>-0.00626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9.09324" calcext:value-type="float">
            <text:p>1527476129.09324</text:p>
          </table:table-cell>
          <table:table-cell office:value-type="float" office:value="-0.054947" calcext:value-type="float">
            <text:p>-0.054947</text:p>
          </table:table-cell>
          <table:table-cell office:value-type="float" office:value="0.011939" calcext:value-type="float">
            <text:p>0.011939</text:p>
          </table:table-cell>
          <table:table-cell office:value-type="float" office:value="-0.006442" calcext:value-type="float">
            <text:p>-0.006442</text:p>
          </table:table-cell>
          <table:table-cell office:value-type="float" office:value="-0.010989" calcext:value-type="float">
            <text:p>-0.01098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9.11362" calcext:value-type="float">
            <text:p>1527476129.11362</text:p>
          </table:table-cell>
          <table:table-cell office:value-type="float" office:value="-0.077957" calcext:value-type="float">
            <text:p>-0.077957</text:p>
          </table:table-cell>
          <table:table-cell office:value-type="float" office:value="0.011338" calcext:value-type="float">
            <text:p>0.011338</text:p>
          </table:table-cell>
          <table:table-cell office:value-type="float" office:value="0.004845" calcext:value-type="float">
            <text:p>0.004845</text:p>
          </table:table-cell>
          <table:table-cell office:value-type="float" office:value="-0.015591" calcext:value-type="float">
            <text:p>-0.01559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9.13313" calcext:value-type="float">
            <text:p>1527476129.13313</text:p>
          </table:table-cell>
          <table:table-cell office:value-type="float" office:value="-0.09498" calcext:value-type="float">
            <text:p>-0.09498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35808" calcext:value-type="float">
            <text:p>-0.035808</text:p>
          </table:table-cell>
          <table:table-cell office:value-type="float" office:value="-0.018996" calcext:value-type="float">
            <text:p>-0.018996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9.15358" calcext:value-type="float">
            <text:p>1527476129.15358</text:p>
          </table:table-cell>
          <table:table-cell office:value-type="float" office:value="-0.051836" calcext:value-type="float">
            <text:p>-0.05183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7973" calcext:value-type="float">
            <text:p>0.007973</text:p>
          </table:table-cell>
          <table:table-cell office:value-type="float" office:value="-0.010367" calcext:value-type="float">
            <text:p>-0.010367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9.17294" calcext:value-type="float">
            <text:p>1527476129.17294</text:p>
          </table:table-cell>
          <table:table-cell office:value-type="float" office:value="-0.073431" calcext:value-type="float">
            <text:p>-0.073431</text:p>
          </table:table-cell>
          <table:table-cell office:value-type="float" office:value="0.010986" calcext:value-type="float">
            <text:p>0.010986</text:p>
          </table:table-cell>
          <table:table-cell office:value-type="float" office:value="-0.025516" calcext:value-type="float">
            <text:p>-0.025516</text:p>
          </table:table-cell>
          <table:table-cell office:value-type="float" office:value="-0.014686" calcext:value-type="float">
            <text:p>-0.01468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9.19327" calcext:value-type="float">
            <text:p>1527476129.19327</text:p>
          </table:table-cell>
          <table:table-cell office:value-type="float" office:value="-0.06625" calcext:value-type="float">
            <text:p>-0.06625</text:p>
          </table:table-cell>
          <table:table-cell office:value-type="float" office:value="0.010613" calcext:value-type="float">
            <text:p>0.010613</text:p>
          </table:table-cell>
          <table:table-cell office:value-type="float" office:value="-0.029451" calcext:value-type="float">
            <text:p>-0.029451</text:p>
          </table:table-cell>
          <table:table-cell office:value-type="float" office:value="-0.01325" calcext:value-type="float">
            <text:p>-0.0132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9.2137" calcext:value-type="float">
            <text:p>1527476129.2137</text:p>
          </table:table-cell>
          <table:table-cell office:value-type="float" office:value="-0.05706" calcext:value-type="float">
            <text:p>-0.05706</text:p>
          </table:table-cell>
          <table:table-cell office:value-type="float" office:value="0.010199" calcext:value-type="float">
            <text:p>0.010199</text:p>
          </table:table-cell>
          <table:table-cell office:value-type="float" office:value="-0.012179" calcext:value-type="float">
            <text:p>-0.012179</text:p>
          </table:table-cell>
          <table:table-cell office:value-type="float" office:value="-0.011412" calcext:value-type="float">
            <text:p>-0.01141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9.23309" calcext:value-type="float">
            <text:p>1527476129.23309</text:p>
          </table:table-cell>
          <table:table-cell office:value-type="float" office:value="-0.058035" calcext:value-type="float">
            <text:p>-0.058035</text:p>
          </table:table-cell>
          <table:table-cell office:value-type="float" office:value="0.009944" calcext:value-type="float">
            <text:p>0.009944</text:p>
          </table:table-cell>
          <table:table-cell office:value-type="float" office:value="0.007336" calcext:value-type="float">
            <text:p>0.007336</text:p>
          </table:table-cell>
          <table:table-cell office:value-type="float" office:value="-0.011607" calcext:value-type="float">
            <text:p>-0.011607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9.25358" calcext:value-type="float">
            <text:p>1527476129.25358</text:p>
          </table:table-cell>
          <table:table-cell office:value-type="float" office:value="-0.078769" calcext:value-type="float">
            <text:p>-0.078769</text:p>
          </table:table-cell>
          <table:table-cell office:value-type="float" office:value="0.00967" calcext:value-type="float">
            <text:p>0.00967</text:p>
          </table:table-cell>
          <table:table-cell office:value-type="float" office:value="-0.013622" calcext:value-type="float">
            <text:p>-0.013622</text:p>
          </table:table-cell>
          <table:table-cell office:value-type="float" office:value="-0.015754" calcext:value-type="float">
            <text:p>-0.015754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9.27298" calcext:value-type="float">
            <text:p>1527476129.27298</text:p>
          </table:table-cell>
          <table:table-cell office:value-type="float" office:value="-0.090994" calcext:value-type="float">
            <text:p>-0.090994</text:p>
          </table:table-cell>
          <table:table-cell office:value-type="float" office:value="0.009168" calcext:value-type="float">
            <text:p>0.009168</text:p>
          </table:table-cell>
          <table:table-cell office:value-type="float" office:value="-0.018335" calcext:value-type="float">
            <text:p>-0.018335</text:p>
          </table:table-cell>
          <table:table-cell office:value-type="float" office:value="-0.018199" calcext:value-type="float">
            <text:p>-0.01819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9.29336" calcext:value-type="float">
            <text:p>1527476129.29336</text:p>
          </table:table-cell>
          <table:table-cell office:value-type="float" office:value="-0.091153" calcext:value-type="float">
            <text:p>-0.091153</text:p>
          </table:table-cell>
          <table:table-cell office:value-type="float" office:value="0.008791" calcext:value-type="float">
            <text:p>0.008791</text:p>
          </table:table-cell>
          <table:table-cell office:value-type="float" office:value="-0.020261" calcext:value-type="float">
            <text:p>-0.020261</text:p>
          </table:table-cell>
          <table:table-cell office:value-type="float" office:value="-0.018231" calcext:value-type="float">
            <text:p>-0.01823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9.31379" calcext:value-type="float">
            <text:p>1527476129.31379</text:p>
          </table:table-cell>
          <table:table-cell office:value-type="float" office:value="-0.060165" calcext:value-type="float">
            <text:p>-0.060165</text:p>
          </table:table-cell>
          <table:table-cell office:value-type="float" office:value="0.009011" calcext:value-type="float">
            <text:p>0.009011</text:p>
          </table:table-cell>
          <table:table-cell office:value-type="float" office:value="-0.013153" calcext:value-type="float">
            <text:p>-0.013153</text:p>
          </table:table-cell>
          <table:table-cell office:value-type="float" office:value="-0.012033" calcext:value-type="float">
            <text:p>-0.012033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9.33321" calcext:value-type="float">
            <text:p>1527476129.33321</text:p>
          </table:table-cell>
          <table:table-cell office:value-type="float" office:value="-0.07892" calcext:value-type="float">
            <text:p>-0.07892</text:p>
          </table:table-cell>
          <table:table-cell office:value-type="float" office:value="0.008391" calcext:value-type="float">
            <text:p>0.008391</text:p>
          </table:table-cell>
          <table:table-cell office:value-type="float" office:value="-0.013398" calcext:value-type="float">
            <text:p>-0.013398</text:p>
          </table:table-cell>
          <table:table-cell office:value-type="float" office:value="-0.015784" calcext:value-type="float">
            <text:p>-0.01578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9.35376" calcext:value-type="float">
            <text:p>1527476129.35376</text:p>
          </table:table-cell>
          <table:table-cell office:value-type="float" office:value="-0.039902" calcext:value-type="float">
            <text:p>-0.039902</text:p>
          </table:table-cell>
          <table:table-cell office:value-type="float" office:value="0.008917" calcext:value-type="float">
            <text:p>0.008917</text:p>
          </table:table-cell>
          <table:table-cell office:value-type="float" office:value="-0.025847" calcext:value-type="float">
            <text:p>-0.025847</text:p>
          </table:table-cell>
          <table:table-cell office:value-type="float" office:value="-0.00798" calcext:value-type="float">
            <text:p>-0.00798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9.37324" calcext:value-type="float">
            <text:p>1527476129.37324</text:p>
          </table:table-cell>
          <table:table-cell office:value-type="float" office:value="-0.02691" calcext:value-type="float">
            <text:p>-0.02691</text:p>
          </table:table-cell>
          <table:table-cell office:value-type="float" office:value="0.008667" calcext:value-type="float">
            <text:p>0.008667</text:p>
          </table:table-cell>
          <table:table-cell office:value-type="float" office:value="-0.018494" calcext:value-type="float">
            <text:p>-0.018494</text:p>
          </table:table-cell>
          <table:table-cell office:value-type="float" office:value="-0.005382" calcext:value-type="float">
            <text:p>-0.00538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9.39359" calcext:value-type="float">
            <text:p>1527476129.39359</text:p>
          </table:table-cell>
          <table:table-cell office:value-type="float" office:value="-0.022716" calcext:value-type="float">
            <text:p>-0.022716</text:p>
          </table:table-cell>
          <table:table-cell office:value-type="float" office:value="0.008376" calcext:value-type="float">
            <text:p>0.008376</text:p>
          </table:table-cell>
          <table:table-cell office:value-type="float" office:value="0.010727" calcext:value-type="float">
            <text:p>0.010727</text:p>
          </table:table-cell>
          <table:table-cell office:value-type="float" office:value="-0.004543" calcext:value-type="float">
            <text:p>-0.00454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9.41317" calcext:value-type="float">
            <text:p>1527476129.41317</text:p>
          </table:table-cell>
          <table:table-cell office:value-type="float" office:value="-0.06363" calcext:value-type="float">
            <text:p>-0.06363</text:p>
          </table:table-cell>
          <table:table-cell office:value-type="float" office:value="0.007785" calcext:value-type="float">
            <text:p>0.007785</text:p>
          </table:table-cell>
          <table:table-cell office:value-type="float" office:value="-0.031908" calcext:value-type="float">
            <text:p>-0.031908</text:p>
          </table:table-cell>
          <table:table-cell office:value-type="float" office:value="-0.012726" calcext:value-type="float">
            <text:p>-0.012726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9.4337" calcext:value-type="float">
            <text:p>1527476129.4337</text:p>
          </table:table-cell>
          <table:table-cell office:value-type="float" office:value="-0.025732" calcext:value-type="float">
            <text:p>-0.025732</text:p>
          </table:table-cell>
          <table:table-cell office:value-type="float" office:value="0.007907" calcext:value-type="float">
            <text:p>0.007907</text:p>
          </table:table-cell>
          <table:table-cell office:value-type="float" office:value="0.025621" calcext:value-type="float">
            <text:p>0.025621</text:p>
          </table:table-cell>
          <table:table-cell office:value-type="float" office:value="-0.005146" calcext:value-type="float">
            <text:p>-0.005146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9.45311" calcext:value-type="float">
            <text:p>1527476129.45311</text:p>
          </table:table-cell>
          <table:table-cell office:value-type="float" office:value="-0.060438" calcext:value-type="float">
            <text:p>-0.060438</text:p>
          </table:table-cell>
          <table:table-cell office:value-type="float" office:value="0.007731" calcext:value-type="float">
            <text:p>0.007731</text:p>
          </table:table-cell>
          <table:table-cell office:value-type="float" office:value="-0.012855" calcext:value-type="float">
            <text:p>-0.012855</text:p>
          </table:table-cell>
          <table:table-cell office:value-type="float" office:value="-0.012088" calcext:value-type="float">
            <text:p>-0.012088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9.4736" calcext:value-type="float">
            <text:p>1527476129.4736</text:p>
          </table:table-cell>
          <table:table-cell office:value-type="float" office:value="-0.048694" calcext:value-type="float">
            <text:p>-0.048694</text:p>
          </table:table-cell>
          <table:table-cell office:value-type="float" office:value="0.007709" calcext:value-type="float">
            <text:p>0.007709</text:p>
          </table:table-cell>
          <table:table-cell office:value-type="float" office:value="-0.014301" calcext:value-type="float">
            <text:p>-0.014301</text:p>
          </table:table-cell>
          <table:table-cell office:value-type="float" office:value="-0.009739" calcext:value-type="float">
            <text:p>-0.00973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9.49307" calcext:value-type="float">
            <text:p>1527476129.49307</text:p>
          </table:table-cell>
          <table:table-cell office:value-type="float" office:value="-0.066203" calcext:value-type="float">
            <text:p>-0.066203</text:p>
          </table:table-cell>
          <table:table-cell office:value-type="float" office:value="0.007088" calcext:value-type="float">
            <text:p>0.007088</text:p>
          </table:table-cell>
          <table:table-cell office:value-type="float" office:value="-0.030187" calcext:value-type="float">
            <text:p>-0.030187</text:p>
          </table:table-cell>
          <table:table-cell office:value-type="float" office:value="-0.013241" calcext:value-type="float">
            <text:p>-0.01324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9.51346" calcext:value-type="float">
            <text:p>1527476129.51346</text:p>
          </table:table-cell>
          <table:table-cell office:value-type="float" office:value="-0.027631" calcext:value-type="float">
            <text:p>-0.027631</text:p>
          </table:table-cell>
          <table:table-cell office:value-type="float" office:value="0.007259" calcext:value-type="float">
            <text:p>0.007259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-0.005526" calcext:value-type="float">
            <text:p>-0.005526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9.53284" calcext:value-type="float">
            <text:p>1527476129.53284</text:p>
          </table:table-cell>
          <table:table-cell office:value-type="float" office:value="-0.046306" calcext:value-type="float">
            <text:p>-0.046306</text:p>
          </table:table-cell>
          <table:table-cell office:value-type="float" office:value="0.007013" calcext:value-type="float">
            <text:p>0.007013</text:p>
          </table:table-cell>
          <table:table-cell office:value-type="float" office:value="-0.009086" calcext:value-type="float">
            <text:p>-0.009086</text:p>
          </table:table-cell>
          <table:table-cell office:value-type="float" office:value="-0.009261" calcext:value-type="float">
            <text:p>-0.00926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9.55332" calcext:value-type="float">
            <text:p>1527476129.55332</text:p>
          </table:table-cell>
          <table:table-cell office:value-type="float" office:value="-0.039648" calcext:value-type="float">
            <text:p>-0.039648</text:p>
          </table:table-cell>
          <table:table-cell office:value-type="float" office:value="0.006963" calcext:value-type="float">
            <text:p>0.006963</text:p>
          </table:table-cell>
          <table:table-cell office:value-type="float" office:value="-0.001111" calcext:value-type="float">
            <text:p>-0.001111</text:p>
          </table:table-cell>
          <table:table-cell office:value-type="float" office:value="-0.00793" calcext:value-type="float">
            <text:p>-0.0079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9.57378" calcext:value-type="float">
            <text:p>1527476129.57378</text:p>
          </table:table-cell>
          <table:table-cell office:value-type="float" office:value="-0.059023" calcext:value-type="float">
            <text:p>-0.059023</text:p>
          </table:table-cell>
          <table:table-cell office:value-type="float" office:value="0.006544" calcext:value-type="float">
            <text:p>0.006544</text:p>
          </table:table-cell>
          <table:table-cell office:value-type="float" office:value="-0.031809" calcext:value-type="float">
            <text:p>-0.031809</text:p>
          </table:table-cell>
          <table:table-cell office:value-type="float" office:value="-0.011805" calcext:value-type="float">
            <text:p>-0.01180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9.59318" calcext:value-type="float">
            <text:p>1527476129.59318</text:p>
          </table:table-cell>
          <table:table-cell office:value-type="float" office:value="-0.029953" calcext:value-type="float">
            <text:p>-0.029953</text:p>
          </table:table-cell>
          <table:table-cell office:value-type="float" office:value="0.006491" calcext:value-type="float">
            <text:p>0.006491</text:p>
          </table:table-cell>
          <table:table-cell office:value-type="float" office:value="0.008385" calcext:value-type="float">
            <text:p>0.008385</text:p>
          </table:table-cell>
          <table:table-cell office:value-type="float" office:value="-0.005991" calcext:value-type="float">
            <text:p>-0.00599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9.61368" calcext:value-type="float">
            <text:p>1527476129.61368</text:p>
          </table:table-cell>
          <table:table-cell office:value-type="float" office:value="-0.027899" calcext:value-type="float">
            <text:p>-0.027899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-0.012685" calcext:value-type="float">
            <text:p>-0.012685</text:p>
          </table:table-cell>
          <table:table-cell office:value-type="float" office:value="-0.00558" calcext:value-type="float">
            <text:p>-0.0055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9.63318" calcext:value-type="float">
            <text:p>1527476129.63318</text:p>
          </table:table-cell>
          <table:table-cell office:value-type="float" office:value="-0.022245" calcext:value-type="float">
            <text:p>-0.022245</text:p>
          </table:table-cell>
          <table:table-cell office:value-type="float" office:value="0.006568" calcext:value-type="float">
            <text:p>0.006568</text:p>
          </table:table-cell>
          <table:table-cell office:value-type="float" office:value="-0.002428" calcext:value-type="float">
            <text:p>-0.002428</text:p>
          </table:table-cell>
          <table:table-cell office:value-type="float" office:value="-0.004449" calcext:value-type="float">
            <text:p>-0.004449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9.65372" calcext:value-type="float">
            <text:p>1527476129.65372</text:p>
          </table:table-cell>
          <table:table-cell office:value-type="float" office:value="-0.040724" calcext:value-type="float">
            <text:p>-0.040724</text:p>
          </table:table-cell>
          <table:table-cell office:value-type="float" office:value="0.006139" calcext:value-type="float">
            <text:p>0.006139</text:p>
          </table:table-cell>
          <table:table-cell office:value-type="float" office:value="-0.020486" calcext:value-type="float">
            <text:p>-0.020486</text:p>
          </table:table-cell>
          <table:table-cell office:value-type="float" office:value="-0.008145" calcext:value-type="float">
            <text:p>-0.008145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9.67315" calcext:value-type="float">
            <text:p>1527476129.67315</text:p>
          </table:table-cell>
          <table:table-cell office:value-type="float" office:value="-0.03165" calcext:value-type="float">
            <text:p>-0.03165</text:p>
          </table:table-cell>
          <table:table-cell office:value-type="float" office:value="0.005917" calcext:value-type="float">
            <text:p>0.005917</text:p>
          </table:table-cell>
          <table:table-cell office:value-type="float" office:value="-0.00274" calcext:value-type="float">
            <text:p>-0.00274</text:p>
          </table:table-cell>
          <table:table-cell office:value-type="float" office:value="-0.00633" calcext:value-type="float">
            <text:p>-0.0063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9.69356" calcext:value-type="float">
            <text:p>1527476129.69356</text:p>
          </table:table-cell>
          <table:table-cell office:value-type="float" office:value="-0.010115" calcext:value-type="float">
            <text:p>-0.01011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0439" calcext:value-type="float">
            <text:p>0.010439</text:p>
          </table:table-cell>
          <table:table-cell office:value-type="float" office:value="-0.002023" calcext:value-type="float">
            <text:p>-0.00202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9.71282" calcext:value-type="float">
            <text:p>1527476129.71282</text:p>
          </table:table-cell>
          <table:table-cell office:value-type="float" office:value="-0.038656" calcext:value-type="float">
            <text:p>-0.038656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-0.00703" calcext:value-type="float">
            <text:p>-0.00703</text:p>
          </table:table-cell>
          <table:table-cell office:value-type="float" office:value="-0.007731" calcext:value-type="float">
            <text:p>-0.00773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9.73326" calcext:value-type="float">
            <text:p>1527476129.73326</text:p>
          </table:table-cell>
          <table:table-cell office:value-type="float" office:value="-0.024028" calcext:value-type="float">
            <text:p>-0.024028</text:p>
          </table:table-cell>
          <table:table-cell office:value-type="float" office:value="0.006107" calcext:value-type="float">
            <text:p>0.006107</text:p>
          </table:table-cell>
          <table:table-cell office:value-type="float" office:value="-0.020907" calcext:value-type="float">
            <text:p>-0.020907</text:p>
          </table:table-cell>
          <table:table-cell office:value-type="float" office:value="-0.004806" calcext:value-type="float">
            <text:p>-0.004806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9.75368" calcext:value-type="float">
            <text:p>1527476129.75368</text:p>
          </table:table-cell>
          <table:table-cell office:value-type="float" office:value="-0.004146" calcext:value-type="float">
            <text:p>-0.004146</text:p>
          </table:table-cell>
          <table:table-cell office:value-type="float" office:value="0.006086" calcext:value-type="float">
            <text:p>0.006086</text:p>
          </table:table-cell>
          <table:table-cell office:value-type="float" office:value="-0.011411" calcext:value-type="float">
            <text:p>-0.011411</text:p>
          </table:table-cell>
          <table:table-cell office:value-type="float" office:value="-0.000829" calcext:value-type="float">
            <text:p>-0.00082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9.77309" calcext:value-type="float">
            <text:p>1527476129.77309</text:p>
          </table:table-cell>
          <table:table-cell office:value-type="float" office:value="-0.006592" calcext:value-type="float">
            <text:p>-0.006592</text:p>
          </table:table-cell>
          <table:table-cell office:value-type="float" office:value="0.005817" calcext:value-type="float">
            <text:p>0.005817</text:p>
          </table:table-cell>
          <table:table-cell office:value-type="float" office:value="0.018795" calcext:value-type="float">
            <text:p>0.018795</text:p>
          </table:table-cell>
          <table:table-cell office:value-type="float" office:value="-0.001318" calcext:value-type="float">
            <text:p>-0.00131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9.79354" calcext:value-type="float">
            <text:p>1527476129.79354</text:p>
          </table:table-cell>
          <table:table-cell office:value-type="float" office:value="-0.010405" calcext:value-type="float">
            <text:p>-0.010405</text:p>
          </table:table-cell>
          <table:table-cell office:value-type="float" office:value="0.006124" calcext:value-type="float">
            <text:p>0.006124</text:p>
          </table:table-cell>
          <table:table-cell office:value-type="float" office:value="-0.018102" calcext:value-type="float">
            <text:p>-0.018102</text:p>
          </table:table-cell>
          <table:table-cell office:value-type="float" office:value="-0.002081" calcext:value-type="float">
            <text:p>-0.00208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9.813" calcext:value-type="float">
            <text:p>1527476129.813</text:p>
          </table:table-cell>
          <table:table-cell office:value-type="float" office:value="0.001283" calcext:value-type="float">
            <text:p>0.001283</text:p>
          </table:table-cell>
          <table:table-cell office:value-type="float" office:value="0.005999" calcext:value-type="float">
            <text:p>0.005999</text:p>
          </table:table-cell>
          <table:table-cell office:value-type="float" office:value="0.007598" calcext:value-type="float">
            <text:p>0.007598</text:p>
          </table:table-cell>
          <table:table-cell office:value-type="float" office:value="0.000257" calcext:value-type="float">
            <text:p>0.000257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9.83344" calcext:value-type="float">
            <text:p>1527476129.83344</text:p>
          </table:table-cell>
          <table:table-cell office:value-type="float" office:value="-0.005842" calcext:value-type="float">
            <text:p>-0.005842</text:p>
          </table:table-cell>
          <table:table-cell office:value-type="float" office:value="0.006008" calcext:value-type="float">
            <text:p>0.006008</text:p>
          </table:table-cell>
          <table:table-cell office:value-type="float" office:value="-0.001025" calcext:value-type="float">
            <text:p>-0.001025</text:p>
          </table:table-cell>
          <table:table-cell office:value-type="float" office:value="-0.001168" calcext:value-type="float">
            <text:p>-0.001168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9.85275" calcext:value-type="float">
            <text:p>1527476129.85275</text:p>
          </table:table-cell>
          <table:table-cell office:value-type="float" office:value="-0.011761" calcext:value-type="float">
            <text:p>-0.011761</text:p>
          </table:table-cell>
          <table:table-cell office:value-type="float" office:value="0.005874" calcext:value-type="float">
            <text:p>0.005874</text:p>
          </table:table-cell>
          <table:table-cell office:value-type="float" office:value="-0.013858" calcext:value-type="float">
            <text:p>-0.013858</text:p>
          </table:table-cell>
          <table:table-cell office:value-type="float" office:value="-0.002352" calcext:value-type="float">
            <text:p>-0.00235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9.87328" calcext:value-type="float">
            <text:p>1527476129.87328</text:p>
          </table:table-cell>
          <table:table-cell office:value-type="float" office:value="0.011929" calcext:value-type="float">
            <text:p>0.011929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14982" calcext:value-type="float">
            <text:p>0.014982</text:p>
          </table:table-cell>
          <table:table-cell office:value-type="float" office:value="0.002386" calcext:value-type="float">
            <text:p>0.00238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9.89376" calcext:value-type="float">
            <text:p>1527476129.89376</text:p>
          </table:table-cell>
          <table:table-cell office:value-type="float" office:value="0.002749" calcext:value-type="float">
            <text:p>0.002749</text:p>
          </table:table-cell>
          <table:table-cell office:value-type="float" office:value="0.006195" calcext:value-type="float">
            <text:p>0.006195</text:p>
          </table:table-cell>
          <table:table-cell office:value-type="float" office:value="-0.006414" calcext:value-type="float">
            <text:p>-0.006414</text:p>
          </table:table-cell>
          <table:table-cell office:value-type="float" office:value="0.00055" calcext:value-type="float">
            <text:p>0.0005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29.91321" calcext:value-type="float">
            <text:p>1527476129.91321</text:p>
          </table:table-cell>
          <table:table-cell office:value-type="float" office:value="0.030612" calcext:value-type="float">
            <text:p>0.030612</text:p>
          </table:table-cell>
          <table:table-cell office:value-type="float" office:value="0.006612" calcext:value-type="float">
            <text:p>0.006612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006122" calcext:value-type="float">
            <text:p>0.00612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29.93374" calcext:value-type="float">
            <text:p>1527476129.93374</text:p>
          </table:table-cell>
          <table:table-cell office:value-type="float" office:value="0.043126" calcext:value-type="float">
            <text:p>0.043126</text:p>
          </table:table-cell>
          <table:table-cell office:value-type="float" office:value="0.006879" calcext:value-type="float">
            <text:p>0.006879</text:p>
          </table:table-cell>
          <table:table-cell office:value-type="float" office:value="-0.006944" calcext:value-type="float">
            <text:p>-0.006944</text:p>
          </table:table-cell>
          <table:table-cell office:value-type="float" office:value="0.008625" calcext:value-type="float">
            <text:p>0.00862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29.95313" calcext:value-type="float">
            <text:p>1527476129.95313</text:p>
          </table:table-cell>
          <table:table-cell office:value-type="float" office:value="0.053746" calcext:value-type="float">
            <text:p>0.053746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0.010749" calcext:value-type="float">
            <text:p>0.01074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29.97357" calcext:value-type="float">
            <text:p>1527476129.97357</text:p>
          </table:table-cell>
          <table:table-cell office:value-type="float" office:value="0.066115" calcext:value-type="float">
            <text:p>0.066115</text:p>
          </table:table-cell>
          <table:table-cell office:value-type="float" office:value="0.007403" calcext:value-type="float">
            <text:p>0.007403</text:p>
          </table:table-cell>
          <table:table-cell office:value-type="float" office:value="0.005802" calcext:value-type="float">
            <text:p>0.005802</text:p>
          </table:table-cell>
          <table:table-cell office:value-type="float" office:value="0.013223" calcext:value-type="float">
            <text:p>0.01322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29.99309" calcext:value-type="float">
            <text:p>1527476129.99309</text:p>
          </table:table-cell>
          <table:table-cell office:value-type="float" office:value="0.076072" calcext:value-type="float">
            <text:p>0.076072</text:p>
          </table:table-cell>
          <table:table-cell office:value-type="float" office:value="0.007711" calcext:value-type="float">
            <text:p>0.007711</text:p>
          </table:table-cell>
          <table:table-cell office:value-type="float" office:value="0.021448" calcext:value-type="float">
            <text:p>0.021448</text:p>
          </table:table-cell>
          <table:table-cell office:value-type="float" office:value="0.015214" calcext:value-type="float">
            <text:p>0.01521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0.0135" calcext:value-type="float">
            <text:p>1527476130.0135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007733" calcext:value-type="float">
            <text:p>0.007733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1114" calcext:value-type="float">
            <text:p>0.0111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0.03299" calcext:value-type="float">
            <text:p>1527476130.03299</text:p>
          </table:table-cell>
          <table:table-cell office:value-type="float" office:value="0.061642" calcext:value-type="float">
            <text:p>0.061642</text:p>
          </table:table-cell>
          <table:table-cell office:value-type="float" office:value="0.008102" calcext:value-type="float">
            <text:p>0.008102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0.012328" calcext:value-type="float">
            <text:p>0.012328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0.0535" calcext:value-type="float">
            <text:p>1527476130.0535</text:p>
          </table:table-cell>
          <table:table-cell office:value-type="float" office:value="0.072909" calcext:value-type="float">
            <text:p>0.072909</text:p>
          </table:table-cell>
          <table:table-cell office:value-type="float" office:value="0.008409" calcext:value-type="float">
            <text:p>0.008409</text:p>
          </table:table-cell>
          <table:table-cell office:value-type="float" office:value="0.022201" calcext:value-type="float">
            <text:p>0.022201</text:p>
          </table:table-cell>
          <table:table-cell office:value-type="float" office:value="0.014582" calcext:value-type="float">
            <text:p>0.01458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0.07296" calcext:value-type="float">
            <text:p>1527476130.07296</text:p>
          </table:table-cell>
          <table:table-cell office:value-type="float" office:value="0.038079" calcext:value-type="float">
            <text:p>0.038079</text:p>
          </table:table-cell>
          <table:table-cell office:value-type="float" office:value="0.008163" calcext:value-type="float">
            <text:p>0.008163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07616" calcext:value-type="float">
            <text:p>0.0076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0.09342" calcext:value-type="float">
            <text:p>1527476130.09342</text:p>
          </table:table-cell>
          <table:table-cell office:value-type="float" office:value="0.046361" calcext:value-type="float">
            <text:p>0.046361</text:p>
          </table:table-cell>
          <table:table-cell office:value-type="float" office:value="0.008655" calcext:value-type="float">
            <text:p>0.008655</text:p>
          </table:table-cell>
          <table:table-cell office:value-type="float" office:value="0.001077" calcext:value-type="float">
            <text:p>0.001077</text:p>
          </table:table-cell>
          <table:table-cell office:value-type="float" office:value="0.009272" calcext:value-type="float">
            <text:p>0.00927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0.11279" calcext:value-type="float">
            <text:p>1527476130.11279</text:p>
          </table:table-cell>
          <table:table-cell office:value-type="float" office:value="0.020199" calcext:value-type="float">
            <text:p>0.020199</text:p>
          </table:table-cell>
          <table:table-cell office:value-type="float" office:value="0.008169" calcext:value-type="float">
            <text:p>0.008169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.00404" calcext:value-type="float">
            <text:p>0.0040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0.13323" calcext:value-type="float">
            <text:p>1527476130.13323</text:p>
          </table:table-cell>
          <table:table-cell office:value-type="float" office:value="0.05627" calcext:value-type="float">
            <text:p>0.05627</text:p>
          </table:table-cell>
          <table:table-cell office:value-type="float" office:value="0.009293" calcext:value-type="float">
            <text:p>0.009293</text:p>
          </table:table-cell>
          <table:table-cell office:value-type="float" office:value="0.014943" calcext:value-type="float">
            <text:p>0.014943</text:p>
          </table:table-cell>
          <table:table-cell office:value-type="float" office:value="0.011254" calcext:value-type="float">
            <text:p>0.01125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0.15353" calcext:value-type="float">
            <text:p>1527476130.15353</text:p>
          </table:table-cell>
          <table:table-cell office:value-type="float" office:value="0.037856" calcext:value-type="float">
            <text:p>0.037856</text:p>
          </table:table-cell>
          <table:table-cell office:value-type="float" office:value="0.009222" calcext:value-type="float">
            <text:p>0.009222</text:p>
          </table:table-cell>
          <table:table-cell office:value-type="float" office:value="-0.012629" calcext:value-type="float">
            <text:p>-0.012629</text:p>
          </table:table-cell>
          <table:table-cell office:value-type="float" office:value="0.007571" calcext:value-type="float">
            <text:p>0.00757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0.17271" calcext:value-type="float">
            <text:p>1527476130.17271</text:p>
          </table:table-cell>
          <table:table-cell office:value-type="float" office:value="0.071735" calcext:value-type="float">
            <text:p>0.071735</text:p>
          </table:table-cell>
          <table:table-cell office:value-type="float" office:value="0.00963" calcext:value-type="float">
            <text:p>0.00963</text:p>
          </table:table-cell>
          <table:table-cell office:value-type="float" office:value="0.024041" calcext:value-type="float">
            <text:p>0.024041</text:p>
          </table:table-cell>
          <table:table-cell office:value-type="float" office:value="0.014347" calcext:value-type="float">
            <text:p>0.01434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0.19302" calcext:value-type="float">
            <text:p>1527476130.19302</text:p>
          </table:table-cell>
          <table:table-cell office:value-type="float" office:value="0.058655" calcext:value-type="float">
            <text:p>0.058655</text:p>
          </table:table-cell>
          <table:table-cell office:value-type="float" office:value="0.009853" calcext:value-type="float">
            <text:p>0.009853</text:p>
          </table:table-cell>
          <table:table-cell office:value-type="float" office:value="-0.025085" calcext:value-type="float">
            <text:p>-0.025085</text:p>
          </table:table-cell>
          <table:table-cell office:value-type="float" office:value="0.011731" calcext:value-type="float">
            <text:p>0.01173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0.2133" calcext:value-type="float">
            <text:p>1527476130.2133</text:p>
          </table:table-cell>
          <table:table-cell office:value-type="float" office:value="0.075095" calcext:value-type="float">
            <text:p>0.075095</text:p>
          </table:table-cell>
          <table:table-cell office:value-type="float" office:value="0.009678" calcext:value-type="float">
            <text:p>0.00967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5019" calcext:value-type="float">
            <text:p>0.01501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0.23351" calcext:value-type="float">
            <text:p>1527476130.23351</text:p>
          </table:table-cell>
          <table:table-cell office:value-type="float" office:value="0.052923" calcext:value-type="float">
            <text:p>0.052923</text:p>
          </table:table-cell>
          <table:table-cell office:value-type="float" office:value="0.010341" calcext:value-type="float">
            <text:p>0.010341</text:p>
          </table:table-cell>
          <table:table-cell office:value-type="float" office:value="-0.003471" calcext:value-type="float">
            <text:p>-0.003471</text:p>
          </table:table-cell>
          <table:table-cell office:value-type="float" office:value="0.010585" calcext:value-type="float">
            <text:p>0.01058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0.2537" calcext:value-type="float">
            <text:p>1527476130.2537</text:p>
          </table:table-cell>
          <table:table-cell office:value-type="float" office:value="0.049412" calcext:value-type="float">
            <text:p>0.04941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0.009882" calcext:value-type="float">
            <text:p>0.00988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0.27316" calcext:value-type="float">
            <text:p>1527476130.27316</text:p>
          </table:table-cell>
          <table:table-cell office:value-type="float" office:value="0.056688" calcext:value-type="float">
            <text:p>0.056688</text:p>
          </table:table-cell>
          <table:table-cell office:value-type="float" office:value="0.010755" calcext:value-type="float">
            <text:p>0.010755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11338" calcext:value-type="float">
            <text:p>0.01133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0.29357" calcext:value-type="float">
            <text:p>1527476130.29357</text:p>
          </table:table-cell>
          <table:table-cell office:value-type="float" office:value="0.052215" calcext:value-type="float">
            <text:p>0.052215</text:p>
          </table:table-cell>
          <table:table-cell office:value-type="float" office:value="0.010887" calcext:value-type="float">
            <text:p>0.010887</text:p>
          </table:table-cell>
          <table:table-cell office:value-type="float" office:value="-0.008644" calcext:value-type="float">
            <text:p>-0.008644</text:p>
          </table:table-cell>
          <table:table-cell office:value-type="float" office:value="0.010443" calcext:value-type="float">
            <text:p>0.01044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0.31305" calcext:value-type="float">
            <text:p>1527476130.31305</text:p>
          </table:table-cell>
          <table:table-cell office:value-type="float" office:value="0.099257" calcext:value-type="float">
            <text:p>0.099257</text:p>
          </table:table-cell>
          <table:table-cell office:value-type="float" office:value="0.011635" calcext:value-type="float">
            <text:p>0.011635</text:p>
          </table:table-cell>
          <table:table-cell office:value-type="float" office:value="0.032828" calcext:value-type="float">
            <text:p>0.032828</text:p>
          </table:table-cell>
          <table:table-cell office:value-type="float" office:value="0.019851" calcext:value-type="float">
            <text:p>0.01985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0.33354" calcext:value-type="float">
            <text:p>1527476130.33354</text:p>
          </table:table-cell>
          <table:table-cell office:value-type="float" office:value="0.058976" calcext:value-type="float">
            <text:p>0.058976</text:p>
          </table:table-cell>
          <table:table-cell office:value-type="float" office:value="0.011482" calcext:value-type="float">
            <text:p>0.011482</text:p>
          </table:table-cell>
          <table:table-cell office:value-type="float" office:value="-0.006982" calcext:value-type="float">
            <text:p>-0.006982</text:p>
          </table:table-cell>
          <table:table-cell office:value-type="float" office:value="0.011795" calcext:value-type="float">
            <text:p>0.01179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0.35302" calcext:value-type="float">
            <text:p>1527476130.35302</text:p>
          </table:table-cell>
          <table:table-cell office:value-type="float" office:value="0.113078" calcext:value-type="float">
            <text:p>0.113078</text:p>
          </table:table-cell>
          <table:table-cell office:value-type="float" office:value="0.012399" calcext:value-type="float">
            <text:p>0.012399</text:p>
          </table:table-cell>
          <table:table-cell office:value-type="float" office:value="0.028526" calcext:value-type="float">
            <text:p>0.028526</text:p>
          </table:table-cell>
          <table:table-cell office:value-type="float" office:value="0.022616" calcext:value-type="float">
            <text:p>0.022616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0.37346" calcext:value-type="float">
            <text:p>1527476130.37346</text:p>
          </table:table-cell>
          <table:table-cell office:value-type="float" office:value="0.072356" calcext:value-type="float">
            <text:p>0.072356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6487" calcext:value-type="float">
            <text:p>0.006487</text:p>
          </table:table-cell>
          <table:table-cell office:value-type="float" office:value="0.014471" calcext:value-type="float">
            <text:p>0.01447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0.39285" calcext:value-type="float">
            <text:p>1527476130.39285</text:p>
          </table:table-cell>
          <table:table-cell office:value-type="float" office:value="0.097627" calcext:value-type="float">
            <text:p>0.09762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38398" calcext:value-type="float">
            <text:p>0.038398</text:p>
          </table:table-cell>
          <table:table-cell office:value-type="float" office:value="0.019525" calcext:value-type="float">
            <text:p>0.01952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0.4133" calcext:value-type="float">
            <text:p>1527476130.4133</text:p>
          </table:table-cell>
          <table:table-cell office:value-type="float" office:value="0.055972" calcext:value-type="float">
            <text:p>0.055972</text:p>
          </table:table-cell>
          <table:table-cell office:value-type="float" office:value="0.012699" calcext:value-type="float">
            <text:p>0.012699</text:p>
          </table:table-cell>
          <table:table-cell office:value-type="float" office:value="-0.007454" calcext:value-type="float">
            <text:p>-0.007454</text:p>
          </table:table-cell>
          <table:table-cell office:value-type="float" office:value="0.011194" calcext:value-type="float">
            <text:p>0.01119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0.43383" calcext:value-type="float">
            <text:p>1527476130.43383</text:p>
          </table:table-cell>
          <table:table-cell office:value-type="float" office:value="0.084857" calcext:value-type="float">
            <text:p>0.084857</text:p>
          </table:table-cell>
          <table:table-cell office:value-type="float" office:value="0.013138" calcext:value-type="float">
            <text:p>0.013138</text:p>
          </table:table-cell>
          <table:table-cell office:value-type="float" office:value="0.047121" calcext:value-type="float">
            <text:p>0.047121</text:p>
          </table:table-cell>
          <table:table-cell office:value-type="float" office:value="0.016971" calcext:value-type="float">
            <text:p>0.01697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0.45341" calcext:value-type="float">
            <text:p>1527476130.45341</text:p>
          </table:table-cell>
          <table:table-cell office:value-type="float" office:value="0.064165" calcext:value-type="float">
            <text:p>0.064165</text:p>
          </table:table-cell>
          <table:table-cell office:value-type="float" office:value="0.013656" calcext:value-type="float">
            <text:p>0.013656</text:p>
          </table:table-cell>
          <table:table-cell office:value-type="float" office:value="-0.012196" calcext:value-type="float">
            <text:p>-0.012196</text:p>
          </table:table-cell>
          <table:table-cell office:value-type="float" office:value="0.012833" calcext:value-type="float">
            <text:p>0.01283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0.47275" calcext:value-type="float">
            <text:p>1527476130.47275</text:p>
          </table:table-cell>
          <table:table-cell office:value-type="float" office:value="0.09675" calcext:value-type="float">
            <text:p>0.09675</text:p>
          </table:table-cell>
          <table:table-cell office:value-type="float" office:value="0.014051" calcext:value-type="float">
            <text:p>0.014051</text:p>
          </table:table-cell>
          <table:table-cell office:value-type="float" office:value="0.031758" calcext:value-type="float">
            <text:p>0.031758</text:p>
          </table:table-cell>
          <table:table-cell office:value-type="float" office:value="0.01935" calcext:value-type="float">
            <text:p>0.0193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0.49336" calcext:value-type="float">
            <text:p>1527476130.49336</text:p>
          </table:table-cell>
          <table:table-cell office:value-type="float" office:value="0.080418" calcext:value-type="float">
            <text:p>0.080418</text:p>
          </table:table-cell>
          <table:table-cell office:value-type="float" office:value="0.014368" calcext:value-type="float">
            <text:p>0.014368</text:p>
          </table:table-cell>
          <table:table-cell office:value-type="float" office:value="-0.003256" calcext:value-type="float">
            <text:p>-0.003256</text:p>
          </table:table-cell>
          <table:table-cell office:value-type="float" office:value="0.016084" calcext:value-type="float">
            <text:p>0.01608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0.51381" calcext:value-type="float">
            <text:p>1527476130.51381</text:p>
          </table:table-cell>
          <table:table-cell office:value-type="float" office:value="0.091202" calcext:value-type="float">
            <text:p>0.091202</text:p>
          </table:table-cell>
          <table:table-cell office:value-type="float" office:value="0.014523" calcext:value-type="float">
            <text:p>0.014523</text:p>
          </table:table-cell>
          <table:table-cell office:value-type="float" office:value="0.021431" calcext:value-type="float">
            <text:p>0.0214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0.53325" calcext:value-type="float">
            <text:p>1527476130.53325</text:p>
          </table:table-cell>
          <table:table-cell office:value-type="float" office:value="0.086706" calcext:value-type="float">
            <text:p>0.086706</text:p>
          </table:table-cell>
          <table:table-cell office:value-type="float" office:value="0.014851" calcext:value-type="float">
            <text:p>0.014851</text:p>
          </table:table-cell>
          <table:table-cell office:value-type="float" office:value="0.026429" calcext:value-type="float">
            <text:p>0.026429</text:p>
          </table:table-cell>
          <table:table-cell office:value-type="float" office:value="0.017341" calcext:value-type="float">
            <text:p>0.01734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0.55367" calcext:value-type="float">
            <text:p>1527476130.55367</text:p>
          </table:table-cell>
          <table:table-cell office:value-type="float" office:value="0.057866" calcext:value-type="float">
            <text:p>0.057866</text:p>
          </table:table-cell>
          <table:table-cell office:value-type="float" office:value="0.014802" calcext:value-type="float">
            <text:p>0.014802</text:p>
          </table:table-cell>
          <table:table-cell office:value-type="float" office:value="0.020388" calcext:value-type="float">
            <text:p>0.020388</text:p>
          </table:table-cell>
          <table:table-cell office:value-type="float" office:value="0.011573" calcext:value-type="float">
            <text:p>0.01157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0.57322" calcext:value-type="float">
            <text:p>1527476130.57322</text:p>
          </table:table-cell>
          <table:table-cell office:value-type="float" office:value="0.053724" calcext:value-type="float">
            <text:p>0.053724</text:p>
          </table:table-cell>
          <table:table-cell office:value-type="float" office:value="0.015119" calcext:value-type="float">
            <text:p>0.015119</text:p>
          </table:table-cell>
          <table:table-cell office:value-type="float" office:value="0.015426" calcext:value-type="float">
            <text:p>0.015426</text:p>
          </table:table-cell>
          <table:table-cell office:value-type="float" office:value="0.010745" calcext:value-type="float">
            <text:p>0.01074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0.59365" calcext:value-type="float">
            <text:p>1527476130.59365</text:p>
          </table:table-cell>
          <table:table-cell office:value-type="float" office:value="0.045012" calcext:value-type="float">
            <text:p>0.045012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0.009002" calcext:value-type="float">
            <text:p>0.00900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0.61304" calcext:value-type="float">
            <text:p>1527476130.61304</text:p>
          </table:table-cell>
          <table:table-cell office:value-type="float" office:value="0.037332" calcext:value-type="float">
            <text:p>0.037332</text:p>
          </table:table-cell>
          <table:table-cell office:value-type="float" office:value="0.015253" calcext:value-type="float">
            <text:p>0.015253</text:p>
          </table:table-cell>
          <table:table-cell office:value-type="float" office:value="0.016935" calcext:value-type="float">
            <text:p>0.016935</text:p>
          </table:table-cell>
          <table:table-cell office:value-type="float" office:value="0.007466" calcext:value-type="float">
            <text:p>0.007466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0.6334" calcext:value-type="float">
            <text:p>1527476130.6334</text:p>
          </table:table-cell>
          <table:table-cell office:value-type="float" office:value="0.020253" calcext:value-type="float">
            <text:p>0.020253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-0.002411" calcext:value-type="float">
            <text:p>-0.002411</text:p>
          </table:table-cell>
          <table:table-cell office:value-type="float" office:value="0.004051" calcext:value-type="float">
            <text:p>0.00405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0.65278" calcext:value-type="float">
            <text:p>1527476130.65278</text:p>
          </table:table-cell>
          <table:table-cell office:value-type="float" office:value="0.025562" calcext:value-type="float">
            <text:p>0.025562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0.016247" calcext:value-type="float">
            <text:p>0.016247</text:p>
          </table:table-cell>
          <table:table-cell office:value-type="float" office:value="0.005112" calcext:value-type="float">
            <text:p>0.00511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0.67316" calcext:value-type="float">
            <text:p>1527476130.67316</text:p>
          </table:table-cell>
          <table:table-cell office:value-type="float" office:value="-0.009921" calcext:value-type="float">
            <text:p>-0.009921</text:p>
          </table:table-cell>
          <table:table-cell office:value-type="float" office:value="0.014914" calcext:value-type="float">
            <text:p>0.014914</text:p>
          </table:table-cell>
          <table:table-cell office:value-type="float" office:value="0.006714" calcext:value-type="float">
            <text:p>0.006714</text:p>
          </table:table-cell>
          <table:table-cell office:value-type="float" office:value="-0.001984" calcext:value-type="float">
            <text:p>-0.0019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0.69358" calcext:value-type="float">
            <text:p>1527476130.69358</text:p>
          </table:table-cell>
          <table:table-cell office:value-type="float" office:value="0.002201" calcext:value-type="float">
            <text:p>0.002201</text:p>
          </table:table-cell>
          <table:table-cell office:value-type="float" office:value="0.015299" calcext:value-type="float">
            <text:p>0.015299</text:p>
          </table:table-cell>
          <table:table-cell office:value-type="float" office:value="-0.000153" calcext:value-type="float">
            <text:p>-0.000153</text:p>
          </table:table-cell>
          <table:table-cell office:value-type="float" office:value="0.00044" calcext:value-type="float">
            <text:p>0.0004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0.7131" calcext:value-type="float">
            <text:p>1527476130.7131</text:p>
          </table:table-cell>
          <table:table-cell office:value-type="float" office:value="-0.00807" calcext:value-type="float">
            <text:p>-0.00807</text:p>
          </table:table-cell>
          <table:table-cell office:value-type="float" office:value="0.015096" calcext:value-type="float">
            <text:p>0.015096</text:p>
          </table:table-cell>
          <table:table-cell office:value-type="float" office:value="-0.000143" calcext:value-type="float">
            <text:p>-0.000143</text:p>
          </table:table-cell>
          <table:table-cell office:value-type="float" office:value="-0.001614" calcext:value-type="float">
            <text:p>-0.00161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0.73347" calcext:value-type="float">
            <text:p>1527476130.73347</text:p>
          </table:table-cell>
          <table:table-cell office:value-type="float" office:value="0.012164" calcext:value-type="float">
            <text:p>0.012164</text:p>
          </table:table-cell>
          <table:table-cell office:value-type="float" office:value="0.015505" calcext:value-type="float">
            <text:p>0.015505</text:p>
          </table:table-cell>
          <table:table-cell office:value-type="float" office:value="0.002897" calcext:value-type="float">
            <text:p>0.002897</text:p>
          </table:table-cell>
          <table:table-cell office:value-type="float" office:value="0.002433" calcext:value-type="float">
            <text:p>0.002433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0.75287" calcext:value-type="float">
            <text:p>1527476130.75287</text:p>
          </table:table-cell>
          <table:table-cell office:value-type="float" office:value="-0.013832" calcext:value-type="float">
            <text:p>-0.013832</text:p>
          </table:table-cell>
          <table:table-cell office:value-type="float" office:value="0.015057" calcext:value-type="float">
            <text:p>0.015057</text:p>
          </table:table-cell>
          <table:table-cell office:value-type="float" office:value="-0.019236" calcext:value-type="float">
            <text:p>-0.019236</text:p>
          </table:table-cell>
          <table:table-cell office:value-type="float" office:value="-0.002766" calcext:value-type="float">
            <text:p>-0.002766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0.77333" calcext:value-type="float">
            <text:p>1527476130.77333</text:p>
          </table:table-cell>
          <table:table-cell office:value-type="float" office:value="0.022445" calcext:value-type="float">
            <text:p>0.022445</text:p>
          </table:table-cell>
          <table:table-cell office:value-type="float" office:value="0.015406" calcext:value-type="float">
            <text:p>0.015406</text:p>
          </table:table-cell>
          <table:table-cell office:value-type="float" office:value="0.018836" calcext:value-type="float">
            <text:p>0.018836</text:p>
          </table:table-cell>
          <table:table-cell office:value-type="float" office:value="0.004489" calcext:value-type="float">
            <text:p>0.00448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0.79373" calcext:value-type="float">
            <text:p>1527476130.79373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15411" calcext:value-type="float">
            <text:p>0.015411</text:p>
          </table:table-cell>
          <table:table-cell office:value-type="float" office:value="-0.010424" calcext:value-type="float">
            <text:p>-0.010424</text:p>
          </table:table-cell>
          <table:table-cell office:value-type="float" office:value="0.000775" calcext:value-type="float">
            <text:p>0.00077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0.81314" calcext:value-type="float">
            <text:p>1527476130.81314</text:p>
          </table:table-cell>
          <table:table-cell office:value-type="float" office:value="0.015372" calcext:value-type="float">
            <text:p>0.015372</text:p>
          </table:table-cell>
          <table:table-cell office:value-type="float" office:value="0.015432" calcext:value-type="float">
            <text:p>0.015432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03074" calcext:value-type="float">
            <text:p>0.00307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0.83356" calcext:value-type="float">
            <text:p>1527476130.83356</text:p>
          </table:table-cell>
          <table:table-cell office:value-type="float" office:value="-0.017033" calcext:value-type="float">
            <text:p>-0.017033</text:p>
          </table:table-cell>
          <table:table-cell office:value-type="float" office:value="0.015181" calcext:value-type="float">
            <text:p>0.015181</text:p>
          </table:table-cell>
          <table:table-cell office:value-type="float" office:value="-0.023099" calcext:value-type="float">
            <text:p>-0.023099</text:p>
          </table:table-cell>
          <table:table-cell office:value-type="float" office:value="-0.003407" calcext:value-type="float">
            <text:p>-0.003407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0.85302" calcext:value-type="float">
            <text:p>1527476130.85302</text:p>
          </table:table-cell>
          <table:table-cell office:value-type="float" office:value="0.02192" calcext:value-type="float">
            <text:p>0.02192</text:p>
          </table:table-cell>
          <table:table-cell office:value-type="float" office:value="0.01549" calcext:value-type="float">
            <text:p>0.01549</text:p>
          </table:table-cell>
          <table:table-cell office:value-type="float" office:value="0.017041" calcext:value-type="float">
            <text:p>0.017041</text:p>
          </table:table-cell>
          <table:table-cell office:value-type="float" office:value="0.004384" calcext:value-type="float">
            <text:p>0.004384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0.87356" calcext:value-type="float">
            <text:p>1527476130.87356</text:p>
          </table:table-cell>
          <table:table-cell office:value-type="float" office:value="-0.009747" calcext:value-type="float">
            <text:p>-0.009747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-0.001949" calcext:value-type="float">
            <text:p>-0.00194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0.89299" calcext:value-type="float">
            <text:p>1527476130.89299</text:p>
          </table:table-cell>
          <table:table-cell office:value-type="float" office:value="-0.008357" calcext:value-type="float">
            <text:p>-0.008357</text:p>
          </table:table-cell>
          <table:table-cell office:value-type="float" office:value="0.015222" calcext:value-type="float">
            <text:p>0.015222</text:p>
          </table:table-cell>
          <table:table-cell office:value-type="float" office:value="0.001074" calcext:value-type="float">
            <text:p>0.001074</text:p>
          </table:table-cell>
          <table:table-cell office:value-type="float" office:value="-0.001671" calcext:value-type="float">
            <text:p>-0.00167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0.91341" calcext:value-type="float">
            <text:p>1527476130.91341</text:p>
          </table:table-cell>
          <table:table-cell office:value-type="float" office:value="0.005456" calcext:value-type="float">
            <text:p>0.005456</text:p>
          </table:table-cell>
          <table:table-cell office:value-type="float" office:value="0.015526" calcext:value-type="float">
            <text:p>0.015526</text:p>
          </table:table-cell>
          <table:table-cell office:value-type="float" office:value="-0.012315" calcext:value-type="float">
            <text:p>-0.012315</text:p>
          </table:table-cell>
          <table:table-cell office:value-type="float" office:value="0.001091" calcext:value-type="float">
            <text:p>0.00109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0.93284" calcext:value-type="float">
            <text:p>1527476130.93284</text:p>
          </table:table-cell>
          <table:table-cell office:value-type="float" office:value="0.015911" calcext:value-type="float">
            <text:p>0.015911</text:p>
          </table:table-cell>
          <table:table-cell office:value-type="float" office:value="0.01549" calcext:value-type="float">
            <text:p>0.01549</text:p>
          </table:table-cell>
          <table:table-cell office:value-type="float" office:value="0.015853" calcext:value-type="float">
            <text:p>0.015853</text:p>
          </table:table-cell>
          <table:table-cell office:value-type="float" office:value="0.003182" calcext:value-type="float">
            <text:p>0.00318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0.9533" calcext:value-type="float">
            <text:p>1527476130.9533</text:p>
          </table:table-cell>
          <table:table-cell office:value-type="float" office:value="-0.010893" calcext:value-type="float">
            <text:p>-0.010893</text:p>
          </table:table-cell>
          <table:table-cell office:value-type="float" office:value="0.015266" calcext:value-type="float">
            <text:p>0.015266</text:p>
          </table:table-cell>
          <table:table-cell office:value-type="float" office:value="-0.014626" calcext:value-type="float">
            <text:p>-0.014626</text:p>
          </table:table-cell>
          <table:table-cell office:value-type="float" office:value="-0.002179" calcext:value-type="float">
            <text:p>-0.00217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0.97367" calcext:value-type="float">
            <text:p>1527476130.97367</text:p>
          </table:table-cell>
          <table:table-cell office:value-type="float" office:value="-0.004219" calcext:value-type="float">
            <text:p>-0.004219</text:p>
          </table:table-cell>
          <table:table-cell office:value-type="float" office:value="0.015104" calcext:value-type="float">
            <text:p>0.015104</text:p>
          </table:table-cell>
          <table:table-cell office:value-type="float" office:value="0.001656" calcext:value-type="float">
            <text:p>0.001656</text:p>
          </table:table-cell>
          <table:table-cell office:value-type="float" office:value="-0.000844" calcext:value-type="float">
            <text:p>-0.00084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0.99314" calcext:value-type="float">
            <text:p>1527476130.99314</text:p>
          </table:table-cell>
          <table:table-cell office:value-type="float" office:value="-0.002648" calcext:value-type="float">
            <text:p>-0.002648</text:p>
          </table:table-cell>
          <table:table-cell office:value-type="float" office:value="0.015167" calcext:value-type="float">
            <text:p>0.015167</text:p>
          </table:table-cell>
          <table:table-cell office:value-type="float" office:value="0.014887" calcext:value-type="float">
            <text:p>0.014887</text:p>
          </table:table-cell>
          <table:table-cell office:value-type="float" office:value="-0.00053" calcext:value-type="float">
            <text:p>-0.0005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1.01364" calcext:value-type="float">
            <text:p>1527476131.01364</text:p>
          </table:table-cell>
          <table:table-cell office:value-type="float" office:value="-0.01863" calcext:value-type="float">
            <text:p>-0.01863</text:p>
          </table:table-cell>
          <table:table-cell office:value-type="float" office:value="0.015144" calcext:value-type="float">
            <text:p>0.015144</text:p>
          </table:table-cell>
          <table:table-cell office:value-type="float" office:value="-0.00186" calcext:value-type="float">
            <text:p>-0.00186</text:p>
          </table:table-cell>
          <table:table-cell office:value-type="float" office:value="-0.003726" calcext:value-type="float">
            <text:p>-0.003726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1.03305" calcext:value-type="float">
            <text:p>1527476131.03305</text:p>
          </table:table-cell>
          <table:table-cell office:value-type="float" office:value="-0.033954" calcext:value-type="float">
            <text:p>-0.033954</text:p>
          </table:table-cell>
          <table:table-cell office:value-type="float" office:value="0.014811" calcext:value-type="float">
            <text:p>0.014811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-0.006791" calcext:value-type="float">
            <text:p>-0.00679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1.05342" calcext:value-type="float">
            <text:p>1527476131.05342</text:p>
          </table:table-cell>
          <table:table-cell office:value-type="float" office:value="-0.026521" calcext:value-type="float">
            <text:p>-0.026521</text:p>
          </table:table-cell>
          <table:table-cell office:value-type="float" office:value="0.014739" calcext:value-type="float">
            <text:p>0.014739</text:p>
          </table:table-cell>
          <table:table-cell office:value-type="float" office:value="-0.007951" calcext:value-type="float">
            <text:p>-0.007951</text:p>
          </table:table-cell>
          <table:table-cell office:value-type="float" office:value="-0.005304" calcext:value-type="float">
            <text:p>-0.005304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1.07275" calcext:value-type="float">
            <text:p>1527476131.07275</text:p>
          </table:table-cell>
          <table:table-cell office:value-type="float" office:value="-0.012056" calcext:value-type="float">
            <text:p>-0.012056</text:p>
          </table:table-cell>
          <table:table-cell office:value-type="float" office:value="0.014865" calcext:value-type="float">
            <text:p>0.014865</text:p>
          </table:table-cell>
          <table:table-cell office:value-type="float" office:value="0.003226" calcext:value-type="float">
            <text:p>0.003226</text:p>
          </table:table-cell>
          <table:table-cell office:value-type="float" office:value="-0.002411" calcext:value-type="float">
            <text:p>-0.0024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1.09319" calcext:value-type="float">
            <text:p>1527476131.09319</text:p>
          </table:table-cell>
          <table:table-cell office:value-type="float" office:value="-0.030615" calcext:value-type="float">
            <text:p>-0.030615</text:p>
          </table:table-cell>
          <table:table-cell office:value-type="float" office:value="0.014552" calcext:value-type="float">
            <text:p>0.014552</text:p>
          </table:table-cell>
          <table:table-cell office:value-type="float" office:value="-0.001094" calcext:value-type="float">
            <text:p>-0.001094</text:p>
          </table:table-cell>
          <table:table-cell office:value-type="float" office:value="-0.006123" calcext:value-type="float">
            <text:p>-0.00612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1.11361" calcext:value-type="float">
            <text:p>1527476131.11361</text:p>
          </table:table-cell>
          <table:table-cell office:value-type="float" office:value="-0.025659" calcext:value-type="float">
            <text:p>-0.025659</text:p>
          </table:table-cell>
          <table:table-cell office:value-type="float" office:value="0.014631" calcext:value-type="float">
            <text:p>0.014631</text:p>
          </table:table-cell>
          <table:table-cell office:value-type="float" office:value="-0.017184" calcext:value-type="float">
            <text:p>-0.017184</text:p>
          </table:table-cell>
          <table:table-cell office:value-type="float" office:value="-0.005132" calcext:value-type="float">
            <text:p>-0.00513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1.13307" calcext:value-type="float">
            <text:p>1527476131.13307</text:p>
          </table:table-cell>
          <table:table-cell office:value-type="float" office:value="-0.012056" calcext:value-type="float">
            <text:p>-0.012056</text:p>
          </table:table-cell>
          <table:table-cell office:value-type="float" office:value="0.014561" calcext:value-type="float">
            <text:p>0.014561</text:p>
          </table:table-cell>
          <table:table-cell office:value-type="float" office:value="-0.003517" calcext:value-type="float">
            <text:p>-0.003517</text:p>
          </table:table-cell>
          <table:table-cell office:value-type="float" office:value="-0.002411" calcext:value-type="float">
            <text:p>-0.00241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1.15347" calcext:value-type="float">
            <text:p>1527476131.15347</text:p>
          </table:table-cell>
          <table:table-cell office:value-type="float" office:value="0.004601" calcext:value-type="float">
            <text:p>0.004601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06514" calcext:value-type="float">
            <text:p>0.006514</text:p>
          </table:table-cell>
          <table:table-cell office:value-type="float" office:value="0.00092" calcext:value-type="float">
            <text:p>0.0009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1.17289" calcext:value-type="float">
            <text:p>1527476131.17289</text:p>
          </table:table-cell>
          <table:table-cell office:value-type="float" office:value="-0.027559" calcext:value-type="float">
            <text:p>-0.027559</text:p>
          </table:table-cell>
          <table:table-cell office:value-type="float" office:value="0.014331" calcext:value-type="float">
            <text:p>0.014331</text:p>
          </table:table-cell>
          <table:table-cell office:value-type="float" office:value="-0.015334" calcext:value-type="float">
            <text:p>-0.015334</text:p>
          </table:table-cell>
          <table:table-cell office:value-type="float" office:value="-0.005512" calcext:value-type="float">
            <text:p>-0.0055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1.19322" calcext:value-type="float">
            <text:p>1527476131.19322</text:p>
          </table:table-cell>
          <table:table-cell office:value-type="float" office:value="-0.013468" calcext:value-type="float">
            <text:p>-0.013468</text:p>
          </table:table-cell>
          <table:table-cell office:value-type="float" office:value="0.014306" calcext:value-type="float">
            <text:p>0.014306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-0.002694" calcext:value-type="float">
            <text:p>-0.00269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1.21341" calcext:value-type="float">
            <text:p>1527476131.21341</text:p>
          </table:table-cell>
          <table:table-cell office:value-type="float" office:value="-0.026212" calcext:value-type="float">
            <text:p>-0.026212</text:p>
          </table:table-cell>
          <table:table-cell office:value-type="float" office:value="0.014126" calcext:value-type="float">
            <text:p>0.014126</text:p>
          </table:table-cell>
          <table:table-cell office:value-type="float" office:value="-0.003581" calcext:value-type="float">
            <text:p>-0.003581</text:p>
          </table:table-cell>
          <table:table-cell office:value-type="float" office:value="-0.005242" calcext:value-type="float">
            <text:p>-0.00524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1.2337" calcext:value-type="float">
            <text:p>1527476131.2337</text:p>
          </table:table-cell>
          <table:table-cell office:value-type="float" office:value="0.010853" calcext:value-type="float">
            <text:p>0.010853</text:p>
          </table:table-cell>
          <table:table-cell office:value-type="float" office:value="0.014805" calcext:value-type="float">
            <text:p>0.014805</text:p>
          </table:table-cell>
          <table:table-cell office:value-type="float" office:value="0.013141" calcext:value-type="float">
            <text:p>0.013141</text:p>
          </table:table-cell>
          <table:table-cell office:value-type="float" office:value="0.002171" calcext:value-type="float">
            <text:p>0.00217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1.25317" calcext:value-type="float">
            <text:p>1527476131.25317</text:p>
          </table:table-cell>
          <table:table-cell office:value-type="float" office:value="-0.024157" calcext:value-type="float">
            <text:p>-0.024157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-0.025647" calcext:value-type="float">
            <text:p>-0.025647</text:p>
          </table:table-cell>
          <table:table-cell office:value-type="float" office:value="-0.004831" calcext:value-type="float">
            <text:p>-0.00483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1.27364" calcext:value-type="float">
            <text:p>1527476131.27364</text:p>
          </table:table-cell>
          <table:table-cell office:value-type="float" office:value="-0.000119" calcext:value-type="float">
            <text:p>-0.000119</text:p>
          </table:table-cell>
          <table:table-cell office:value-type="float" office:value="0.014347" calcext:value-type="float">
            <text:p>0.014347</text:p>
          </table:table-cell>
          <table:table-cell office:value-type="float" office:value="-0.001242" calcext:value-type="float">
            <text:p>-0.001242</text:p>
          </table:table-cell>
          <table:table-cell office:value-type="float" office:value="-0.000024" calcext:value-type="float">
            <text:p>-0.00002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1.29308" calcext:value-type="float">
            <text:p>1527476131.29308</text:p>
          </table:table-cell>
          <table:table-cell office:value-type="float" office:value="0.006399" calcext:value-type="float">
            <text:p>0.006399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-0.008882" calcext:value-type="float">
            <text:p>-0.008882</text:p>
          </table:table-cell>
          <table:table-cell office:value-type="float" office:value="0.00128" calcext:value-type="float">
            <text:p>0.00128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1.31354" calcext:value-type="float">
            <text:p>1527476131.31354</text:p>
          </table:table-cell>
          <table:table-cell office:value-type="float" office:value="0.021126" calcext:value-type="float">
            <text:p>0.021126</text:p>
          </table:table-cell>
          <table:table-cell office:value-type="float" office:value="0.014569" calcext:value-type="float">
            <text:p>0.014569</text:p>
          </table:table-cell>
          <table:table-cell office:value-type="float" office:value="0.033484" calcext:value-type="float">
            <text:p>0.033484</text:p>
          </table:table-cell>
          <table:table-cell office:value-type="float" office:value="0.004225" calcext:value-type="float">
            <text:p>0.00422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1.33293" calcext:value-type="float">
            <text:p>1527476131.33293</text:p>
          </table:table-cell>
          <table:table-cell office:value-type="float" office:value="-0.012349" calcext:value-type="float">
            <text:p>-0.012349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-0.021869" calcext:value-type="float">
            <text:p>-0.021869</text:p>
          </table:table-cell>
          <table:table-cell office:value-type="float" office:value="-0.00247" calcext:value-type="float">
            <text:p>-0.00247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1.35337" calcext:value-type="float">
            <text:p>1527476131.35337</text:p>
          </table:table-cell>
          <table:table-cell office:value-type="float" office:value="0.023244" calcext:value-type="float">
            <text:p>0.023244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-0.00161" calcext:value-type="float">
            <text:p>-0.00161</text:p>
          </table:table-cell>
          <table:table-cell office:value-type="float" office:value="0.004649" calcext:value-type="float">
            <text:p>0.00464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1.37369" calcext:value-type="float">
            <text:p>1527476131.37369</text:p>
          </table:table-cell>
          <table:table-cell office:value-type="float" office:value="0.006073" calcext:value-type="float">
            <text:p>0.006073</text:p>
          </table:table-cell>
          <table:table-cell office:value-type="float" office:value="0.014469" calcext:value-type="float">
            <text:p>0.014469</text:p>
          </table:table-cell>
          <table:table-cell office:value-type="float" office:value="0.005276" calcext:value-type="float">
            <text:p>0.005276</text:p>
          </table:table-cell>
          <table:table-cell office:value-type="float" office:value="0.001215" calcext:value-type="float">
            <text:p>0.00121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1.39317" calcext:value-type="float">
            <text:p>1527476131.39317</text:p>
          </table:table-cell>
          <table:table-cell office:value-type="float" office:value="0.019702" calcext:value-type="float">
            <text:p>0.019702</text:p>
          </table:table-cell>
          <table:table-cell office:value-type="float" office:value="0.014836" calcext:value-type="float">
            <text:p>0.014836</text:p>
          </table:table-cell>
          <table:table-cell office:value-type="float" office:value="0.005844" calcext:value-type="float">
            <text:p>0.005844</text:p>
          </table:table-cell>
          <table:table-cell office:value-type="float" office:value="0.00394" calcext:value-type="float">
            <text:p>0.0039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1.41356" calcext:value-type="float">
            <text:p>1527476131.41356</text:p>
          </table:table-cell>
          <table:table-cell office:value-type="float" office:value="0.009757" calcext:value-type="float">
            <text:p>0.009757</text:p>
          </table:table-cell>
          <table:table-cell office:value-type="float" office:value="0.014753" calcext:value-type="float">
            <text:p>0.014753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1951" calcext:value-type="float">
            <text:p>0.00195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1.43303" calcext:value-type="float">
            <text:p>1527476131.43303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4962" calcext:value-type="float">
            <text:p>0.014962</text:p>
          </table:table-cell>
          <table:table-cell office:value-type="float" office:value="0.013723" calcext:value-type="float">
            <text:p>0.013723</text:p>
          </table:table-cell>
          <table:table-cell office:value-type="float" office:value="0.004104" calcext:value-type="float">
            <text:p>0.00410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1.45341" calcext:value-type="float">
            <text:p>1527476131.45341</text:p>
          </table:table-cell>
          <table:table-cell office:value-type="float" office:value="0.005723" calcext:value-type="float">
            <text:p>0.005723</text:p>
          </table:table-cell>
          <table:table-cell office:value-type="float" office:value="0.014941" calcext:value-type="float">
            <text:p>0.014941</text:p>
          </table:table-cell>
          <table:table-cell office:value-type="float" office:value="-0.01878" calcext:value-type="float">
            <text:p>-0.01878</text:p>
          </table:table-cell>
          <table:table-cell office:value-type="float" office:value="0.001145" calcext:value-type="float">
            <text:p>0.001145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1.4738" calcext:value-type="float">
            <text:p>1527476131.4738</text:p>
          </table:table-cell>
          <table:table-cell office:value-type="float" office:value="0.021796" calcext:value-type="float">
            <text:p>0.021796</text:p>
          </table:table-cell>
          <table:table-cell office:value-type="float" office:value="0.014885" calcext:value-type="float">
            <text:p>0.014885</text:p>
          </table:table-cell>
          <table:table-cell office:value-type="float" office:value="0.018904" calcext:value-type="float">
            <text:p>0.018904</text:p>
          </table:table-cell>
          <table:table-cell office:value-type="float" office:value="0.004359" calcext:value-type="float">
            <text:p>0.00435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1.49321" calcext:value-type="float">
            <text:p>1527476131.49321</text:p>
          </table:table-cell>
          <table:table-cell office:value-type="float" office:value="-0.01114" calcext:value-type="float">
            <text:p>-0.01114</text:p>
          </table:table-cell>
          <table:table-cell office:value-type="float" office:value="0.014613" calcext:value-type="float">
            <text:p>0.014613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-0.002228" calcext:value-type="float">
            <text:p>-0.002228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1.51372" calcext:value-type="float">
            <text:p>1527476131.51372</text:p>
          </table:table-cell>
          <table:table-cell office:value-type="float" office:value="-0.008104" calcext:value-type="float">
            <text:p>-0.008104</text:p>
          </table:table-cell>
          <table:table-cell office:value-type="float" office:value="0.014591" calcext:value-type="float">
            <text:p>0.014591</text:p>
          </table:table-cell>
          <table:table-cell office:value-type="float" office:value="0.010772" calcext:value-type="float">
            <text:p>0.010772</text:p>
          </table:table-cell>
          <table:table-cell office:value-type="float" office:value="-0.001621" calcext:value-type="float">
            <text:p>-0.00162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1.53323" calcext:value-type="float">
            <text:p>1527476131.53323</text:p>
          </table:table-cell>
          <table:table-cell office:value-type="float" office:value="-0.002883" calcext:value-type="float">
            <text:p>-0.002883</text:p>
          </table:table-cell>
          <table:table-cell office:value-type="float" office:value="0.014903" calcext:value-type="float">
            <text:p>0.014903</text:p>
          </table:table-cell>
          <table:table-cell office:value-type="float" office:value="-0.001073" calcext:value-type="float">
            <text:p>-0.001073</text:p>
          </table:table-cell>
          <table:table-cell office:value-type="float" office:value="-0.000577" calcext:value-type="float">
            <text:p>-0.000577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1.55377" calcext:value-type="float">
            <text:p>1527476131.55377</text:p>
          </table:table-cell>
          <table:table-cell office:value-type="float" office:value="-0.005793" calcext:value-type="float">
            <text:p>-0.005793</text:p>
          </table:table-cell>
          <table:table-cell office:value-type="float" office:value="0.014821" calcext:value-type="float">
            <text:p>0.014821</text:p>
          </table:table-cell>
          <table:table-cell office:value-type="float" office:value="-0.002707" calcext:value-type="float">
            <text:p>-0.002707</text:p>
          </table:table-cell>
          <table:table-cell office:value-type="float" office:value="-0.001159" calcext:value-type="float">
            <text:p>-0.00115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1.5732" calcext:value-type="float">
            <text:p>1527476131.5732</text:p>
          </table:table-cell>
          <table:table-cell office:value-type="float" office:value="-0.00813" calcext:value-type="float">
            <text:p>-0.00813</text:p>
          </table:table-cell>
          <table:table-cell office:value-type="float" office:value="0.014723" calcext:value-type="float">
            <text:p>0.014723</text:p>
          </table:table-cell>
          <table:table-cell office:value-type="float" office:value="-0.014032" calcext:value-type="float">
            <text:p>-0.014032</text:p>
          </table:table-cell>
          <table:table-cell office:value-type="float" office:value="-0.001626" calcext:value-type="float">
            <text:p>-0.00162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1.59359" calcext:value-type="float">
            <text:p>1527476131.59359</text:p>
          </table:table-cell>
          <table:table-cell office:value-type="float" office:value="0.017915" calcext:value-type="float">
            <text:p>0.017915</text:p>
          </table:table-cell>
          <table:table-cell office:value-type="float" office:value="0.014968" calcext:value-type="float">
            <text:p>0.014968</text:p>
          </table:table-cell>
          <table:table-cell office:value-type="float" office:value="-0.001064" calcext:value-type="float">
            <text:p>-0.001064</text:p>
          </table:table-cell>
          <table:table-cell office:value-type="float" office:value="0.003583" calcext:value-type="float">
            <text:p>0.00358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1.61311" calcext:value-type="float">
            <text:p>1527476131.61311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0.014609" calcext:value-type="float">
            <text:p>0.014609</text:p>
          </table:table-cell>
          <table:table-cell office:value-type="float" office:value="0.015993" calcext:value-type="float">
            <text:p>0.015993</text:p>
          </table:table-cell>
          <table:table-cell office:value-type="float" office:value="0.000122" calcext:value-type="float">
            <text:p>0.00012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1.63365" calcext:value-type="float">
            <text:p>1527476131.63365</text:p>
          </table:table-cell>
          <table:table-cell office:value-type="float" office:value="0.005561" calcext:value-type="float">
            <text:p>0.005561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-0.003983" calcext:value-type="float">
            <text:p>-0.003983</text:p>
          </table:table-cell>
          <table:table-cell office:value-type="float" office:value="0.001112" calcext:value-type="float">
            <text:p>0.00111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1.65311" calcext:value-type="float">
            <text:p>1527476131.65311</text:p>
          </table:table-cell>
          <table:table-cell office:value-type="float" office:value="-0.007805" calcext:value-type="float">
            <text:p>-0.007805</text:p>
          </table:table-cell>
          <table:table-cell office:value-type="float" office:value="0.014702" calcext:value-type="float">
            <text:p>0.014702</text:p>
          </table:table-cell>
          <table:table-cell office:value-type="float" office:value="-0.005044" calcext:value-type="float">
            <text:p>-0.005044</text:p>
          </table:table-cell>
          <table:table-cell office:value-type="float" office:value="-0.001561" calcext:value-type="float">
            <text:p>-0.00156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1.67358" calcext:value-type="float">
            <text:p>1527476131.67358</text:p>
          </table:table-cell>
          <table:table-cell office:value-type="float" office:value="-0.006014" calcext:value-type="float">
            <text:p>-0.006014</text:p>
          </table:table-cell>
          <table:table-cell office:value-type="float" office:value="0.014636" calcext:value-type="float">
            <text:p>0.014636</text:p>
          </table:table-cell>
          <table:table-cell office:value-type="float" office:value="0.012013" calcext:value-type="float">
            <text:p>0.012013</text:p>
          </table:table-cell>
          <table:table-cell office:value-type="float" office:value="-0.001203" calcext:value-type="float">
            <text:p>-0.00120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1.69296" calcext:value-type="float">
            <text:p>1527476131.69296</text:p>
          </table:table-cell>
          <table:table-cell office:value-type="float" office:value="-0.013212" calcext:value-type="float">
            <text:p>-0.013212</text:p>
          </table:table-cell>
          <table:table-cell office:value-type="float" office:value="0.014729" calcext:value-type="float">
            <text:p>0.014729</text:p>
          </table:table-cell>
          <table:table-cell office:value-type="float" office:value="-0.018371" calcext:value-type="float">
            <text:p>-0.018371</text:p>
          </table:table-cell>
          <table:table-cell office:value-type="float" office:value="-0.002642" calcext:value-type="float">
            <text:p>-0.00264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1.71332" calcext:value-type="float">
            <text:p>1527476131.71332</text:p>
          </table:table-cell>
          <table:table-cell office:value-type="float" office:value="-0.012992" calcext:value-type="float">
            <text:p>-0.012992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20946" calcext:value-type="float">
            <text:p>0.020946</text:p>
          </table:table-cell>
          <table:table-cell office:value-type="float" office:value="-0.002598" calcext:value-type="float">
            <text:p>-0.00259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1.73365" calcext:value-type="float">
            <text:p>1527476131.73365</text:p>
          </table:table-cell>
          <table:table-cell office:value-type="float" office:value="-0.022045" calcext:value-type="float">
            <text:p>-0.022045</text:p>
          </table:table-cell>
          <table:table-cell office:value-type="float" office:value="0.014602" calcext:value-type="float">
            <text:p>0.014602</text:p>
          </table:table-cell>
          <table:table-cell office:value-type="float" office:value="-0.017349" calcext:value-type="float">
            <text:p>-0.017349</text:p>
          </table:table-cell>
          <table:table-cell office:value-type="float" office:value="-0.004409" calcext:value-type="float">
            <text:p>-0.004409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1.75318" calcext:value-type="float">
            <text:p>1527476131.75318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14451" calcext:value-type="float">
            <text:p>0.014451</text:p>
          </table:table-cell>
          <table:table-cell office:value-type="float" office:value="-0.003253" calcext:value-type="float">
            <text:p>-0.003253</text:p>
          </table:table-cell>
          <table:table-cell office:value-type="float" office:value="-0.00249" calcext:value-type="float">
            <text:p>-0.0024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1.77359" calcext:value-type="float">
            <text:p>1527476131.77359</text:p>
          </table:table-cell>
          <table:table-cell office:value-type="float" office:value="-0.026478" calcext:value-type="float">
            <text:p>-0.026478</text:p>
          </table:table-cell>
          <table:table-cell office:value-type="float" office:value="0.014098" calcext:value-type="float">
            <text:p>0.014098</text:p>
          </table:table-cell>
          <table:table-cell office:value-type="float" office:value="0.004815" calcext:value-type="float">
            <text:p>0.004815</text:p>
          </table:table-cell>
          <table:table-cell office:value-type="float" office:value="-0.005296" calcext:value-type="float">
            <text:p>-0.00529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1.79306" calcext:value-type="float">
            <text:p>1527476131.79306</text:p>
          </table:table-cell>
          <table:table-cell office:value-type="float" office:value="-0.024773" calcext:value-type="float">
            <text:p>-0.024773</text:p>
          </table:table-cell>
          <table:table-cell office:value-type="float" office:value="0.014226" calcext:value-type="float">
            <text:p>0.014226</text:p>
          </table:table-cell>
          <table:table-cell office:value-type="float" office:value="-0.018151" calcext:value-type="float">
            <text:p>-0.018151</text:p>
          </table:table-cell>
          <table:table-cell office:value-type="float" office:value="-0.004955" calcext:value-type="float">
            <text:p>-0.00495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1.81354" calcext:value-type="float">
            <text:p>1527476131.81354</text:p>
          </table:table-cell>
          <table:table-cell office:value-type="float" office:value="-0.004295" calcext:value-type="float">
            <text:p>-0.004295</text:p>
          </table:table-cell>
          <table:table-cell office:value-type="float" office:value="0.014273" calcext:value-type="float">
            <text:p>0.014273</text:p>
          </table:table-cell>
          <table:table-cell office:value-type="float" office:value="0.011893" calcext:value-type="float">
            <text:p>0.011893</text:p>
          </table:table-cell>
          <table:table-cell office:value-type="float" office:value="-0.000859" calcext:value-type="float">
            <text:p>-0.00085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1.8329" calcext:value-type="float">
            <text:p>1527476131.8329</text:p>
          </table:table-cell>
          <table:table-cell office:value-type="float" office:value="-0.04138" calcext:value-type="float">
            <text:p>-0.04138</text:p>
          </table:table-cell>
          <table:table-cell office:value-type="float" office:value="0.013785" calcext:value-type="float">
            <text:p>0.013785</text:p>
          </table:table-cell>
          <table:table-cell office:value-type="float" office:value="-0.007754" calcext:value-type="float">
            <text:p>-0.007754</text:p>
          </table:table-cell>
          <table:table-cell office:value-type="float" office:value="-0.008276" calcext:value-type="float">
            <text:p>-0.008276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1.85331" calcext:value-type="float">
            <text:p>1527476131.85331</text:p>
          </table:table-cell>
          <table:table-cell office:value-type="float" office:value="-0.015159" calcext:value-type="float">
            <text:p>-0.015159</text:p>
          </table:table-cell>
          <table:table-cell office:value-type="float" office:value="0.014162" calcext:value-type="float">
            <text:p>0.014162</text:p>
          </table:table-cell>
          <table:table-cell office:value-type="float" office:value="-0.017281" calcext:value-type="float">
            <text:p>-0.017281</text:p>
          </table:table-cell>
          <table:table-cell office:value-type="float" office:value="-0.003032" calcext:value-type="float">
            <text:p>-0.00303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1.87369" calcext:value-type="float">
            <text:p>1527476131.87369</text:p>
          </table:table-cell>
          <table:table-cell office:value-type="float" office:value="-0.006743" calcext:value-type="float">
            <text:p>-0.006743</text:p>
          </table:table-cell>
          <table:table-cell office:value-type="float" office:value="0.013981" calcext:value-type="float">
            <text:p>0.013981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-0.001349" calcext:value-type="float">
            <text:p>-0.00134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1.89321" calcext:value-type="float">
            <text:p>1527476131.89321</text:p>
          </table:table-cell>
          <table:table-cell office:value-type="float" office:value="-0.012017" calcext:value-type="float">
            <text:p>-0.012017</text:p>
          </table:table-cell>
          <table:table-cell office:value-type="float" office:value="0.014006" calcext:value-type="float">
            <text:p>0.014006</text:p>
          </table:table-cell>
          <table:table-cell office:value-type="float" office:value="0.002327" calcext:value-type="float">
            <text:p>0.002327</text:p>
          </table:table-cell>
          <table:table-cell office:value-type="float" office:value="-0.002403" calcext:value-type="float">
            <text:p>-0.00240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1.91366" calcext:value-type="float">
            <text:p>1527476131.91366</text:p>
          </table:table-cell>
          <table:table-cell office:value-type="float" office:value="-0.033775" calcext:value-type="float">
            <text:p>-0.033775</text:p>
          </table:table-cell>
          <table:table-cell office:value-type="float" office:value="0.013608" calcext:value-type="float">
            <text:p>0.013608</text:p>
          </table:table-cell>
          <table:table-cell office:value-type="float" office:value="-0.025192" calcext:value-type="float">
            <text:p>-0.025192</text:p>
          </table:table-cell>
          <table:table-cell office:value-type="float" office:value="-0.006755" calcext:value-type="float">
            <text:p>-0.00675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1.9331" calcext:value-type="float">
            <text:p>1527476131.9331</text:p>
          </table:table-cell>
          <table:table-cell office:value-type="float" office:value="-0.003203" calcext:value-type="float">
            <text:p>-0.003203</text:p>
          </table:table-cell>
          <table:table-cell office:value-type="float" office:value="0.013713" calcext:value-type="float">
            <text:p>0.013713</text:p>
          </table:table-cell>
          <table:table-cell office:value-type="float" office:value="0.018467" calcext:value-type="float">
            <text:p>0.018467</text:p>
          </table:table-cell>
          <table:table-cell office:value-type="float" office:value="-0.000641" calcext:value-type="float">
            <text:p>-0.00064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1.95353" calcext:value-type="float">
            <text:p>1527476131.95353</text:p>
          </table:table-cell>
          <table:table-cell office:value-type="float" office:value="-0.0505" calcext:value-type="float">
            <text:p>-0.0505</text:p>
          </table:table-cell>
          <table:table-cell office:value-type="float" office:value="0.013123" calcext:value-type="float">
            <text:p>0.013123</text:p>
          </table:table-cell>
          <table:table-cell office:value-type="float" office:value="-0.008865" calcext:value-type="float">
            <text:p>-0.008865</text:p>
          </table:table-cell>
          <table:table-cell office:value-type="float" office:value="-0.0101" calcext:value-type="float">
            <text:p>-0.010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1.97288" calcext:value-type="float">
            <text:p>1527476131.97288</text:p>
          </table:table-cell>
          <table:table-cell office:value-type="float" office:value="-0.01511" calcext:value-type="float">
            <text:p>-0.01511</text:p>
          </table:table-cell>
          <table:table-cell office:value-type="float" office:value="0.013637" calcext:value-type="float">
            <text:p>0.013637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-0.003022" calcext:value-type="float">
            <text:p>-0.00302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1.99325" calcext:value-type="float">
            <text:p>1527476131.99325</text:p>
          </table:table-cell>
          <table:table-cell office:value-type="float" office:value="-0.037904" calcext:value-type="float">
            <text:p>-0.037904</text:p>
          </table:table-cell>
          <table:table-cell office:value-type="float" office:value="0.013198" calcext:value-type="float">
            <text:p>0.013198</text:p>
          </table:table-cell>
          <table:table-cell office:value-type="float" office:value="-0.019431" calcext:value-type="float">
            <text:p>-0.019431</text:p>
          </table:table-cell>
          <table:table-cell office:value-type="float" office:value="-0.007581" calcext:value-type="float">
            <text:p>-0.00758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2.01367" calcext:value-type="float">
            <text:p>1527476132.01367</text:p>
          </table:table-cell>
          <table:table-cell office:value-type="float" office:value="-0.029531" calcext:value-type="float">
            <text:p>-0.029531</text:p>
          </table:table-cell>
          <table:table-cell office:value-type="float" office:value="0.012972" calcext:value-type="float">
            <text:p>0.012972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-0.005906" calcext:value-type="float">
            <text:p>-0.005906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2.03306" calcext:value-type="float">
            <text:p>1527476132.03306</text:p>
          </table:table-cell>
          <table:table-cell office:value-type="float" office:value="-0.052728" calcext:value-type="float">
            <text:p>-0.052728</text:p>
          </table:table-cell>
          <table:table-cell office:value-type="float" office:value="0.012627" calcext:value-type="float">
            <text:p>0.012627</text:p>
          </table:table-cell>
          <table:table-cell office:value-type="float" office:value="-0.02883" calcext:value-type="float">
            <text:p>-0.02883</text:p>
          </table:table-cell>
          <table:table-cell office:value-type="float" office:value="-0.010546" calcext:value-type="float">
            <text:p>-0.010546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2.05341" calcext:value-type="float">
            <text:p>1527476132.05341</text:p>
          </table:table-cell>
          <table:table-cell office:value-type="float" office:value="-0.031266" calcext:value-type="float">
            <text:p>-0.031266</text:p>
          </table:table-cell>
          <table:table-cell office:value-type="float" office:value="0.012477" calcext:value-type="float">
            <text:p>0.012477</text:p>
          </table:table-cell>
          <table:table-cell office:value-type="float" office:value="0.026525" calcext:value-type="float">
            <text:p>0.026525</text:p>
          </table:table-cell>
          <table:table-cell office:value-type="float" office:value="-0.006253" calcext:value-type="float">
            <text:p>-0.00625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2.07378" calcext:value-type="float">
            <text:p>1527476132.07378</text:p>
          </table:table-cell>
          <table:table-cell office:value-type="float" office:value="-0.062845" calcext:value-type="float">
            <text:p>-0.062845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-0.021548" calcext:value-type="float">
            <text:p>-0.021548</text:p>
          </table:table-cell>
          <table:table-cell office:value-type="float" office:value="-0.012569" calcext:value-type="float">
            <text:p>-0.01256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2.09321" calcext:value-type="float">
            <text:p>1527476132.09321</text:p>
          </table:table-cell>
          <table:table-cell office:value-type="float" office:value="-0.053791" calcext:value-type="float">
            <text:p>-0.053791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-0.011058" calcext:value-type="float">
            <text:p>-0.011058</text:p>
          </table:table-cell>
          <table:table-cell office:value-type="float" office:value="-0.010758" calcext:value-type="float">
            <text:p>-0.010758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2.11359" calcext:value-type="float">
            <text:p>1527476132.11359</text:p>
          </table:table-cell>
          <table:table-cell office:value-type="float" office:value="-0.040343" calcext:value-type="float">
            <text:p>-0.040343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-0.017817" calcext:value-type="float">
            <text:p>-0.017817</text:p>
          </table:table-cell>
          <table:table-cell office:value-type="float" office:value="-0.008069" calcext:value-type="float">
            <text:p>-0.00806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2.13298" calcext:value-type="float">
            <text:p>1527476132.13298</text:p>
          </table:table-cell>
          <table:table-cell office:value-type="float" office:value="-0.029409" calcext:value-type="float">
            <text:p>-0.029409</text:p>
          </table:table-cell>
          <table:table-cell office:value-type="float" office:value="0.012046" calcext:value-type="float">
            <text:p>0.012046</text:p>
          </table:table-cell>
          <table:table-cell office:value-type="float" office:value="-0.007367" calcext:value-type="float">
            <text:p>-0.007367</text:p>
          </table:table-cell>
          <table:table-cell office:value-type="float" office:value="-0.005882" calcext:value-type="float">
            <text:p>-0.00588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2.15353" calcext:value-type="float">
            <text:p>1527476132.15353</text:p>
          </table:table-cell>
          <table:table-cell office:value-type="float" office:value="-0.015331" calcext:value-type="float">
            <text:p>-0.015331</text:p>
          </table:table-cell>
          <table:table-cell office:value-type="float" office:value="0.012184" calcext:value-type="float">
            <text:p>0.012184</text:p>
          </table:table-cell>
          <table:table-cell office:value-type="float" office:value="-0.005055" calcext:value-type="float">
            <text:p>-0.005055</text:p>
          </table:table-cell>
          <table:table-cell office:value-type="float" office:value="-0.003066" calcext:value-type="float">
            <text:p>-0.003066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2.17286" calcext:value-type="float">
            <text:p>1527476132.17286</text:p>
          </table:table-cell>
          <table:table-cell office:value-type="float" office:value="-0.040503" calcext:value-type="float">
            <text:p>-0.040503</text:p>
          </table:table-cell>
          <table:table-cell office:value-type="float" office:value="0.011599" calcext:value-type="float">
            <text:p>0.011599</text:p>
          </table:table-cell>
          <table:table-cell office:value-type="float" office:value="-0.012493" calcext:value-type="float">
            <text:p>-0.012493</text:p>
          </table:table-cell>
          <table:table-cell office:value-type="float" office:value="-0.008101" calcext:value-type="float">
            <text:p>-0.00810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2.19318" calcext:value-type="float">
            <text:p>1527476132.19318</text:p>
          </table:table-cell>
          <table:table-cell office:value-type="float" office:value="-0.020321" calcext:value-type="float">
            <text:p>-0.020321</text:p>
          </table:table-cell>
          <table:table-cell office:value-type="float" office:value="0.011756" calcext:value-type="float">
            <text:p>0.011756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-0.004064" calcext:value-type="float">
            <text:p>-0.00406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2.21348" calcext:value-type="float">
            <text:p>1527476132.21348</text:p>
          </table:table-cell>
          <table:table-cell office:value-type="float" office:value="-0.016942" calcext:value-type="float">
            <text:p>-0.016942</text:p>
          </table:table-cell>
          <table:table-cell office:value-type="float" office:value="0.011873" calcext:value-type="float">
            <text:p>0.011873</text:p>
          </table:table-cell>
          <table:table-cell office:value-type="float" office:value="-0.006883" calcext:value-type="float">
            <text:p>-0.006883</text:p>
          </table:table-cell>
          <table:table-cell office:value-type="float" office:value="-0.003388" calcext:value-type="float">
            <text:p>-0.00338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2.23282" calcext:value-type="float">
            <text:p>1527476132.23282</text:p>
          </table:table-cell>
          <table:table-cell office:value-type="float" office:value="-0.020081" calcext:value-type="float">
            <text:p>-0.020081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06711" calcext:value-type="float">
            <text:p>0.006711</text:p>
          </table:table-cell>
          <table:table-cell office:value-type="float" office:value="-0.004016" calcext:value-type="float">
            <text:p>-0.004016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2.25327" calcext:value-type="float">
            <text:p>1527476132.25327</text:p>
          </table:table-cell>
          <table:table-cell office:value-type="float" office:value="-0.049713" calcext:value-type="float">
            <text:p>-0.049713</text:p>
          </table:table-cell>
          <table:table-cell office:value-type="float" office:value="0.011211" calcext:value-type="float">
            <text:p>0.011211</text:p>
          </table:table-cell>
          <table:table-cell office:value-type="float" office:value="-0.030227" calcext:value-type="float">
            <text:p>-0.030227</text:p>
          </table:table-cell>
          <table:table-cell office:value-type="float" office:value="-0.009943" calcext:value-type="float">
            <text:p>-0.00994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2.27362" calcext:value-type="float">
            <text:p>1527476132.27362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0.011626" calcext:value-type="float">
            <text:p>0.011626</text:p>
          </table:table-cell>
          <table:table-cell office:value-type="float" office:value="0.007689" calcext:value-type="float">
            <text:p>0.007689</text:p>
          </table:table-cell>
          <table:table-cell office:value-type="float" office:value="0.000187" calcext:value-type="float">
            <text:p>0.00018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2.29301" calcext:value-type="float">
            <text:p>1527476132.29301</text:p>
          </table:table-cell>
          <table:table-cell office:value-type="float" office:value="-0.02727" calcext:value-type="float">
            <text:p>-0.02727</text:p>
          </table:table-cell>
          <table:table-cell office:value-type="float" office:value="0.011229" calcext:value-type="float">
            <text:p>0.011229</text:p>
          </table:table-cell>
          <table:table-cell office:value-type="float" office:value="0.005768" calcext:value-type="float">
            <text:p>0.005768</text:p>
          </table:table-cell>
          <table:table-cell office:value-type="float" office:value="-0.005454" calcext:value-type="float">
            <text:p>-0.00545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2.31345" calcext:value-type="float">
            <text:p>1527476132.31345</text:p>
          </table:table-cell>
          <table:table-cell office:value-type="float" office:value="-0.039587" calcext:value-type="float">
            <text:p>-0.039587</text:p>
          </table:table-cell>
          <table:table-cell office:value-type="float" office:value="0.011095" calcext:value-type="float">
            <text:p>0.011095</text:p>
          </table:table-cell>
          <table:table-cell office:value-type="float" office:value="-0.010022" calcext:value-type="float">
            <text:p>-0.010022</text:p>
          </table:table-cell>
          <table:table-cell office:value-type="float" office:value="-0.007917" calcext:value-type="float">
            <text:p>-0.007917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2.33279" calcext:value-type="float">
            <text:p>1527476132.33279</text:p>
          </table:table-cell>
          <table:table-cell office:value-type="float" office:value="-0.038611" calcext:value-type="float">
            <text:p>-0.038611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-0.022921" calcext:value-type="float">
            <text:p>-0.022921</text:p>
          </table:table-cell>
          <table:table-cell office:value-type="float" office:value="-0.007722" calcext:value-type="float">
            <text:p>-0.00772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2.35314" calcext:value-type="float">
            <text:p>1527476132.35314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0.011313" calcext:value-type="float">
            <text:p>0.011313</text:p>
          </table:table-cell>
          <table:table-cell office:value-type="float" office:value="0.02042" calcext:value-type="float">
            <text:p>0.02042</text:p>
          </table:table-cell>
          <table:table-cell office:value-type="float" office:value="0.000718" calcext:value-type="float">
            <text:p>0.000718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2.37366" calcext:value-type="float">
            <text:p>1527476132.37366</text:p>
          </table:table-cell>
          <table:table-cell office:value-type="float" office:value="-0.034085" calcext:value-type="float">
            <text:p>-0.034085</text:p>
          </table:table-cell>
          <table:table-cell office:value-type="float" office:value="0.010959" calcext:value-type="float">
            <text:p>0.010959</text:p>
          </table:table-cell>
          <table:table-cell office:value-type="float" office:value="-0.020515" calcext:value-type="float">
            <text:p>-0.020515</text:p>
          </table:table-cell>
          <table:table-cell office:value-type="float" office:value="-0.006817" calcext:value-type="float">
            <text:p>-0.00681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2.39323" calcext:value-type="float">
            <text:p>1527476132.39323</text:p>
          </table:table-cell>
          <table:table-cell office:value-type="float" office:value="-0.025571" calcext:value-type="float">
            <text:p>-0.025571</text:p>
          </table:table-cell>
          <table:table-cell office:value-type="float" office:value="0.010725" calcext:value-type="float">
            <text:p>0.010725</text:p>
          </table:table-cell>
          <table:table-cell office:value-type="float" office:value="-0.006548" calcext:value-type="float">
            <text:p>-0.006548</text:p>
          </table:table-cell>
          <table:table-cell office:value-type="float" office:value="-0.005114" calcext:value-type="float">
            <text:p>-0.00511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2.41363" calcext:value-type="float">
            <text:p>1527476132.41363</text:p>
          </table:table-cell>
          <table:table-cell office:value-type="float" office:value="-0.009781" calcext:value-type="float">
            <text:p>-0.009781</text:p>
          </table:table-cell>
          <table:table-cell office:value-type="float" office:value="0.010913" calcext:value-type="float">
            <text:p>0.010913</text:p>
          </table:table-cell>
          <table:table-cell office:value-type="float" office:value="-0.009047" calcext:value-type="float">
            <text:p>-0.009047</text:p>
          </table:table-cell>
          <table:table-cell office:value-type="float" office:value="-0.001956" calcext:value-type="float">
            <text:p>-0.001956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2.43304" calcext:value-type="float">
            <text:p>1527476132.43304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0.010992" calcext:value-type="float">
            <text:p>0.010992</text:p>
          </table:table-cell>
          <table:table-cell office:value-type="float" office:value="0.019279" calcext:value-type="float">
            <text:p>0.019279</text:p>
          </table:table-cell>
          <table:table-cell office:value-type="float" office:value="0.000669" calcext:value-type="float">
            <text:p>0.000669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2.45341" calcext:value-type="float">
            <text:p>1527476132.45341</text:p>
          </table:table-cell>
          <table:table-cell office:value-type="float" office:value="-0.03005" calcext:value-type="float">
            <text:p>-0.03005</text:p>
          </table:table-cell>
          <table:table-cell office:value-type="float" office:value="0.010705" calcext:value-type="float">
            <text:p>0.010705</text:p>
          </table:table-cell>
          <table:table-cell office:value-type="float" office:value="-0.017254" calcext:value-type="float">
            <text:p>-0.017254</text:p>
          </table:table-cell>
          <table:table-cell office:value-type="float" office:value="-0.00601" calcext:value-type="float">
            <text:p>-0.0060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2.47383" calcext:value-type="float">
            <text:p>1527476132.47383</text:p>
          </table:table-cell>
          <table:table-cell office:value-type="float" office:value="-0.017894" calcext:value-type="float">
            <text:p>-0.017894</text:p>
          </table:table-cell>
          <table:table-cell office:value-type="float" office:value="0.010601" calcext:value-type="float">
            <text:p>0.010601</text:p>
          </table:table-cell>
          <table:table-cell office:value-type="float" office:value="-0.012001" calcext:value-type="float">
            <text:p>-0.012001</text:p>
          </table:table-cell>
          <table:table-cell office:value-type="float" office:value="-0.003579" calcext:value-type="float">
            <text:p>-0.00357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2.49319" calcext:value-type="float">
            <text:p>1527476132.49319</text:p>
          </table:table-cell>
          <table:table-cell office:value-type="float" office:value="-0.006437" calcext:value-type="float">
            <text:p>-0.006437</text:p>
          </table:table-cell>
          <table:table-cell office:value-type="float" office:value="0.01059" calcext:value-type="float">
            <text:p>0.01059</text:p>
          </table:table-cell>
          <table:table-cell office:value-type="float" office:value="0.009241" calcext:value-type="float">
            <text:p>0.009241</text:p>
          </table:table-cell>
          <table:table-cell office:value-type="float" office:value="-0.001287" calcext:value-type="float">
            <text:p>-0.001287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2.51363" calcext:value-type="float">
            <text:p>1527476132.51363</text:p>
          </table:table-cell>
          <table:table-cell office:value-type="float" office:value="-0.024352" calcext:value-type="float">
            <text:p>-0.024352</text:p>
          </table:table-cell>
          <table:table-cell office:value-type="float" office:value="0.010413" calcext:value-type="float">
            <text:p>0.010413</text:p>
          </table:table-cell>
          <table:table-cell office:value-type="float" office:value="0.00408" calcext:value-type="float">
            <text:p>0.00408</text:p>
          </table:table-cell>
          <table:table-cell office:value-type="float" office:value="-0.00487" calcext:value-type="float">
            <text:p>-0.00487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2.53314" calcext:value-type="float">
            <text:p>1527476132.53314</text:p>
          </table:table-cell>
          <table:table-cell office:value-type="float" office:value="-0.032845" calcext:value-type="float">
            <text:p>-0.032845</text:p>
          </table:table-cell>
          <table:table-cell office:value-type="float" office:value="0.010327" calcext:value-type="float">
            <text:p>0.010327</text:p>
          </table:table-cell>
          <table:table-cell office:value-type="float" office:value="-0.014116" calcext:value-type="float">
            <text:p>-0.014116</text:p>
          </table:table-cell>
          <table:table-cell office:value-type="float" office:value="-0.006569" calcext:value-type="float">
            <text:p>-0.006569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2.55358" calcext:value-type="float">
            <text:p>1527476132.55358</text:p>
          </table:table-cell>
          <table:table-cell office:value-type="float" office:value="-0.020263" calcext:value-type="float">
            <text:p>-0.020263</text:p>
          </table:table-cell>
          <table:table-cell office:value-type="float" office:value="0.010296" calcext:value-type="float">
            <text:p>0.010296</text:p>
          </table:table-cell>
          <table:table-cell office:value-type="float" office:value="-0.005098" calcext:value-type="float">
            <text:p>-0.005098</text:p>
          </table:table-cell>
          <table:table-cell office:value-type="float" office:value="-0.004053" calcext:value-type="float">
            <text:p>-0.00405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2.57302" calcext:value-type="float">
            <text:p>1527476132.57302</text:p>
          </table:table-cell>
          <table:table-cell office:value-type="float" office:value="-0.01238" calcext:value-type="float">
            <text:p>-0.01238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-0.000544" calcext:value-type="float">
            <text:p>-0.000544</text:p>
          </table:table-cell>
          <table:table-cell office:value-type="float" office:value="-0.002476" calcext:value-type="float">
            <text:p>-0.0024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2.59341" calcext:value-type="float">
            <text:p>1527476132.59341</text:p>
          </table:table-cell>
          <table:table-cell office:value-type="float" office:value="-0.031004" calcext:value-type="float">
            <text:p>-0.031004</text:p>
          </table:table-cell>
          <table:table-cell office:value-type="float" office:value="0.009959" calcext:value-type="float">
            <text:p>0.009959</text:p>
          </table:table-cell>
          <table:table-cell office:value-type="float" office:value="-0.008673" calcext:value-type="float">
            <text:p>-0.008673</text:p>
          </table:table-cell>
          <table:table-cell office:value-type="float" office:value="-0.006201" calcext:value-type="float">
            <text:p>-0.00620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2.61384" calcext:value-type="float">
            <text:p>1527476132.61384</text:p>
          </table:table-cell>
          <table:table-cell office:value-type="float" office:value="-0.017314" calcext:value-type="float">
            <text:p>-0.017314</text:p>
          </table:table-cell>
          <table:table-cell office:value-type="float" office:value="0.010061" calcext:value-type="float">
            <text:p>0.010061</text:p>
          </table:table-cell>
          <table:table-cell office:value-type="float" office:value="-0.004414" calcext:value-type="float">
            <text:p>-0.004414</text:p>
          </table:table-cell>
          <table:table-cell office:value-type="float" office:value="-0.003463" calcext:value-type="float">
            <text:p>-0.003463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2.63335" calcext:value-type="float">
            <text:p>1527476132.63335</text:p>
          </table:table-cell>
          <table:table-cell office:value-type="float" office:value="-0.023311" calcext:value-type="float">
            <text:p>-0.023311</text:p>
          </table:table-cell>
          <table:table-cell office:value-type="float" office:value="0.009858" calcext:value-type="float">
            <text:p>0.009858</text:p>
          </table:table-cell>
          <table:table-cell office:value-type="float" office:value="-0.001534" calcext:value-type="float">
            <text:p>-0.001534</text:p>
          </table:table-cell>
          <table:table-cell office:value-type="float" office:value="-0.004662" calcext:value-type="float">
            <text:p>-0.00466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2.65375" calcext:value-type="float">
            <text:p>1527476132.65375</text:p>
          </table:table-cell>
          <table:table-cell office:value-type="float" office:value="-0.039706" calcext:value-type="float">
            <text:p>-0.039706</text:p>
          </table:table-cell>
          <table:table-cell office:value-type="float" office:value="0.009492" calcext:value-type="float">
            <text:p>0.009492</text:p>
          </table:table-cell>
          <table:table-cell office:value-type="float" office:value="0.002785" calcext:value-type="float">
            <text:p>0.002785</text:p>
          </table:table-cell>
          <table:table-cell office:value-type="float" office:value="-0.007941" calcext:value-type="float">
            <text:p>-0.00794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2.67314" calcext:value-type="float">
            <text:p>1527476132.67314</text:p>
          </table:table-cell>
          <table:table-cell office:value-type="float" office:value="-0.021019" calcext:value-type="float">
            <text:p>-0.021019</text:p>
          </table:table-cell>
          <table:table-cell office:value-type="float" office:value="0.009908" calcext:value-type="float">
            <text:p>0.009908</text:p>
          </table:table-cell>
          <table:table-cell office:value-type="float" office:value="-0.019169" calcext:value-type="float">
            <text:p>-0.019169</text:p>
          </table:table-cell>
          <table:table-cell office:value-type="float" office:value="-0.004204" calcext:value-type="float">
            <text:p>-0.00420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2.69354" calcext:value-type="float">
            <text:p>1527476132.69354</text:p>
          </table:table-cell>
          <table:table-cell office:value-type="float" office:value="-0.018631" calcext:value-type="float">
            <text:p>-0.018631</text:p>
          </table:table-cell>
          <table:table-cell office:value-type="float" office:value="0.009566" calcext:value-type="float">
            <text:p>0.009566</text:p>
          </table:table-cell>
          <table:table-cell office:value-type="float" office:value="0.005017" calcext:value-type="float">
            <text:p>0.005017</text:p>
          </table:table-cell>
          <table:table-cell office:value-type="float" office:value="-0.003726" calcext:value-type="float">
            <text:p>-0.003726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2.71302" calcext:value-type="float">
            <text:p>1527476132.71302</text:p>
          </table:table-cell>
          <table:table-cell office:value-type="float" office:value="-0.054862" calcext:value-type="float">
            <text:p>-0.054862</text:p>
          </table:table-cell>
          <table:table-cell office:value-type="float" office:value="0.008958" calcext:value-type="float">
            <text:p>0.008958</text:p>
          </table:table-cell>
          <table:table-cell office:value-type="float" office:value="-0.010411" calcext:value-type="float">
            <text:p>-0.010411</text:p>
          </table:table-cell>
          <table:table-cell office:value-type="float" office:value="-0.010972" calcext:value-type="float">
            <text:p>-0.01097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2.73354" calcext:value-type="float">
            <text:p>1527476132.73354</text:p>
          </table:table-cell>
          <table:table-cell office:value-type="float" office:value="-0.026164" calcext:value-type="float">
            <text:p>-0.026164</text:p>
          </table:table-cell>
          <table:table-cell office:value-type="float" office:value="0.009334" calcext:value-type="float">
            <text:p>0.009334</text:p>
          </table:table-cell>
          <table:table-cell office:value-type="float" office:value="-0.017928" calcext:value-type="float">
            <text:p>-0.017928</text:p>
          </table:table-cell>
          <table:table-cell office:value-type="float" office:value="-0.005233" calcext:value-type="float">
            <text:p>-0.005233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2.75301" calcext:value-type="float">
            <text:p>1527476132.75301</text:p>
          </table:table-cell>
          <table:table-cell office:value-type="float" office:value="-0.040127" calcext:value-type="float">
            <text:p>-0.040127</text:p>
          </table:table-cell>
          <table:table-cell office:value-type="float" office:value="0.008714" calcext:value-type="float">
            <text:p>0.008714</text:p>
          </table:table-cell>
          <table:table-cell office:value-type="float" office:value="0.021471" calcext:value-type="float">
            <text:p>0.021471</text:p>
          </table:table-cell>
          <table:table-cell office:value-type="float" office:value="-0.008025" calcext:value-type="float">
            <text:p>-0.008025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2.77339" calcext:value-type="float">
            <text:p>1527476132.77339</text:p>
          </table:table-cell>
          <table:table-cell office:value-type="float" office:value="-0.05089" calcext:value-type="float">
            <text:p>-0.05089</text:p>
          </table:table-cell>
          <table:table-cell office:value-type="float" office:value="0.008932" calcext:value-type="float">
            <text:p>0.008932</text:p>
          </table:table-cell>
          <table:table-cell office:value-type="float" office:value="-0.01678" calcext:value-type="float">
            <text:p>-0.01678</text:p>
          </table:table-cell>
          <table:table-cell office:value-type="float" office:value="-0.010178" calcext:value-type="float">
            <text:p>-0.01017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2.79278" calcext:value-type="float">
            <text:p>1527476132.79278</text:p>
          </table:table-cell>
          <table:table-cell office:value-type="float" office:value="-0.066275" calcext:value-type="float">
            <text:p>-0.066275</text:p>
          </table:table-cell>
          <table:table-cell office:value-type="float" office:value="0.008309" calcext:value-type="float">
            <text:p>0.008309</text:p>
          </table:table-cell>
          <table:table-cell office:value-type="float" office:value="-0.031214" calcext:value-type="float">
            <text:p>-0.031214</text:p>
          </table:table-cell>
          <table:table-cell office:value-type="float" office:value="-0.013255" calcext:value-type="float">
            <text:p>-0.01325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2.81321" calcext:value-type="float">
            <text:p>1527476132.81321</text:p>
          </table:table-cell>
          <table:table-cell office:value-type="float" office:value="-0.012197" calcext:value-type="float">
            <text:p>-0.012197</text:p>
          </table:table-cell>
          <table:table-cell office:value-type="float" office:value="0.008776" calcext:value-type="float">
            <text:p>0.008776</text:p>
          </table:table-cell>
          <table:table-cell office:value-type="float" office:value="0.018287" calcext:value-type="float">
            <text:p>0.018287</text:p>
          </table:table-cell>
          <table:table-cell office:value-type="float" office:value="-0.002439" calcext:value-type="float">
            <text:p>-0.00243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2.83368" calcext:value-type="float">
            <text:p>1527476132.83368</text:p>
          </table:table-cell>
          <table:table-cell office:value-type="float" office:value="-0.060499" calcext:value-type="float">
            <text:p>-0.060499</text:p>
          </table:table-cell>
          <table:table-cell office:value-type="float" office:value="0.008162" calcext:value-type="float">
            <text:p>0.008162</text:p>
          </table:table-cell>
          <table:table-cell office:value-type="float" office:value="-0.031891" calcext:value-type="float">
            <text:p>-0.031891</text:p>
          </table:table-cell>
          <table:table-cell office:value-type="float" office:value="-0.0121" calcext:value-type="float">
            <text:p>-0.012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2.85314" calcext:value-type="float">
            <text:p>1527476132.85314</text:p>
          </table:table-cell>
          <table:table-cell office:value-type="float" office:value="-0.039053" calcext:value-type="float">
            <text:p>-0.039053</text:p>
          </table:table-cell>
          <table:table-cell office:value-type="float" office:value="0.007958" calcext:value-type="float">
            <text:p>0.007958</text:p>
          </table:table-cell>
          <table:table-cell office:value-type="float" office:value="0.010709" calcext:value-type="float">
            <text:p>0.010709</text:p>
          </table:table-cell>
          <table:table-cell office:value-type="float" office:value="-0.007811" calcext:value-type="float">
            <text:p>-0.00781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2.87357" calcext:value-type="float">
            <text:p>1527476132.87357</text:p>
          </table:table-cell>
          <table:table-cell office:value-type="float" office:value="-0.052899" calcext:value-type="float">
            <text:p>-0.052899</text:p>
          </table:table-cell>
          <table:table-cell office:value-type="float" office:value="0.007894" calcext:value-type="float">
            <text:p>0.007894</text:p>
          </table:table-cell>
          <table:table-cell office:value-type="float" office:value="-0.032165" calcext:value-type="float">
            <text:p>-0.032165</text:p>
          </table:table-cell>
          <table:table-cell office:value-type="float" office:value="-0.01058" calcext:value-type="float">
            <text:p>-0.0105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2.89304" calcext:value-type="float">
            <text:p>1527476132.89304</text:p>
          </table:table-cell>
          <table:table-cell office:value-type="float" office:value="-0.033343" calcext:value-type="float">
            <text:p>-0.033343</text:p>
          </table:table-cell>
          <table:table-cell office:value-type="float" office:value="0.007649" calcext:value-type="float">
            <text:p>0.007649</text:p>
          </table:table-cell>
          <table:table-cell office:value-type="float" office:value="0.022864" calcext:value-type="float">
            <text:p>0.022864</text:p>
          </table:table-cell>
          <table:table-cell office:value-type="float" office:value="-0.006669" calcext:value-type="float">
            <text:p>-0.00666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2.91346" calcext:value-type="float">
            <text:p>1527476132.91346</text:p>
          </table:table-cell>
          <table:table-cell office:value-type="float" office:value="-0.069245" calcext:value-type="float">
            <text:p>-0.069245</text:p>
          </table:table-cell>
          <table:table-cell office:value-type="float" office:value="0.007383" calcext:value-type="float">
            <text:p>0.007383</text:p>
          </table:table-cell>
          <table:table-cell office:value-type="float" office:value="-0.030015" calcext:value-type="float">
            <text:p>-0.030015</text:p>
          </table:table-cell>
          <table:table-cell office:value-type="float" office:value="-0.013849" calcext:value-type="float">
            <text:p>-0.01384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2.93288" calcext:value-type="float">
            <text:p>1527476132.93288</text:p>
          </table:table-cell>
          <table:table-cell office:value-type="float" office:value="-0.02803" calcext:value-type="float">
            <text:p>-0.02803</text:p>
          </table:table-cell>
          <table:table-cell office:value-type="float" office:value="0.007601" calcext:value-type="float">
            <text:p>0.007601</text:p>
          </table:table-cell>
          <table:table-cell office:value-type="float" office:value="-0.010445" calcext:value-type="float">
            <text:p>-0.010445</text:p>
          </table:table-cell>
          <table:table-cell office:value-type="float" office:value="-0.005606" calcext:value-type="float">
            <text:p>-0.005606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2.95324" calcext:value-type="float">
            <text:p>1527476132.95324</text:p>
          </table:table-cell>
          <table:table-cell office:value-type="float" office:value="-0.009094" calcext:value-type="float">
            <text:p>-0.009094</text:p>
          </table:table-cell>
          <table:table-cell office:value-type="float" office:value="0.007774" calcext:value-type="float">
            <text:p>0.007774</text:p>
          </table:table-cell>
          <table:table-cell office:value-type="float" office:value="-0.003137" calcext:value-type="float">
            <text:p>-0.003137</text:p>
          </table:table-cell>
          <table:table-cell office:value-type="float" office:value="-0.001819" calcext:value-type="float">
            <text:p>-0.00181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2.97364" calcext:value-type="float">
            <text:p>1527476132.97364</text:p>
          </table:table-cell>
          <table:table-cell office:value-type="float" office:value="-0.017811" calcext:value-type="float">
            <text:p>-0.017811</text:p>
          </table:table-cell>
          <table:table-cell office:value-type="float" office:value="0.007532" calcext:value-type="float">
            <text:p>0.007532</text:p>
          </table:table-cell>
          <table:table-cell office:value-type="float" office:value="-0.012609" calcext:value-type="float">
            <text:p>-0.012609</text:p>
          </table:table-cell>
          <table:table-cell office:value-type="float" office:value="-0.003562" calcext:value-type="float">
            <text:p>-0.00356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2.9931" calcext:value-type="float">
            <text:p>1527476132.9931</text:p>
          </table:table-cell>
          <table:table-cell office:value-type="float" office:value="-0.061448" calcext:value-type="float">
            <text:p>-0.061448</text:p>
          </table:table-cell>
          <table:table-cell office:value-type="float" office:value="0.006437" calcext:value-type="float">
            <text:p>0.006437</text:p>
          </table:table-cell>
          <table:table-cell office:value-type="float" office:value="-0.013038" calcext:value-type="float">
            <text:p>-0.013038</text:p>
          </table:table-cell>
          <table:table-cell office:value-type="float" office:value="-0.01229" calcext:value-type="float">
            <text:p>-0.0122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3.01358" calcext:value-type="float">
            <text:p>1527476133.01358</text:p>
          </table:table-cell>
          <table:table-cell office:value-type="float" office:value="-0.028631" calcext:value-type="float">
            <text:p>-0.028631</text:p>
          </table:table-cell>
          <table:table-cell office:value-type="float" office:value="0.006842" calcext:value-type="float">
            <text:p>0.006842</text:p>
          </table:table-cell>
          <table:table-cell office:value-type="float" office:value="0.011199" calcext:value-type="float">
            <text:p>0.011199</text:p>
          </table:table-cell>
          <table:table-cell office:value-type="float" office:value="-0.005726" calcext:value-type="float">
            <text:p>-0.005726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3.03304" calcext:value-type="float">
            <text:p>1527476133.03304</text:p>
          </table:table-cell>
          <table:table-cell office:value-type="float" office:value="-0.033457" calcext:value-type="float">
            <text:p>-0.033457</text:p>
          </table:table-cell>
          <table:table-cell office:value-type="float" office:value="0.006967" calcext:value-type="float">
            <text:p>0.006967</text:p>
          </table:table-cell>
          <table:table-cell office:value-type="float" office:value="0.008491" calcext:value-type="float">
            <text:p>0.008491</text:p>
          </table:table-cell>
          <table:table-cell office:value-type="float" office:value="-0.006691" calcext:value-type="float">
            <text:p>-0.00669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3.05342" calcext:value-type="float">
            <text:p>1527476133.05342</text:p>
          </table:table-cell>
          <table:table-cell office:value-type="float" office:value="-0.061761" calcext:value-type="float">
            <text:p>-0.061761</text:p>
          </table:table-cell>
          <table:table-cell office:value-type="float" office:value="0.006563" calcext:value-type="float">
            <text:p>0.006563</text:p>
          </table:table-cell>
          <table:table-cell office:value-type="float" office:value="-0.011854" calcext:value-type="float">
            <text:p>-0.011854</text:p>
          </table:table-cell>
          <table:table-cell office:value-type="float" office:value="-0.012352" calcext:value-type="float">
            <text:p>-0.01235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3.07387" calcext:value-type="float">
            <text:p>1527476133.07387</text:p>
          </table:table-cell>
          <table:table-cell office:value-type="float" office:value="-0.041267" calcext:value-type="float">
            <text:p>-0.041267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-0.056246" calcext:value-type="float">
            <text:p>-0.056246</text:p>
          </table:table-cell>
          <table:table-cell office:value-type="float" office:value="-0.008253" calcext:value-type="float">
            <text:p>-0.00825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3.09328" calcext:value-type="float">
            <text:p>1527476133.09328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19778" calcext:value-type="float">
            <text:p>0.019778</text:p>
          </table:table-cell>
          <table:table-cell office:value-type="float" office:value="0.002172" calcext:value-type="float">
            <text:p>0.00217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3.11379" calcext:value-type="float">
            <text:p>1527476133.11379</text:p>
          </table:table-cell>
          <table:table-cell office:value-type="float" office:value="-0.046453" calcext:value-type="float">
            <text:p>-0.046453</text:p>
          </table:table-cell>
          <table:table-cell office:value-type="float" office:value="0.005889" calcext:value-type="float">
            <text:p>0.005889</text:p>
          </table:table-cell>
          <table:table-cell office:value-type="float" office:value="0.006373" calcext:value-type="float">
            <text:p>0.006373</text:p>
          </table:table-cell>
          <table:table-cell office:value-type="float" office:value="-0.009291" calcext:value-type="float">
            <text:p>-0.00929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3.13332" calcext:value-type="float">
            <text:p>1527476133.13332</text:p>
          </table:table-cell>
          <table:table-cell office:value-type="float" office:value="-0.031178" calcext:value-type="float">
            <text:p>-0.031178</text:p>
          </table:table-cell>
          <table:table-cell office:value-type="float" office:value="0.006312" calcext:value-type="float">
            <text:p>0.006312</text:p>
          </table:table-cell>
          <table:table-cell office:value-type="float" office:value="-0.019812" calcext:value-type="float">
            <text:p>-0.019812</text:p>
          </table:table-cell>
          <table:table-cell office:value-type="float" office:value="-0.006236" calcext:value-type="float">
            <text:p>-0.006236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3.15374" calcext:value-type="float">
            <text:p>1527476133.15374</text:p>
          </table:table-cell>
          <table:table-cell office:value-type="float" office:value="-0.049534" calcext:value-type="float">
            <text:p>-0.049534</text:p>
          </table:table-cell>
          <table:table-cell office:value-type="float" office:value="0.005534" calcext:value-type="float">
            <text:p>0.005534</text:p>
          </table:table-cell>
          <table:table-cell office:value-type="float" office:value="0.008639" calcext:value-type="float">
            <text:p>0.008639</text:p>
          </table:table-cell>
          <table:table-cell office:value-type="float" office:value="-0.009907" calcext:value-type="float">
            <text:p>-0.009907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3.17335" calcext:value-type="float">
            <text:p>1527476133.17335</text:p>
          </table:table-cell>
          <table:table-cell office:value-type="float" office:value="-0.044423" calcext:value-type="float">
            <text:p>-0.044423</text:p>
          </table:table-cell>
          <table:table-cell office:value-type="float" office:value="0.005805" calcext:value-type="float">
            <text:p>0.005805</text:p>
          </table:table-cell>
          <table:table-cell office:value-type="float" office:value="-0.004119" calcext:value-type="float">
            <text:p>-0.004119</text:p>
          </table:table-cell>
          <table:table-cell office:value-type="float" office:value="-0.008885" calcext:value-type="float">
            <text:p>-0.00888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3.19362" calcext:value-type="float">
            <text:p>1527476133.19362</text:p>
          </table:table-cell>
          <table:table-cell office:value-type="float" office:value="-0.062558" calcext:value-type="float">
            <text:p>-0.062558</text:p>
          </table:table-cell>
          <table:table-cell office:value-type="float" office:value="0.005353" calcext:value-type="float">
            <text:p>0.005353</text:p>
          </table:table-cell>
          <table:table-cell office:value-type="float" office:value="-0.037536" calcext:value-type="float">
            <text:p>-0.037536</text:p>
          </table:table-cell>
          <table:table-cell office:value-type="float" office:value="-0.012512" calcext:value-type="float">
            <text:p>-0.01251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3.21289" calcext:value-type="float">
            <text:p>1527476133.21289</text:p>
          </table:table-cell>
          <table:table-cell office:value-type="float" office:value="-0.032997" calcext:value-type="float">
            <text:p>-0.032997</text:p>
          </table:table-cell>
          <table:table-cell office:value-type="float" office:value="0.005199" calcext:value-type="float">
            <text:p>0.005199</text:p>
          </table:table-cell>
          <table:table-cell office:value-type="float" office:value="0.021649" calcext:value-type="float">
            <text:p>0.021649</text:p>
          </table:table-cell>
          <table:table-cell office:value-type="float" office:value="-0.006599" calcext:value-type="float">
            <text:p>-0.00659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3.23323" calcext:value-type="float">
            <text:p>1527476133.23323</text:p>
          </table:table-cell>
          <table:table-cell office:value-type="float" office:value="-0.074151" calcext:value-type="float">
            <text:p>-0.074151</text:p>
          </table:table-cell>
          <table:table-cell office:value-type="float" office:value="0.004803" calcext:value-type="float">
            <text:p>0.004803</text:p>
          </table:table-cell>
          <table:table-cell office:value-type="float" office:value="-0.038168" calcext:value-type="float">
            <text:p>-0.038168</text:p>
          </table:table-cell>
          <table:table-cell office:value-type="float" office:value="-0.01483" calcext:value-type="float">
            <text:p>-0.01483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3.25366" calcext:value-type="float">
            <text:p>1527476133.25366</text:p>
          </table:table-cell>
          <table:table-cell office:value-type="float" office:value="-0.013498" calcext:value-type="float">
            <text:p>-0.013498</text:p>
          </table:table-cell>
          <table:table-cell office:value-type="float" office:value="0.005263" calcext:value-type="float">
            <text:p>0.005263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-0.0027" calcext:value-type="float">
            <text:p>-0.0027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3.27308" calcext:value-type="float">
            <text:p>1527476133.27308</text:p>
          </table:table-cell>
          <table:table-cell office:value-type="float" office:value="-0.061495" calcext:value-type="float">
            <text:p>-0.061495</text:p>
          </table:table-cell>
          <table:table-cell office:value-type="float" office:value="0.004597" calcext:value-type="float">
            <text:p>0.004597</text:p>
          </table:table-cell>
          <table:table-cell office:value-type="float" office:value="-0.022254" calcext:value-type="float">
            <text:p>-0.022254</text:p>
          </table:table-cell>
          <table:table-cell office:value-type="float" office:value="-0.012299" calcext:value-type="float">
            <text:p>-0.01229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3.29353" calcext:value-type="float">
            <text:p>1527476133.29353</text:p>
          </table:table-cell>
          <table:table-cell office:value-type="float" office:value="-0.043746" calcext:value-type="float">
            <text:p>-0.043746</text:p>
          </table:table-cell>
          <table:table-cell office:value-type="float" office:value="0.004505" calcext:value-type="float">
            <text:p>0.004505</text:p>
          </table:table-cell>
          <table:table-cell office:value-type="float" office:value="-0.007975" calcext:value-type="float">
            <text:p>-0.007975</text:p>
          </table:table-cell>
          <table:table-cell office:value-type="float" office:value="-0.008749" calcext:value-type="float">
            <text:p>-0.00874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3.31299" calcext:value-type="float">
            <text:p>1527476133.31299</text:p>
          </table:table-cell>
          <table:table-cell office:value-type="float" office:value="-0.040666" calcext:value-type="float">
            <text:p>-0.040666</text:p>
          </table:table-cell>
          <table:table-cell office:value-type="float" office:value="0.00441" calcext:value-type="float">
            <text:p>0.00441</text:p>
          </table:table-cell>
          <table:table-cell office:value-type="float" office:value="-0.019505" calcext:value-type="float">
            <text:p>-0.019505</text:p>
          </table:table-cell>
          <table:table-cell office:value-type="float" office:value="-0.008133" calcext:value-type="float">
            <text:p>-0.008133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3.33341" calcext:value-type="float">
            <text:p>1527476133.33341</text:p>
          </table:table-cell>
          <table:table-cell office:value-type="float" office:value="-0.043564" calcext:value-type="float">
            <text:p>-0.043564</text:p>
          </table:table-cell>
          <table:table-cell office:value-type="float" office:value="0.003952" calcext:value-type="float">
            <text:p>0.003952</text:p>
          </table:table-cell>
          <table:table-cell office:value-type="float" office:value="0.022486" calcext:value-type="float">
            <text:p>0.022486</text:p>
          </table:table-cell>
          <table:table-cell office:value-type="float" office:value="-0.008713" calcext:value-type="float">
            <text:p>-0.008713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3.3528" calcext:value-type="float">
            <text:p>1527476133.3528</text:p>
          </table:table-cell>
          <table:table-cell office:value-type="float" office:value="-0.084525" calcext:value-type="float">
            <text:p>-0.084525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-0.034247" calcext:value-type="float">
            <text:p>-0.034247</text:p>
          </table:table-cell>
          <table:table-cell office:value-type="float" office:value="-0.016905" calcext:value-type="float">
            <text:p>-0.016905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3.37319" calcext:value-type="float">
            <text:p>1527476133.37319</text:p>
          </table:table-cell>
          <table:table-cell office:value-type="float" office:value="-0.048142" calcext:value-type="float">
            <text:p>-0.048142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-0.004504" calcext:value-type="float">
            <text:p>-0.004504</text:p>
          </table:table-cell>
          <table:table-cell office:value-type="float" office:value="-0.009628" calcext:value-type="float">
            <text:p>-0.00962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3.39371" calcext:value-type="float">
            <text:p>1527476133.39371</text:p>
          </table:table-cell>
          <table:table-cell office:value-type="float" office:value="-0.047278" calcext:value-type="float">
            <text:p>-0.047278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-0.004895" calcext:value-type="float">
            <text:p>-0.004895</text:p>
          </table:table-cell>
          <table:table-cell office:value-type="float" office:value="-0.009456" calcext:value-type="float">
            <text:p>-0.009456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3.41318" calcext:value-type="float">
            <text:p>1527476133.41318</text:p>
          </table:table-cell>
          <table:table-cell office:value-type="float" office:value="-0.083949" calcext:value-type="float">
            <text:p>-0.083949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-0.022403" calcext:value-type="float">
            <text:p>-0.022403</text:p>
          </table:table-cell>
          <table:table-cell office:value-type="float" office:value="-0.01679" calcext:value-type="float">
            <text:p>-0.0167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3.43365" calcext:value-type="float">
            <text:p>1527476133.43365</text:p>
          </table:table-cell>
          <table:table-cell office:value-type="float" office:value="-0.047765" calcext:value-type="float">
            <text:p>-0.047765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-0.018476" calcext:value-type="float">
            <text:p>-0.018476</text:p>
          </table:table-cell>
          <table:table-cell office:value-type="float" office:value="-0.009553" calcext:value-type="float">
            <text:p>-0.009553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3.45314" calcext:value-type="float">
            <text:p>1527476133.45314</text:p>
          </table:table-cell>
          <table:table-cell office:value-type="float" office:value="-0.05555" calcext:value-type="float">
            <text:p>-0.05555</text:p>
          </table:table-cell>
          <table:table-cell office:value-type="float" office:value="0.002524" calcext:value-type="float">
            <text:p>0.002524</text:p>
          </table:table-cell>
          <table:table-cell office:value-type="float" office:value="0.002136" calcext:value-type="float">
            <text:p>0.002136</text:p>
          </table:table-cell>
          <table:table-cell office:value-type="float" office:value="-0.01111" calcext:value-type="float">
            <text:p>-0.0111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3.47358" calcext:value-type="float">
            <text:p>1527476133.47358</text:p>
          </table:table-cell>
          <table:table-cell office:value-type="float" office:value="-0.059047" calcext:value-type="float">
            <text:p>-0.059047</text:p>
          </table:table-cell>
          <table:table-cell office:value-type="float" office:value="0.002496" calcext:value-type="float">
            <text:p>0.002496</text:p>
          </table:table-cell>
          <table:table-cell office:value-type="float" office:value="-0.003641" calcext:value-type="float">
            <text:p>-0.003641</text:p>
          </table:table-cell>
          <table:table-cell office:value-type="float" office:value="-0.011809" calcext:value-type="float">
            <text:p>-0.01180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3.49313" calcext:value-type="float">
            <text:p>1527476133.49313</text:p>
          </table:table-cell>
          <table:table-cell office:value-type="float" office:value="-0.056021" calcext:value-type="float">
            <text:p>-0.056021</text:p>
          </table:table-cell>
          <table:table-cell office:value-type="float" office:value="0.002484" calcext:value-type="float">
            <text:p>0.002484</text:p>
          </table:table-cell>
          <table:table-cell office:value-type="float" office:value="-0.041566" calcext:value-type="float">
            <text:p>-0.041566</text:p>
          </table:table-cell>
          <table:table-cell office:value-type="float" office:value="-0.011204" calcext:value-type="float">
            <text:p>-0.01120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3.51354" calcext:value-type="float">
            <text:p>1527476133.51354</text:p>
          </table:table-cell>
          <table:table-cell office:value-type="float" office:value="-0.027997" calcext:value-type="float">
            <text:p>-0.027997</text:p>
          </table:table-cell>
          <table:table-cell office:value-type="float" office:value="0.002208" calcext:value-type="float">
            <text:p>0.002208</text:p>
          </table:table-cell>
          <table:table-cell office:value-type="float" office:value="0.013782" calcext:value-type="float">
            <text:p>0.013782</text:p>
          </table:table-cell>
          <table:table-cell office:value-type="float" office:value="-0.005599" calcext:value-type="float">
            <text:p>-0.00559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3.53292" calcext:value-type="float">
            <text:p>1527476133.53292</text:p>
          </table:table-cell>
          <table:table-cell office:value-type="float" office:value="-0.045439" calcext:value-type="float">
            <text:p>-0.045439</text:p>
          </table:table-cell>
          <table:table-cell office:value-type="float" office:value="0.002137" calcext:value-type="float">
            <text:p>0.002137</text:p>
          </table:table-cell>
          <table:table-cell office:value-type="float" office:value="-0.026261" calcext:value-type="float">
            <text:p>-0.026261</text:p>
          </table:table-cell>
          <table:table-cell office:value-type="float" office:value="-0.009088" calcext:value-type="float">
            <text:p>-0.009088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3.55338" calcext:value-type="float">
            <text:p>1527476133.55338</text:p>
          </table:table-cell>
          <table:table-cell office:value-type="float" office:value="-0.031146" calcext:value-type="float">
            <text:p>-0.031146</text:p>
          </table:table-cell>
          <table:table-cell office:value-type="float" office:value="0.001892" calcext:value-type="float">
            <text:p>0.001892</text:p>
          </table:table-cell>
          <table:table-cell office:value-type="float" office:value="-0.001362" calcext:value-type="float">
            <text:p>-0.001362</text:p>
          </table:table-cell>
          <table:table-cell office:value-type="float" office:value="-0.006229" calcext:value-type="float">
            <text:p>-0.00622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3.57381" calcext:value-type="float">
            <text:p>1527476133.57381</text:p>
          </table:table-cell>
          <table:table-cell office:value-type="float" office:value="-0.033452" calcext:value-type="float">
            <text:p>-0.033452</text:p>
          </table:table-cell>
          <table:table-cell office:value-type="float" office:value="0.001817" calcext:value-type="float">
            <text:p>0.001817</text:p>
          </table:table-cell>
          <table:table-cell office:value-type="float" office:value="-0.000614" calcext:value-type="float">
            <text:p>-0.000614</text:p>
          </table:table-cell>
          <table:table-cell office:value-type="float" office:value="-0.00669" calcext:value-type="float">
            <text:p>-0.0066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3.59318" calcext:value-type="float">
            <text:p>1527476133.59318</text:p>
          </table:table-cell>
          <table:table-cell office:value-type="float" office:value="-0.041336" calcext:value-type="float">
            <text:p>-0.041336</text:p>
          </table:table-cell>
          <table:table-cell office:value-type="float" office:value="0.001652" calcext:value-type="float">
            <text:p>0.001652</text:p>
          </table:table-cell>
          <table:table-cell office:value-type="float" office:value="-0.013543" calcext:value-type="float">
            <text:p>-0.013543</text:p>
          </table:table-cell>
          <table:table-cell office:value-type="float" office:value="-0.008267" calcext:value-type="float">
            <text:p>-0.008267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3.61366" calcext:value-type="float">
            <text:p>1527476133.61366</text:p>
          </table:table-cell>
          <table:table-cell office:value-type="float" office:value="-0.022342" calcext:value-type="float">
            <text:p>-0.022342</text:p>
          </table:table-cell>
          <table:table-cell office:value-type="float" office:value="0.001764" calcext:value-type="float">
            <text:p>0.001764</text:p>
          </table:table-cell>
          <table:table-cell office:value-type="float" office:value="-0.00366" calcext:value-type="float">
            <text:p>-0.00366</text:p>
          </table:table-cell>
          <table:table-cell office:value-type="float" office:value="-0.004468" calcext:value-type="float">
            <text:p>-0.00446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3.63306" calcext:value-type="float">
            <text:p>1527476133.63306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0.001685" calcext:value-type="float">
            <text:p>0.001685</text:p>
          </table:table-cell>
          <table:table-cell office:value-type="float" office:value="-0.011967" calcext:value-type="float">
            <text:p>-0.011967</text:p>
          </table:table-cell>
          <table:table-cell office:value-type="float" office:value="-0.004553" calcext:value-type="float">
            <text:p>-0.004553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3.65354" calcext:value-type="float">
            <text:p>1527476133.65354</text:p>
          </table:table-cell>
          <table:table-cell office:value-type="float" office:value="-0.022383" calcext:value-type="float">
            <text:p>-0.022383</text:p>
          </table:table-cell>
          <table:table-cell office:value-type="float" office:value="0.001447" calcext:value-type="float">
            <text:p>0.001447</text:p>
          </table:table-cell>
          <table:table-cell office:value-type="float" office:value="-0.003668" calcext:value-type="float">
            <text:p>-0.003668</text:p>
          </table:table-cell>
          <table:table-cell office:value-type="float" office:value="-0.004477" calcext:value-type="float">
            <text:p>-0.004477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3.6729" calcext:value-type="float">
            <text:p>1527476133.6729</text:p>
          </table:table-cell>
          <table:table-cell office:value-type="float" office:value="-0.003098" calcext:value-type="float">
            <text:p>-0.003098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-0.008498" calcext:value-type="float">
            <text:p>-0.008498</text:p>
          </table:table-cell>
          <table:table-cell office:value-type="float" office:value="-0.00062" calcext:value-type="float">
            <text:p>-0.0006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3.69341" calcext:value-type="float">
            <text:p>1527476133.69341</text:p>
          </table:table-cell>
          <table:table-cell office:value-type="float" office:value="-0.013144" calcext:value-type="float">
            <text:p>-0.013144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5451" calcext:value-type="float">
            <text:p>0.005451</text:p>
          </table:table-cell>
          <table:table-cell office:value-type="float" office:value="-0.002629" calcext:value-type="float">
            <text:p>-0.00262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3.71278" calcext:value-type="float">
            <text:p>1527476133.71278</text:p>
          </table:table-cell>
          <table:table-cell office:value-type="float" office:value="-0.018558" calcext:value-type="float">
            <text:p>-0.018558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-0.004083" calcext:value-type="float">
            <text:p>-0.004083</text:p>
          </table:table-cell>
          <table:table-cell office:value-type="float" office:value="-0.003712" calcext:value-type="float">
            <text:p>-0.00371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3.73324" calcext:value-type="float">
            <text:p>1527476133.73324</text:p>
          </table:table-cell>
          <table:table-cell office:value-type="float" office:value="-0.00729" calcext:value-type="float">
            <text:p>-0.00729</text:p>
          </table:table-cell>
          <table:table-cell office:value-type="float" office:value="0.001517" calcext:value-type="float">
            <text:p>0.001517</text:p>
          </table:table-cell>
          <table:table-cell office:value-type="float" office:value="-0.011585" calcext:value-type="float">
            <text:p>-0.011585</text:p>
          </table:table-cell>
          <table:table-cell office:value-type="float" office:value="-0.001458" calcext:value-type="float">
            <text:p>-0.001458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3.75367" calcext:value-type="float">
            <text:p>1527476133.75367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1434" calcext:value-type="float">
            <text:p>0.001434</text:p>
          </table:table-cell>
          <table:table-cell office:value-type="float" office:value="0.015618" calcext:value-type="float">
            <text:p>0.015618</text:p>
          </table:table-cell>
          <table:table-cell office:value-type="float" office:value="0.000044" calcext:value-type="float">
            <text:p>0.000044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3.77312" calcext:value-type="float">
            <text:p>1527476133.77312</text:p>
          </table:table-cell>
          <table:table-cell office:value-type="float" office:value="-0.010399" calcext:value-type="float">
            <text:p>-0.010399</text:p>
          </table:table-cell>
          <table:table-cell office:value-type="float" office:value="0.001531" calcext:value-type="float">
            <text:p>0.001531</text:p>
          </table:table-cell>
          <table:table-cell office:value-type="float" office:value="-0.018544" calcext:value-type="float">
            <text:p>-0.018544</text:p>
          </table:table-cell>
          <table:table-cell office:value-type="float" office:value="-0.00208" calcext:value-type="float">
            <text:p>-0.002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3.79364" calcext:value-type="float">
            <text:p>1527476133.79364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0203" calcext:value-type="float">
            <text:p>0.00020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3.81308" calcext:value-type="float">
            <text:p>1527476133.81308</text:p>
          </table:table-cell>
          <table:table-cell office:value-type="float" office:value="0.01181" calcext:value-type="float">
            <text:p>0.01181</text:p>
          </table:table-cell>
          <table:table-cell office:value-type="float" office:value="0.001596" calcext:value-type="float">
            <text:p>0.001596</text:p>
          </table:table-cell>
          <table:table-cell office:value-type="float" office:value="0.007184" calcext:value-type="float">
            <text:p>0.007184</text:p>
          </table:table-cell>
          <table:table-cell office:value-type="float" office:value="0.002362" calcext:value-type="float">
            <text:p>0.00236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3.83354" calcext:value-type="float">
            <text:p>1527476133.83354</text:p>
          </table:table-cell>
          <table:table-cell office:value-type="float" office:value="-0.006909" calcext:value-type="float">
            <text:p>-0.006909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-0.004074" calcext:value-type="float">
            <text:p>-0.004074</text:p>
          </table:table-cell>
          <table:table-cell office:value-type="float" office:value="-0.001382" calcext:value-type="float">
            <text:p>-0.00138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3.85304" calcext:value-type="float">
            <text:p>1527476133.85304</text:p>
          </table:table-cell>
          <table:table-cell office:value-type="float" office:value="0.019243" calcext:value-type="float">
            <text:p>0.019243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4998" calcext:value-type="float">
            <text:p>0.004998</text:p>
          </table:table-cell>
          <table:table-cell office:value-type="float" office:value="0.003849" calcext:value-type="float">
            <text:p>0.00384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3.87348" calcext:value-type="float">
            <text:p>1527476133.87348</text:p>
          </table:table-cell>
          <table:table-cell office:value-type="float" office:value="-0.012502" calcext:value-type="float">
            <text:p>-0.012502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-0.007131" calcext:value-type="float">
            <text:p>-0.007131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3.89286" calcext:value-type="float">
            <text:p>1527476133.89286</text:p>
          </table:table-cell>
          <table:table-cell office:value-type="float" office:value="0.020568" calcext:value-type="float">
            <text:p>0.020568</text:p>
          </table:table-cell>
          <table:table-cell office:value-type="float" office:value="0.001745" calcext:value-type="float">
            <text:p>0.001745</text:p>
          </table:table-cell>
          <table:table-cell office:value-type="float" office:value="0.010833" calcext:value-type="float">
            <text:p>0.010833</text:p>
          </table:table-cell>
          <table:table-cell office:value-type="float" office:value="0.004114" calcext:value-type="float">
            <text:p>0.00411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3.9133" calcext:value-type="float">
            <text:p>1527476133.9133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571" calcext:value-type="float">
            <text:p>0.001571</text:p>
          </table:table-cell>
          <table:table-cell office:value-type="float" office:value="-0.011535" calcext:value-type="float">
            <text:p>-0.011535</text:p>
          </table:table-cell>
          <table:table-cell office:value-type="float" office:value="0.000248" calcext:value-type="float">
            <text:p>0.00024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3.93365" calcext:value-type="float">
            <text:p>1527476133.93365</text:p>
          </table:table-cell>
          <table:table-cell office:value-type="float" office:value="0.024367" calcext:value-type="float">
            <text:p>0.024367</text:p>
          </table:table-cell>
          <table:table-cell office:value-type="float" office:value="0.001808" calcext:value-type="float">
            <text:p>0.001808</text:p>
          </table:table-cell>
          <table:table-cell office:value-type="float" office:value="0.022077" calcext:value-type="float">
            <text:p>0.022077</text:p>
          </table:table-cell>
          <table:table-cell office:value-type="float" office:value="0.004873" calcext:value-type="float">
            <text:p>0.004873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3.95305" calcext:value-type="float">
            <text:p>1527476133.95305</text:p>
          </table:table-cell>
          <table:table-cell office:value-type="float" office:value="-0.024418" calcext:value-type="float">
            <text:p>-0.024418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-0.026746" calcext:value-type="float">
            <text:p>-0.026746</text:p>
          </table:table-cell>
          <table:table-cell office:value-type="float" office:value="-0.004884" calcext:value-type="float">
            <text:p>-0.004884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3.97348" calcext:value-type="float">
            <text:p>1527476133.97348</text:p>
          </table:table-cell>
          <table:table-cell office:value-type="float" office:value="0.019306" calcext:value-type="float">
            <text:p>0.019306</text:p>
          </table:table-cell>
          <table:table-cell office:value-type="float" office:value="0.001636" calcext:value-type="float">
            <text:p>0.001636</text:p>
          </table:table-cell>
          <table:table-cell office:value-type="float" office:value="0.025938" calcext:value-type="float">
            <text:p>0.025938</text:p>
          </table:table-cell>
          <table:table-cell office:value-type="float" office:value="0.003861" calcext:value-type="float">
            <text:p>0.00386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3.99291" calcext:value-type="float">
            <text:p>1527476133.99291</text:p>
          </table:table-cell>
          <table:table-cell office:value-type="float" office:value="-0.01752" calcext:value-type="float">
            <text:p>-0.01752</text:p>
          </table:table-cell>
          <table:table-cell office:value-type="float" office:value="0.001424" calcext:value-type="float">
            <text:p>0.001424</text:p>
          </table:table-cell>
          <table:table-cell office:value-type="float" office:value="-0.008494" calcext:value-type="float">
            <text:p>-0.008494</text:p>
          </table:table-cell>
          <table:table-cell office:value-type="float" office:value="-0.003504" calcext:value-type="float">
            <text:p>-0.00350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4.0134" calcext:value-type="float">
            <text:p>1527476134.0134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01658" calcext:value-type="float">
            <text:p>0.001658</text:p>
          </table:table-cell>
          <table:table-cell office:value-type="float" office:value="0.011591" calcext:value-type="float">
            <text:p>0.011591</text:p>
          </table:table-cell>
          <table:table-cell office:value-type="float" office:value="0.000468" calcext:value-type="float">
            <text:p>0.00046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4.0338" calcext:value-type="float">
            <text:p>1527476134.0338</text:p>
          </table:table-cell>
          <table:table-cell office:value-type="float" office:value="-0.001655" calcext:value-type="float">
            <text:p>-0.001655</text:p>
          </table:table-cell>
          <table:table-cell office:value-type="float" office:value="0.001813" calcext:value-type="float">
            <text:p>0.001813</text:p>
          </table:table-cell>
          <table:table-cell office:value-type="float" office:value="-0.026707" calcext:value-type="float">
            <text:p>-0.026707</text:p>
          </table:table-cell>
          <table:table-cell office:value-type="float" office:value="-0.000331" calcext:value-type="float">
            <text:p>-0.00033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4.05322" calcext:value-type="float">
            <text:p>1527476134.05322</text:p>
          </table:table-cell>
          <table:table-cell office:value-type="float" office:value="0.026403" calcext:value-type="float">
            <text:p>0.026403</text:p>
          </table:table-cell>
          <table:table-cell office:value-type="float" office:value="0.001839" calcext:value-type="float">
            <text:p>0.001839</text:p>
          </table:table-cell>
          <table:table-cell office:value-type="float" office:value="0.016977" calcext:value-type="float">
            <text:p>0.016977</text:p>
          </table:table-cell>
          <table:table-cell office:value-type="float" office:value="0.005281" calcext:value-type="float">
            <text:p>0.00528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4.07366" calcext:value-type="float">
            <text:p>1527476134.07366</text:p>
          </table:table-cell>
          <table:table-cell office:value-type="float" office:value="0.019749" calcext:value-type="float">
            <text:p>0.019749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-0.010887" calcext:value-type="float">
            <text:p>-0.010887</text:p>
          </table:table-cell>
          <table:table-cell office:value-type="float" office:value="0.00395" calcext:value-type="float">
            <text:p>0.0039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4.09312" calcext:value-type="float">
            <text:p>1527476134.09312</text:p>
          </table:table-cell>
          <table:table-cell office:value-type="float" office:value="0.02896" calcext:value-type="float">
            <text:p>0.02896</text:p>
          </table:table-cell>
          <table:table-cell office:value-type="float" office:value="0.002017" calcext:value-type="float">
            <text:p>0.002017</text:p>
          </table:table-cell>
          <table:table-cell office:value-type="float" office:value="0.011366" calcext:value-type="float">
            <text:p>0.011366</text:p>
          </table:table-cell>
          <table:table-cell office:value-type="float" office:value="0.005792" calcext:value-type="float">
            <text:p>0.00579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4.11358" calcext:value-type="float">
            <text:p>1527476134.11358</text:p>
          </table:table-cell>
          <table:table-cell office:value-type="float" office:value="0.031975" calcext:value-type="float">
            <text:p>0.031975</text:p>
          </table:table-cell>
          <table:table-cell office:value-type="float" office:value="0.002312" calcext:value-type="float">
            <text:p>0.002312</text:p>
          </table:table-cell>
          <table:table-cell office:value-type="float" office:value="0.007597" calcext:value-type="float">
            <text:p>0.007597</text:p>
          </table:table-cell>
          <table:table-cell office:value-type="float" office:value="0.006395" calcext:value-type="float">
            <text:p>0.00639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4.13304" calcext:value-type="float">
            <text:p>1527476134.13304</text:p>
          </table:table-cell>
          <table:table-cell office:value-type="float" office:value="0.038778" calcext:value-type="float">
            <text:p>0.038778</text:p>
          </table:table-cell>
          <table:table-cell office:value-type="float" office:value="0.002592" calcext:value-type="float">
            <text:p>0.002592</text:p>
          </table:table-cell>
          <table:table-cell office:value-type="float" office:value="0.001351" calcext:value-type="float">
            <text:p>0.001351</text:p>
          </table:table-cell>
          <table:table-cell office:value-type="float" office:value="0.007756" calcext:value-type="float">
            <text:p>0.007756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4.15345" calcext:value-type="float">
            <text:p>1527476134.15345</text:p>
          </table:table-cell>
          <table:table-cell office:value-type="float" office:value="0.024485" calcext:value-type="float">
            <text:p>0.024485</text:p>
          </table:table-cell>
          <table:table-cell office:value-type="float" office:value="0.002328" calcext:value-type="float">
            <text:p>0.002328</text:p>
          </table:table-cell>
          <table:table-cell office:value-type="float" office:value="0.010323" calcext:value-type="float">
            <text:p>0.010323</text:p>
          </table:table-cell>
          <table:table-cell office:value-type="float" office:value="0.004897" calcext:value-type="float">
            <text:p>0.004897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4.17281" calcext:value-type="float">
            <text:p>1527476134.17281</text:p>
          </table:table-cell>
          <table:table-cell office:value-type="float" office:value="0.048518" calcext:value-type="float">
            <text:p>0.048518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-0.001676" calcext:value-type="float">
            <text:p>-0.001676</text:p>
          </table:table-cell>
          <table:table-cell office:value-type="float" office:value="0.009704" calcext:value-type="float">
            <text:p>0.00970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4.19328" calcext:value-type="float">
            <text:p>1527476134.19328</text:p>
          </table:table-cell>
          <table:table-cell office:value-type="float" office:value="0.050639" calcext:value-type="float">
            <text:p>0.050639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10128" calcext:value-type="float">
            <text:p>0.010128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4.21362" calcext:value-type="float">
            <text:p>1527476134.21362</text:p>
          </table:table-cell>
          <table:table-cell office:value-type="float" office:value="0.057083" calcext:value-type="float">
            <text:p>0.057083</text:p>
          </table:table-cell>
          <table:table-cell office:value-type="float" office:value="0.003427" calcext:value-type="float">
            <text:p>0.003427</text:p>
          </table:table-cell>
          <table:table-cell office:value-type="float" office:value="0.014399" calcext:value-type="float">
            <text:p>0.014399</text:p>
          </table:table-cell>
          <table:table-cell office:value-type="float" office:value="0.011417" calcext:value-type="float">
            <text:p>0.011417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4.23304" calcext:value-type="float">
            <text:p>1527476134.23304</text:p>
          </table:table-cell>
          <table:table-cell office:value-type="float" office:value="0.073849" calcext:value-type="float">
            <text:p>0.073849</text:p>
          </table:table-cell>
          <table:table-cell office:value-type="float" office:value="0.004031" calcext:value-type="float">
            <text:p>0.004031</text:p>
          </table:table-cell>
          <table:table-cell office:value-type="float" office:value="-0.012942" calcext:value-type="float">
            <text:p>-0.012942</text:p>
          </table:table-cell>
          <table:table-cell office:value-type="float" office:value="0.01477" calcext:value-type="float">
            <text:p>0.01477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4.25354" calcext:value-type="float">
            <text:p>1527476134.25354</text:p>
          </table:table-cell>
          <table:table-cell office:value-type="float" office:value="0.066912" calcext:value-type="float">
            <text:p>0.066912</text:p>
          </table:table-cell>
          <table:table-cell office:value-type="float" office:value="0.003623" calcext:value-type="float">
            <text:p>0.003623</text:p>
          </table:table-cell>
          <table:table-cell office:value-type="float" office:value="0.034356" calcext:value-type="float">
            <text:p>0.034356</text:p>
          </table:table-cell>
          <table:table-cell office:value-type="float" office:value="0.013382" calcext:value-type="float">
            <text:p>0.01338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4.27293" calcext:value-type="float">
            <text:p>1527476134.27293</text:p>
          </table:table-cell>
          <table:table-cell office:value-type="float" office:value="0.063307" calcext:value-type="float">
            <text:p>0.063307</text:p>
          </table:table-cell>
          <table:table-cell office:value-type="float" office:value="0.004219" calcext:value-type="float">
            <text:p>0.004219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012661" calcext:value-type="float">
            <text:p>0.01266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4.29338" calcext:value-type="float">
            <text:p>1527476134.29338</text:p>
          </table:table-cell>
          <table:table-cell office:value-type="float" office:value="0.075195" calcext:value-type="float">
            <text:p>0.075195</text:p>
          </table:table-cell>
          <table:table-cell office:value-type="float" office:value="0.004472" calcext:value-type="float">
            <text:p>0.004472</text:p>
          </table:table-cell>
          <table:table-cell office:value-type="float" office:value="0.020825" calcext:value-type="float">
            <text:p>0.020825</text:p>
          </table:table-cell>
          <table:table-cell office:value-type="float" office:value="0.015039" calcext:value-type="float">
            <text:p>0.01503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4.31278" calcext:value-type="float">
            <text:p>1527476134.31278</text:p>
          </table:table-cell>
          <table:table-cell office:value-type="float" office:value="0.079661" calcext:value-type="float">
            <text:p>0.079661</text:p>
          </table:table-cell>
          <table:table-cell office:value-type="float" office:value="0.004963" calcext:value-type="float">
            <text:p>0.004963</text:p>
          </table:table-cell>
          <table:table-cell office:value-type="float" office:value="0.031164" calcext:value-type="float">
            <text:p>0.031164</text:p>
          </table:table-cell>
          <table:table-cell office:value-type="float" office:value="0.015932" calcext:value-type="float">
            <text:p>0.01593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4.3333" calcext:value-type="float">
            <text:p>1527476134.3333</text:p>
          </table:table-cell>
          <table:table-cell office:value-type="float" office:value="0.057442" calcext:value-type="float">
            <text:p>0.057442</text:p>
          </table:table-cell>
          <table:table-cell office:value-type="float" office:value="0.005146" calcext:value-type="float">
            <text:p>0.005146</text:p>
          </table:table-cell>
          <table:table-cell office:value-type="float" office:value="-0.019878" calcext:value-type="float">
            <text:p>-0.019878</text:p>
          </table:table-cell>
          <table:table-cell office:value-type="float" office:value="0.011488" calcext:value-type="float">
            <text:p>0.011488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4.35373" calcext:value-type="float">
            <text:p>1527476134.35373</text:p>
          </table:table-cell>
          <table:table-cell office:value-type="float" office:value="0.094277" calcext:value-type="float">
            <text:p>0.094277</text:p>
          </table:table-cell>
          <table:table-cell office:value-type="float" office:value="0.005493" calcext:value-type="float">
            <text:p>0.005493</text:p>
          </table:table-cell>
          <table:table-cell office:value-type="float" office:value="0.030751" calcext:value-type="float">
            <text:p>0.030751</text:p>
          </table:table-cell>
          <table:table-cell office:value-type="float" office:value="0.018855" calcext:value-type="float">
            <text:p>0.018855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4.37317" calcext:value-type="float">
            <text:p>1527476134.37317</text:p>
          </table:table-cell>
          <table:table-cell office:value-type="float" office:value="0.068897" calcext:value-type="float">
            <text:p>0.068897</text:p>
          </table:table-cell>
          <table:table-cell office:value-type="float" office:value="0.005597" calcext:value-type="float">
            <text:p>0.005597</text:p>
          </table:table-cell>
          <table:table-cell office:value-type="float" office:value="0.012333" calcext:value-type="float">
            <text:p>0.012333</text:p>
          </table:table-cell>
          <table:table-cell office:value-type="float" office:value="0.013779" calcext:value-type="float">
            <text:p>0.01377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4.39364" calcext:value-type="float">
            <text:p>1527476134.39364</text:p>
          </table:table-cell>
          <table:table-cell office:value-type="float" office:value="0.074917" calcext:value-type="float">
            <text:p>0.074917</text:p>
          </table:table-cell>
          <table:table-cell office:value-type="float" office:value="0.005973" calcext:value-type="float">
            <text:p>0.005973</text:p>
          </table:table-cell>
          <table:table-cell office:value-type="float" office:value="0.025291" calcext:value-type="float">
            <text:p>0.025291</text:p>
          </table:table-cell>
          <table:table-cell office:value-type="float" office:value="0.014983" calcext:value-type="float">
            <text:p>0.01498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4.41306" calcext:value-type="float">
            <text:p>1527476134.41306</text:p>
          </table:table-cell>
          <table:table-cell office:value-type="float" office:value="0.056386" calcext:value-type="float">
            <text:p>0.056386</text:p>
          </table:table-cell>
          <table:table-cell office:value-type="float" office:value="0.006104" calcext:value-type="float">
            <text:p>0.006104</text:p>
          </table:table-cell>
          <table:table-cell office:value-type="float" office:value="0.008946" calcext:value-type="float">
            <text:p>0.008946</text:p>
          </table:table-cell>
          <table:table-cell office:value-type="float" office:value="0.011277" calcext:value-type="float">
            <text:p>0.011277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4.43357" calcext:value-type="float">
            <text:p>1527476134.43357</text:p>
          </table:table-cell>
          <table:table-cell office:value-type="float" office:value="0.054013" calcext:value-type="float">
            <text:p>0.054013</text:p>
          </table:table-cell>
          <table:table-cell office:value-type="float" office:value="0.006239" calcext:value-type="float">
            <text:p>0.006239</text:p>
          </table:table-cell>
          <table:table-cell office:value-type="float" office:value="0.016956" calcext:value-type="float">
            <text:p>0.016956</text:p>
          </table:table-cell>
          <table:table-cell office:value-type="float" office:value="0.010803" calcext:value-type="float">
            <text:p>0.010803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4.45306" calcext:value-type="float">
            <text:p>1527476134.45306</text:p>
          </table:table-cell>
          <table:table-cell office:value-type="float" office:value="0.027934" calcext:value-type="float">
            <text:p>0.027934</text:p>
          </table:table-cell>
          <table:table-cell office:value-type="float" office:value="0.006061" calcext:value-type="float">
            <text:p>0.006061</text:p>
          </table:table-cell>
          <table:table-cell office:value-type="float" office:value="0.005371" calcext:value-type="float">
            <text:p>0.005371</text:p>
          </table:table-cell>
          <table:table-cell office:value-type="float" office:value="0.005587" calcext:value-type="float">
            <text:p>0.005587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4.47343" calcext:value-type="float">
            <text:p>1527476134.47343</text:p>
          </table:table-cell>
          <table:table-cell office:value-type="float" office:value="0.035662" calcext:value-type="float">
            <text:p>0.035662</text:p>
          </table:table-cell>
          <table:table-cell office:value-type="float" office:value="0.006327" calcext:value-type="float">
            <text:p>0.006327</text:p>
          </table:table-cell>
          <table:table-cell office:value-type="float" office:value="0.018354" calcext:value-type="float">
            <text:p>0.018354</text:p>
          </table:table-cell>
          <table:table-cell office:value-type="float" office:value="0.007132" calcext:value-type="float">
            <text:p>0.00713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4.49382" calcext:value-type="float">
            <text:p>1527476134.49382</text:p>
          </table:table-cell>
          <table:table-cell office:value-type="float" office:value="0.023432" calcext:value-type="float">
            <text:p>0.023432</text:p>
          </table:table-cell>
          <table:table-cell office:value-type="float" office:value="0.006452" calcext:value-type="float">
            <text:p>0.006452</text:p>
          </table:table-cell>
          <table:table-cell office:value-type="float" office:value="0.006759" calcext:value-type="float">
            <text:p>0.006759</text:p>
          </table:table-cell>
          <table:table-cell office:value-type="float" office:value="0.004686" calcext:value-type="float">
            <text:p>0.004686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4.51332" calcext:value-type="float">
            <text:p>1527476134.51332</text:p>
          </table:table-cell>
          <table:table-cell office:value-type="float" office:value="0.009322" calcext:value-type="float">
            <text:p>0.009322</text:p>
          </table:table-cell>
          <table:table-cell office:value-type="float" office:value="0.006309" calcext:value-type="float">
            <text:p>0.006309</text:p>
          </table:table-cell>
          <table:table-cell office:value-type="float" office:value="0.006573" calcext:value-type="float">
            <text:p>0.006573</text:p>
          </table:table-cell>
          <table:table-cell office:value-type="float" office:value="0.001864" calcext:value-type="float">
            <text:p>0.00186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4.53371" calcext:value-type="float">
            <text:p>1527476134.53371</text:p>
          </table:table-cell>
          <table:table-cell office:value-type="float" office:value="0.005654" calcext:value-type="float">
            <text:p>0.005654</text:p>
          </table:table-cell>
          <table:table-cell office:value-type="float" office:value="0.006368" calcext:value-type="float">
            <text:p>0.006368</text:p>
          </table:table-cell>
          <table:table-cell office:value-type="float" office:value="-0.009122" calcext:value-type="float">
            <text:p>-0.009122</text:p>
          </table:table-cell>
          <table:table-cell office:value-type="float" office:value="0.001131" calcext:value-type="float">
            <text:p>0.00113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4.55317" calcext:value-type="float">
            <text:p>1527476134.55317</text:p>
          </table:table-cell>
          <table:table-cell office:value-type="float" office:value="0.01183" calcext:value-type="float">
            <text:p>0.01183</text:p>
          </table:table-cell>
          <table:table-cell office:value-type="float" office:value="0.006311" calcext:value-type="float">
            <text:p>0.006311</text:p>
          </table:table-cell>
          <table:table-cell office:value-type="float" office:value="0.013099" calcext:value-type="float">
            <text:p>0.013099</text:p>
          </table:table-cell>
          <table:table-cell office:value-type="float" office:value="0.002366" calcext:value-type="float">
            <text:p>0.002366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4.5736" calcext:value-type="float">
            <text:p>1527476134.5736</text:p>
          </table:table-cell>
          <table:table-cell office:value-type="float" office:value="-0.001333" calcext:value-type="float">
            <text:p>-0.001333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6124" calcext:value-type="float">
            <text:p>0.006124</text:p>
          </table:table-cell>
          <table:table-cell office:value-type="float" office:value="-0.000267" calcext:value-type="float">
            <text:p>-0.00026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4.59305" calcext:value-type="float">
            <text:p>1527476134.59305</text:p>
          </table:table-cell>
          <table:table-cell office:value-type="float" office:value="-0.023824" calcext:value-type="float">
            <text:p>-0.023824</text:p>
          </table:table-cell>
          <table:table-cell office:value-type="float" office:value="0.005991" calcext:value-type="float">
            <text:p>0.005991</text:p>
          </table:table-cell>
          <table:table-cell office:value-type="float" office:value="-0.007351" calcext:value-type="float">
            <text:p>-0.007351</text:p>
          </table:table-cell>
          <table:table-cell office:value-type="float" office:value="-0.004765" calcext:value-type="float">
            <text:p>-0.00476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4.61351" calcext:value-type="float">
            <text:p>1527476134.61351</text:p>
          </table:table-cell>
          <table:table-cell office:value-type="float" office:value="-0.014144" calcext:value-type="float">
            <text:p>-0.014144</text:p>
          </table:table-cell>
          <table:table-cell office:value-type="float" office:value="0.006039" calcext:value-type="float">
            <text:p>0.006039</text:p>
          </table:table-cell>
          <table:table-cell office:value-type="float" office:value="0.002905" calcext:value-type="float">
            <text:p>0.002905</text:p>
          </table:table-cell>
          <table:table-cell office:value-type="float" office:value="-0.002829" calcext:value-type="float">
            <text:p>-0.00282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4.63282" calcext:value-type="float">
            <text:p>1527476134.63282</text:p>
          </table:table-cell>
          <table:table-cell office:value-type="float" office:value="-0.032318" calcext:value-type="float">
            <text:p>-0.032318</text:p>
          </table:table-cell>
          <table:table-cell office:value-type="float" office:value="0.005744" calcext:value-type="float">
            <text:p>0.005744</text:p>
          </table:table-cell>
          <table:table-cell office:value-type="float" office:value="-0.002946" calcext:value-type="float">
            <text:p>-0.002946</text:p>
          </table:table-cell>
          <table:table-cell office:value-type="float" office:value="-0.006464" calcext:value-type="float">
            <text:p>-0.00646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4.65329" calcext:value-type="float">
            <text:p>1527476134.65329</text:p>
          </table:table-cell>
          <table:table-cell office:value-type="float" office:value="-0.022344" calcext:value-type="float">
            <text:p>-0.022344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-0.000064" calcext:value-type="float">
            <text:p>-0.000064</text:p>
          </table:table-cell>
          <table:table-cell office:value-type="float" office:value="-0.004469" calcext:value-type="float">
            <text:p>-0.00446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4.67369" calcext:value-type="float">
            <text:p>1527476134.67369</text:p>
          </table:table-cell>
          <table:table-cell office:value-type="float" office:value="-0.051751" calcext:value-type="float">
            <text:p>-0.051751</text:p>
          </table:table-cell>
          <table:table-cell office:value-type="float" office:value="0.005286" calcext:value-type="float">
            <text:p>0.005286</text:p>
          </table:table-cell>
          <table:table-cell office:value-type="float" office:value="-0.016367" calcext:value-type="float">
            <text:p>-0.016367</text:p>
          </table:table-cell>
          <table:table-cell office:value-type="float" office:value="-0.01035" calcext:value-type="float">
            <text:p>-0.0103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4.69324" calcext:value-type="float">
            <text:p>1527476134.69324</text:p>
          </table:table-cell>
          <table:table-cell office:value-type="float" office:value="-0.040397" calcext:value-type="float">
            <text:p>-0.040397</text:p>
          </table:table-cell>
          <table:table-cell office:value-type="float" office:value="0.005188" calcext:value-type="float">
            <text:p>0.005188</text:p>
          </table:table-cell>
          <table:table-cell office:value-type="float" office:value="0.002328" calcext:value-type="float">
            <text:p>0.002328</text:p>
          </table:table-cell>
          <table:table-cell office:value-type="float" office:value="-0.008079" calcext:value-type="float">
            <text:p>-0.00807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4.71365" calcext:value-type="float">
            <text:p>1527476134.71365</text:p>
          </table:table-cell>
          <table:table-cell office:value-type="float" office:value="-0.077902" calcext:value-type="float">
            <text:p>-0.077902</text:p>
          </table:table-cell>
          <table:table-cell office:value-type="float" office:value="0.004471" calcext:value-type="float">
            <text:p>0.004471</text:p>
          </table:table-cell>
          <table:table-cell office:value-type="float" office:value="-0.015269" calcext:value-type="float">
            <text:p>-0.015269</text:p>
          </table:table-cell>
          <table:table-cell office:value-type="float" office:value="-0.01558" calcext:value-type="float">
            <text:p>-0.0155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4.73306" calcext:value-type="float">
            <text:p>1527476134.73306</text:p>
          </table:table-cell>
          <table:table-cell office:value-type="float" office:value="-0.055507" calcext:value-type="float">
            <text:p>-0.055507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7027" calcext:value-type="float">
            <text:p>0.007027</text:p>
          </table:table-cell>
          <table:table-cell office:value-type="float" office:value="-0.011101" calcext:value-type="float">
            <text:p>-0.01110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4.75348" calcext:value-type="float">
            <text:p>1527476134.75348</text:p>
          </table:table-cell>
          <table:table-cell office:value-type="float" office:value="-0.078609" calcext:value-type="float">
            <text:p>-0.078609</text:p>
          </table:table-cell>
          <table:table-cell office:value-type="float" office:value="0.004282" calcext:value-type="float">
            <text:p>0.004282</text:p>
          </table:table-cell>
          <table:table-cell office:value-type="float" office:value="-0.029471" calcext:value-type="float">
            <text:p>-0.029471</text:p>
          </table:table-cell>
          <table:table-cell office:value-type="float" office:value="-0.015722" calcext:value-type="float">
            <text:p>-0.01572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4.77277" calcext:value-type="float">
            <text:p>1527476134.77277</text:p>
          </table:table-cell>
          <table:table-cell office:value-type="float" office:value="-0.045228" calcext:value-type="float">
            <text:p>-0.045228</text:p>
          </table:table-cell>
          <table:table-cell office:value-type="float" office:value="0.004357" calcext:value-type="float">
            <text:p>0.004357</text:p>
          </table:table-cell>
          <table:table-cell office:value-type="float" office:value="-0.005013" calcext:value-type="float">
            <text:p>-0.005013</text:p>
          </table:table-cell>
          <table:table-cell office:value-type="float" office:value="-0.009046" calcext:value-type="float">
            <text:p>-0.00904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4.79313" calcext:value-type="float">
            <text:p>1527476134.79313</text:p>
          </table:table-cell>
          <table:table-cell office:value-type="float" office:value="-0.072989" calcext:value-type="float">
            <text:p>-0.072989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-0.035177" calcext:value-type="float">
            <text:p>-0.035177</text:p>
          </table:table-cell>
          <table:table-cell office:value-type="float" office:value="-0.014598" calcext:value-type="float">
            <text:p>-0.014598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4.81344" calcext:value-type="float">
            <text:p>1527476134.81344</text:p>
          </table:table-cell>
          <table:table-cell office:value-type="float" office:value="-0.046062" calcext:value-type="float">
            <text:p>-0.046062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7126" calcext:value-type="float">
            <text:p>0.007126</text:p>
          </table:table-cell>
          <table:table-cell office:value-type="float" office:value="-0.009212" calcext:value-type="float">
            <text:p>-0.00921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4.83373" calcext:value-type="float">
            <text:p>1527476134.83373</text:p>
          </table:table-cell>
          <table:table-cell office:value-type="float" office:value="-0.073141" calcext:value-type="float">
            <text:p>-0.073141</text:p>
          </table:table-cell>
          <table:table-cell office:value-type="float" office:value="0.003118" calcext:value-type="float">
            <text:p>0.003118</text:p>
          </table:table-cell>
          <table:table-cell office:value-type="float" office:value="-0.016074" calcext:value-type="float">
            <text:p>-0.016074</text:p>
          </table:table-cell>
          <table:table-cell office:value-type="float" office:value="-0.014628" calcext:value-type="float">
            <text:p>-0.014628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4.8531" calcext:value-type="float">
            <text:p>1527476134.8531</text:p>
          </table:table-cell>
          <table:table-cell office:value-type="float" office:value="-0.070666" calcext:value-type="float">
            <text:p>-0.070666</text:p>
          </table:table-cell>
          <table:table-cell office:value-type="float" office:value="0.002855" calcext:value-type="float">
            <text:p>0.002855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-0.014133" calcext:value-type="float">
            <text:p>-0.01413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4.87344" calcext:value-type="float">
            <text:p>1527476134.87344</text:p>
          </table:table-cell>
          <table:table-cell office:value-type="float" office:value="-0.126877" calcext:value-type="float">
            <text:p>-0.126877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-0.032774" calcext:value-type="float">
            <text:p>-0.032774</text:p>
          </table:table-cell>
          <table:table-cell office:value-type="float" office:value="-0.025375" calcext:value-type="float">
            <text:p>-0.02537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4.89283" calcext:value-type="float">
            <text:p>1527476134.89283</text:p>
          </table:table-cell>
          <table:table-cell office:value-type="float" office:value="-0.061466" calcext:value-type="float">
            <text:p>-0.061466</text:p>
          </table:table-cell>
          <table:table-cell office:value-type="float" office:value="0.002422" calcext:value-type="float">
            <text:p>0.002422</text:p>
          </table:table-cell>
          <table:table-cell office:value-type="float" office:value="-0.008251" calcext:value-type="float">
            <text:p>-0.008251</text:p>
          </table:table-cell>
          <table:table-cell office:value-type="float" office:value="-0.012293" calcext:value-type="float">
            <text:p>-0.01229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4.91334" calcext:value-type="float">
            <text:p>1527476134.91334</text:p>
          </table:table-cell>
          <table:table-cell office:value-type="float" office:value="-0.081588" calcext:value-type="float">
            <text:p>-0.081588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-0.019952" calcext:value-type="float">
            <text:p>-0.019952</text:p>
          </table:table-cell>
          <table:table-cell office:value-type="float" office:value="-0.016318" calcext:value-type="float">
            <text:p>-0.01631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4.93373" calcext:value-type="float">
            <text:p>1527476134.93373</text:p>
          </table:table-cell>
          <table:table-cell office:value-type="float" office:value="-0.065583" calcext:value-type="float">
            <text:p>-0.065583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-0.0136" calcext:value-type="float">
            <text:p>-0.0136</text:p>
          </table:table-cell>
          <table:table-cell office:value-type="float" office:value="-0.013117" calcext:value-type="float">
            <text:p>-0.013117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4.9532" calcext:value-type="float">
            <text:p>1527476134.9532</text:p>
          </table:table-cell>
          <table:table-cell office:value-type="float" office:value="-0.086214" calcext:value-type="float">
            <text:p>-0.086214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-0.052301" calcext:value-type="float">
            <text:p>-0.052301</text:p>
          </table:table-cell>
          <table:table-cell office:value-type="float" office:value="-0.017243" calcext:value-type="float">
            <text:p>-0.01724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4.97364" calcext:value-type="float">
            <text:p>1527476134.97364</text:p>
          </table:table-cell>
          <table:table-cell office:value-type="float" office:value="-0.043411" calcext:value-type="float">
            <text:p>-0.04341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32638" calcext:value-type="float">
            <text:p>0.032638</text:p>
          </table:table-cell>
          <table:table-cell office:value-type="float" office:value="-0.008682" calcext:value-type="float">
            <text:p>-0.00868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4.99322" calcext:value-type="float">
            <text:p>1527476134.99322</text:p>
          </table:table-cell>
          <table:table-cell office:value-type="float" office:value="-0.117626" calcext:value-type="float">
            <text:p>-0.117626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-0.028373" calcext:value-type="float">
            <text:p>-0.028373</text:p>
          </table:table-cell>
          <table:table-cell office:value-type="float" office:value="-0.023525" calcext:value-type="float">
            <text:p>-0.02352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5.01365" calcext:value-type="float">
            <text:p>1527476135.01365</text:p>
          </table:table-cell>
          <table:table-cell office:value-type="float" office:value="-0.114651" calcext:value-type="float">
            <text:p>-0.114651</text:p>
          </table:table-cell>
          <table:table-cell office:value-type="float" office:value="-0.000432" calcext:value-type="float">
            <text:p>-0.000432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0.02293" calcext:value-type="float">
            <text:p>-0.02293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5.03314" calcext:value-type="float">
            <text:p>1527476135.03314</text:p>
          </table:table-cell>
          <table:table-cell office:value-type="float" office:value="-0.099023" calcext:value-type="float">
            <text:p>-0.099023</text:p>
          </table:table-cell>
          <table:table-cell office:value-type="float" office:value="-0.000205" calcext:value-type="float">
            <text:p>-0.000205</text:p>
          </table:table-cell>
          <table:table-cell office:value-type="float" office:value="-0.034231" calcext:value-type="float">
            <text:p>-0.034231</text:p>
          </table:table-cell>
          <table:table-cell office:value-type="float" office:value="-0.019805" calcext:value-type="float">
            <text:p>-0.01980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5.05357" calcext:value-type="float">
            <text:p>1527476135.05357</text:p>
          </table:table-cell>
          <table:table-cell office:value-type="float" office:value="-0.109895" calcext:value-type="float">
            <text:p>-0.109895</text:p>
          </table:table-cell>
          <table:table-cell office:value-type="float" office:value="-0.001127" calcext:value-type="float">
            <text:p>-0.001127</text:p>
          </table:table-cell>
          <table:table-cell office:value-type="float" office:value="-0.009498" calcext:value-type="float">
            <text:p>-0.009498</text:p>
          </table:table-cell>
          <table:table-cell office:value-type="float" office:value="-0.021979" calcext:value-type="float">
            <text:p>-0.02197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5.073" calcext:value-type="float">
            <text:p>1527476135.073</text:p>
          </table:table-cell>
          <table:table-cell office:value-type="float" office:value="-0.086333" calcext:value-type="float">
            <text:p>-0.086333</text:p>
          </table:table-cell>
          <table:table-cell office:value-type="float" office:value="-0.000854" calcext:value-type="float">
            <text:p>-0.000854</text:p>
          </table:table-cell>
          <table:table-cell office:value-type="float" office:value="-0.041577" calcext:value-type="float">
            <text:p>-0.041577</text:p>
          </table:table-cell>
          <table:table-cell office:value-type="float" office:value="-0.017267" calcext:value-type="float">
            <text:p>-0.01726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5.09351" calcext:value-type="float">
            <text:p>1527476135.09351</text:p>
          </table:table-cell>
          <table:table-cell office:value-type="float" office:value="-0.079348" calcext:value-type="float">
            <text:p>-0.079348</text:p>
          </table:table-cell>
          <table:table-cell office:value-type="float" office:value="-0.001563" calcext:value-type="float">
            <text:p>-0.001563</text:p>
          </table:table-cell>
          <table:table-cell office:value-type="float" office:value="-0.025397" calcext:value-type="float">
            <text:p>-0.025397</text:p>
          </table:table-cell>
          <table:table-cell office:value-type="float" office:value="-0.01587" calcext:value-type="float">
            <text:p>-0.01587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5.113" calcext:value-type="float">
            <text:p>1527476135.113</text:p>
          </table:table-cell>
          <table:table-cell office:value-type="float" office:value="-0.050243" calcext:value-type="float">
            <text:p>-0.050243</text:p>
          </table:table-cell>
          <table:table-cell office:value-type="float" office:value="-0.00149" calcext:value-type="float">
            <text:p>-0.00149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-0.010049" calcext:value-type="float">
            <text:p>-0.01004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5.1334" calcext:value-type="float">
            <text:p>1527476135.1334</text:p>
          </table:table-cell>
          <table:table-cell office:value-type="float" office:value="-0.100084" calcext:value-type="float">
            <text:p>-0.100084</text:p>
          </table:table-cell>
          <table:table-cell office:value-type="float" office:value="-0.002268" calcext:value-type="float">
            <text:p>-0.002268</text:p>
          </table:table-cell>
          <table:table-cell office:value-type="float" office:value="-0.045102" calcext:value-type="float">
            <text:p>-0.045102</text:p>
          </table:table-cell>
          <table:table-cell office:value-type="float" office:value="-0.020017" calcext:value-type="float">
            <text:p>-0.020017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5.15279" calcext:value-type="float">
            <text:p>1527476135.15279</text:p>
          </table:table-cell>
          <table:table-cell office:value-type="float" office:value="-0.048053" calcext:value-type="float">
            <text:p>-0.048053</text:p>
          </table:table-cell>
          <table:table-cell office:value-type="float" office:value="-0.002134" calcext:value-type="float">
            <text:p>-0.002134</text:p>
          </table:table-cell>
          <table:table-cell office:value-type="float" office:value="0.014064" calcext:value-type="float">
            <text:p>0.014064</text:p>
          </table:table-cell>
          <table:table-cell office:value-type="float" office:value="-0.009611" calcext:value-type="float">
            <text:p>-0.00961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5.17314" calcext:value-type="float">
            <text:p>1527476135.17314</text:p>
          </table:table-cell>
          <table:table-cell office:value-type="float" office:value="-0.085508" calcext:value-type="float">
            <text:p>-0.085508</text:p>
          </table:table-cell>
          <table:table-cell office:value-type="float" office:value="-0.002611" calcext:value-type="float">
            <text:p>-0.002611</text:p>
          </table:table-cell>
          <table:table-cell office:value-type="float" office:value="-0.034593" calcext:value-type="float">
            <text:p>-0.034593</text:p>
          </table:table-cell>
          <table:table-cell office:value-type="float" office:value="-0.017102" calcext:value-type="float">
            <text:p>-0.01710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5.19346" calcext:value-type="float">
            <text:p>1527476135.19346</text:p>
          </table:table-cell>
          <table:table-cell office:value-type="float" office:value="-0.065181" calcext:value-type="float">
            <text:p>-0.065181</text:p>
          </table:table-cell>
          <table:table-cell office:value-type="float" office:value="-0.002901" calcext:value-type="float">
            <text:p>-0.002901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-0.013036" calcext:value-type="float">
            <text:p>-0.013036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5.21377" calcext:value-type="float">
            <text:p>1527476135.21377</text:p>
          </table:table-cell>
          <table:table-cell office:value-type="float" office:value="-0.09984" calcext:value-type="float">
            <text:p>-0.09984</text:p>
          </table:table-cell>
          <table:table-cell office:value-type="float" office:value="-0.00353" calcext:value-type="float">
            <text:p>-0.00353</text:p>
          </table:table-cell>
          <table:table-cell office:value-type="float" office:value="-0.038161" calcext:value-type="float">
            <text:p>-0.038161</text:p>
          </table:table-cell>
          <table:table-cell office:value-type="float" office:value="-0.019968" calcext:value-type="float">
            <text:p>-0.01996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5.23313" calcext:value-type="float">
            <text:p>1527476135.23313</text:p>
          </table:table-cell>
          <table:table-cell office:value-type="float" office:value="-0.067337" calcext:value-type="float">
            <text:p>-0.067337</text:p>
          </table:table-cell>
          <table:table-cell office:value-type="float" office:value="-0.003639" calcext:value-type="float">
            <text:p>-0.003639</text:p>
          </table:table-cell>
          <table:table-cell office:value-type="float" office:value="0.006929" calcext:value-type="float">
            <text:p>0.006929</text:p>
          </table:table-cell>
          <table:table-cell office:value-type="float" office:value="-0.013467" calcext:value-type="float">
            <text:p>-0.013467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5.25351" calcext:value-type="float">
            <text:p>1527476135.25351</text:p>
          </table:table-cell>
          <table:table-cell office:value-type="float" office:value="-0.078491" calcext:value-type="float">
            <text:p>-0.078491</text:p>
          </table:table-cell>
          <table:table-cell office:value-type="float" office:value="-0.003725" calcext:value-type="float">
            <text:p>-0.003725</text:p>
          </table:table-cell>
          <table:table-cell office:value-type="float" office:value="-0.023391" calcext:value-type="float">
            <text:p>-0.023391</text:p>
          </table:table-cell>
          <table:table-cell office:value-type="float" office:value="-0.015698" calcext:value-type="float">
            <text:p>-0.015698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5.27304" calcext:value-type="float">
            <text:p>1527476135.27304</text:p>
          </table:table-cell>
          <table:table-cell office:value-type="float" office:value="-0.059867" calcext:value-type="float">
            <text:p>-0.059867</text:p>
          </table:table-cell>
          <table:table-cell office:value-type="float" office:value="-0.003818" calcext:value-type="float">
            <text:p>-0.003818</text:p>
          </table:table-cell>
          <table:table-cell office:value-type="float" office:value="-0.014266" calcext:value-type="float">
            <text:p>-0.014266</text:p>
          </table:table-cell>
          <table:table-cell office:value-type="float" office:value="-0.011973" calcext:value-type="float">
            <text:p>-0.01197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5.29356" calcext:value-type="float">
            <text:p>1527476135.29356</text:p>
          </table:table-cell>
          <table:table-cell office:value-type="float" office:value="-0.068192" calcext:value-type="float">
            <text:p>-0.068192</text:p>
          </table:table-cell>
          <table:table-cell office:value-type="float" office:value="-0.004282" calcext:value-type="float">
            <text:p>-0.004282</text:p>
          </table:table-cell>
          <table:table-cell office:value-type="float" office:value="-0.03095" calcext:value-type="float">
            <text:p>-0.03095</text:p>
          </table:table-cell>
          <table:table-cell office:value-type="float" office:value="-0.013638" calcext:value-type="float">
            <text:p>-0.013638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5.31304" calcext:value-type="float">
            <text:p>1527476135.31304</text:p>
          </table:table-cell>
          <table:table-cell office:value-type="float" office:value="-0.04369" calcext:value-type="float">
            <text:p>-0.04369</text:p>
          </table:table-cell>
          <table:table-cell office:value-type="float" office:value="-0.004408" calcext:value-type="float">
            <text:p>-0.004408</text:p>
          </table:table-cell>
          <table:table-cell office:value-type="float" office:value="-0.005658" calcext:value-type="float">
            <text:p>-0.005658</text:p>
          </table:table-cell>
          <table:table-cell office:value-type="float" office:value="-0.008738" calcext:value-type="float">
            <text:p>-0.00873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5.33344" calcext:value-type="float">
            <text:p>1527476135.33344</text:p>
          </table:table-cell>
          <table:table-cell office:value-type="float" office:value="-0.047687" calcext:value-type="float">
            <text:p>-0.047687</text:p>
          </table:table-cell>
          <table:table-cell office:value-type="float" office:value="-0.004605" calcext:value-type="float">
            <text:p>-0.004605</text:p>
          </table:table-cell>
          <table:table-cell office:value-type="float" office:value="-0.004225" calcext:value-type="float">
            <text:p>-0.004225</text:p>
          </table:table-cell>
          <table:table-cell office:value-type="float" office:value="-0.009537" calcext:value-type="float">
            <text:p>-0.009537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5.3529" calcext:value-type="float">
            <text:p>1527476135.3529</text:p>
          </table:table-cell>
          <table:table-cell office:value-type="float" office:value="-0.055853" calcext:value-type="float">
            <text:p>-0.055853</text:p>
          </table:table-cell>
          <table:table-cell office:value-type="float" office:value="-0.004846" calcext:value-type="float">
            <text:p>-0.004846</text:p>
          </table:table-cell>
          <table:table-cell office:value-type="float" office:value="-0.004767" calcext:value-type="float">
            <text:p>-0.004767</text:p>
          </table:table-cell>
          <table:table-cell office:value-type="float" office:value="-0.011171" calcext:value-type="float">
            <text:p>-0.01117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5.3734" calcext:value-type="float">
            <text:p>1527476135.3734</text:p>
          </table:table-cell>
          <table:table-cell office:value-type="float" office:value="-0.045194" calcext:value-type="float">
            <text:p>-0.045194</text:p>
          </table:table-cell>
          <table:table-cell office:value-type="float" office:value="-0.004725" calcext:value-type="float">
            <text:p>-0.004725</text:p>
          </table:table-cell>
          <table:table-cell office:value-type="float" office:value="-0.022591" calcext:value-type="float">
            <text:p>-0.022591</text:p>
          </table:table-cell>
          <table:table-cell office:value-type="float" office:value="-0.009039" calcext:value-type="float">
            <text:p>-0.00903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5.39275" calcext:value-type="float">
            <text:p>1527476135.39275</text:p>
          </table:table-cell>
          <table:table-cell office:value-type="float" office:value="-0.035102" calcext:value-type="float">
            <text:p>-0.035102</text:p>
          </table:table-cell>
          <table:table-cell office:value-type="float" office:value="-0.004966" calcext:value-type="float">
            <text:p>-0.004966</text:p>
          </table:table-cell>
          <table:table-cell office:value-type="float" office:value="-0.006449" calcext:value-type="float">
            <text:p>-0.006449</text:p>
          </table:table-cell>
          <table:table-cell office:value-type="float" office:value="-0.00702" calcext:value-type="float">
            <text:p>-0.0070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5.41314" calcext:value-type="float">
            <text:p>1527476135.41314</text:p>
          </table:table-cell>
          <table:table-cell office:value-type="float" office:value="-0.032768" calcext:value-type="float">
            <text:p>-0.032768</text:p>
          </table:table-cell>
          <table:table-cell office:value-type="float" office:value="-0.00505" calcext:value-type="float">
            <text:p>-0.00505</text:p>
          </table:table-cell>
          <table:table-cell office:value-type="float" office:value="-0.009655" calcext:value-type="float">
            <text:p>-0.009655</text:p>
          </table:table-cell>
          <table:table-cell office:value-type="float" office:value="-0.006554" calcext:value-type="float">
            <text:p>-0.00655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5.4335" calcext:value-type="float">
            <text:p>1527476135.4335</text:p>
          </table:table-cell>
          <table:table-cell office:value-type="float" office:value="-0.024367" calcext:value-type="float">
            <text:p>-0.024367</text:p>
          </table:table-cell>
          <table:table-cell office:value-type="float" office:value="-0.005076" calcext:value-type="float">
            <text:p>-0.005076</text:p>
          </table:table-cell>
          <table:table-cell office:value-type="float" office:value="-0.012391" calcext:value-type="float">
            <text:p>-0.012391</text:p>
          </table:table-cell>
          <table:table-cell office:value-type="float" office:value="-0.004873" calcext:value-type="float">
            <text:p>-0.004873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5.45292" calcext:value-type="float">
            <text:p>1527476135.45292</text:p>
          </table:table-cell>
          <table:table-cell office:value-type="float" office:value="-0.012999" calcext:value-type="float">
            <text:p>-0.012999</text:p>
          </table:table-cell>
          <table:table-cell office:value-type="float" office:value="-0.005096" calcext:value-type="float">
            <text:p>-0.005096</text:p>
          </table:table-cell>
          <table:table-cell office:value-type="float" office:value="0.005892" calcext:value-type="float">
            <text:p>0.005892</text:p>
          </table:table-cell>
          <table:table-cell office:value-type="float" office:value="-0.0026" calcext:value-type="float">
            <text:p>-0.0026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5.47331" calcext:value-type="float">
            <text:p>1527476135.47331</text:p>
          </table:table-cell>
          <table:table-cell office:value-type="float" office:value="-0.016656" calcext:value-type="float">
            <text:p>-0.016656</text:p>
          </table:table-cell>
          <table:table-cell office:value-type="float" office:value="-0.00505" calcext:value-type="float">
            <text:p>-0.00505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-0.003331" calcext:value-type="float">
            <text:p>-0.00333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5.49372" calcext:value-type="float">
            <text:p>1527476135.49372</text:p>
          </table:table-cell>
          <table:table-cell office:value-type="float" office:value="-0.007392" calcext:value-type="float">
            <text:p>-0.007392</text:p>
          </table:table-cell>
          <table:table-cell office:value-type="float" office:value="-0.005116" calcext:value-type="float">
            <text:p>-0.005116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-0.001478" calcext:value-type="float">
            <text:p>-0.001478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5.51311" calcext:value-type="float">
            <text:p>1527476135.51311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-0.005005" calcext:value-type="float">
            <text:p>-0.0050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0.000488" calcext:value-type="float">
            <text:p>0.00048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5.5336" calcext:value-type="float">
            <text:p>1527476135.5336</text:p>
          </table:table-cell>
          <table:table-cell office:value-type="float" office:value="-0.006602" calcext:value-type="float">
            <text:p>-0.006602</text:p>
          </table:table-cell>
          <table:table-cell office:value-type="float" office:value="-0.005216" calcext:value-type="float">
            <text:p>-0.005216</text:p>
          </table:table-cell>
          <table:table-cell office:value-type="float" office:value="-0.001023" calcext:value-type="float">
            <text:p>-0.001023</text:p>
          </table:table-cell>
          <table:table-cell office:value-type="float" office:value="-0.00132" calcext:value-type="float">
            <text:p>-0.0013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5.55302" calcext:value-type="float">
            <text:p>1527476135.55302</text:p>
          </table:table-cell>
          <table:table-cell office:value-type="float" office:value="0.015466" calcext:value-type="float">
            <text:p>0.015466</text:p>
          </table:table-cell>
          <table:table-cell office:value-type="float" office:value="-0.004808" calcext:value-type="float">
            <text:p>-0.004808</text:p>
          </table:table-cell>
          <table:table-cell office:value-type="float" office:value="0.002235" calcext:value-type="float">
            <text:p>0.002235</text:p>
          </table:table-cell>
          <table:table-cell office:value-type="float" office:value="0.003093" calcext:value-type="float">
            <text:p>0.00309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5.57352" calcext:value-type="float">
            <text:p>1527476135.57352</text:p>
          </table:table-cell>
          <table:table-cell office:value-type="float" office:value="-0.005357" calcext:value-type="float">
            <text:p>-0.005357</text:p>
          </table:table-cell>
          <table:table-cell office:value-type="float" office:value="-0.005187" calcext:value-type="float">
            <text:p>-0.005187</text:p>
          </table:table-cell>
          <table:table-cell office:value-type="float" office:value="-0.003235" calcext:value-type="float">
            <text:p>-0.003235</text:p>
          </table:table-cell>
          <table:table-cell office:value-type="float" office:value="-0.001071" calcext:value-type="float">
            <text:p>-0.00107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5.59297" calcext:value-type="float">
            <text:p>1527476135.59297</text:p>
          </table:table-cell>
          <table:table-cell office:value-type="float" office:value="0.023417" calcext:value-type="float">
            <text:p>0.023417</text:p>
          </table:table-cell>
          <table:table-cell office:value-type="float" office:value="-0.004689" calcext:value-type="float">
            <text:p>-0.004689</text:p>
          </table:table-cell>
          <table:table-cell office:value-type="float" office:value="0.005718" calcext:value-type="float">
            <text:p>0.005718</text:p>
          </table:table-cell>
          <table:table-cell office:value-type="float" office:value="0.004683" calcext:value-type="float">
            <text:p>0.00468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5.61347" calcext:value-type="float">
            <text:p>1527476135.61347</text:p>
          </table:table-cell>
          <table:table-cell office:value-type="float" office:value="0.018338" calcext:value-type="float">
            <text:p>0.018338</text:p>
          </table:table-cell>
          <table:table-cell office:value-type="float" office:value="-0.004675" calcext:value-type="float">
            <text:p>-0.004675</text:p>
          </table:table-cell>
          <table:table-cell office:value-type="float" office:value="-0.010296" calcext:value-type="float">
            <text:p>-0.010296</text:p>
          </table:table-cell>
          <table:table-cell office:value-type="float" office:value="0.003668" calcext:value-type="float">
            <text:p>0.00366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5.63291" calcext:value-type="float">
            <text:p>1527476135.63291</text:p>
          </table:table-cell>
          <table:table-cell office:value-type="float" office:value="0.032522" calcext:value-type="float">
            <text:p>0.032522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0.021045" calcext:value-type="float">
            <text:p>0.021045</text:p>
          </table:table-cell>
          <table:table-cell office:value-type="float" office:value="0.006504" calcext:value-type="float">
            <text:p>0.00650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5.65341" calcext:value-type="float">
            <text:p>1527476135.65341</text:p>
          </table:table-cell>
          <table:table-cell office:value-type="float" office:value="0.015163" calcext:value-type="float">
            <text:p>0.015163</text:p>
          </table:table-cell>
          <table:table-cell office:value-type="float" office:value="-0.004524" calcext:value-type="float">
            <text:p>-0.004524</text:p>
          </table:table-cell>
          <table:table-cell office:value-type="float" office:value="-0.018588" calcext:value-type="float">
            <text:p>-0.018588</text:p>
          </table:table-cell>
          <table:table-cell office:value-type="float" office:value="0.003033" calcext:value-type="float">
            <text:p>0.00303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5.67277" calcext:value-type="float">
            <text:p>1527476135.67277</text:p>
          </table:table-cell>
          <table:table-cell office:value-type="float" office:value="0.048924" calcext:value-type="float">
            <text:p>0.048924</text:p>
          </table:table-cell>
          <table:table-cell office:value-type="float" office:value="-0.004231" calcext:value-type="float">
            <text:p>-0.004231</text:p>
          </table:table-cell>
          <table:table-cell office:value-type="float" office:value="0.025538" calcext:value-type="float">
            <text:p>0.025538</text:p>
          </table:table-cell>
          <table:table-cell office:value-type="float" office:value="0.009785" calcext:value-type="float">
            <text:p>0.00978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5.69319" calcext:value-type="float">
            <text:p>1527476135.69319</text:p>
          </table:table-cell>
          <table:table-cell office:value-type="float" office:value="0.020772" calcext:value-type="float">
            <text:p>0.020772</text:p>
          </table:table-cell>
          <table:table-cell office:value-type="float" office:value="-0.004284" calcext:value-type="float">
            <text:p>-0.004284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4154" calcext:value-type="float">
            <text:p>0.00415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5.7136" calcext:value-type="float">
            <text:p>1527476135.7136</text:p>
          </table:table-cell>
          <table:table-cell office:value-type="float" office:value="0.040561" calcext:value-type="float">
            <text:p>0.040561</text:p>
          </table:table-cell>
          <table:table-cell office:value-type="float" office:value="-0.003867" calcext:value-type="float">
            <text:p>-0.003867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8112" calcext:value-type="float">
            <text:p>0.00811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5.73301" calcext:value-type="float">
            <text:p>1527476135.73301</text:p>
          </table:table-cell>
          <table:table-cell office:value-type="float" office:value="0.04299" calcext:value-type="float">
            <text:p>0.04299</text:p>
          </table:table-cell>
          <table:table-cell office:value-type="float" office:value="-0.003744" calcext:value-type="float">
            <text:p>-0.003744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8598" calcext:value-type="float">
            <text:p>0.008598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5.75344" calcext:value-type="float">
            <text:p>1527476135.75344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-0.003891" calcext:value-type="float">
            <text:p>-0.003891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06426" calcext:value-type="float">
            <text:p>0.006426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5.77382" calcext:value-type="float">
            <text:p>1527476135.77382</text:p>
          </table:table-cell>
          <table:table-cell office:value-type="float" office:value="0.036631" calcext:value-type="float">
            <text:p>0.036631</text:p>
          </table:table-cell>
          <table:table-cell office:value-type="float" office:value="-0.003489" calcext:value-type="float">
            <text:p>-0.003489</text:p>
          </table:table-cell>
          <table:table-cell office:value-type="float" office:value="-0.002613" calcext:value-type="float">
            <text:p>-0.002613</text:p>
          </table:table-cell>
          <table:table-cell office:value-type="float" office:value="0.007326" calcext:value-type="float">
            <text:p>0.00732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5.79335" calcext:value-type="float">
            <text:p>1527476135.79335</text:p>
          </table:table-cell>
          <table:table-cell office:value-type="float" office:value="0.035008" calcext:value-type="float">
            <text:p>0.035008</text:p>
          </table:table-cell>
          <table:table-cell office:value-type="float" office:value="-0.003572" calcext:value-type="float">
            <text:p>-0.003572</text:p>
          </table:table-cell>
          <table:table-cell office:value-type="float" office:value="0.020428" calcext:value-type="float">
            <text:p>0.020428</text:p>
          </table:table-cell>
          <table:table-cell office:value-type="float" office:value="0.007002" calcext:value-type="float">
            <text:p>0.00700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5.81383" calcext:value-type="float">
            <text:p>1527476135.81383</text:p>
          </table:table-cell>
          <table:table-cell office:value-type="float" office:value="0.039776" calcext:value-type="float">
            <text:p>0.039776</text:p>
          </table:table-cell>
          <table:table-cell office:value-type="float" office:value="-0.003055" calcext:value-type="float">
            <text:p>-0.003055</text:p>
          </table:table-cell>
          <table:table-cell office:value-type="float" office:value="0.006317" calcext:value-type="float">
            <text:p>0.006317</text:p>
          </table:table-cell>
          <table:table-cell office:value-type="float" office:value="0.007955" calcext:value-type="float">
            <text:p>0.00795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5.83323" calcext:value-type="float">
            <text:p>1527476135.83323</text:p>
          </table:table-cell>
          <table:table-cell office:value-type="float" office:value="0.032538" calcext:value-type="float">
            <text:p>0.032538</text:p>
          </table:table-cell>
          <table:table-cell office:value-type="float" office:value="-0.003073" calcext:value-type="float">
            <text:p>-0.003073</text:p>
          </table:table-cell>
          <table:table-cell office:value-type="float" office:value="-0.007175" calcext:value-type="float">
            <text:p>-0.007175</text:p>
          </table:table-cell>
          <table:table-cell office:value-type="float" office:value="0.006508" calcext:value-type="float">
            <text:p>0.006508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5.8537" calcext:value-type="float">
            <text:p>1527476135.8537</text:p>
          </table:table-cell>
          <table:table-cell office:value-type="float" office:value="0.049955" calcext:value-type="float">
            <text:p>0.049955</text:p>
          </table:table-cell>
          <table:table-cell office:value-type="float" office:value="-0.002863" calcext:value-type="float">
            <text:p>-0.002863</text:p>
          </table:table-cell>
          <table:table-cell office:value-type="float" office:value="0.019675" calcext:value-type="float">
            <text:p>0.019675</text:p>
          </table:table-cell>
          <table:table-cell office:value-type="float" office:value="0.009991" calcext:value-type="float">
            <text:p>0.00999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5.87321" calcext:value-type="float">
            <text:p>1527476135.87321</text:p>
          </table:table-cell>
          <table:table-cell office:value-type="float" office:value="0.019544" calcext:value-type="float">
            <text:p>0.019544</text:p>
          </table:table-cell>
          <table:table-cell office:value-type="float" office:value="-0.003073" calcext:value-type="float">
            <text:p>-0.003073</text:p>
          </table:table-cell>
          <table:table-cell office:value-type="float" office:value="-0.004236" calcext:value-type="float">
            <text:p>-0.004236</text:p>
          </table:table-cell>
          <table:table-cell office:value-type="float" office:value="0.003909" calcext:value-type="float">
            <text:p>0.00390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5.89375" calcext:value-type="float">
            <text:p>1527476135.89375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-0.00278" calcext:value-type="float">
            <text:p>-0.00278</text:p>
          </table:table-cell>
          <table:table-cell office:value-type="float" office:value="0.025195" calcext:value-type="float">
            <text:p>0.025195</text:p>
          </table:table-cell>
          <table:table-cell office:value-type="float" office:value="0.007612" calcext:value-type="float">
            <text:p>0.00761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5.91326" calcext:value-type="float">
            <text:p>1527476135.91326</text:p>
          </table:table-cell>
          <table:table-cell office:value-type="float" office:value="0.029866" calcext:value-type="float">
            <text:p>0.029866</text:p>
          </table:table-cell>
          <table:table-cell office:value-type="float" office:value="-0.002448" calcext:value-type="float">
            <text:p>-0.002448</text:p>
          </table:table-cell>
          <table:table-cell office:value-type="float" office:value="-0.000921" calcext:value-type="float">
            <text:p>-0.000921</text:p>
          </table:table-cell>
          <table:table-cell office:value-type="float" office:value="0.005973" calcext:value-type="float">
            <text:p>0.005973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5.93378" calcext:value-type="float">
            <text:p>1527476135.93378</text:p>
          </table:table-cell>
          <table:table-cell office:value-type="float" office:value="0.033285" calcext:value-type="float">
            <text:p>0.033285</text:p>
          </table:table-cell>
          <table:table-cell office:value-type="float" office:value="-0.002397" calcext:value-type="float">
            <text:p>-0.002397</text:p>
          </table:table-cell>
          <table:table-cell office:value-type="float" office:value="0.010243" calcext:value-type="float">
            <text:p>0.010243</text:p>
          </table:table-cell>
          <table:table-cell office:value-type="float" office:value="0.006657" calcext:value-type="float">
            <text:p>0.006657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5.95332" calcext:value-type="float">
            <text:p>1527476135.95332</text:p>
          </table:table-cell>
          <table:table-cell office:value-type="float" office:value="0.026802" calcext:value-type="float">
            <text:p>0.026802</text:p>
          </table:table-cell>
          <table:table-cell office:value-type="float" office:value="-0.002323" calcext:value-type="float">
            <text:p>-0.002323</text:p>
          </table:table-cell>
          <table:table-cell office:value-type="float" office:value="-0.010736" calcext:value-type="float">
            <text:p>-0.010736</text:p>
          </table:table-cell>
          <table:table-cell office:value-type="float" office:value="0.00536" calcext:value-type="float">
            <text:p>0.00536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5.97381" calcext:value-type="float">
            <text:p>1527476135.97381</text:p>
          </table:table-cell>
          <table:table-cell office:value-type="float" office:value="0.049746" calcext:value-type="float">
            <text:p>0.049746</text:p>
          </table:table-cell>
          <table:table-cell office:value-type="float" office:value="-0.002073" calcext:value-type="float">
            <text:p>-0.002073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09949" calcext:value-type="float">
            <text:p>0.00994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5.99328" calcext:value-type="float">
            <text:p>1527476135.99328</text:p>
          </table:table-cell>
          <table:table-cell office:value-type="float" office:value="0.03272" calcext:value-type="float">
            <text:p>0.03272</text:p>
          </table:table-cell>
          <table:table-cell office:value-type="float" office:value="-0.002127" calcext:value-type="float">
            <text:p>-0.002127</text:p>
          </table:table-cell>
          <table:table-cell office:value-type="float" office:value="0.017001" calcext:value-type="float">
            <text:p>0.017001</text:p>
          </table:table-cell>
          <table:table-cell office:value-type="float" office:value="0.006544" calcext:value-type="float">
            <text:p>0.00654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6.01371" calcext:value-type="float">
            <text:p>1527476136.01371</text:p>
          </table:table-cell>
          <table:table-cell office:value-type="float" office:value="0.027591" calcext:value-type="float">
            <text:p>0.027591</text:p>
          </table:table-cell>
          <table:table-cell office:value-type="float" office:value="-0.001884" calcext:value-type="float">
            <text:p>-0.001884</text:p>
          </table:table-cell>
          <table:table-cell office:value-type="float" office:value="0.002498" calcext:value-type="float">
            <text:p>0.002498</text:p>
          </table:table-cell>
          <table:table-cell office:value-type="float" office:value="0.005518" calcext:value-type="float">
            <text:p>0.00551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6.03317" calcext:value-type="float">
            <text:p>1527476136.03317</text:p>
          </table:table-cell>
          <table:table-cell office:value-type="float" office:value="0.021947" calcext:value-type="float">
            <text:p>0.021947</text:p>
          </table:table-cell>
          <table:table-cell office:value-type="float" office:value="-0.001945" calcext:value-type="float">
            <text:p>-0.001945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4389" calcext:value-type="float">
            <text:p>0.004389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6.05356" calcext:value-type="float">
            <text:p>1527476136.05356</text:p>
          </table:table-cell>
          <table:table-cell office:value-type="float" office:value="0.015817" calcext:value-type="float">
            <text:p>0.015817</text:p>
          </table:table-cell>
          <table:table-cell office:value-type="float" office:value="-0.001994" calcext:value-type="float">
            <text:p>-0.001994</text:p>
          </table:table-cell>
          <table:table-cell office:value-type="float" office:value="0.012208" calcext:value-type="float">
            <text:p>0.012208</text:p>
          </table:table-cell>
          <table:table-cell office:value-type="float" office:value="0.003163" calcext:value-type="float">
            <text:p>0.00316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6.07304" calcext:value-type="float">
            <text:p>1527476136.07304</text:p>
          </table:table-cell>
          <table:table-cell office:value-type="float" office:value="-0.001537" calcext:value-type="float">
            <text:p>-0.001537</text:p>
          </table:table-cell>
          <table:table-cell office:value-type="float" office:value="-0.002094" calcext:value-type="float">
            <text:p>-0.002094</text:p>
          </table:table-cell>
          <table:table-cell office:value-type="float" office:value="-0.002747" calcext:value-type="float">
            <text:p>-0.002747</text:p>
          </table:table-cell>
          <table:table-cell office:value-type="float" office:value="-0.000307" calcext:value-type="float">
            <text:p>-0.00030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6.09357" calcext:value-type="float">
            <text:p>1527476136.09357</text:p>
          </table:table-cell>
          <table:table-cell office:value-type="float" office:value="-0.000776" calcext:value-type="float">
            <text:p>-0.000776</text:p>
          </table:table-cell>
          <table:table-cell office:value-type="float" office:value="-0.002135" calcext:value-type="float">
            <text:p>-0.002135</text:p>
          </table:table-cell>
          <table:table-cell office:value-type="float" office:value="0.011872" calcext:value-type="float">
            <text:p>0.011872</text:p>
          </table:table-cell>
          <table:table-cell office:value-type="float" office:value="-0.000155" calcext:value-type="float">
            <text:p>-0.00015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6.11301" calcext:value-type="float">
            <text:p>1527476136.11301</text:p>
          </table:table-cell>
          <table:table-cell office:value-type="float" office:value="-0.009918" calcext:value-type="float">
            <text:p>-0.009918</text:p>
          </table:table-cell>
          <table:table-cell office:value-type="float" office:value="-0.002081" calcext:value-type="float">
            <text:p>-0.00208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1984" calcext:value-type="float">
            <text:p>-0.00198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6.13344" calcext:value-type="float">
            <text:p>1527476136.13344</text:p>
          </table:table-cell>
          <table:table-cell office:value-type="float" office:value="-0.00607" calcext:value-type="float">
            <text:p>-0.00607</text:p>
          </table:table-cell>
          <table:table-cell office:value-type="float" office:value="-0.002067" calcext:value-type="float">
            <text:p>-0.002067</text:p>
          </table:table-cell>
          <table:table-cell office:value-type="float" office:value="-0.00237" calcext:value-type="float">
            <text:p>-0.00237</text:p>
          </table:table-cell>
          <table:table-cell office:value-type="float" office:value="-0.001214" calcext:value-type="float">
            <text:p>-0.00121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6.15279" calcext:value-type="float">
            <text:p>1527476136.15279</text:p>
          </table:table-cell>
          <table:table-cell office:value-type="float" office:value="-0.005931" calcext:value-type="float">
            <text:p>-0.005931</text:p>
          </table:table-cell>
          <table:table-cell office:value-type="float" office:value="-0.00211" calcext:value-type="float">
            <text:p>-0.00211</text:p>
          </table:table-cell>
          <table:table-cell office:value-type="float" office:value="-0.005145" calcext:value-type="float">
            <text:p>-0.005145</text:p>
          </table:table-cell>
          <table:table-cell office:value-type="float" office:value="-0.001186" calcext:value-type="float">
            <text:p>-0.001186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6.17317" calcext:value-type="float">
            <text:p>1527476136.17317</text:p>
          </table:table-cell>
          <table:table-cell office:value-type="float" office:value="0.022428" calcext:value-type="float">
            <text:p>0.022428</text:p>
          </table:table-cell>
          <table:table-cell office:value-type="float" office:value="-0.001637" calcext:value-type="float">
            <text:p>-0.001637</text:p>
          </table:table-cell>
          <table:table-cell office:value-type="float" office:value="-0.001987" calcext:value-type="float">
            <text:p>-0.001987</text:p>
          </table:table-cell>
          <table:table-cell office:value-type="float" office:value="0.004486" calcext:value-type="float">
            <text:p>0.00448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6.19357" calcext:value-type="float">
            <text:p>1527476136.19357</text:p>
          </table:table-cell>
          <table:table-cell office:value-type="float" office:value="0.025144" calcext:value-type="float">
            <text:p>0.025144</text:p>
          </table:table-cell>
          <table:table-cell office:value-type="float" office:value="-0.001622" calcext:value-type="float">
            <text:p>-0.001622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05029" calcext:value-type="float">
            <text:p>0.00502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6.21274" calcext:value-type="float">
            <text:p>1527476136.21274</text:p>
          </table:table-cell>
          <table:table-cell office:value-type="float" office:value="0.021272" calcext:value-type="float">
            <text:p>0.021272</text:p>
          </table:table-cell>
          <table:table-cell office:value-type="float" office:value="-0.001644" calcext:value-type="float">
            <text:p>-0.001644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4254" calcext:value-type="float">
            <text:p>0.00425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6.23301" calcext:value-type="float">
            <text:p>1527476136.23301</text:p>
          </table:table-cell>
          <table:table-cell office:value-type="float" office:value="0.013436" calcext:value-type="float">
            <text:p>0.013436</text:p>
          </table:table-cell>
          <table:table-cell office:value-type="float" office:value="-0.001788" calcext:value-type="float">
            <text:p>-0.001788</text:p>
          </table:table-cell>
          <table:table-cell office:value-type="float" office:value="-0.00223" calcext:value-type="float">
            <text:p>-0.00223</text:p>
          </table:table-cell>
          <table:table-cell office:value-type="float" office:value="0.002687" calcext:value-type="float">
            <text:p>0.002687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6.25345" calcext:value-type="float">
            <text:p>1527476136.25345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-0.00133" calcext:value-type="float">
            <text:p>-0.00133</text:p>
          </table:table-cell>
          <table:table-cell office:value-type="float" office:value="0.023214" calcext:value-type="float">
            <text:p>0.023214</text:p>
          </table:table-cell>
          <table:table-cell office:value-type="float" office:value="0.007619" calcext:value-type="float">
            <text:p>0.00761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6.2729" calcext:value-type="float">
            <text:p>1527476136.2729</text:p>
          </table:table-cell>
          <table:table-cell office:value-type="float" office:value="0.0065" calcext:value-type="float">
            <text:p>0.0065</text:p>
          </table:table-cell>
          <table:table-cell office:value-type="float" office:value="-0.001493" calcext:value-type="float">
            <text:p>-0.001493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6.29329" calcext:value-type="float">
            <text:p>1527476136.29329</text:p>
          </table:table-cell>
          <table:table-cell office:value-type="float" office:value="0.020567" calcext:value-type="float">
            <text:p>0.020567</text:p>
          </table:table-cell>
          <table:table-cell office:value-type="float" office:value="-0.001191" calcext:value-type="float">
            <text:p>-0.001191</text:p>
          </table:table-cell>
          <table:table-cell office:value-type="float" office:value="-0.001143" calcext:value-type="float">
            <text:p>-0.001143</text:p>
          </table:table-cell>
          <table:table-cell office:value-type="float" office:value="0.004113" calcext:value-type="float">
            <text:p>0.00411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6.31368" calcext:value-type="float">
            <text:p>1527476136.31368</text:p>
          </table:table-cell>
          <table:table-cell office:value-type="float" office:value="0.024238" calcext:value-type="float">
            <text:p>0.024238</text:p>
          </table:table-cell>
          <table:table-cell office:value-type="float" office:value="-0.00114" calcext:value-type="float">
            <text:p>-0.00114</text:p>
          </table:table-cell>
          <table:table-cell office:value-type="float" office:value="-0.007134" calcext:value-type="float">
            <text:p>-0.007134</text:p>
          </table:table-cell>
          <table:table-cell office:value-type="float" office:value="0.004848" calcext:value-type="float">
            <text:p>0.00484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6.33307" calcext:value-type="float">
            <text:p>1527476136.33307</text:p>
          </table:table-cell>
          <table:table-cell office:value-type="float" office:value="0.031423" calcext:value-type="float">
            <text:p>0.031423</text:p>
          </table:table-cell>
          <table:table-cell office:value-type="float" office:value="-0.001139" calcext:value-type="float">
            <text:p>-0.001139</text:p>
          </table:table-cell>
          <table:table-cell office:value-type="float" office:value="0.022428" calcext:value-type="float">
            <text:p>0.022428</text:p>
          </table:table-cell>
          <table:table-cell office:value-type="float" office:value="0.006285" calcext:value-type="float">
            <text:p>0.00628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6.35361" calcext:value-type="float">
            <text:p>1527476136.35361</text:p>
          </table:table-cell>
          <table:table-cell office:value-type="float" office:value="0.009579" calcext:value-type="float">
            <text:p>0.009579</text:p>
          </table:table-cell>
          <table:table-cell office:value-type="float" office:value="-0.001127" calcext:value-type="float">
            <text:p>-0.001127</text:p>
          </table:table-cell>
          <table:table-cell office:value-type="float" office:value="-0.00838" calcext:value-type="float">
            <text:p>-0.00838</text:p>
          </table:table-cell>
          <table:table-cell office:value-type="float" office:value="0.001916" calcext:value-type="float">
            <text:p>0.001916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6.37309" calcext:value-type="float">
            <text:p>1527476136.37309</text:p>
          </table:table-cell>
          <table:table-cell office:value-type="float" office:value="0.026341" calcext:value-type="float">
            <text:p>0.026341</text:p>
          </table:table-cell>
          <table:table-cell office:value-type="float" office:value="-0.000963" calcext:value-type="float">
            <text:p>-0.000963</text:p>
          </table:table-cell>
          <table:table-cell office:value-type="float" office:value="0.014797" calcext:value-type="float">
            <text:p>0.014797</text:p>
          </table:table-cell>
          <table:table-cell office:value-type="float" office:value="0.005268" calcext:value-type="float">
            <text:p>0.00526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6.39356" calcext:value-type="float">
            <text:p>1527476136.39356</text:p>
          </table:table-cell>
          <table:table-cell office:value-type="float" office:value="0.013065" calcext:value-type="float">
            <text:p>0.013065</text:p>
          </table:table-cell>
          <table:table-cell office:value-type="float" office:value="-0.000932" calcext:value-type="float">
            <text:p>-0.000932</text:p>
          </table:table-cell>
          <table:table-cell office:value-type="float" office:value="0.002528" calcext:value-type="float">
            <text:p>0.002528</text:p>
          </table:table-cell>
          <table:table-cell office:value-type="float" office:value="0.002613" calcext:value-type="float">
            <text:p>0.00261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6.41308" calcext:value-type="float">
            <text:p>1527476136.41308</text:p>
          </table:table-cell>
          <table:table-cell office:value-type="float" office:value="0.007996" calcext:value-type="float">
            <text:p>0.007996</text:p>
          </table:table-cell>
          <table:table-cell office:value-type="float" office:value="-0.000982" calcext:value-type="float">
            <text:p>-0.000982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.001599" calcext:value-type="float">
            <text:p>0.00159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6.43345" calcext:value-type="float">
            <text:p>1527476136.43345</text:p>
          </table:table-cell>
          <table:table-cell office:value-type="float" office:value="0.004773" calcext:value-type="float">
            <text:p>0.004773</text:p>
          </table:table-cell>
          <table:table-cell office:value-type="float" office:value="-0.001047" calcext:value-type="float">
            <text:p>-0.001047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.000955" calcext:value-type="float">
            <text:p>0.00095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6.45282" calcext:value-type="float">
            <text:p>1527476136.45282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-0.001114" calcext:value-type="float">
            <text:p>-0.001114</text:p>
          </table:table-cell>
          <table:table-cell office:value-type="float" office:value="0.008381" calcext:value-type="float">
            <text:p>0.008381</text:p>
          </table:table-cell>
          <table:table-cell office:value-type="float" office:value="0.000137" calcext:value-type="float">
            <text:p>0.000137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6.47324" calcext:value-type="float">
            <text:p>1527476136.47324</text:p>
          </table:table-cell>
          <table:table-cell office:value-type="float" office:value="0.010126" calcext:value-type="float">
            <text:p>0.010126</text:p>
          </table:table-cell>
          <table:table-cell office:value-type="float" office:value="-0.000751" calcext:value-type="float">
            <text:p>-0.000751</text:p>
          </table:table-cell>
          <table:table-cell office:value-type="float" office:value="0.001522" calcext:value-type="float">
            <text:p>0.001522</text:p>
          </table:table-cell>
          <table:table-cell office:value-type="float" office:value="0.002025" calcext:value-type="float">
            <text:p>0.00202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6.49372" calcext:value-type="float">
            <text:p>1527476136.49372</text:p>
          </table:table-cell>
          <table:table-cell office:value-type="float" office:value="-0.009517" calcext:value-type="float">
            <text:p>-0.009517</text:p>
          </table:table-cell>
          <table:table-cell office:value-type="float" office:value="-0.001121" calcext:value-type="float">
            <text:p>-0.001121</text:p>
          </table:table-cell>
          <table:table-cell office:value-type="float" office:value="-0.002541" calcext:value-type="float">
            <text:p>-0.002541</text:p>
          </table:table-cell>
          <table:table-cell office:value-type="float" office:value="-0.001903" calcext:value-type="float">
            <text:p>-0.00190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6.51324" calcext:value-type="float">
            <text:p>1527476136.51324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-0.00091" calcext:value-type="float">
            <text:p>-0.00091</text:p>
          </table:table-cell>
          <table:table-cell office:value-type="float" office:value="-0.003173" calcext:value-type="float">
            <text:p>-0.003173</text:p>
          </table:table-cell>
          <table:table-cell office:value-type="float" office:value="0.000766" calcext:value-type="float">
            <text:p>0.000766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6.53361" calcext:value-type="float">
            <text:p>1527476136.53361</text:p>
          </table:table-cell>
          <table:table-cell office:value-type="float" office:value="0.008222" calcext:value-type="float">
            <text:p>0.008222</text:p>
          </table:table-cell>
          <table:table-cell office:value-type="float" office:value="-0.000885" calcext:value-type="float">
            <text:p>-0.000885</text:p>
          </table:table-cell>
          <table:table-cell office:value-type="float" office:value="-0.003501" calcext:value-type="float">
            <text:p>-0.003501</text:p>
          </table:table-cell>
          <table:table-cell office:value-type="float" office:value="0.001644" calcext:value-type="float">
            <text:p>0.00164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6.55314" calcext:value-type="float">
            <text:p>1527476136.55314</text:p>
          </table:table-cell>
          <table:table-cell office:value-type="float" office:value="0.03129" calcext:value-type="float">
            <text:p>0.03129</text:p>
          </table:table-cell>
          <table:table-cell office:value-type="float" office:value="-0.000503" calcext:value-type="float">
            <text:p>-0.000503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0.006258" calcext:value-type="float">
            <text:p>0.006258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6.57357" calcext:value-type="float">
            <text:p>1527476136.57357</text:p>
          </table:table-cell>
          <table:table-cell office:value-type="float" office:value="0.012639" calcext:value-type="float">
            <text:p>0.012639</text:p>
          </table:table-cell>
          <table:table-cell office:value-type="float" office:value="-0.00052" calcext:value-type="float">
            <text:p>-0.00052</text:p>
          </table:table-cell>
          <table:table-cell office:value-type="float" office:value="-0.018122" calcext:value-type="float">
            <text:p>-0.018122</text:p>
          </table:table-cell>
          <table:table-cell office:value-type="float" office:value="0.002528" calcext:value-type="float">
            <text:p>0.00252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6.59298" calcext:value-type="float">
            <text:p>1527476136.59298</text:p>
          </table:table-cell>
          <table:table-cell office:value-type="float" office:value="0.047992" calcext:value-type="float">
            <text:p>0.047992</text:p>
          </table:table-cell>
          <table:table-cell office:value-type="float" office:value="-0.000186" calcext:value-type="float">
            <text:p>-0.000186</text:p>
          </table:table-cell>
          <table:table-cell office:value-type="float" office:value="0.010806" calcext:value-type="float">
            <text:p>0.010806</text:p>
          </table:table-cell>
          <table:table-cell office:value-type="float" office:value="0.009598" calcext:value-type="float">
            <text:p>0.009598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6.61347" calcext:value-type="float">
            <text:p>1527476136.61347</text:p>
          </table:table-cell>
          <table:table-cell office:value-type="float" office:value="0.040142" calcext:value-type="float">
            <text:p>0.040142</text:p>
          </table:table-cell>
          <table:table-cell office:value-type="float" office:value="-0.000125" calcext:value-type="float">
            <text:p>-0.000125</text:p>
          </table:table-cell>
          <table:table-cell office:value-type="float" office:value="0.001219" calcext:value-type="float">
            <text:p>0.001219</text:p>
          </table:table-cell>
          <table:table-cell office:value-type="float" office:value="0.008028" calcext:value-type="float">
            <text:p>0.00802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6.63284" calcext:value-type="float">
            <text:p>1527476136.63284</text:p>
          </table:table-cell>
          <table:table-cell office:value-type="float" office:value="0.042483" calcext:value-type="float">
            <text:p>0.042483</text:p>
          </table:table-cell>
          <table:table-cell office:value-type="float" office:value="-0.000056" calcext:value-type="float">
            <text:p>-0.000056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08497" calcext:value-type="float">
            <text:p>0.008497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6.65326" calcext:value-type="float">
            <text:p>1527476136.65326</text:p>
          </table:table-cell>
          <table:table-cell office:value-type="float" office:value="0.037414" calcext:value-type="float">
            <text:p>0.037414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-0.00083" calcext:value-type="float">
            <text:p>-0.00083</text:p>
          </table:table-cell>
          <table:table-cell office:value-type="float" office:value="0.007483" calcext:value-type="float">
            <text:p>0.00748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6.67372" calcext:value-type="float">
            <text:p>1527476136.67372</text:p>
          </table:table-cell>
          <table:table-cell office:value-type="float" office:value="0.049558" calcext:value-type="float">
            <text:p>0.049558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017231" calcext:value-type="float">
            <text:p>0.017231</text:p>
          </table:table-cell>
          <table:table-cell office:value-type="float" office:value="0.009912" calcext:value-type="float">
            <text:p>0.0099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6.69323" calcext:value-type="float">
            <text:p>1527476136.69323</text:p>
          </table:table-cell>
          <table:table-cell office:value-type="float" office:value="0.034811" calcext:value-type="float">
            <text:p>0.03481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2956" calcext:value-type="float">
            <text:p>0.002956</text:p>
          </table:table-cell>
          <table:table-cell office:value-type="float" office:value="0.006962" calcext:value-type="float">
            <text:p>0.00696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6.7137" calcext:value-type="float">
            <text:p>1527476136.7137</text:p>
          </table:table-cell>
          <table:table-cell office:value-type="float" office:value="0.041599" calcext:value-type="float">
            <text:p>0.041599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6.73326" calcext:value-type="float">
            <text:p>1527476136.73326</text:p>
          </table:table-cell>
          <table:table-cell office:value-type="float" office:value="0.037018" calcext:value-type="float">
            <text:p>0.037018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14497" calcext:value-type="float">
            <text:p>0.014497</text:p>
          </table:table-cell>
          <table:table-cell office:value-type="float" office:value="0.007404" calcext:value-type="float">
            <text:p>0.00740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6.75365" calcext:value-type="float">
            <text:p>1527476136.75365</text:p>
          </table:table-cell>
          <table:table-cell office:value-type="float" office:value="0.025757" calcext:value-type="float">
            <text:p>0.025757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0.011314" calcext:value-type="float">
            <text:p>0.011314</text:p>
          </table:table-cell>
          <table:table-cell office:value-type="float" office:value="0.005151" calcext:value-type="float">
            <text:p>0.00515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6.77313" calcext:value-type="float">
            <text:p>1527476136.77313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0.002484" calcext:value-type="float">
            <text:p>0.002484</text:p>
          </table:table-cell>
          <table:table-cell office:value-type="float" office:value="0.003525" calcext:value-type="float">
            <text:p>0.00352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6.7936" calcext:value-type="float">
            <text:p>1527476136.7936</text:p>
          </table:table-cell>
          <table:table-cell office:value-type="float" office:value="0.033214" calcext:value-type="float">
            <text:p>0.033214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.009745" calcext:value-type="float">
            <text:p>0.009745</text:p>
          </table:table-cell>
          <table:table-cell office:value-type="float" office:value="0.006643" calcext:value-type="float">
            <text:p>0.00664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6.81313" calcext:value-type="float">
            <text:p>1527476136.81313</text:p>
          </table:table-cell>
          <table:table-cell office:value-type="float" office:value="0.026295" calcext:value-type="float">
            <text:p>0.026295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-0.001021" calcext:value-type="float">
            <text:p>-0.001021</text:p>
          </table:table-cell>
          <table:table-cell office:value-type="float" office:value="0.005259" calcext:value-type="float">
            <text:p>0.00525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6.83354" calcext:value-type="float">
            <text:p>1527476136.83354</text:p>
          </table:table-cell>
          <table:table-cell office:value-type="float" office:value="0.03998" calcext:value-type="float">
            <text:p>0.03998</text:p>
          </table:table-cell>
          <table:table-cell office:value-type="float" office:value="0.001511" calcext:value-type="float">
            <text:p>0.001511</text:p>
          </table:table-cell>
          <table:table-cell office:value-type="float" office:value="0.003236" calcext:value-type="float">
            <text:p>0.003236</text:p>
          </table:table-cell>
          <table:table-cell office:value-type="float" office:value="0.007996" calcext:value-type="float">
            <text:p>0.007996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6.85302" calcext:value-type="float">
            <text:p>1527476136.85302</text:p>
          </table:table-cell>
          <table:table-cell office:value-type="float" office:value="0.042399" calcext:value-type="float">
            <text:p>0.042399</text:p>
          </table:table-cell>
          <table:table-cell office:value-type="float" office:value="0.001621" calcext:value-type="float">
            <text:p>0.001621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.00848" calcext:value-type="float">
            <text:p>0.00848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6.87339" calcext:value-type="float">
            <text:p>1527476136.87339</text:p>
          </table:table-cell>
          <table:table-cell office:value-type="float" office:value="0.043046" calcext:value-type="float">
            <text:p>0.043046</text:p>
          </table:table-cell>
          <table:table-cell office:value-type="float" office:value="0.001699" calcext:value-type="float">
            <text:p>0.001699</text:p>
          </table:table-cell>
          <table:table-cell office:value-type="float" office:value="0.018072" calcext:value-type="float">
            <text:p>0.018072</text:p>
          </table:table-cell>
          <table:table-cell office:value-type="float" office:value="0.008609" calcext:value-type="float">
            <text:p>0.00860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6.89372" calcext:value-type="float">
            <text:p>1527476136.89372</text:p>
          </table:table-cell>
          <table:table-cell office:value-type="float" office:value="0.029495" calcext:value-type="float">
            <text:p>0.029495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0.002826" calcext:value-type="float">
            <text:p>0.002826</text:p>
          </table:table-cell>
          <table:table-cell office:value-type="float" office:value="0.005899" calcext:value-type="float">
            <text:p>0.00589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6.91309" calcext:value-type="float">
            <text:p>1527476136.91309</text:p>
          </table:table-cell>
          <table:table-cell office:value-type="float" office:value="0.041635" calcext:value-type="float">
            <text:p>0.041635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12664" calcext:value-type="float">
            <text:p>0.012664</text:p>
          </table:table-cell>
          <table:table-cell office:value-type="float" office:value="0.008327" calcext:value-type="float">
            <text:p>0.008327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6.93356" calcext:value-type="float">
            <text:p>1527476136.93356</text:p>
          </table:table-cell>
          <table:table-cell office:value-type="float" office:value="0.038174" calcext:value-type="float">
            <text:p>0.038174</text:p>
          </table:table-cell>
          <table:table-cell office:value-type="float" office:value="0.002269" calcext:value-type="float">
            <text:p>0.002269</text:p>
          </table:table-cell>
          <table:table-cell office:value-type="float" office:value="0.005655" calcext:value-type="float">
            <text:p>0.005655</text:p>
          </table:table-cell>
          <table:table-cell office:value-type="float" office:value="0.007635" calcext:value-type="float">
            <text:p>0.00763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6.95296" calcext:value-type="float">
            <text:p>1527476136.95296</text:p>
          </table:table-cell>
          <table:table-cell office:value-type="float" office:value="0.033317" calcext:value-type="float">
            <text:p>0.033317</text:p>
          </table:table-cell>
          <table:table-cell office:value-type="float" office:value="0.002284" calcext:value-type="float">
            <text:p>0.002284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0.006663" calcext:value-type="float">
            <text:p>0.00666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6.97342" calcext:value-type="float">
            <text:p>1527476136.97342</text:p>
          </table:table-cell>
          <table:table-cell office:value-type="float" office:value="0.052448" calcext:value-type="float">
            <text:p>0.052448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004521" calcext:value-type="float">
            <text:p>0.004521</text:p>
          </table:table-cell>
          <table:table-cell office:value-type="float" office:value="0.01049" calcext:value-type="float">
            <text:p>0.0104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6.99385" calcext:value-type="float">
            <text:p>1527476136.99385</text:p>
          </table:table-cell>
          <table:table-cell office:value-type="float" office:value="0.038751" calcext:value-type="float">
            <text:p>0.038751</text:p>
          </table:table-cell>
          <table:table-cell office:value-type="float" office:value="0.002567" calcext:value-type="float">
            <text:p>0.002567</text:p>
          </table:table-cell>
          <table:table-cell office:value-type="float" office:value="0.014966" calcext:value-type="float">
            <text:p>0.014966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7.01327" calcext:value-type="float">
            <text:p>1527476137.01327</text:p>
          </table:table-cell>
          <table:table-cell office:value-type="float" office:value="0.036666" calcext:value-type="float">
            <text:p>0.036666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0.009202" calcext:value-type="float">
            <text:p>0.009202</text:p>
          </table:table-cell>
          <table:table-cell office:value-type="float" office:value="0.007333" calcext:value-type="float">
            <text:p>0.007333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7.03364" calcext:value-type="float">
            <text:p>1527476137.03364</text:p>
          </table:table-cell>
          <table:table-cell office:value-type="float" office:value="0.034999" calcext:value-type="float">
            <text:p>0.034999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7.05298" calcext:value-type="float">
            <text:p>1527476137.05298</text:p>
          </table:table-cell>
          <table:table-cell office:value-type="float" office:value="0.029731" calcext:value-type="float">
            <text:p>0.029731</text:p>
          </table:table-cell>
          <table:table-cell office:value-type="float" office:value="0.002884" calcext:value-type="float">
            <text:p>0.002884</text:p>
          </table:table-cell>
          <table:table-cell office:value-type="float" office:value="0.02296" calcext:value-type="float">
            <text:p>0.02296</text:p>
          </table:table-cell>
          <table:table-cell office:value-type="float" office:value="0.005946" calcext:value-type="float">
            <text:p>0.005946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7.0734" calcext:value-type="float">
            <text:p>1527476137.0734</text:p>
          </table:table-cell>
          <table:table-cell office:value-type="float" office:value="0.00827" calcext:value-type="float">
            <text:p>0.00827</text:p>
          </table:table-cell>
          <table:table-cell office:value-type="float" office:value="0.002914" calcext:value-type="float">
            <text:p>0.002914</text:p>
          </table:table-cell>
          <table:table-cell office:value-type="float" office:value="-0.009176" calcext:value-type="float">
            <text:p>-0.009176</text:p>
          </table:table-cell>
          <table:table-cell office:value-type="float" office:value="0.001654" calcext:value-type="float">
            <text:p>0.00165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7.09279" calcext:value-type="float">
            <text:p>1527476137.09279</text:p>
          </table:table-cell>
          <table:table-cell office:value-type="float" office:value="0.033933" calcext:value-type="float">
            <text:p>0.033933</text:p>
          </table:table-cell>
          <table:table-cell office:value-type="float" office:value="0.003234" calcext:value-type="float">
            <text:p>0.003234</text:p>
          </table:table-cell>
          <table:table-cell office:value-type="float" office:value="0.012881" calcext:value-type="float">
            <text:p>0.012881</text:p>
          </table:table-cell>
          <table:table-cell office:value-type="float" office:value="0.006787" calcext:value-type="float">
            <text:p>0.006787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7.11316" calcext:value-type="float">
            <text:p>1527476137.11316</text:p>
          </table:table-cell>
          <table:table-cell office:value-type="float" office:value="0.004018" calcext:value-type="float">
            <text:p>0.004018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0.007535" calcext:value-type="float">
            <text:p>0.007535</text:p>
          </table:table-cell>
          <table:table-cell office:value-type="float" office:value="0.000804" calcext:value-type="float">
            <text:p>0.00080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7.13361" calcext:value-type="float">
            <text:p>1527476137.13361</text:p>
          </table:table-cell>
          <table:table-cell office:value-type="float" office:value="0.012327" calcext:value-type="float">
            <text:p>0.012327</text:p>
          </table:table-cell>
          <table:table-cell office:value-type="float" office:value="0.003211" calcext:value-type="float">
            <text:p>0.003211</text:p>
          </table:table-cell>
          <table:table-cell office:value-type="float" office:value="-0.00447" calcext:value-type="float">
            <text:p>-0.00447</text:p>
          </table:table-cell>
          <table:table-cell office:value-type="float" office:value="0.002465" calcext:value-type="float">
            <text:p>0.00246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7.15314" calcext:value-type="float">
            <text:p>1527476137.15314</text:p>
          </table:table-cell>
          <table:table-cell office:value-type="float" office:value="0.005716" calcext:value-type="float">
            <text:p>0.005716</text:p>
          </table:table-cell>
          <table:table-cell office:value-type="float" office:value="0.002995" calcext:value-type="float">
            <text:p>0.00299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143" calcext:value-type="float">
            <text:p>0.00114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7.1735" calcext:value-type="float">
            <text:p>1527476137.1735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3044" calcext:value-type="float">
            <text:p>0.003044</text:p>
          </table:table-cell>
          <table:table-cell office:value-type="float" office:value="0.016486" calcext:value-type="float">
            <text:p>0.016486</text:p>
          </table:table-cell>
          <table:table-cell office:value-type="float" office:value="0.001327" calcext:value-type="float">
            <text:p>0.00132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7.19282" calcext:value-type="float">
            <text:p>1527476137.19282</text:p>
          </table:table-cell>
          <table:table-cell office:value-type="float" office:value="-0.022418" calcext:value-type="float">
            <text:p>-0.022418</text:p>
          </table:table-cell>
          <table:table-cell office:value-type="float" office:value="0.002801" calcext:value-type="float">
            <text:p>0.002801</text:p>
          </table:table-cell>
          <table:table-cell office:value-type="float" office:value="-0.017034" calcext:value-type="float">
            <text:p>-0.017034</text:p>
          </table:table-cell>
          <table:table-cell office:value-type="float" office:value="-0.004484" calcext:value-type="float">
            <text:p>-0.00448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7.21321" calcext:value-type="float">
            <text:p>1527476137.21321</text:p>
          </table:table-cell>
          <table:table-cell office:value-type="float" office:value="0.013462" calcext:value-type="float">
            <text:p>0.013462</text:p>
          </table:table-cell>
          <table:table-cell office:value-type="float" office:value="0.003186" calcext:value-type="float">
            <text:p>0.003186</text:p>
          </table:table-cell>
          <table:table-cell office:value-type="float" office:value="0.015844" calcext:value-type="float">
            <text:p>0.015844</text:p>
          </table:table-cell>
          <table:table-cell office:value-type="float" office:value="0.002692" calcext:value-type="float">
            <text:p>0.00269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7.23371" calcext:value-type="float">
            <text:p>1527476137.23371</text:p>
          </table:table-cell>
          <table:table-cell office:value-type="float" office:value="-0.024416" calcext:value-type="float">
            <text:p>-0.024416</text:p>
          </table:table-cell>
          <table:table-cell office:value-type="float" office:value="0.002734" calcext:value-type="float">
            <text:p>0.002734</text:p>
          </table:table-cell>
          <table:table-cell office:value-type="float" office:value="-0.011081" calcext:value-type="float">
            <text:p>-0.011081</text:p>
          </table:table-cell>
          <table:table-cell office:value-type="float" office:value="-0.004883" calcext:value-type="float">
            <text:p>-0.004883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7.25335" calcext:value-type="float">
            <text:p>1527476137.25335</text:p>
          </table:table-cell>
          <table:table-cell office:value-type="float" office:value="0.013289" calcext:value-type="float">
            <text:p>0.013289</text:p>
          </table:table-cell>
          <table:table-cell office:value-type="float" office:value="0.003256" calcext:value-type="float">
            <text:p>0.003256</text:p>
          </table:table-cell>
          <table:table-cell office:value-type="float" office:value="0.002419" calcext:value-type="float">
            <text:p>0.002419</text:p>
          </table:table-cell>
          <table:table-cell office:value-type="float" office:value="0.002658" calcext:value-type="float">
            <text:p>0.002658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7.27383" calcext:value-type="float">
            <text:p>1527476137.27383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-0.012567" calcext:value-type="float">
            <text:p>-0.012567</text:p>
          </table:table-cell>
          <table:table-cell office:value-type="float" office:value="0.000179" calcext:value-type="float">
            <text:p>0.00017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7.29322" calcext:value-type="float">
            <text:p>1527476137.29322</text:p>
          </table:table-cell>
          <table:table-cell office:value-type="float" office:value="0.031278" calcext:value-type="float">
            <text:p>0.031278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0.018847" calcext:value-type="float">
            <text:p>0.018847</text:p>
          </table:table-cell>
          <table:table-cell office:value-type="float" office:value="0.006256" calcext:value-type="float">
            <text:p>0.006256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7.31359" calcext:value-type="float">
            <text:p>1527476137.31359</text:p>
          </table:table-cell>
          <table:table-cell office:value-type="float" office:value="-0.002717" calcext:value-type="float">
            <text:p>-0.002717</text:p>
          </table:table-cell>
          <table:table-cell office:value-type="float" office:value="0.003088" calcext:value-type="float">
            <text:p>0.003088</text:p>
          </table:table-cell>
          <table:table-cell office:value-type="float" office:value="-0.022034" calcext:value-type="float">
            <text:p>-0.022034</text:p>
          </table:table-cell>
          <table:table-cell office:value-type="float" office:value="-0.000543" calcext:value-type="float">
            <text:p>-0.000543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7.33306" calcext:value-type="float">
            <text:p>1527476137.33306</text:p>
          </table:table-cell>
          <table:table-cell office:value-type="float" office:value="0.022427" calcext:value-type="float">
            <text:p>0.022427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0.026625" calcext:value-type="float">
            <text:p>0.026625</text:p>
          </table:table-cell>
          <table:table-cell office:value-type="float" office:value="0.004485" calcext:value-type="float">
            <text:p>0.00448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7.3536" calcext:value-type="float">
            <text:p>1527476137.3536</text:p>
          </table:table-cell>
          <table:table-cell office:value-type="float" office:value="-0.009318" calcext:value-type="float">
            <text:p>-0.009318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-0.009976" calcext:value-type="float">
            <text:p>-0.009976</text:p>
          </table:table-cell>
          <table:table-cell office:value-type="float" office:value="-0.001864" calcext:value-type="float">
            <text:p>-0.001864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7.37307" calcext:value-type="float">
            <text:p>1527476137.37307</text:p>
          </table:table-cell>
          <table:table-cell office:value-type="float" office:value="0.004816" calcext:value-type="float">
            <text:p>0.004816</text:p>
          </table:table-cell>
          <table:table-cell office:value-type="float" office:value="0.003124" calcext:value-type="float">
            <text:p>0.003124</text:p>
          </table:table-cell>
          <table:table-cell office:value-type="float" office:value="0.017817" calcext:value-type="float">
            <text:p>0.017817</text:p>
          </table:table-cell>
          <table:table-cell office:value-type="float" office:value="0.000963" calcext:value-type="float">
            <text:p>0.00096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7.39351" calcext:value-type="float">
            <text:p>1527476137.39351</text:p>
          </table:table-cell>
          <table:table-cell office:value-type="float" office:value="0.008841" calcext:value-type="float">
            <text:p>0.008841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-0.015148" calcext:value-type="float">
            <text:p>-0.015148</text:p>
          </table:table-cell>
          <table:table-cell office:value-type="float" office:value="0.001768" calcext:value-type="float">
            <text:p>0.001768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7.41295" calcext:value-type="float">
            <text:p>1527476137.4129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3473" calcext:value-type="float">
            <text:p>0.003473</text:p>
          </table:table-cell>
          <table:table-cell office:value-type="float" office:value="0.003109" calcext:value-type="float">
            <text:p>0.003109</text:p>
          </table:table-cell>
          <table:table-cell office:value-type="float" office:value="0.0038" calcext:value-type="float">
            <text:p>0.003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7.43344" calcext:value-type="float">
            <text:p>1527476137.43344</text:p>
          </table:table-cell>
          <table:table-cell office:value-type="float" office:value="0.024574" calcext:value-type="float">
            <text:p>0.024574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-0.00512" calcext:value-type="float">
            <text:p>-0.00512</text:p>
          </table:table-cell>
          <table:table-cell office:value-type="float" office:value="0.004915" calcext:value-type="float">
            <text:p>0.00491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7.45284" calcext:value-type="float">
            <text:p>1527476137.45284</text:p>
          </table:table-cell>
          <table:table-cell office:value-type="float" office:value="0.03503" calcext:value-type="float">
            <text:p>0.03503</text:p>
          </table:table-cell>
          <table:table-cell office:value-type="float" office:value="0.003755" calcext:value-type="float">
            <text:p>0.003755</text:p>
          </table:table-cell>
          <table:table-cell office:value-type="float" office:value="0.004158" calcext:value-type="float">
            <text:p>0.004158</text:p>
          </table:table-cell>
          <table:table-cell office:value-type="float" office:value="0.007006" calcext:value-type="float">
            <text:p>0.007006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7.47324" calcext:value-type="float">
            <text:p>1527476137.47324</text:p>
          </table:table-cell>
          <table:table-cell office:value-type="float" office:value="0.028242" calcext:value-type="float">
            <text:p>0.028242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21842" calcext:value-type="float">
            <text:p>0.021842</text:p>
          </table:table-cell>
          <table:table-cell office:value-type="float" office:value="0.005648" calcext:value-type="float">
            <text:p>0.00564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7.49366" calcext:value-type="float">
            <text:p>1527476137.49366</text:p>
          </table:table-cell>
          <table:table-cell office:value-type="float" office:value="0.025883" calcext:value-type="float">
            <text:p>0.025883</text:p>
          </table:table-cell>
          <table:table-cell office:value-type="float" office:value="0.004099" calcext:value-type="float">
            <text:p>0.004099</text:p>
          </table:table-cell>
          <table:table-cell office:value-type="float" office:value="-0.00499" calcext:value-type="float">
            <text:p>-0.00499</text:p>
          </table:table-cell>
          <table:table-cell office:value-type="float" office:value="0.005177" calcext:value-type="float">
            <text:p>0.005177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7.51311" calcext:value-type="float">
            <text:p>1527476137.51311</text:p>
          </table:table-cell>
          <table:table-cell office:value-type="float" office:value="0.032045" calcext:value-type="float">
            <text:p>0.032045</text:p>
          </table:table-cell>
          <table:table-cell office:value-type="float" office:value="0.004122" calcext:value-type="float">
            <text:p>0.004122</text:p>
          </table:table-cell>
          <table:table-cell office:value-type="float" office:value="0.008684" calcext:value-type="float">
            <text:p>0.008684</text:p>
          </table:table-cell>
          <table:table-cell office:value-type="float" office:value="0.006409" calcext:value-type="float">
            <text:p>0.00640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7.53345" calcext:value-type="float">
            <text:p>1527476137.53345</text:p>
          </table:table-cell>
          <table:table-cell office:value-type="float" office:value="0.023769" calcext:value-type="float">
            <text:p>0.023769</text:p>
          </table:table-cell>
          <table:table-cell office:value-type="float" office:value="0.00413" calcext:value-type="float">
            <text:p>0.00413</text:p>
          </table:table-cell>
          <table:table-cell office:value-type="float" office:value="0.005336" calcext:value-type="float">
            <text:p>0.005336</text:p>
          </table:table-cell>
          <table:table-cell office:value-type="float" office:value="0.004754" calcext:value-type="float">
            <text:p>0.00475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7.55288" calcext:value-type="float">
            <text:p>1527476137.55288</text:p>
          </table:table-cell>
          <table:table-cell office:value-type="float" office:value="0.028012" calcext:value-type="float">
            <text:p>0.028012</text:p>
          </table:table-cell>
          <table:table-cell office:value-type="float" office:value="0.004316" calcext:value-type="float">
            <text:p>0.004316</text:p>
          </table:table-cell>
          <table:table-cell office:value-type="float" office:value="-0.002631" calcext:value-type="float">
            <text:p>-0.002631</text:p>
          </table:table-cell>
          <table:table-cell office:value-type="float" office:value="0.005602" calcext:value-type="float">
            <text:p>0.00560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7.5733" calcext:value-type="float">
            <text:p>1527476137.5733</text:p>
          </table:table-cell>
          <table:table-cell office:value-type="float" office:value="0.027626" calcext:value-type="float">
            <text:p>0.027626</text:p>
          </table:table-cell>
          <table:table-cell office:value-type="float" office:value="0.004254" calcext:value-type="float">
            <text:p>0.004254</text:p>
          </table:table-cell>
          <table:table-cell office:value-type="float" office:value="0.019483" calcext:value-type="float">
            <text:p>0.019483</text:p>
          </table:table-cell>
          <table:table-cell office:value-type="float" office:value="0.005525" calcext:value-type="float">
            <text:p>0.00552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7.59386" calcext:value-type="float">
            <text:p>1527476137.59386</text:p>
          </table:table-cell>
          <table:table-cell office:value-type="float" office:value="0.023658" calcext:value-type="float">
            <text:p>0.023658</text:p>
          </table:table-cell>
          <table:table-cell office:value-type="float" office:value="0.004573" calcext:value-type="float">
            <text:p>0.004573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.004732" calcext:value-type="float">
            <text:p>0.00473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7.61334" calcext:value-type="float">
            <text:p>1527476137.61334</text:p>
          </table:table-cell>
          <table:table-cell office:value-type="float" office:value="0.019747" calcext:value-type="float">
            <text:p>0.019747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003949" calcext:value-type="float">
            <text:p>0.00394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7.63391" calcext:value-type="float">
            <text:p>1527476137.63391</text:p>
          </table:table-cell>
          <table:table-cell office:value-type="float" office:value="0.03254" calcext:value-type="float">
            <text:p>0.03254</text:p>
          </table:table-cell>
          <table:table-cell office:value-type="float" office:value="0.004791" calcext:value-type="float">
            <text:p>0.004791</text:p>
          </table:table-cell>
          <table:table-cell office:value-type="float" office:value="0.009579" calcext:value-type="float">
            <text:p>0.009579</text:p>
          </table:table-cell>
          <table:table-cell office:value-type="float" office:value="0.006508" calcext:value-type="float">
            <text:p>0.006508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7.65334" calcext:value-type="float">
            <text:p>1527476137.65334</text:p>
          </table:table-cell>
          <table:table-cell office:value-type="float" office:value="0.047033" calcext:value-type="float">
            <text:p>0.047033</text:p>
          </table:table-cell>
          <table:table-cell office:value-type="float" office:value="0.005259" calcext:value-type="float">
            <text:p>0.005259</text:p>
          </table:table-cell>
          <table:table-cell office:value-type="float" office:value="-0.003017" calcext:value-type="float">
            <text:p>-0.003017</text:p>
          </table:table-cell>
          <table:table-cell office:value-type="float" office:value="0.009407" calcext:value-type="float">
            <text:p>0.009407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7.67376" calcext:value-type="float">
            <text:p>1527476137.67376</text:p>
          </table:table-cell>
          <table:table-cell office:value-type="float" office:value="0.059096" calcext:value-type="float">
            <text:p>0.059096</text:p>
          </table:table-cell>
          <table:table-cell office:value-type="float" office:value="0.005444" calcext:value-type="float">
            <text:p>0.005444</text:p>
          </table:table-cell>
          <table:table-cell office:value-type="float" office:value="0.015515" calcext:value-type="float">
            <text:p>0.015515</text:p>
          </table:table-cell>
          <table:table-cell office:value-type="float" office:value="0.011819" calcext:value-type="float">
            <text:p>0.01181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7.69327" calcext:value-type="float">
            <text:p>1527476137.69327</text:p>
          </table:table-cell>
          <table:table-cell office:value-type="float" office:value="0.050369" calcext:value-type="float">
            <text:p>0.050369</text:p>
          </table:table-cell>
          <table:table-cell office:value-type="float" office:value="0.005576" calcext:value-type="float">
            <text:p>0.005576</text:p>
          </table:table-cell>
          <table:table-cell office:value-type="float" office:value="-0.002738" calcext:value-type="float">
            <text:p>-0.002738</text:p>
          </table:table-cell>
          <table:table-cell office:value-type="float" office:value="0.010074" calcext:value-type="float">
            <text:p>0.01007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7.71373" calcext:value-type="float">
            <text:p>1527476137.71373</text:p>
          </table:table-cell>
          <table:table-cell office:value-type="float" office:value="0.070102" calcext:value-type="float">
            <text:p>0.070102</text:p>
          </table:table-cell>
          <table:table-cell office:value-type="float" office:value="0.005924" calcext:value-type="float">
            <text:p>0.005924</text:p>
          </table:table-cell>
          <table:table-cell office:value-type="float" office:value="0.013201" calcext:value-type="float">
            <text:p>0.013201</text:p>
          </table:table-cell>
          <table:table-cell office:value-type="float" office:value="0.01402" calcext:value-type="float">
            <text:p>0.0140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7.73315" calcext:value-type="float">
            <text:p>1527476137.73315</text:p>
          </table:table-cell>
          <table:table-cell office:value-type="float" office:value="0.074425" calcext:value-type="float">
            <text:p>0.074425</text:p>
          </table:table-cell>
          <table:table-cell office:value-type="float" office:value="0.006264" calcext:value-type="float">
            <text:p>0.006264</text:p>
          </table:table-cell>
          <table:table-cell office:value-type="float" office:value="0.024071" calcext:value-type="float">
            <text:p>0.024071</text:p>
          </table:table-cell>
          <table:table-cell office:value-type="float" office:value="0.014885" calcext:value-type="float">
            <text:p>0.01488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7.7535" calcext:value-type="float">
            <text:p>1527476137.7535</text:p>
          </table:table-cell>
          <table:table-cell office:value-type="float" office:value="0.052444" calcext:value-type="float">
            <text:p>0.052444</text:p>
          </table:table-cell>
          <table:table-cell office:value-type="float" office:value="0.006307" calcext:value-type="float">
            <text:p>0.006307</text:p>
          </table:table-cell>
          <table:table-cell office:value-type="float" office:value="0.009046" calcext:value-type="float">
            <text:p>0.009046</text:p>
          </table:table-cell>
          <table:table-cell office:value-type="float" office:value="0.010489" calcext:value-type="float">
            <text:p>0.01048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7.77278" calcext:value-type="float">
            <text:p>1527476137.77278</text:p>
          </table:table-cell>
          <table:table-cell office:value-type="float" office:value="0.046583" calcext:value-type="float">
            <text:p>0.046583</text:p>
          </table:table-cell>
          <table:table-cell office:value-type="float" office:value="0.006368" calcext:value-type="float">
            <text:p>0.006368</text:p>
          </table:table-cell>
          <table:table-cell office:value-type="float" office:value="0.006788" calcext:value-type="float">
            <text:p>0.006788</text:p>
          </table:table-cell>
          <table:table-cell office:value-type="float" office:value="0.009317" calcext:value-type="float">
            <text:p>0.00931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7.79311" calcext:value-type="float">
            <text:p>1527476137.79311</text:p>
          </table:table-cell>
          <table:table-cell office:value-type="float" office:value="0.06396" calcext:value-type="float">
            <text:p>0.0639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16995" calcext:value-type="float">
            <text:p>0.016995</text:p>
          </table:table-cell>
          <table:table-cell office:value-type="float" office:value="0.012792" calcext:value-type="float">
            <text:p>0.01279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7.81344" calcext:value-type="float">
            <text:p>1527476137.81344</text:p>
          </table:table-cell>
          <table:table-cell office:value-type="float" office:value="0.056798" calcext:value-type="float">
            <text:p>0.056798</text:p>
          </table:table-cell>
          <table:table-cell office:value-type="float" office:value="0.00706" calcext:value-type="float">
            <text:p>0.00706</text:p>
          </table:table-cell>
          <table:table-cell office:value-type="float" office:value="0.017524" calcext:value-type="float">
            <text:p>0.017524</text:p>
          </table:table-cell>
          <table:table-cell office:value-type="float" office:value="0.01136" calcext:value-type="float">
            <text:p>0.01136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7.83281" calcext:value-type="float">
            <text:p>1527476137.83281</text:p>
          </table:table-cell>
          <table:table-cell office:value-type="float" office:value="0.044199" calcext:value-type="float">
            <text:p>0.044199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884" calcext:value-type="float">
            <text:p>0.0088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7.85326" calcext:value-type="float">
            <text:p>1527476137.85326</text:p>
          </table:table-cell>
          <table:table-cell office:value-type="float" office:value="0.058006" calcext:value-type="float">
            <text:p>0.058006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11601" calcext:value-type="float">
            <text:p>0.01160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7.87374" calcext:value-type="float">
            <text:p>1527476137.87374</text:p>
          </table:table-cell>
          <table:table-cell office:value-type="float" office:value="0.055141" calcext:value-type="float">
            <text:p>0.055141</text:p>
          </table:table-cell>
          <table:table-cell office:value-type="float" office:value="0.007487" calcext:value-type="float">
            <text:p>0.007487</text:p>
          </table:table-cell>
          <table:table-cell office:value-type="float" office:value="0.024166" calcext:value-type="float">
            <text:p>0.024166</text:p>
          </table:table-cell>
          <table:table-cell office:value-type="float" office:value="0.011028" calcext:value-type="float">
            <text:p>0.01102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7.8932" calcext:value-type="float">
            <text:p>1527476137.8932</text:p>
          </table:table-cell>
          <table:table-cell office:value-type="float" office:value="0.044043" calcext:value-type="float">
            <text:p>0.044043</text:p>
          </table:table-cell>
          <table:table-cell office:value-type="float" office:value="0.007741" calcext:value-type="float">
            <text:p>0.007741</text:p>
          </table:table-cell>
          <table:table-cell office:value-type="float" office:value="0.009833" calcext:value-type="float">
            <text:p>0.009833</text:p>
          </table:table-cell>
          <table:table-cell office:value-type="float" office:value="0.008809" calcext:value-type="float">
            <text:p>0.00880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7.91369" calcext:value-type="float">
            <text:p>1527476137.91369</text:p>
          </table:table-cell>
          <table:table-cell office:value-type="float" office:value="0.04441" calcext:value-type="float">
            <text:p>0.0444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4925" calcext:value-type="float">
            <text:p>0.004925</text:p>
          </table:table-cell>
          <table:table-cell office:value-type="float" office:value="0.008882" calcext:value-type="float">
            <text:p>0.00888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7.93314" calcext:value-type="float">
            <text:p>1527476137.93314</text:p>
          </table:table-cell>
          <table:table-cell office:value-type="float" office:value="0.061948" calcext:value-type="float">
            <text:p>0.061948</text:p>
          </table:table-cell>
          <table:table-cell office:value-type="float" office:value="0.008386" calcext:value-type="float">
            <text:p>0.008386</text:p>
          </table:table-cell>
          <table:table-cell office:value-type="float" office:value="0.015897" calcext:value-type="float">
            <text:p>0.015897</text:p>
          </table:table-cell>
          <table:table-cell office:value-type="float" office:value="0.01239" calcext:value-type="float">
            <text:p>0.01239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7.95359" calcext:value-type="float">
            <text:p>1527476137.95359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0.008146" calcext:value-type="float">
            <text:p>0.008146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6858" calcext:value-type="float">
            <text:p>0.006858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7.97311" calcext:value-type="float">
            <text:p>1527476137.97311</text:p>
          </table:table-cell>
          <table:table-cell office:value-type="float" office:value="0.055032" calcext:value-type="float">
            <text:p>0.055032</text:p>
          </table:table-cell>
          <table:table-cell office:value-type="float" office:value="0.008557" calcext:value-type="float">
            <text:p>0.00855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11006" calcext:value-type="float">
            <text:p>0.01100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7.99365" calcext:value-type="float">
            <text:p>1527476137.99365</text:p>
          </table:table-cell>
          <table:table-cell office:value-type="float" office:value="0.043627" calcext:value-type="float">
            <text:p>0.043627</text:p>
          </table:table-cell>
          <table:table-cell office:value-type="float" office:value="0.008591" calcext:value-type="float">
            <text:p>0.008591</text:p>
          </table:table-cell>
          <table:table-cell office:value-type="float" office:value="0.010201" calcext:value-type="float">
            <text:p>0.010201</text:p>
          </table:table-cell>
          <table:table-cell office:value-type="float" office:value="0.008725" calcext:value-type="float">
            <text:p>0.00872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8.01312" calcext:value-type="float">
            <text:p>1527476138.01312</text:p>
          </table:table-cell>
          <table:table-cell office:value-type="float" office:value="0.043038" calcext:value-type="float">
            <text:p>0.043038</text:p>
          </table:table-cell>
          <table:table-cell office:value-type="float" office:value="0.008778" calcext:value-type="float">
            <text:p>0.008778</text:p>
          </table:table-cell>
          <table:table-cell office:value-type="float" office:value="0.022463" calcext:value-type="float">
            <text:p>0.022463</text:p>
          </table:table-cell>
          <table:table-cell office:value-type="float" office:value="0.008608" calcext:value-type="float">
            <text:p>0.00860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8.03358" calcext:value-type="float">
            <text:p>1527476138.03358</text:p>
          </table:table-cell>
          <table:table-cell office:value-type="float" office:value="0.01953" calcext:value-type="float">
            <text:p>0.01953</text:p>
          </table:table-cell>
          <table:table-cell office:value-type="float" office:value="0.008756" calcext:value-type="float">
            <text:p>0.008756</text:p>
          </table:table-cell>
          <table:table-cell office:value-type="float" office:value="-0.01176" calcext:value-type="float">
            <text:p>-0.01176</text:p>
          </table:table-cell>
          <table:table-cell office:value-type="float" office:value="0.003906" calcext:value-type="float">
            <text:p>0.003906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8.053" calcext:value-type="float">
            <text:p>1527476138.053</text:p>
          </table:table-cell>
          <table:table-cell office:value-type="float" office:value="0.060912" calcext:value-type="float">
            <text:p>0.060912</text:p>
          </table:table-cell>
          <table:table-cell office:value-type="float" office:value="0.009332" calcext:value-type="float">
            <text:p>0.009332</text:p>
          </table:table-cell>
          <table:table-cell office:value-type="float" office:value="0.02106" calcext:value-type="float">
            <text:p>0.02106</text:p>
          </table:table-cell>
          <table:table-cell office:value-type="float" office:value="0.012182" calcext:value-type="float">
            <text:p>0.01218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8.07349" calcext:value-type="float">
            <text:p>1527476138.07349</text:p>
          </table:table-cell>
          <table:table-cell office:value-type="float" office:value="0.026542" calcext:value-type="float">
            <text:p>0.026542</text:p>
          </table:table-cell>
          <table:table-cell office:value-type="float" office:value="0.009059" calcext:value-type="float">
            <text:p>0.009059</text:p>
          </table:table-cell>
          <table:table-cell office:value-type="float" office:value="0.001663" calcext:value-type="float">
            <text:p>0.001663</text:p>
          </table:table-cell>
          <table:table-cell office:value-type="float" office:value="0.005308" calcext:value-type="float">
            <text:p>0.0053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8.09286" calcext:value-type="float">
            <text:p>1527476138.09286</text:p>
          </table:table-cell>
          <table:table-cell office:value-type="float" office:value="0.037133" calcext:value-type="float">
            <text:p>0.037133</text:p>
          </table:table-cell>
          <table:table-cell office:value-type="float" office:value="0.009296" calcext:value-type="float">
            <text:p>0.009296</text:p>
          </table:table-cell>
          <table:table-cell office:value-type="float" office:value="0.009612" calcext:value-type="float">
            <text:p>0.009612</text:p>
          </table:table-cell>
          <table:table-cell office:value-type="float" office:value="0.007427" calcext:value-type="float">
            <text:p>0.007427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8.11327" calcext:value-type="float">
            <text:p>1527476138.11327</text:p>
          </table:table-cell>
          <table:table-cell office:value-type="float" office:value="0.016138" calcext:value-type="float">
            <text:p>0.016138</text:p>
          </table:table-cell>
          <table:table-cell office:value-type="float" office:value="0.009064" calcext:value-type="float">
            <text:p>0.009064</text:p>
          </table:table-cell>
          <table:table-cell office:value-type="float" office:value="-0.001045" calcext:value-type="float">
            <text:p>-0.001045</text:p>
          </table:table-cell>
          <table:table-cell office:value-type="float" office:value="0.003228" calcext:value-type="float">
            <text:p>0.00322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8.13374" calcext:value-type="float">
            <text:p>1527476138.13374</text:p>
          </table:table-cell>
          <table:table-cell office:value-type="float" office:value="0.029388" calcext:value-type="float">
            <text:p>0.029388</text:p>
          </table:table-cell>
          <table:table-cell office:value-type="float" office:value="0.009314" calcext:value-type="float">
            <text:p>0.009314</text:p>
          </table:table-cell>
          <table:table-cell office:value-type="float" office:value="0.029622" calcext:value-type="float">
            <text:p>0.029622</text:p>
          </table:table-cell>
          <table:table-cell office:value-type="float" office:value="0.005878" calcext:value-type="float">
            <text:p>0.005878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8.15326" calcext:value-type="float">
            <text:p>1527476138.15326</text:p>
          </table:table-cell>
          <table:table-cell office:value-type="float" office:value="0.014651" calcext:value-type="float">
            <text:p>0.014651</text:p>
          </table:table-cell>
          <table:table-cell office:value-type="float" office:value="0.009604" calcext:value-type="float">
            <text:p>0.009604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293" calcext:value-type="float">
            <text:p>0.0029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8.17363" calcext:value-type="float">
            <text:p>1527476138.17363</text:p>
          </table:table-cell>
          <table:table-cell office:value-type="float" office:value="0.022669" calcext:value-type="float">
            <text:p>0.022669</text:p>
          </table:table-cell>
          <table:table-cell office:value-type="float" office:value="0.009496" calcext:value-type="float">
            <text:p>0.009496</text:p>
          </table:table-cell>
          <table:table-cell office:value-type="float" office:value="0.012254" calcext:value-type="float">
            <text:p>0.012254</text:p>
          </table:table-cell>
          <table:table-cell office:value-type="float" office:value="0.004534" calcext:value-type="float">
            <text:p>0.00453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8.19292" calcext:value-type="float">
            <text:p>1527476138.19292</text:p>
          </table:table-cell>
          <table:table-cell office:value-type="float" office:value="0.018198" calcext:value-type="float">
            <text:p>0.018198</text:p>
          </table:table-cell>
          <table:table-cell office:value-type="float" office:value="0.009646" calcext:value-type="float">
            <text:p>0.009646</text:p>
          </table:table-cell>
          <table:table-cell office:value-type="float" office:value="-0.011383" calcext:value-type="float">
            <text:p>-0.011383</text:p>
          </table:table-cell>
          <table:table-cell office:value-type="float" office:value="0.00364" calcext:value-type="float">
            <text:p>0.0036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8.21324" calcext:value-type="float">
            <text:p>1527476138.21324</text:p>
          </table:table-cell>
          <table:table-cell office:value-type="float" office:value="0.04442" calcext:value-type="float">
            <text:p>0.04442</text:p>
          </table:table-cell>
          <table:table-cell office:value-type="float" office:value="0.009948" calcext:value-type="float">
            <text:p>0.009948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.008884" calcext:value-type="float">
            <text:p>0.00888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8.23359" calcext:value-type="float">
            <text:p>1527476138.23359</text:p>
          </table:table-cell>
          <table:table-cell office:value-type="float" office:value="0.041955" calcext:value-type="float">
            <text:p>0.041955</text:p>
          </table:table-cell>
          <table:table-cell office:value-type="float" office:value="0.010146" calcext:value-type="float">
            <text:p>0.010146</text:p>
          </table:table-cell>
          <table:table-cell office:value-type="float" office:value="0.014886" calcext:value-type="float">
            <text:p>0.014886</text:p>
          </table:table-cell>
          <table:table-cell office:value-type="float" office:value="0.008391" calcext:value-type="float">
            <text:p>0.00839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8.25313" calcext:value-type="float">
            <text:p>1527476138.25313</text:p>
          </table:table-cell>
          <table:table-cell office:value-type="float" office:value="0.007086" calcext:value-type="float">
            <text:p>0.007086</text:p>
          </table:table-cell>
          <table:table-cell office:value-type="float" office:value="0.009756" calcext:value-type="float">
            <text:p>0.009756</text:p>
          </table:table-cell>
          <table:table-cell office:value-type="float" office:value="-0.005293" calcext:value-type="float">
            <text:p>-0.005293</text:p>
          </table:table-cell>
          <table:table-cell office:value-type="float" office:value="0.001417" calcext:value-type="float">
            <text:p>0.001417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8.27354" calcext:value-type="float">
            <text:p>1527476138.27354</text:p>
          </table:table-cell>
          <table:table-cell office:value-type="float" office:value="0.039626" calcext:value-type="float">
            <text:p>0.039626</text:p>
          </table:table-cell>
          <table:table-cell office:value-type="float" office:value="0.010313" calcext:value-type="float">
            <text:p>0.010313</text:p>
          </table:table-cell>
          <table:table-cell office:value-type="float" office:value="0.007783" calcext:value-type="float">
            <text:p>0.007783</text:p>
          </table:table-cell>
          <table:table-cell office:value-type="float" office:value="0.007925" calcext:value-type="float">
            <text:p>0.00792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8.29302" calcext:value-type="float">
            <text:p>1527476138.29302</text:p>
          </table:table-cell>
          <table:table-cell office:value-type="float" office:value="0.030576" calcext:value-type="float">
            <text:p>0.030576</text:p>
          </table:table-cell>
          <table:table-cell office:value-type="float" office:value="0.010288" calcext:value-type="float">
            <text:p>0.010288</text:p>
          </table:table-cell>
          <table:table-cell office:value-type="float" office:value="0.014839" calcext:value-type="float">
            <text:p>0.014839</text:p>
          </table:table-cell>
          <table:table-cell office:value-type="float" office:value="0.006115" calcext:value-type="float">
            <text:p>0.00611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8.31345" calcext:value-type="float">
            <text:p>1527476138.31345</text:p>
          </table:table-cell>
          <table:table-cell office:value-type="float" office:value="0.00522" calcext:value-type="float">
            <text:p>0.00522</text:p>
          </table:table-cell>
          <table:table-cell office:value-type="float" office:value="0.010074" calcext:value-type="float">
            <text:p>0.010074</text:p>
          </table:table-cell>
          <table:table-cell office:value-type="float" office:value="0.00974" calcext:value-type="float">
            <text:p>0.00974</text:p>
          </table:table-cell>
          <table:table-cell office:value-type="float" office:value="0.001044" calcext:value-type="float">
            <text:p>0.00104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8.33286" calcext:value-type="float">
            <text:p>1527476138.33286</text:p>
          </table:table-cell>
          <table:table-cell office:value-type="float" office:value="-0.004098" calcext:value-type="float">
            <text:p>-0.004098</text:p>
          </table:table-cell>
          <table:table-cell office:value-type="float" office:value="0.010082" calcext:value-type="float">
            <text:p>0.010082</text:p>
          </table:table-cell>
          <table:table-cell office:value-type="float" office:value="-0.019983" calcext:value-type="float">
            <text:p>-0.019983</text:p>
          </table:table-cell>
          <table:table-cell office:value-type="float" office:value="-0.00082" calcext:value-type="float">
            <text:p>-0.0008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8.35329" calcext:value-type="float">
            <text:p>1527476138.35329</text:p>
          </table:table-cell>
          <table:table-cell office:value-type="float" office:value="0.007772" calcext:value-type="float">
            <text:p>0.007772</text:p>
          </table:table-cell>
          <table:table-cell office:value-type="float" office:value="0.009916" calcext:value-type="float">
            <text:p>0.009916</text:p>
          </table:table-cell>
          <table:table-cell office:value-type="float" office:value="0.027247" calcext:value-type="float">
            <text:p>0.027247</text:p>
          </table:table-cell>
          <table:table-cell office:value-type="float" office:value="0.001554" calcext:value-type="float">
            <text:p>0.001554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8.37375" calcext:value-type="float">
            <text:p>1527476138.37375</text:p>
          </table:table-cell>
          <table:table-cell office:value-type="float" office:value="-0.022262" calcext:value-type="float">
            <text:p>-0.022262</text:p>
          </table:table-cell>
          <table:table-cell office:value-type="float" office:value="0.009859" calcext:value-type="float">
            <text:p>0.009859</text:p>
          </table:table-cell>
          <table:table-cell office:value-type="float" office:value="-0.001267" calcext:value-type="float">
            <text:p>-0.001267</text:p>
          </table:table-cell>
          <table:table-cell office:value-type="float" office:value="-0.004452" calcext:value-type="float">
            <text:p>-0.0044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8.39319" calcext:value-type="float">
            <text:p>1527476138.39319</text:p>
          </table:table-cell>
          <table:table-cell office:value-type="float" office:value="-0.03199" calcext:value-type="float">
            <text:p>-0.03199</text:p>
          </table:table-cell>
          <table:table-cell office:value-type="float" office:value="0.009645" calcext:value-type="float">
            <text:p>0.009645</text:p>
          </table:table-cell>
          <table:table-cell office:value-type="float" office:value="-0.010518" calcext:value-type="float">
            <text:p>-0.010518</text:p>
          </table:table-cell>
          <table:table-cell office:value-type="float" office:value="-0.006398" calcext:value-type="float">
            <text:p>-0.006398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8.41368" calcext:value-type="float">
            <text:p>1527476138.41368</text:p>
          </table:table-cell>
          <table:table-cell office:value-type="float" office:value="-0.023451" calcext:value-type="float">
            <text:p>-0.023451</text:p>
          </table:table-cell>
          <table:table-cell office:value-type="float" office:value="0.009604" calcext:value-type="float">
            <text:p>0.009604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-0.00469" calcext:value-type="float">
            <text:p>-0.0046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8.4332" calcext:value-type="float">
            <text:p>1527476138.4332</text:p>
          </table:table-cell>
          <table:table-cell office:value-type="float" office:value="-0.036907" calcext:value-type="float">
            <text:p>-0.036907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-0.008113" calcext:value-type="float">
            <text:p>-0.008113</text:p>
          </table:table-cell>
          <table:table-cell office:value-type="float" office:value="-0.007381" calcext:value-type="float">
            <text:p>-0.00738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8.4537" calcext:value-type="float">
            <text:p>1527476138.4537</text:p>
          </table:table-cell>
          <table:table-cell office:value-type="float" office:value="-0.026059" calcext:value-type="float">
            <text:p>-0.026059</text:p>
          </table:table-cell>
          <table:table-cell office:value-type="float" office:value="0.009406" calcext:value-type="float">
            <text:p>0.009406</text:p>
          </table:table-cell>
          <table:table-cell office:value-type="float" office:value="-0.002786" calcext:value-type="float">
            <text:p>-0.002786</text:p>
          </table:table-cell>
          <table:table-cell office:value-type="float" office:value="-0.005212" calcext:value-type="float">
            <text:p>-0.00521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8.47333" calcext:value-type="float">
            <text:p>1527476138.47333</text:p>
          </table:table-cell>
          <table:table-cell office:value-type="float" office:value="-0.037282" calcext:value-type="float">
            <text:p>-0.037282</text:p>
          </table:table-cell>
          <table:table-cell office:value-type="float" office:value="0.009131" calcext:value-type="float">
            <text:p>0.009131</text:p>
          </table:table-cell>
          <table:table-cell office:value-type="float" office:value="-0.010995" calcext:value-type="float">
            <text:p>-0.010995</text:p>
          </table:table-cell>
          <table:table-cell office:value-type="float" office:value="-0.007456" calcext:value-type="float">
            <text:p>-0.0074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8.49382" calcext:value-type="float">
            <text:p>1527476138.49382</text:p>
          </table:table-cell>
          <table:table-cell office:value-type="float" office:value="-0.027535" calcext:value-type="float">
            <text:p>-0.027535</text:p>
          </table:table-cell>
          <table:table-cell office:value-type="float" office:value="0.009105" calcext:value-type="float">
            <text:p>0.009105</text:p>
          </table:table-cell>
          <table:table-cell office:value-type="float" office:value="-0.001979" calcext:value-type="float">
            <text:p>-0.001979</text:p>
          </table:table-cell>
          <table:table-cell office:value-type="float" office:value="-0.005507" calcext:value-type="float">
            <text:p>-0.005507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8.51327" calcext:value-type="float">
            <text:p>1527476138.51327</text:p>
          </table:table-cell>
          <table:table-cell office:value-type="float" office:value="-0.030279" calcext:value-type="float">
            <text:p>-0.030279</text:p>
          </table:table-cell>
          <table:table-cell office:value-type="float" office:value="0.009013" calcext:value-type="float">
            <text:p>0.009013</text:p>
          </table:table-cell>
          <table:table-cell office:value-type="float" office:value="-0.013034" calcext:value-type="float">
            <text:p>-0.013034</text:p>
          </table:table-cell>
          <table:table-cell office:value-type="float" office:value="-0.006056" calcext:value-type="float">
            <text:p>-0.006056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8.53375" calcext:value-type="float">
            <text:p>1527476138.53375</text:p>
          </table:table-cell>
          <table:table-cell office:value-type="float" office:value="-0.029431" calcext:value-type="float">
            <text:p>-0.029431</text:p>
          </table:table-cell>
          <table:table-cell office:value-type="float" office:value="0.008764" calcext:value-type="float">
            <text:p>0.008764</text:p>
          </table:table-cell>
          <table:table-cell office:value-type="float" office:value="0.002736" calcext:value-type="float">
            <text:p>0.002736</text:p>
          </table:table-cell>
          <table:table-cell office:value-type="float" office:value="-0.005886" calcext:value-type="float">
            <text:p>-0.005886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8.55325" calcext:value-type="float">
            <text:p>1527476138.55325</text:p>
          </table:table-cell>
          <table:table-cell office:value-type="float" office:value="-0.040377" calcext:value-type="float">
            <text:p>-0.040377</text:p>
          </table:table-cell>
          <table:table-cell office:value-type="float" office:value="0.008604" calcext:value-type="float">
            <text:p>0.008604</text:p>
          </table:table-cell>
          <table:table-cell office:value-type="float" office:value="-0.01401" calcext:value-type="float">
            <text:p>-0.01401</text:p>
          </table:table-cell>
          <table:table-cell office:value-type="float" office:value="-0.008075" calcext:value-type="float">
            <text:p>-0.008075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8.57372" calcext:value-type="float">
            <text:p>1527476138.57372</text:p>
          </table:table-cell>
          <table:table-cell office:value-type="float" office:value="-0.029628" calcext:value-type="float">
            <text:p>-0.029628</text:p>
          </table:table-cell>
          <table:table-cell office:value-type="float" office:value="0.008537" calcext:value-type="float">
            <text:p>0.008537</text:p>
          </table:table-cell>
          <table:table-cell office:value-type="float" office:value="-0.001248" calcext:value-type="float">
            <text:p>-0.001248</text:p>
          </table:table-cell>
          <table:table-cell office:value-type="float" office:value="-0.005926" calcext:value-type="float">
            <text:p>-0.00592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8.59311" calcext:value-type="float">
            <text:p>1527476138.59311</text:p>
          </table:table-cell>
          <table:table-cell office:value-type="float" office:value="-0.050138" calcext:value-type="float">
            <text:p>-0.050138</text:p>
          </table:table-cell>
          <table:table-cell office:value-type="float" office:value="0.008115" calcext:value-type="float">
            <text:p>0.008115</text:p>
          </table:table-cell>
          <table:table-cell office:value-type="float" office:value="-0.004723" calcext:value-type="float">
            <text:p>-0.004723</text:p>
          </table:table-cell>
          <table:table-cell office:value-type="float" office:value="-0.010028" calcext:value-type="float">
            <text:p>-0.010028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8.61361" calcext:value-type="float">
            <text:p>1527476138.61361</text:p>
          </table:table-cell>
          <table:table-cell office:value-type="float" office:value="-0.031919" calcext:value-type="float">
            <text:p>-0.031919</text:p>
          </table:table-cell>
          <table:table-cell office:value-type="float" office:value="0.008391" calcext:value-type="float">
            <text:p>0.008391</text:p>
          </table:table-cell>
          <table:table-cell office:value-type="float" office:value="-0.012186" calcext:value-type="float">
            <text:p>-0.012186</text:p>
          </table:table-cell>
          <table:table-cell office:value-type="float" office:value="-0.006384" calcext:value-type="float">
            <text:p>-0.00638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8.63311" calcext:value-type="float">
            <text:p>1527476138.63311</text:p>
          </table:table-cell>
          <table:table-cell office:value-type="float" office:value="-0.023413" calcext:value-type="float">
            <text:p>-0.023413</text:p>
          </table:table-cell>
          <table:table-cell office:value-type="float" office:value="0.00832" calcext:value-type="float">
            <text:p>0.00832</text:p>
          </table:table-cell>
          <table:table-cell office:value-type="float" office:value="-0.008211" calcext:value-type="float">
            <text:p>-0.008211</text:p>
          </table:table-cell>
          <table:table-cell office:value-type="float" office:value="-0.004683" calcext:value-type="float">
            <text:p>-0.004683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8.65361" calcext:value-type="float">
            <text:p>1527476138.65361</text:p>
          </table:table-cell>
          <table:table-cell office:value-type="float" office:value="-0.024575" calcext:value-type="float">
            <text:p>-0.024575</text:p>
          </table:table-cell>
          <table:table-cell office:value-type="float" office:value="0.008128" calcext:value-type="float">
            <text:p>0.008128</text:p>
          </table:table-cell>
          <table:table-cell office:value-type="float" office:value="-0.003261" calcext:value-type="float">
            <text:p>-0.003261</text:p>
          </table:table-cell>
          <table:table-cell office:value-type="float" office:value="-0.004915" calcext:value-type="float">
            <text:p>-0.004915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8.67307" calcext:value-type="float">
            <text:p>1527476138.67307</text:p>
          </table:table-cell>
          <table:table-cell office:value-type="float" office:value="-0.032593" calcext:value-type="float">
            <text:p>-0.032593</text:p>
          </table:table-cell>
          <table:table-cell office:value-type="float" office:value="0.007908" calcext:value-type="float">
            <text:p>0.007908</text:p>
          </table:table-cell>
          <table:table-cell office:value-type="float" office:value="-0.021758" calcext:value-type="float">
            <text:p>-0.021758</text:p>
          </table:table-cell>
          <table:table-cell office:value-type="float" office:value="-0.006519" calcext:value-type="float">
            <text:p>-0.00651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8.6935" calcext:value-type="float">
            <text:p>1527476138.6935</text:p>
          </table:table-cell>
          <table:table-cell office:value-type="float" office:value="-0.01261" calcext:value-type="float">
            <text:p>-0.01261</text:p>
          </table:table-cell>
          <table:table-cell office:value-type="float" office:value="0.007872" calcext:value-type="float">
            <text:p>0.007872</text:p>
          </table:table-cell>
          <table:table-cell office:value-type="float" office:value="0.013496" calcext:value-type="float">
            <text:p>0.013496</text:p>
          </table:table-cell>
          <table:table-cell office:value-type="float" office:value="-0.002522" calcext:value-type="float">
            <text:p>-0.00252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8.713" calcext:value-type="float">
            <text:p>1527476138.713</text:p>
          </table:table-cell>
          <table:table-cell office:value-type="float" office:value="-0.022244" calcext:value-type="float">
            <text:p>-0.022244</text:p>
          </table:table-cell>
          <table:table-cell office:value-type="float" office:value="0.007947" calcext:value-type="float">
            <text:p>0.007947</text:p>
          </table:table-cell>
          <table:table-cell office:value-type="float" office:value="-0.00368" calcext:value-type="float">
            <text:p>-0.00368</text:p>
          </table:table-cell>
          <table:table-cell office:value-type="float" office:value="-0.004449" calcext:value-type="float">
            <text:p>-0.00444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8.7334" calcext:value-type="float">
            <text:p>1527476138.7334</text:p>
          </table:table-cell>
          <table:table-cell office:value-type="float" office:value="-0.040095" calcext:value-type="float">
            <text:p>-0.040095</text:p>
          </table:table-cell>
          <table:table-cell office:value-type="float" office:value="0.007508" calcext:value-type="float">
            <text:p>0.007508</text:p>
          </table:table-cell>
          <table:table-cell office:value-type="float" office:value="-0.009373" calcext:value-type="float">
            <text:p>-0.009373</text:p>
          </table:table-cell>
          <table:table-cell office:value-type="float" office:value="-0.008019" calcext:value-type="float">
            <text:p>-0.008019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8.75276" calcext:value-type="float">
            <text:p>1527476138.75276</text:p>
          </table:table-cell>
          <table:table-cell office:value-type="float" office:value="-0.051413" calcext:value-type="float">
            <text:p>-0.051413</text:p>
          </table:table-cell>
          <table:table-cell office:value-type="float" office:value="0.007108" calcext:value-type="float">
            <text:p>0.007108</text:p>
          </table:table-cell>
          <table:table-cell office:value-type="float" office:value="-0.011279" calcext:value-type="float">
            <text:p>-0.011279</text:p>
          </table:table-cell>
          <table:table-cell office:value-type="float" office:value="-0.010283" calcext:value-type="float">
            <text:p>-0.01028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8.7732" calcext:value-type="float">
            <text:p>1527476138.7732</text:p>
          </table:table-cell>
          <table:table-cell office:value-type="float" office:value="-0.032921" calcext:value-type="float">
            <text:p>-0.032921</text:p>
          </table:table-cell>
          <table:table-cell office:value-type="float" office:value="0.007255" calcext:value-type="float">
            <text:p>0.007255</text:p>
          </table:table-cell>
          <table:table-cell office:value-type="float" office:value="-0.001774" calcext:value-type="float">
            <text:p>-0.001774</text:p>
          </table:table-cell>
          <table:table-cell office:value-type="float" office:value="-0.006584" calcext:value-type="float">
            <text:p>-0.0065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8.79357" calcext:value-type="float">
            <text:p>1527476138.79357</text:p>
          </table:table-cell>
          <table:table-cell office:value-type="float" office:value="-0.033056" calcext:value-type="float">
            <text:p>-0.033056</text:p>
          </table:table-cell>
          <table:table-cell office:value-type="float" office:value="0.007216" calcext:value-type="float">
            <text:p>0.007216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-0.006611" calcext:value-type="float">
            <text:p>-0.00661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8.81311" calcext:value-type="float">
            <text:p>1527476138.81311</text:p>
          </table:table-cell>
          <table:table-cell office:value-type="float" office:value="-0.049022" calcext:value-type="float">
            <text:p>-0.049022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-0.021531" calcext:value-type="float">
            <text:p>-0.021531</text:p>
          </table:table-cell>
          <table:table-cell office:value-type="float" office:value="-0.009804" calcext:value-type="float">
            <text:p>-0.00980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8.83349" calcext:value-type="float">
            <text:p>1527476138.83349</text:p>
          </table:table-cell>
          <table:table-cell office:value-type="float" office:value="-0.036458" calcext:value-type="float">
            <text:p>-0.036458</text:p>
          </table:table-cell>
          <table:table-cell office:value-type="float" office:value="0.006797" calcext:value-type="float">
            <text:p>0.006797</text:p>
          </table:table-cell>
          <table:table-cell office:value-type="float" office:value="-0.020692" calcext:value-type="float">
            <text:p>-0.020692</text:p>
          </table:table-cell>
          <table:table-cell office:value-type="float" office:value="-0.007292" calcext:value-type="float">
            <text:p>-0.00729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8.85281" calcext:value-type="float">
            <text:p>1527476138.85281</text:p>
          </table:table-cell>
          <table:table-cell office:value-type="float" office:value="-0.026633" calcext:value-type="float">
            <text:p>-0.026633</text:p>
          </table:table-cell>
          <table:table-cell office:value-type="float" office:value="0.006587" calcext:value-type="float">
            <text:p>0.006587</text:p>
          </table:table-cell>
          <table:table-cell office:value-type="float" office:value="0.007213" calcext:value-type="float">
            <text:p>0.007213</text:p>
          </table:table-cell>
          <table:table-cell office:value-type="float" office:value="-0.005327" calcext:value-type="float">
            <text:p>-0.005327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8.87325" calcext:value-type="float">
            <text:p>1527476138.87325</text:p>
          </table:table-cell>
          <table:table-cell office:value-type="float" office:value="-0.056562" calcext:value-type="float">
            <text:p>-0.056562</text:p>
          </table:table-cell>
          <table:table-cell office:value-type="float" office:value="0.006122" calcext:value-type="float">
            <text:p>0.006122</text:p>
          </table:table-cell>
          <table:table-cell office:value-type="float" office:value="-0.001909" calcext:value-type="float">
            <text:p>-0.001909</text:p>
          </table:table-cell>
          <table:table-cell office:value-type="float" office:value="-0.011312" calcext:value-type="float">
            <text:p>-0.0113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8.89376" calcext:value-type="float">
            <text:p>1527476138.89376</text:p>
          </table:table-cell>
          <table:table-cell office:value-type="float" office:value="-0.073384" calcext:value-type="float">
            <text:p>-0.073384</text:p>
          </table:table-cell>
          <table:table-cell office:value-type="float" office:value="0.005739" calcext:value-type="float">
            <text:p>0.005739</text:p>
          </table:table-cell>
          <table:table-cell office:value-type="float" office:value="-0.012104" calcext:value-type="float">
            <text:p>-0.012104</text:p>
          </table:table-cell>
          <table:table-cell office:value-type="float" office:value="-0.014677" calcext:value-type="float">
            <text:p>-0.014677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8.91319" calcext:value-type="float">
            <text:p>1527476138.91319</text:p>
          </table:table-cell>
          <table:table-cell office:value-type="float" office:value="-0.056782" calcext:value-type="float">
            <text:p>-0.056782</text:p>
          </table:table-cell>
          <table:table-cell office:value-type="float" office:value="0.005826" calcext:value-type="float">
            <text:p>0.005826</text:p>
          </table:table-cell>
          <table:table-cell office:value-type="float" office:value="-0.008966" calcext:value-type="float">
            <text:p>-0.008966</text:p>
          </table:table-cell>
          <table:table-cell office:value-type="float" office:value="-0.011356" calcext:value-type="float">
            <text:p>-0.011356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8.93366" calcext:value-type="float">
            <text:p>1527476138.93366</text:p>
          </table:table-cell>
          <table:table-cell office:value-type="float" office:value="-0.061526" calcext:value-type="float">
            <text:p>-0.061526</text:p>
          </table:table-cell>
          <table:table-cell office:value-type="float" office:value="0.005545" calcext:value-type="float">
            <text:p>0.005545</text:p>
          </table:table-cell>
          <table:table-cell office:value-type="float" office:value="-0.010867" calcext:value-type="float">
            <text:p>-0.010867</text:p>
          </table:table-cell>
          <table:table-cell office:value-type="float" office:value="-0.012305" calcext:value-type="float">
            <text:p>-0.01230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8.95316" calcext:value-type="float">
            <text:p>1527476138.95316</text:p>
          </table:table-cell>
          <table:table-cell office:value-type="float" office:value="-0.064432" calcext:value-type="float">
            <text:p>-0.064432</text:p>
          </table:table-cell>
          <table:table-cell office:value-type="float" office:value="0.005277" calcext:value-type="float">
            <text:p>0.005277</text:p>
          </table:table-cell>
          <table:table-cell office:value-type="float" office:value="-0.022716" calcext:value-type="float">
            <text:p>-0.022716</text:p>
          </table:table-cell>
          <table:table-cell office:value-type="float" office:value="-0.012886" calcext:value-type="float">
            <text:p>-0.012886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8.9736" calcext:value-type="float">
            <text:p>1527476138.9736</text:p>
          </table:table-cell>
          <table:table-cell office:value-type="float" office:value="-0.051213" calcext:value-type="float">
            <text:p>-0.051213</text:p>
          </table:table-cell>
          <table:table-cell office:value-type="float" office:value="0.005083" calcext:value-type="float">
            <text:p>0.005083</text:p>
          </table:table-cell>
          <table:table-cell office:value-type="float" office:value="-0.01873" calcext:value-type="float">
            <text:p>-0.01873</text:p>
          </table:table-cell>
          <table:table-cell office:value-type="float" office:value="-0.010243" calcext:value-type="float">
            <text:p>-0.01024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8.99306" calcext:value-type="float">
            <text:p>1527476138.99306</text:p>
          </table:table-cell>
          <table:table-cell office:value-type="float" office:value="-0.051837" calcext:value-type="float">
            <text:p>-0.051837</text:p>
          </table:table-cell>
          <table:table-cell office:value-type="float" office:value="0.004706" calcext:value-type="float">
            <text:p>0.004706</text:p>
          </table:table-cell>
          <table:table-cell office:value-type="float" office:value="0.004497" calcext:value-type="float">
            <text:p>0.004497</text:p>
          </table:table-cell>
          <table:table-cell office:value-type="float" office:value="-0.010367" calcext:value-type="float">
            <text:p>-0.010367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9.01348" calcext:value-type="float">
            <text:p>1527476139.01348</text:p>
          </table:table-cell>
          <table:table-cell office:value-type="float" office:value="-0.059004" calcext:value-type="float">
            <text:p>-0.059004</text:p>
          </table:table-cell>
          <table:table-cell office:value-type="float" office:value="0.004651" calcext:value-type="float">
            <text:p>0.004651</text:p>
          </table:table-cell>
          <table:table-cell office:value-type="float" office:value="-0.01371" calcext:value-type="float">
            <text:p>-0.01371</text:p>
          </table:table-cell>
          <table:table-cell office:value-type="float" office:value="-0.011801" calcext:value-type="float">
            <text:p>-0.01180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9.03284" calcext:value-type="float">
            <text:p>1527476139.03284</text:p>
          </table:table-cell>
          <table:table-cell office:value-type="float" office:value="-0.055247" calcext:value-type="float">
            <text:p>-0.055247</text:p>
          </table:table-cell>
          <table:table-cell office:value-type="float" office:value="0.004458" calcext:value-type="float">
            <text:p>0.004458</text:p>
          </table:table-cell>
          <table:table-cell office:value-type="float" office:value="-0.013773" calcext:value-type="float">
            <text:p>-0.013773</text:p>
          </table:table-cell>
          <table:table-cell office:value-type="float" office:value="-0.011049" calcext:value-type="float">
            <text:p>-0.011049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9.05331" calcext:value-type="float">
            <text:p>1527476139.05331</text:p>
          </table:table-cell>
          <table:table-cell office:value-type="float" office:value="-0.030834" calcext:value-type="float">
            <text:p>-0.030834</text:p>
          </table:table-cell>
          <table:table-cell office:value-type="float" office:value="0.004676" calcext:value-type="float">
            <text:p>0.004676</text:p>
          </table:table-cell>
          <table:table-cell office:value-type="float" office:value="-0.009498" calcext:value-type="float">
            <text:p>-0.009498</text:p>
          </table:table-cell>
          <table:table-cell office:value-type="float" office:value="-0.006167" calcext:value-type="float">
            <text:p>-0.006167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9.07367" calcext:value-type="float">
            <text:p>1527476139.07367</text:p>
          </table:table-cell>
          <table:table-cell office:value-type="float" office:value="-0.042296" calcext:value-type="float">
            <text:p>-0.042296</text:p>
          </table:table-cell>
          <table:table-cell office:value-type="float" office:value="0.004249" calcext:value-type="float">
            <text:p>0.004249</text:p>
          </table:table-cell>
          <table:table-cell office:value-type="float" office:value="-0.019355" calcext:value-type="float">
            <text:p>-0.019355</text:p>
          </table:table-cell>
          <table:table-cell office:value-type="float" office:value="-0.008459" calcext:value-type="float">
            <text:p>-0.00845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9.09306" calcext:value-type="float">
            <text:p>1527476139.09306</text:p>
          </table:table-cell>
          <table:table-cell office:value-type="float" office:value="-0.035431" calcext:value-type="float">
            <text:p>-0.035431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-0.002669" calcext:value-type="float">
            <text:p>-0.002669</text:p>
          </table:table-cell>
          <table:table-cell office:value-type="float" office:value="-0.007086" calcext:value-type="float">
            <text:p>-0.007086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9.11349" calcext:value-type="float">
            <text:p>1527476139.11349</text:p>
          </table:table-cell>
          <table:table-cell office:value-type="float" office:value="-0.050731" calcext:value-type="float">
            <text:p>-0.050731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-0.009953" calcext:value-type="float">
            <text:p>-0.009953</text:p>
          </table:table-cell>
          <table:table-cell office:value-type="float" office:value="-0.010146" calcext:value-type="float">
            <text:p>-0.010146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9.1328" calcext:value-type="float">
            <text:p>1527476139.1328</text:p>
          </table:table-cell>
          <table:table-cell office:value-type="float" office:value="-0.038173" calcext:value-type="float">
            <text:p>-0.038173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10641" calcext:value-type="float">
            <text:p>0.010641</text:p>
          </table:table-cell>
          <table:table-cell office:value-type="float" office:value="-0.007635" calcext:value-type="float">
            <text:p>-0.00763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9.15319" calcext:value-type="float">
            <text:p>1527476139.15319</text:p>
          </table:table-cell>
          <table:table-cell office:value-type="float" office:value="-0.077983" calcext:value-type="float">
            <text:p>-0.077983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-0.02096" calcext:value-type="float">
            <text:p>-0.02096</text:p>
          </table:table-cell>
          <table:table-cell office:value-type="float" office:value="-0.015597" calcext:value-type="float">
            <text:p>-0.015597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9.17352" calcext:value-type="float">
            <text:p>1527476139.17352</text:p>
          </table:table-cell>
          <table:table-cell office:value-type="float" office:value="-0.05071" calcext:value-type="float">
            <text:p>-0.05071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-0.01249" calcext:value-type="float">
            <text:p>-0.01249</text:p>
          </table:table-cell>
          <table:table-cell office:value-type="float" office:value="-0.010142" calcext:value-type="float">
            <text:p>-0.01014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9.19281" calcext:value-type="float">
            <text:p>1527476139.19281</text:p>
          </table:table-cell>
          <table:table-cell office:value-type="float" office:value="-0.045632" calcext:value-type="float">
            <text:p>-0.045632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-0.017969" calcext:value-type="float">
            <text:p>-0.017969</text:p>
          </table:table-cell>
          <table:table-cell office:value-type="float" office:value="-0.009126" calcext:value-type="float">
            <text:p>-0.009126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9.21307" calcext:value-type="float">
            <text:p>1527476139.21307</text:p>
          </table:table-cell>
          <table:table-cell office:value-type="float" office:value="-0.056718" calcext:value-type="float">
            <text:p>-0.056718</text:p>
          </table:table-cell>
          <table:table-cell office:value-type="float" office:value="0.002493" calcext:value-type="float">
            <text:p>0.002493</text:p>
          </table:table-cell>
          <table:table-cell office:value-type="float" office:value="0.002604" calcext:value-type="float">
            <text:p>0.002604</text:p>
          </table:table-cell>
          <table:table-cell office:value-type="float" office:value="-0.011344" calcext:value-type="float">
            <text:p>-0.01134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9.23347" calcext:value-type="float">
            <text:p>1527476139.23347</text:p>
          </table:table-cell>
          <table:table-cell office:value-type="float" office:value="-0.057305" calcext:value-type="float">
            <text:p>-0.057305</text:p>
          </table:table-cell>
          <table:table-cell office:value-type="float" office:value="0.002534" calcext:value-type="float">
            <text:p>0.002534</text:p>
          </table:table-cell>
          <table:table-cell office:value-type="float" office:value="-0.029169" calcext:value-type="float">
            <text:p>-0.029169</text:p>
          </table:table-cell>
          <table:table-cell office:value-type="float" office:value="-0.011461" calcext:value-type="float">
            <text:p>-0.01146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9.25285" calcext:value-type="float">
            <text:p>1527476139.25285</text:p>
          </table:table-cell>
          <table:table-cell office:value-type="float" office:value="-0.053934" calcext:value-type="float">
            <text:p>-0.053934</text:p>
          </table:table-cell>
          <table:table-cell office:value-type="float" office:value="0.002036" calcext:value-type="float">
            <text:p>0.002036</text:p>
          </table:table-cell>
          <table:table-cell office:value-type="float" office:value="0.006314" calcext:value-type="float">
            <text:p>0.006314</text:p>
          </table:table-cell>
          <table:table-cell office:value-type="float" office:value="-0.010787" calcext:value-type="float">
            <text:p>-0.010787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9.27334" calcext:value-type="float">
            <text:p>1527476139.27334</text:p>
          </table:table-cell>
          <table:table-cell office:value-type="float" office:value="-0.045741" calcext:value-type="float">
            <text:p>-0.045741</text:p>
          </table:table-cell>
          <table:table-cell office:value-type="float" office:value="0.002333" calcext:value-type="float">
            <text:p>0.002333</text:p>
          </table:table-cell>
          <table:table-cell office:value-type="float" office:value="-0.007412" calcext:value-type="float">
            <text:p>-0.007412</text:p>
          </table:table-cell>
          <table:table-cell office:value-type="float" office:value="-0.009148" calcext:value-type="float">
            <text:p>-0.00914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9.29374" calcext:value-type="float">
            <text:p>1527476139.29374</text:p>
          </table:table-cell>
          <table:table-cell office:value-type="float" office:value="-0.06837" calcext:value-type="float">
            <text:p>-0.06837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-0.029055" calcext:value-type="float">
            <text:p>-0.029055</text:p>
          </table:table-cell>
          <table:table-cell office:value-type="float" office:value="-0.013674" calcext:value-type="float">
            <text:p>-0.01367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9.31331" calcext:value-type="float">
            <text:p>1527476139.31331</text:p>
          </table:table-cell>
          <table:table-cell office:value-type="float" office:value="-0.02387" calcext:value-type="float">
            <text:p>-0.02387</text:p>
          </table:table-cell>
          <table:table-cell office:value-type="float" office:value="0.002021" calcext:value-type="float">
            <text:p>0.002021</text:p>
          </table:table-cell>
          <table:table-cell office:value-type="float" office:value="0.002017" calcext:value-type="float">
            <text:p>0.002017</text:p>
          </table:table-cell>
          <table:table-cell office:value-type="float" office:value="-0.004774" calcext:value-type="float">
            <text:p>-0.00477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9.33384" calcext:value-type="float">
            <text:p>1527476139.33384</text:p>
          </table:table-cell>
          <table:table-cell office:value-type="float" office:value="-0.035823" calcext:value-type="float">
            <text:p>-0.035823</text:p>
          </table:table-cell>
          <table:table-cell office:value-type="float" office:value="0.001817" calcext:value-type="float">
            <text:p>0.001817</text:p>
          </table:table-cell>
          <table:table-cell office:value-type="float" office:value="-0.025798" calcext:value-type="float">
            <text:p>-0.025798</text:p>
          </table:table-cell>
          <table:table-cell office:value-type="float" office:value="-0.007165" calcext:value-type="float">
            <text:p>-0.00716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9.35346" calcext:value-type="float">
            <text:p>1527476139.35346</text:p>
          </table:table-cell>
          <table:table-cell office:value-type="float" office:value="-0.010979" calcext:value-type="float">
            <text:p>-0.010979</text:p>
          </table:table-cell>
          <table:table-cell office:value-type="float" office:value="0.001798" calcext:value-type="float">
            <text:p>0.001798</text:p>
          </table:table-cell>
          <table:table-cell office:value-type="float" office:value="0.014507" calcext:value-type="float">
            <text:p>0.014507</text:p>
          </table:table-cell>
          <table:table-cell office:value-type="float" office:value="-0.002196" calcext:value-type="float">
            <text:p>-0.002196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9.37272" calcext:value-type="float">
            <text:p>1527476139.37272</text:p>
          </table:table-cell>
          <table:table-cell office:value-type="float" office:value="-0.013018" calcext:value-type="float">
            <text:p>-0.013018</text:p>
          </table:table-cell>
          <table:table-cell office:value-type="float" office:value="0.002039" calcext:value-type="float">
            <text:p>0.002039</text:p>
          </table:table-cell>
          <table:table-cell office:value-type="float" office:value="-0.030042" calcext:value-type="float">
            <text:p>-0.030042</text:p>
          </table:table-cell>
          <table:table-cell office:value-type="float" office:value="-0.002604" calcext:value-type="float">
            <text:p>-0.00260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9.39315" calcext:value-type="float">
            <text:p>1527476139.39315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15445" calcext:value-type="float">
            <text:p>0.015445</text:p>
          </table:table-cell>
          <table:table-cell office:value-type="float" office:value="0.002926" calcext:value-type="float">
            <text:p>0.002926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9.41355" calcext:value-type="float">
            <text:p>1527476139.41355</text:p>
          </table:table-cell>
          <table:table-cell office:value-type="float" office:value="-0.017735" calcext:value-type="float">
            <text:p>-0.017735</text:p>
          </table:table-cell>
          <table:table-cell office:value-type="float" office:value="0.001645" calcext:value-type="float">
            <text:p>0.001645</text:p>
          </table:table-cell>
          <table:table-cell office:value-type="float" office:value="-0.009936" calcext:value-type="float">
            <text:p>-0.009936</text:p>
          </table:table-cell>
          <table:table-cell office:value-type="float" office:value="-0.003547" calcext:value-type="float">
            <text:p>-0.003547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9.43307" calcext:value-type="float">
            <text:p>1527476139.43307</text:p>
          </table:table-cell>
          <table:table-cell office:value-type="float" office:value="0.002068" calcext:value-type="float">
            <text:p>0.002068</text:p>
          </table:table-cell>
          <table:table-cell office:value-type="float" office:value="0.001838" calcext:value-type="float">
            <text:p>0.001838</text:p>
          </table:table-cell>
          <table:table-cell office:value-type="float" office:value="-0.000953" calcext:value-type="float">
            <text:p>-0.000953</text:p>
          </table:table-cell>
          <table:table-cell office:value-type="float" office:value="0.000414" calcext:value-type="float">
            <text:p>0.00041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9.45345" calcext:value-type="float">
            <text:p>1527476139.45345</text:p>
          </table:table-cell>
          <table:table-cell office:value-type="float" office:value="0.010073" calcext:value-type="float">
            <text:p>0.010073</text:p>
          </table:table-cell>
          <table:table-cell office:value-type="float" office:value="0.001981" calcext:value-type="float">
            <text:p>0.001981</text:p>
          </table:table-cell>
          <table:table-cell office:value-type="float" office:value="0.012468" calcext:value-type="float">
            <text:p>0.012468</text:p>
          </table:table-cell>
          <table:table-cell office:value-type="float" office:value="0.002015" calcext:value-type="float">
            <text:p>0.002015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9.47382" calcext:value-type="float">
            <text:p>1527476139.47382</text:p>
          </table:table-cell>
          <table:table-cell office:value-type="float" office:value="-0.016388" calcext:value-type="float">
            <text:p>-0.016388</text:p>
          </table:table-cell>
          <table:table-cell office:value-type="float" office:value="0.001697" calcext:value-type="float">
            <text:p>0.001697</text:p>
          </table:table-cell>
          <table:table-cell office:value-type="float" office:value="-0.002394" calcext:value-type="float">
            <text:p>-0.002394</text:p>
          </table:table-cell>
          <table:table-cell office:value-type="float" office:value="-0.003278" calcext:value-type="float">
            <text:p>-0.00327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9.4933" calcext:value-type="float">
            <text:p>1527476139.4933</text:p>
          </table:table-cell>
          <table:table-cell office:value-type="float" office:value="-0.019849" calcext:value-type="float">
            <text:p>-0.019849</text:p>
          </table:table-cell>
          <table:table-cell office:value-type="float" office:value="0.001582" calcext:value-type="float">
            <text:p>0.001582</text:p>
          </table:table-cell>
          <table:table-cell office:value-type="float" office:value="-0.01692" calcext:value-type="float">
            <text:p>-0.01692</text:p>
          </table:table-cell>
          <table:table-cell office:value-type="float" office:value="-0.00397" calcext:value-type="float">
            <text:p>-0.00397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9.51364" calcext:value-type="float">
            <text:p>1527476139.51364</text:p>
          </table:table-cell>
          <table:table-cell office:value-type="float" office:value="0.007101" calcext:value-type="float">
            <text:p>0.007101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0.009866" calcext:value-type="float">
            <text:p>0.009866</text:p>
          </table:table-cell>
          <table:table-cell office:value-type="float" office:value="0.00142" calcext:value-type="float">
            <text:p>0.0014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9.53299" calcext:value-type="float">
            <text:p>1527476139.53299</text:p>
          </table:table-cell>
          <table:table-cell office:value-type="float" office:value="-0.011992" calcext:value-type="float">
            <text:p>-0.011992</text:p>
          </table:table-cell>
          <table:table-cell office:value-type="float" office:value="0.001608" calcext:value-type="float">
            <text:p>0.001608</text:p>
          </table:table-cell>
          <table:table-cell office:value-type="float" office:value="0.007052" calcext:value-type="float">
            <text:p>0.007052</text:p>
          </table:table-cell>
          <table:table-cell office:value-type="float" office:value="-0.002398" calcext:value-type="float">
            <text:p>-0.002398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9.55345" calcext:value-type="float">
            <text:p>1527476139.55345</text:p>
          </table:table-cell>
          <table:table-cell office:value-type="float" office:value="-0.029913" calcext:value-type="float">
            <text:p>-0.029913</text:p>
          </table:table-cell>
          <table:table-cell office:value-type="float" office:value="0.001386" calcext:value-type="float">
            <text:p>0.001386</text:p>
          </table:table-cell>
          <table:table-cell office:value-type="float" office:value="-0.013993" calcext:value-type="float">
            <text:p>-0.013993</text:p>
          </table:table-cell>
          <table:table-cell office:value-type="float" office:value="-0.005983" calcext:value-type="float">
            <text:p>-0.00598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9.57271" calcext:value-type="float">
            <text:p>1527476139.57271</text:p>
          </table:table-cell>
          <table:table-cell office:value-type="float" office:value="-0.001332" calcext:value-type="float">
            <text:p>-0.001332</text:p>
          </table:table-cell>
          <table:table-cell office:value-type="float" office:value="0.001667" calcext:value-type="float">
            <text:p>0.001667</text:p>
          </table:table-cell>
          <table:table-cell office:value-type="float" office:value="-0.005854" calcext:value-type="float">
            <text:p>-0.005854</text:p>
          </table:table-cell>
          <table:table-cell office:value-type="float" office:value="-0.000266" calcext:value-type="float">
            <text:p>-0.00026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9.59317" calcext:value-type="float">
            <text:p>1527476139.59317</text:p>
          </table:table-cell>
          <table:table-cell office:value-type="float" office:value="-0.018072" calcext:value-type="float">
            <text:p>-0.018072</text:p>
          </table:table-cell>
          <table:table-cell office:value-type="float" office:value="0.001204" calcext:value-type="float">
            <text:p>0.001204</text:p>
          </table:table-cell>
          <table:table-cell office:value-type="float" office:value="0.010031" calcext:value-type="float">
            <text:p>0.010031</text:p>
          </table:table-cell>
          <table:table-cell office:value-type="float" office:value="-0.003614" calcext:value-type="float">
            <text:p>-0.00361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9.61365" calcext:value-type="float">
            <text:p>1527476139.61365</text:p>
          </table:table-cell>
          <table:table-cell office:value-type="float" office:value="-0.024008" calcext:value-type="float">
            <text:p>-0.024008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-0.009227" calcext:value-type="float">
            <text:p>-0.009227</text:p>
          </table:table-cell>
          <table:table-cell office:value-type="float" office:value="-0.004802" calcext:value-type="float">
            <text:p>-0.00480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9.63317" calcext:value-type="float">
            <text:p>1527476139.63317</text:p>
          </table:table-cell>
          <table:table-cell office:value-type="float" office:value="-0.012088" calcext:value-type="float">
            <text:p>-0.012088</text:p>
          </table:table-cell>
          <table:table-cell office:value-type="float" office:value="0.001341" calcext:value-type="float">
            <text:p>0.001341</text:p>
          </table:table-cell>
          <table:table-cell office:value-type="float" office:value="-0.01087" calcext:value-type="float">
            <text:p>-0.01087</text:p>
          </table:table-cell>
          <table:table-cell office:value-type="float" office:value="-0.002418" calcext:value-type="float">
            <text:p>-0.002418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9.65365" calcext:value-type="float">
            <text:p>1527476139.65365</text:p>
          </table:table-cell>
          <table:table-cell office:value-type="float" office:value="-0.018292" calcext:value-type="float">
            <text:p>-0.018292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0.014588" calcext:value-type="float">
            <text:p>0.014588</text:p>
          </table:table-cell>
          <table:table-cell office:value-type="float" office:value="-0.003658" calcext:value-type="float">
            <text:p>-0.003658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9.67307" calcext:value-type="float">
            <text:p>1527476139.67307</text:p>
          </table:table-cell>
          <table:table-cell office:value-type="float" office:value="-0.048905" calcext:value-type="float">
            <text:p>-0.048905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-0.022594" calcext:value-type="float">
            <text:p>-0.022594</text:p>
          </table:table-cell>
          <table:table-cell office:value-type="float" office:value="-0.009781" calcext:value-type="float">
            <text:p>-0.00978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9.69346" calcext:value-type="float">
            <text:p>1527476139.69346</text:p>
          </table:table-cell>
          <table:table-cell office:value-type="float" office:value="-0.034679" calcext:value-type="float">
            <text:p>-0.034679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.004094" calcext:value-type="float">
            <text:p>0.004094</text:p>
          </table:table-cell>
          <table:table-cell office:value-type="float" office:value="-0.006936" calcext:value-type="float">
            <text:p>-0.006936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9.71287" calcext:value-type="float">
            <text:p>1527476139.71287</text:p>
          </table:table-cell>
          <table:table-cell office:value-type="float" office:value="-0.045335" calcext:value-type="float">
            <text:p>-0.045335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2693" calcext:value-type="float">
            <text:p>0.002693</text:p>
          </table:table-cell>
          <table:table-cell office:value-type="float" office:value="-0.009067" calcext:value-type="float">
            <text:p>-0.009067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9.73338" calcext:value-type="float">
            <text:p>1527476139.73338</text:p>
          </table:table-cell>
          <table:table-cell office:value-type="float" office:value="-0.04816" calcext:value-type="float">
            <text:p>-0.04816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-0.017074" calcext:value-type="float">
            <text:p>-0.017074</text:p>
          </table:table-cell>
          <table:table-cell office:value-type="float" office:value="-0.009632" calcext:value-type="float">
            <text:p>-0.00963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9.7538" calcext:value-type="float">
            <text:p>1527476139.7538</text:p>
          </table:table-cell>
          <table:table-cell office:value-type="float" office:value="-0.040389" calcext:value-type="float">
            <text:p>-0.040389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-0.016025" calcext:value-type="float">
            <text:p>-0.016025</text:p>
          </table:table-cell>
          <table:table-cell office:value-type="float" office:value="-0.008078" calcext:value-type="float">
            <text:p>-0.008078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9.77329" calcext:value-type="float">
            <text:p>1527476139.77329</text:p>
          </table:table-cell>
          <table:table-cell office:value-type="float" office:value="-0.021315" calcext:value-type="float">
            <text:p>-0.021315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-0.008368" calcext:value-type="float">
            <text:p>-0.008368</text:p>
          </table:table-cell>
          <table:table-cell office:value-type="float" office:value="-0.004263" calcext:value-type="float">
            <text:p>-0.00426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9.79374" calcext:value-type="float">
            <text:p>1527476139.79374</text:p>
          </table:table-cell>
          <table:table-cell office:value-type="float" office:value="-0.034244" calcext:value-type="float">
            <text:p>-0.034244</text:p>
          </table:table-cell>
          <table:table-cell office:value-type="float" office:value="-0.000187" calcext:value-type="float">
            <text:p>-0.000187</text:p>
          </table:table-cell>
          <table:table-cell office:value-type="float" office:value="-0.006562" calcext:value-type="float">
            <text:p>-0.006562</text:p>
          </table:table-cell>
          <table:table-cell office:value-type="float" office:value="-0.006849" calcext:value-type="float">
            <text:p>-0.00684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527476139.81322" calcext:value-type="float">
            <text:p>1527476139.81322</text:p>
          </table:table-cell>
          <table:table-cell office:value-type="float" office:value="-0.028275" calcext:value-type="float">
            <text:p>-0.028275</text:p>
          </table:table-cell>
          <table:table-cell office:value-type="float" office:value="-0.000198" calcext:value-type="float">
            <text:p>-0.000198</text:p>
          </table:table-cell>
          <table:table-cell office:value-type="float" office:value="-0.000132" calcext:value-type="float">
            <text:p>-0.000132</text:p>
          </table:table-cell>
          <table:table-cell office:value-type="float" office:value="-0.005655" calcext:value-type="float">
            <text:p>-0.00565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27476139.83374" calcext:value-type="float">
            <text:p>1527476139.83374</text:p>
          </table:table-cell>
          <table:table-cell office:value-type="float" office:value="-0.034899" calcext:value-type="float">
            <text:p>-0.034899</text:p>
          </table:table-cell>
          <table:table-cell office:value-type="float" office:value="-0.000337" calcext:value-type="float">
            <text:p>-0.000337</text:p>
          </table:table-cell>
          <table:table-cell office:value-type="float" office:value="-0.009303" calcext:value-type="float">
            <text:p>-0.009303</text:p>
          </table:table-cell>
          <table:table-cell office:value-type="float" office:value="-0.00698" calcext:value-type="float">
            <text:p>-0.00698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527476139.85324" calcext:value-type="float">
            <text:p>1527476139.85324</text:p>
          </table:table-cell>
          <table:table-cell office:value-type="float" office:value="-0.052092" calcext:value-type="float">
            <text:p>-0.052092</text:p>
          </table:table-cell>
          <table:table-cell office:value-type="float" office:value="-0.000853" calcext:value-type="float">
            <text:p>-0.000853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-0.010418" calcext:value-type="float">
            <text:p>-0.010418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27476139.87362" calcext:value-type="float">
            <text:p>1527476139.87362</text:p>
          </table:table-cell>
          <table:table-cell office:value-type="float" office:value="-0.045771" calcext:value-type="float">
            <text:p>-0.045771</text:p>
          </table:table-cell>
          <table:table-cell office:value-type="float" office:value="-0.000662" calcext:value-type="float">
            <text:p>-0.000662</text:p>
          </table:table-cell>
          <table:table-cell office:value-type="float" office:value="-0.021296" calcext:value-type="float">
            <text:p>-0.021296</text:p>
          </table:table-cell>
          <table:table-cell office:value-type="float" office:value="-0.009154" calcext:value-type="float">
            <text:p>-0.00915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527476139.89302" calcext:value-type="float">
            <text:p>1527476139.89302</text:p>
          </table:table-cell>
          <table:table-cell office:value-type="float" office:value="-0.032731" calcext:value-type="float">
            <text:p>-0.032731</text:p>
          </table:table-cell>
          <table:table-cell office:value-type="float" office:value="-0.000822" calcext:value-type="float">
            <text:p>-0.000822</text:p>
          </table:table-cell>
          <table:table-cell office:value-type="float" office:value="-0.000593" calcext:value-type="float">
            <text:p>-0.000593</text:p>
          </table:table-cell>
          <table:table-cell office:value-type="float" office:value="-0.006546" calcext:value-type="float">
            <text:p>-0.006546</text:p>
          </table:table-cell>
          <table:table-cell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2:59:27.451555411</meta:creation-date>
    <dc:date>2018-05-28T13:04:31.725879440</dc: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39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2.081cm" svg:height="9.006cm" xlink:href=".." xlink:type="simple" chart:class="chart:line" chart:style-name="ch1">
        <chart:title svg:x="20.6cm" svg:y="0.316cm" chart:style-name="ch2">
          <text:p>p_x</text:p>
        </chart:title>
        <chart:plot-area chart:style-name="ch3" table:cell-range-address="Sheet1.C2:Sheet1.C657" svg:x="0.841cm" svg:y="1.301cm" svg:width="40.399cm" svg:height="7.525cm">
          <chartooo:coordinate-region svg:x="2.045cm" svg:y="1.5cm" svg:width="39.195cm" svg:height="7.1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57" chart:class="chart:line">
            <chart:data-point chart:repeated="6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938">
                <text:p>0.011938</text:p>
                <draw:g>
                  <svg:desc>Sheet1.C2:Sheet1.C6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497">
                <text:p>0.011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456">
                <text:p>0.012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66">
                <text:p>0.01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622">
                <text:p>0.012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191">
                <text:p>0.012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654">
                <text:p>0.011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3054">
                <text:p>0.013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3163">
                <text:p>0.013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93">
                <text:p>0.01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3274">
                <text:p>0.013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756">
                <text:p>0.013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843">
                <text:p>0.0138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548">
                <text:p>0.0145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234">
                <text:p>0.0142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598">
                <text:p>0.0155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579">
                <text:p>0.0155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5906">
                <text:p>0.0159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7045">
                <text:p>0.017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5876">
                <text:p>0.015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6859">
                <text:p>0.016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7294">
                <text:p>0.0172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7732">
                <text:p>0.0177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9429">
                <text:p>0.019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8903">
                <text:p>0.0189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0302">
                <text:p>0.0203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573">
                <text:p>0.0205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0763">
                <text:p>0.0207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1678">
                <text:p>0.021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183">
                <text:p>0.021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2028">
                <text:p>0.022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248">
                <text:p>0.02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261">
                <text:p>0.022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3065">
                <text:p>0.0230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2981">
                <text:p>0.0229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359">
                <text:p>0.023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3297">
                <text:p>0.0232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3772">
                <text:p>0.023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3135">
                <text:p>0.0231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3475">
                <text:p>0.023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3822">
                <text:p>0.0238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3367">
                <text:p>0.0233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4323">
                <text:p>0.0243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3802">
                <text:p>0.023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4087">
                <text:p>0.0240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4394">
                <text:p>0.0243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4526">
                <text:p>0.0245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3712">
                <text:p>0.0237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4402">
                <text:p>0.0244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4262">
                <text:p>0.0242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3911">
                <text:p>0.0239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3717">
                <text:p>0.0237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3361">
                <text:p>0.0233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2675">
                <text:p>0.022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268">
                <text:p>0.022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2596">
                <text:p>0.0225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1946">
                <text:p>0.0219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1336">
                <text:p>0.021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1015">
                <text:p>0.0210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0705">
                <text:p>0.020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0281">
                <text:p>0.0202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9998">
                <text:p>0.019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9366">
                <text:p>0.0193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9045">
                <text:p>0.0190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8745">
                <text:p>0.0187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8611">
                <text:p>0.0186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8221">
                <text:p>0.018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8143">
                <text:p>0.018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7528">
                <text:p>0.0175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601">
                <text:p>0.0166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713">
                <text:p>0.017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6822">
                <text:p>0.0168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596">
                <text:p>0.015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5885">
                <text:p>0.0158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5152">
                <text:p>0.0151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5375">
                <text:p>0.015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4924">
                <text:p>0.0149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4696">
                <text:p>0.0146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4906">
                <text:p>0.0149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4123">
                <text:p>0.0141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4026">
                <text:p>0.0140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3843">
                <text:p>0.0138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4103">
                <text:p>0.0141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3531">
                <text:p>0.0135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3645">
                <text:p>0.0136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3979">
                <text:p>0.0139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3566">
                <text:p>0.0135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2898">
                <text:p>0.0128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3596">
                <text:p>0.0135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3406">
                <text:p>0.0134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3485">
                <text:p>0.0134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3623">
                <text:p>0.0136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303">
                <text:p>0.013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327">
                <text:p>0.013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335">
                <text:p>0.013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361">
                <text:p>0.013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3449">
                <text:p>0.0134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3601">
                <text:p>0.0136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3195">
                <text:p>0.0131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3631">
                <text:p>0.013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3694">
                <text:p>0.0136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3781">
                <text:p>0.0137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388">
                <text:p>0.013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3532">
                <text:p>0.0135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3746">
                <text:p>0.0137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3582">
                <text:p>0.0135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3337">
                <text:p>0.0133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3077">
                <text:p>0.0130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3041">
                <text:p>0.0130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291">
                <text:p>0.012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3004">
                <text:p>0.0130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2273">
                <text:p>0.0122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2436">
                <text:p>0.0124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1939">
                <text:p>0.0119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1338">
                <text:p>0.0113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125">
                <text:p>0.01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0986">
                <text:p>0.0109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0613">
                <text:p>0.0106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0199">
                <text:p>0.0101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9944">
                <text:p>0.0099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967">
                <text:p>0.009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9168">
                <text:p>0.0091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8791">
                <text:p>0.0087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9011">
                <text:p>0.0090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8391">
                <text:p>0.0083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8917">
                <text:p>0.0089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8667">
                <text:p>0.008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8376">
                <text:p>0.0083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7785">
                <text:p>0.0077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7907">
                <text:p>0.0079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7731">
                <text:p>0.0077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7709">
                <text:p>0.0077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7088">
                <text:p>0.0070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7259">
                <text:p>0.0072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7013">
                <text:p>0.0070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6963">
                <text:p>0.0069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6544">
                <text:p>0.0065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6491">
                <text:p>0.0064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6705">
                <text:p>0.0067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6568">
                <text:p>0.0065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6139">
                <text:p>0.0061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5917">
                <text:p>0.0059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5952">
                <text:p>0.0059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6107">
                <text:p>0.0061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6086">
                <text:p>0.0060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5817">
                <text:p>0.0058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6124">
                <text:p>0.0061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5999">
                <text:p>0.0059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6008">
                <text:p>0.0060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5874">
                <text:p>0.0058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6076">
                <text:p>0.0060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6195">
                <text:p>0.0061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6612">
                <text:p>0.0066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6879">
                <text:p>0.0068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695">
                <text:p>0.006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7403">
                <text:p>0.0074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7711">
                <text:p>0.0077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7733">
                <text:p>0.0077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8102">
                <text:p>0.0081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8409">
                <text:p>0.0084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8163">
                <text:p>0.0081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8655">
                <text:p>0.0086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8169">
                <text:p>0.0081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9293">
                <text:p>0.0092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9222">
                <text:p>0.0092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963">
                <text:p>0.009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9853">
                <text:p>0.0098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9678">
                <text:p>0.0096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0341">
                <text:p>0.0103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0755">
                <text:p>0.0107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0887">
                <text:p>0.0108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1635">
                <text:p>0.0116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1482">
                <text:p>0.0114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2399">
                <text:p>0.0123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215">
                <text:p>0.012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2766">
                <text:p>0.0127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2699">
                <text:p>0.0126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3138">
                <text:p>0.0131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3656">
                <text:p>0.0136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4051">
                <text:p>0.0140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4368">
                <text:p>0.0143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4523">
                <text:p>0.0145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4851">
                <text:p>0.0148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4802">
                <text:p>0.0148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5119">
                <text:p>0.0151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5256">
                <text:p>0.0152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5253">
                <text:p>0.0152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525">
                <text:p>0.015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5306">
                <text:p>0.0153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4914">
                <text:p>0.0149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5299">
                <text:p>0.0152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5096">
                <text:p>0.0150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5505">
                <text:p>0.0155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5057">
                <text:p>0.0150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5406">
                <text:p>0.0154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5411">
                <text:p>0.0154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5432">
                <text:p>0.0154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5181">
                <text:p>0.0151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549">
                <text:p>0.015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519">
                <text:p>0.015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5222">
                <text:p>0.0152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5526">
                <text:p>0.0155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549">
                <text:p>0.015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5266">
                <text:p>0.0152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5104">
                <text:p>0.0151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5167">
                <text:p>0.0151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5144">
                <text:p>0.0151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4811">
                <text:p>0.0148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4739">
                <text:p>0.0147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4865">
                <text:p>0.0148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4552">
                <text:p>0.0145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4631">
                <text:p>0.0146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4561">
                <text:p>0.0145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483">
                <text:p>0.014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4331">
                <text:p>0.0143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4306">
                <text:p>0.0143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4126">
                <text:p>0.0141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4805">
                <text:p>0.0148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438">
                <text:p>0.014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4347">
                <text:p>0.0143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445">
                <text:p>0.014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4569">
                <text:p>0.0145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457">
                <text:p>0.014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485">
                <text:p>0.014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4469">
                <text:p>0.0144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4836">
                <text:p>0.0148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4753">
                <text:p>0.0147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4962">
                <text:p>0.0149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4941">
                <text:p>0.0149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4885">
                <text:p>0.0148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4613">
                <text:p>0.0146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4591">
                <text:p>0.0145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4903">
                <text:p>0.0149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4821">
                <text:p>0.0148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4723">
                <text:p>0.0147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4968">
                <text:p>0.0149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4609">
                <text:p>0.0146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504">
                <text:p>0.015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4702">
                <text:p>0.0147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4636">
                <text:p>0.0146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4729">
                <text:p>0.0147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436">
                <text:p>0.014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4602">
                <text:p>0.0146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4451">
                <text:p>0.0144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4098">
                <text:p>0.0140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4226">
                <text:p>0.0142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4273">
                <text:p>0.0142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3785">
                <text:p>0.0137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4162">
                <text:p>0.0141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3981">
                <text:p>0.0139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4006">
                <text:p>0.0140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3608">
                <text:p>0.0136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3713">
                <text:p>0.0137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3123">
                <text:p>0.01312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3637">
                <text:p>0.0136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3198">
                <text:p>0.0131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2972">
                <text:p>0.0129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2627">
                <text:p>0.0126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2477">
                <text:p>0.0124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2374">
                <text:p>0.0123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2131">
                <text:p>0.0121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218">
                <text:p>0.012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2046">
                <text:p>0.0120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2184">
                <text:p>0.0121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1599">
                <text:p>0.0115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1756">
                <text:p>0.0117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1873">
                <text:p>0.0118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168">
                <text:p>0.011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1211">
                <text:p>0.0112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1626">
                <text:p>0.0116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1229">
                <text:p>0.0112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1095">
                <text:p>0.0110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092">
                <text:p>0.010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1313">
                <text:p>0.0113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0959">
                <text:p>0.0109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0725">
                <text:p>0.0107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0913">
                <text:p>0.0109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0992">
                <text:p>0.0109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0705">
                <text:p>0.0107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0601">
                <text:p>0.0106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059">
                <text:p>0.010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0413">
                <text:p>0.0104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0327">
                <text:p>0.0103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10296">
                <text:p>0.0102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035">
                <text:p>0.010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9959">
                <text:p>0.0099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0061">
                <text:p>0.01006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9858">
                <text:p>0.0098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9492">
                <text:p>0.0094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9908">
                <text:p>0.0099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9566">
                <text:p>0.0095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8958">
                <text:p>0.0089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9334">
                <text:p>0.0093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8714">
                <text:p>0.0087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8932">
                <text:p>0.0089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8309">
                <text:p>0.0083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8776">
                <text:p>0.0087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8162">
                <text:p>0.0081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7958">
                <text:p>0.0079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7894">
                <text:p>0.0078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7649">
                <text:p>0.0076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7383">
                <text:p>0.0073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7601">
                <text:p>0.0076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7774">
                <text:p>0.0077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7532">
                <text:p>0.0075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6437">
                <text:p>0.0064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6842">
                <text:p>0.0068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6967">
                <text:p>0.0069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6563">
                <text:p>0.0065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674">
                <text:p>0.006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666">
                <text:p>0.006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5889">
                <text:p>0.0058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6312">
                <text:p>0.0063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5534">
                <text:p>0.0055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5805">
                <text:p>0.0058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5353">
                <text:p>0.0053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5199">
                <text:p>0.0051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4803">
                <text:p>0.0048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5263">
                <text:p>0.0052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4597">
                <text:p>0.0045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4505">
                <text:p>0.0045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441">
                <text:p>0.004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3952">
                <text:p>0.0039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3594">
                <text:p>0.0035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3638">
                <text:p>0.0036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3563">
                <text:p>0.0035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754">
                <text:p>0.0027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3036">
                <text:p>0.0030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524">
                <text:p>0.0025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496">
                <text:p>0.0024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484">
                <text:p>0.0024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208">
                <text:p>0.0022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137">
                <text:p>0.0021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1892">
                <text:p>0.0018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1817">
                <text:p>0.0018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1652">
                <text:p>0.0016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1764">
                <text:p>0.0017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1685">
                <text:p>0.0016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1447">
                <text:p>0.0014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1517">
                <text:p>0.0015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1434">
                <text:p>0.0014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1531">
                <text:p>0.0015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1596">
                <text:p>0.0015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1243">
                <text:p>0.0012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1745">
                <text:p>0.0017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1571">
                <text:p>0.0015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1808">
                <text:p>0.0018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1289">
                <text:p>0.0012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1636">
                <text:p>0.0016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1424">
                <text:p>0.0014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1658">
                <text:p>0.0016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1813">
                <text:p>0.0018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1839">
                <text:p>0.0018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205">
                <text:p>0.002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2017">
                <text:p>0.0020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2312">
                <text:p>0.0023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2592">
                <text:p>0.00259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2328">
                <text:p>0.0023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2994">
                <text:p>0.0029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3004">
                <text:p>0.0030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3427">
                <text:p>0.0034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4031">
                <text:p>0.0040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3623">
                <text:p>0.0036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4219">
                <text:p>0.0042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4472">
                <text:p>0.0044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4963">
                <text:p>0.0049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5146">
                <text:p>0.0051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5493">
                <text:p>0.0054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5597">
                <text:p>0.0055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5973">
                <text:p>0.0059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6104">
                <text:p>0.0061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6239">
                <text:p>0.0062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6061">
                <text:p>0.0060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6327">
                <text:p>0.0063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6452">
                <text:p>0.0064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6309">
                <text:p>0.0063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6368">
                <text:p>0.0063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6311">
                <text:p>0.0063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631">
                <text:p>0.006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5991">
                <text:p>0.0059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6039">
                <text:p>0.0060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5744">
                <text:p>0.0057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5888">
                <text:p>0.0058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5286">
                <text:p>0.0052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5188">
                <text:p>0.0051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4471">
                <text:p>0.0044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4609">
                <text:p>0.0046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4282">
                <text:p>0.0042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4357">
                <text:p>0.0043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369">
                <text:p>0.003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3523">
                <text:p>0.0035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3118">
                <text:p>0.0031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2855">
                <text:p>0.0028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2422">
                <text:p>0.0024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1094">
                <text:p>0.0010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00432">
                <text:p>-0.0004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00205">
                <text:p>-0.0002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01127">
                <text:p>-0.0011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00854">
                <text:p>-0.0008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01563">
                <text:p>-0.0015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0149">
                <text:p>-0.001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02268">
                <text:p>-0.0022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02134">
                <text:p>-0.0021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02611">
                <text:p>-0.0026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02901">
                <text:p>-0.0029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0353">
                <text:p>-0.003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03639">
                <text:p>-0.00363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03725">
                <text:p>-0.0037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03818">
                <text:p>-0.0038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04282">
                <text:p>-0.0042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04408">
                <text:p>-0.0044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04605">
                <text:p>-0.0046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04846">
                <text:p>-0.0048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04725">
                <text:p>-0.0047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04966">
                <text:p>-0.0049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0505">
                <text:p>-0.005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05076">
                <text:p>-0.0050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05096">
                <text:p>-0.00509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0505">
                <text:p>-0.005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05116">
                <text:p>-0.0051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05005">
                <text:p>-0.0050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05216">
                <text:p>-0.0052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04808">
                <text:p>-0.0048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05187">
                <text:p>-0.00518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04689">
                <text:p>-0.0046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04675">
                <text:p>-0.0046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046">
                <text:p>-0.00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04524">
                <text:p>-0.0045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04231">
                <text:p>-0.0042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04284">
                <text:p>-0.0042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03867">
                <text:p>-0.0038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03744">
                <text:p>-0.0037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03891">
                <text:p>-0.0038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03489">
                <text:p>-0.0034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03572">
                <text:p>-0.0035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03055">
                <text:p>-0.0030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03073">
                <text:p>-0.00307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02863">
                <text:p>-0.0028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03073">
                <text:p>-0.0030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0278">
                <text:p>-0.0027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02448">
                <text:p>-0.0024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02397">
                <text:p>-0.0023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02323">
                <text:p>-0.0023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02073">
                <text:p>-0.0020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02127">
                <text:p>-0.0021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01884">
                <text:p>-0.0018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01945">
                <text:p>-0.0019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01994">
                <text:p>-0.0019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02094">
                <text:p>-0.0020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02135">
                <text:p>-0.0021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02081">
                <text:p>-0.00208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02067">
                <text:p>-0.0020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0211">
                <text:p>-0.002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01637">
                <text:p>-0.00163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001622">
                <text:p>-0.0016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001644">
                <text:p>-0.0016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001788">
                <text:p>-0.0017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0133">
                <text:p>-0.001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001493">
                <text:p>-0.00149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01191">
                <text:p>-0.0011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0114">
                <text:p>-0.001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01139">
                <text:p>-0.0011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01127">
                <text:p>-0.0011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00963">
                <text:p>-0.0009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00932">
                <text:p>-0.0009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00982">
                <text:p>-0.0009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01047">
                <text:p>-0.0010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01114">
                <text:p>-0.0011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00751">
                <text:p>-0.0007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01121">
                <text:p>-0.0011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00091">
                <text:p>-0.000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00885">
                <text:p>-0.0008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00503">
                <text:p>-0.0005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00052">
                <text:p>-0.000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000186">
                <text:p>-0.0001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00125">
                <text:p>-0.0001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00056">
                <text:p>-0.0000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471">
                <text:p>0.0004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719">
                <text:p>0.0007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699">
                <text:p>0.0006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765">
                <text:p>0.0007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1197">
                <text:p>0.0011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1511">
                <text:p>0.0015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1621">
                <text:p>0.00162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1699">
                <text:p>0.0016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1791">
                <text:p>0.0017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208">
                <text:p>0.0020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2269">
                <text:p>0.00226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2284">
                <text:p>0.0022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2754">
                <text:p>0.00275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2567">
                <text:p>0.00256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2817">
                <text:p>0.00281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297">
                <text:p>0.002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2884">
                <text:p>0.00288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2914">
                <text:p>0.0029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3234">
                <text:p>0.00323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2887">
                <text:p>0.00288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3211">
                <text:p>0.0032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2995">
                <text:p>0.0029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3044">
                <text:p>0.0030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2801">
                <text:p>0.00280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3186">
                <text:p>0.0031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2734">
                <text:p>0.0027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3256">
                <text:p>0.0032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3051">
                <text:p>0.00305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3397">
                <text:p>0.00339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3088">
                <text:p>0.00308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3148">
                <text:p>0.00314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3043">
                <text:p>0.00304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3124">
                <text:p>0.00312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357">
                <text:p>0.0035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3473">
                <text:p>0.00347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3651">
                <text:p>0.0036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3755">
                <text:p>0.0037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3701">
                <text:p>0.00370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4099">
                <text:p>0.0040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4122">
                <text:p>0.0041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413">
                <text:p>0.004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4316">
                <text:p>0.0043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4254">
                <text:p>0.0042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4573">
                <text:p>0.0045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452">
                <text:p>0.0045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4791">
                <text:p>0.0047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5259">
                <text:p>0.0052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5444">
                <text:p>0.0054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5576">
                <text:p>0.00557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5924">
                <text:p>0.00592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6264">
                <text:p>0.0062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6307">
                <text:p>0.00630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6368">
                <text:p>0.0063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686">
                <text:p>0.0068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706">
                <text:p>0.0070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7155">
                <text:p>0.0071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748">
                <text:p>0.007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7487">
                <text:p>0.00748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7741">
                <text:p>0.00774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8386">
                <text:p>0.00838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8146">
                <text:p>0.0081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8557">
                <text:p>0.00855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8591">
                <text:p>0.0085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8778">
                <text:p>0.00877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8756">
                <text:p>0.0087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9332">
                <text:p>0.00933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9059">
                <text:p>0.00905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9296">
                <text:p>0.0092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9064">
                <text:p>0.0090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9314">
                <text:p>0.0093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9604">
                <text:p>0.0096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9496">
                <text:p>0.00949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9646">
                <text:p>0.0096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9948">
                <text:p>0.00994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10146">
                <text:p>0.01014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9756">
                <text:p>0.0097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10313">
                <text:p>0.0103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10288">
                <text:p>0.01028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10074">
                <text:p>0.01007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10082">
                <text:p>0.01008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9916">
                <text:p>0.0099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9859">
                <text:p>0.0098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9645">
                <text:p>0.00964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9604">
                <text:p>0.0096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935">
                <text:p>0.0093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9406">
                <text:p>0.00940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9131">
                <text:p>0.00913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9105">
                <text:p>0.0091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9013">
                <text:p>0.0090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8604">
                <text:p>0.0086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8537">
                <text:p>0.00853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8115">
                <text:p>0.0081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8391">
                <text:p>0.0083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832">
                <text:p>0.0083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8128">
                <text:p>0.0081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7908">
                <text:p>0.0079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7872">
                <text:p>0.00787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7947">
                <text:p>0.00794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7508">
                <text:p>0.00750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7108">
                <text:p>0.0071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7255">
                <text:p>0.0072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7216">
                <text:p>0.0072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698">
                <text:p>0.0069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6797">
                <text:p>0.00679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6587">
                <text:p>0.00658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6122">
                <text:p>0.00612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5739">
                <text:p>0.0057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5826">
                <text:p>0.00582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5545">
                <text:p>0.0055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5277">
                <text:p>0.00527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5083">
                <text:p>0.00508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4706">
                <text:p>0.00470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4651">
                <text:p>0.00465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4458">
                <text:p>0.00445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4676">
                <text:p>0.0046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4249">
                <text:p>0.00424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4007">
                <text:p>0.00400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3639">
                <text:p>0.00363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369">
                <text:p>0.003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3096">
                <text:p>0.00309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3224">
                <text:p>0.0032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3081">
                <text:p>0.00308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2493">
                <text:p>0.00249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2534">
                <text:p>0.00253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2036">
                <text:p>0.00203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2333">
                <text:p>0.00233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2021">
                <text:p>0.00202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1817">
                <text:p>0.0018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1798">
                <text:p>0.0017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2039">
                <text:p>0.00203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1645">
                <text:p>0.00164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1838">
                <text:p>0.00183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1981">
                <text:p>0.00198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1697">
                <text:p>0.00169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1582">
                <text:p>0.00158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1787">
                <text:p>0.00178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1608">
                <text:p>0.00160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1386">
                <text:p>0.00138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1667">
                <text:p>0.0016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1204">
                <text:p>0.00120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1288">
                <text:p>0.0012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1341">
                <text:p>0.0013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991">
                <text:p>0.0009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509">
                <text:p>0.00050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382">
                <text:p>0.00038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379">
                <text:p>0.00037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00187">
                <text:p>-0.0001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00198">
                <text:p>-0.00019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00337">
                <text:p>-0.0003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00853">
                <text:p>-0.00085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00662">
                <text:p>-0.00066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00822">
                <text:p>-0.0008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1.889cm" svg:height="9.005cm" xlink:href=".." xlink:type="simple" chart:class="chart:line" chart:style-name="ch1">
        <chart:plot-area chart:style-name="ch2" table:cell-range-address="Sheet1.E2:Sheet1.E657" svg:x="0.837cm" svg:y="0.18cm" svg:width="40.215cm" svg:height="8.645cm">
          <chartooo:coordinate-region svg:x="1.855cm" svg:y="0.379cm" svg:width="39.197cm" svg:height="8.2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657" chart:class="chart:line">
            <chart:data-point chart:repeated="65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6195">
                <text:p>0.116195</text:p>
                <draw:g>
                  <svg:desc>Sheet1.E2:Sheet1.E6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1683">
                <text:p>0.111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1023">
                <text:p>0.121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2832">
                <text:p>0.112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2228">
                <text:p>0.1222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614">
                <text:p>0.001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874">
                <text:p>0.0008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967">
                <text:p>0.005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217">
                <text:p>0.015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542">
                <text:p>0.003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499">
                <text:p>0.011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1468">
                <text:p>0.021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926">
                <text:p>0.007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768">
                <text:p>0.0137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971">
                <text:p>0.012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3399">
                <text:p>0.023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8496">
                <text:p>0.0184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0957">
                <text:p>0.0209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5216">
                <text:p>0.0252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6229">
                <text:p>0.0162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1917">
                <text:p>0.0119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6643">
                <text:p>0.0166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7588">
                <text:p>0.0175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076">
                <text:p>0.023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9719">
                <text:p>0.029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3712">
                <text:p>0.0337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1975">
                <text:p>0.0319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9529">
                <text:p>0.0295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1803">
                <text:p>0.021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8788">
                <text:p>0.028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7074">
                <text:p>0.017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891">
                <text:p>0.018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8329">
                <text:p>0.0183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4057">
                <text:p>0.0140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1669">
                <text:p>0.0116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6012">
                <text:p>0.0160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211">
                <text:p>0.012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213">
                <text:p>0.0012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368">
                <text:p>0.0053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646">
                <text:p>0.0026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389">
                <text:p>0.0043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3972">
                <text:p>-0.0039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1652">
                <text:p>0.0116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936">
                <text:p>0.0029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179">
                <text:p>0.0021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6483">
                <text:p>0.0064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1252">
                <text:p>0.011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6093">
                <text:p>-0.0060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6401">
                <text:p>0.0064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237">
                <text:p>0.0022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4538">
                <text:p>-0.0045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7721">
                <text:p>-0.0077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3404">
                <text:p>-0.0034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17228">
                <text:p>-0.0172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5806">
                <text:p>-0.0158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13025">
                <text:p>-0.013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17824">
                <text:p>-0.0178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2015">
                <text:p>-0.02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6763">
                <text:p>-0.0167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19847">
                <text:p>-0.0198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23179">
                <text:p>-0.0231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19388">
                <text:p>-0.0193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1961">
                <text:p>-0.019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19589">
                <text:p>-0.0195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19494">
                <text:p>-0.0194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16722">
                <text:p>-0.0167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17621">
                <text:p>-0.0176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12186">
                <text:p>-0.0121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15223">
                <text:p>-0.0152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21346">
                <text:p>-0.0213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14527">
                <text:p>-0.0145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13754">
                <text:p>-0.0137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21436">
                <text:p>-0.0214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15859">
                <text:p>-0.0158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3975">
                <text:p>-0.0139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17123">
                <text:p>-0.0171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18494">
                <text:p>-0.0184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12393">
                <text:p>-0.0123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9574">
                <text:p>-0.0095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10488">
                <text:p>-0.0104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13724">
                <text:p>-0.0137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11119">
                <text:p>-0.0111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6098">
                <text:p>-0.0060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3753">
                <text:p>-0.0137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4495">
                <text:p>-0.004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0273">
                <text:p>-0.0002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2743">
                <text:p>-0.002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11899">
                <text:p>-0.0118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2104">
                <text:p>-0.0021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4606">
                <text:p>-0.0046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076">
                <text:p>0.0010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758">
                <text:p>0.0017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299">
                <text:p>-0.002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0355">
                <text:p>-0.0003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559">
                <text:p>0.0015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1433">
                <text:p>-0.0014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5855">
                <text:p>0.005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787">
                <text:p>-0.0007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2685">
                <text:p>0.0026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072">
                <text:p>0.0030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259">
                <text:p>0.002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3359">
                <text:p>0.0033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318">
                <text:p>0.0013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0938">
                <text:p>-0.0009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4171">
                <text:p>-0.0041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7625">
                <text:p>-0.007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4448">
                <text:p>-0.0044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7036">
                <text:p>-0.007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6713">
                <text:p>-0.0067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3363">
                <text:p>-0.0033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8081">
                <text:p>-0.0080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6261">
                <text:p>-0.0062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10989">
                <text:p>-0.0109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15591">
                <text:p>-0.0155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18996">
                <text:p>-0.0189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10367">
                <text:p>-0.0103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14686">
                <text:p>-0.0146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1325">
                <text:p>-0.013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11412">
                <text:p>-0.0114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11607">
                <text:p>-0.0116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15754">
                <text:p>-0.0157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18199">
                <text:p>-0.0181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18231">
                <text:p>-0.0182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12033">
                <text:p>-0.0120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15784">
                <text:p>-0.0157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798">
                <text:p>-0.007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5382">
                <text:p>-0.0053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4543">
                <text:p>-0.0045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12726">
                <text:p>-0.0127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5146">
                <text:p>-0.0051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12088">
                <text:p>-0.012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9739">
                <text:p>-0.0097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13241">
                <text:p>-0.0132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5526">
                <text:p>-0.0055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9261">
                <text:p>-0.0092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793">
                <text:p>-0.007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11805">
                <text:p>-0.0118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5991">
                <text:p>-0.005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558">
                <text:p>-0.005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4449">
                <text:p>-0.0044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8145">
                <text:p>-0.0081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633">
                <text:p>-0.006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2023">
                <text:p>-0.0020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7731">
                <text:p>-0.0077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4806">
                <text:p>-0.0048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0829">
                <text:p>-0.0008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1318">
                <text:p>-0.0013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2081">
                <text:p>-0.0020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1168">
                <text:p>-0.0011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2352">
                <text:p>-0.0023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386">
                <text:p>0.0023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6122">
                <text:p>0.0061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8625">
                <text:p>0.008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0749">
                <text:p>0.0107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3223">
                <text:p>0.0132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5214">
                <text:p>0.0152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114">
                <text:p>0.011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2328">
                <text:p>0.0123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4582">
                <text:p>0.0145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7616">
                <text:p>0.0076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9272">
                <text:p>0.0092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404">
                <text:p>0.004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1254">
                <text:p>0.0112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7571">
                <text:p>0.0075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4347">
                <text:p>0.0143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1731">
                <text:p>0.0117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5019">
                <text:p>0.0150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0585">
                <text:p>0.0105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9882">
                <text:p>0.0098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1338">
                <text:p>0.0113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0443">
                <text:p>0.0104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9851">
                <text:p>0.0198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1795">
                <text:p>0.0117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2616">
                <text:p>0.0226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4471">
                <text:p>0.0144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9525">
                <text:p>0.0195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1194">
                <text:p>0.0111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6971">
                <text:p>0.0169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2833">
                <text:p>0.0128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935">
                <text:p>0.019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6084">
                <text:p>0.0160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824">
                <text:p>0.018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7341">
                <text:p>0.0173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1573">
                <text:p>0.0115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0745">
                <text:p>0.0107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9002">
                <text:p>0.0090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7466">
                <text:p>0.0074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4051">
                <text:p>0.0040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5112">
                <text:p>0.0051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1984">
                <text:p>-0.0019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44">
                <text:p>0.000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1614">
                <text:p>-0.0016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433">
                <text:p>0.0024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2766">
                <text:p>-0.0027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4489">
                <text:p>0.0044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775">
                <text:p>0.0007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3074">
                <text:p>0.0030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3407">
                <text:p>-0.0034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4384">
                <text:p>0.0043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1949">
                <text:p>-0.0019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1671">
                <text:p>-0.0016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091">
                <text:p>0.0010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3182">
                <text:p>0.0031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2179">
                <text:p>-0.0021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844">
                <text:p>-0.0008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53">
                <text:p>-0.000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3726">
                <text:p>-0.0037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6791">
                <text:p>-0.0067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5304">
                <text:p>-0.0053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2411">
                <text:p>-0.0024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06123">
                <text:p>-0.0061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5132">
                <text:p>-0.0051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2411">
                <text:p>-0.0024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5512">
                <text:p>-0.0055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02694">
                <text:p>-0.0026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5242">
                <text:p>-0.0052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2171">
                <text:p>0.0021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04831">
                <text:p>-0.0048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0024">
                <text:p>-0.0000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4225">
                <text:p>0.0042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0247">
                <text:p>-0.002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4649">
                <text:p>0.0046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215">
                <text:p>0.0012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394">
                <text:p>0.003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951">
                <text:p>0.0019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4104">
                <text:p>0.0041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145">
                <text:p>0.0011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4359">
                <text:p>0.0043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2228">
                <text:p>-0.0022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1621">
                <text:p>-0.0016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0577">
                <text:p>-0.0005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1159">
                <text:p>-0.0011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1626">
                <text:p>-0.0016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3583">
                <text:p>0.0035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1112">
                <text:p>0.0011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1561">
                <text:p>-0.0015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01203">
                <text:p>-0.0012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2642">
                <text:p>-0.0026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2598">
                <text:p>-0.0025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4409">
                <text:p>-0.0044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249">
                <text:p>-0.002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5296">
                <text:p>-0.0052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4955">
                <text:p>-0.0049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00859">
                <text:p>-0.0008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8276">
                <text:p>-0.0082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3032">
                <text:p>-0.0030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1349">
                <text:p>-0.0013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2403">
                <text:p>-0.0024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6755">
                <text:p>-0.0067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0641">
                <text:p>-0.0006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101">
                <text:p>-0.01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3022">
                <text:p>-0.0030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7581">
                <text:p>-0.0075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5906">
                <text:p>-0.0059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10546">
                <text:p>-0.0105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6253">
                <text:p>-0.0062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12569">
                <text:p>-0.0125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10758">
                <text:p>-0.0107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8069">
                <text:p>-0.0080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5882">
                <text:p>-0.0058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3066">
                <text:p>-0.0030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8101">
                <text:p>-0.0081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4064">
                <text:p>-0.0040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3388">
                <text:p>-0.0033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4016">
                <text:p>-0.0040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9943">
                <text:p>-0.0099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5454">
                <text:p>-0.0054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7917">
                <text:p>-0.0079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7722">
                <text:p>-0.0077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718">
                <text:p>0.0007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6817">
                <text:p>-0.0068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05114">
                <text:p>-0.0051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1956">
                <text:p>-0.0019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669">
                <text:p>0.0006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0601">
                <text:p>-0.006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03579">
                <text:p>-0.0035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01287">
                <text:p>-0.0012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0487">
                <text:p>-0.004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06569">
                <text:p>-0.0065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04053">
                <text:p>-0.0040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2476">
                <text:p>-0.0024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06201">
                <text:p>-0.0062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03463">
                <text:p>-0.0034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04662">
                <text:p>-0.0046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7941">
                <text:p>-0.0079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04204">
                <text:p>-0.0042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03726">
                <text:p>-0.0037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10972">
                <text:p>-0.0109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5233">
                <text:p>-0.0052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8025">
                <text:p>-0.0080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10178">
                <text:p>-0.0101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13255">
                <text:p>-0.0132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02439">
                <text:p>-0.0024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121">
                <text:p>-0.01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07811">
                <text:p>-0.0078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1058">
                <text:p>-0.010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06669">
                <text:p>-0.0066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13849">
                <text:p>-0.0138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05606">
                <text:p>-0.0056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01819">
                <text:p>-0.0018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03562">
                <text:p>-0.0035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1229">
                <text:p>-0.012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05726">
                <text:p>-0.0057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06691">
                <text:p>-0.0066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12352">
                <text:p>-0.0123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08253">
                <text:p>-0.0082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2172">
                <text:p>0.0021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09291">
                <text:p>-0.0092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06236">
                <text:p>-0.0062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09907">
                <text:p>-0.0099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08885">
                <text:p>-0.0088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12512">
                <text:p>-0.0125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06599">
                <text:p>-0.0065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1483">
                <text:p>-0.014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027">
                <text:p>-0.00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12299">
                <text:p>-0.0122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08749">
                <text:p>-0.0087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08133">
                <text:p>-0.0081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08713">
                <text:p>-0.0087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16905">
                <text:p>-0.0169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09628">
                <text:p>-0.0096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009456">
                <text:p>-0.0094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1679">
                <text:p>-0.016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09553">
                <text:p>-0.0095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1111">
                <text:p>-0.011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011809">
                <text:p>-0.0118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11204">
                <text:p>-0.0112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05599">
                <text:p>-0.0055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09088">
                <text:p>-0.0090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06229">
                <text:p>-0.0062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0669">
                <text:p>-0.006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08267">
                <text:p>-0.0082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04468">
                <text:p>-0.0044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04553">
                <text:p>-0.0045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04477">
                <text:p>-0.0044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0062">
                <text:p>-0.000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02629">
                <text:p>-0.0026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03712">
                <text:p>-0.0037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01458">
                <text:p>-0.0014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0208">
                <text:p>-0.002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362">
                <text:p>0.0023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01382">
                <text:p>-0.0013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3849">
                <text:p>0.0038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025">
                <text:p>-0.00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4114">
                <text:p>0.0041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4873">
                <text:p>0.0048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04884">
                <text:p>-0.0048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3861">
                <text:p>0.0038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03504">
                <text:p>-0.0035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468">
                <text:p>0.0004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00331">
                <text:p>-0.0003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5281">
                <text:p>0.00528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395">
                <text:p>0.003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5792">
                <text:p>0.0057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6395">
                <text:p>0.0063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7756">
                <text:p>0.0077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4897">
                <text:p>0.0048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9704">
                <text:p>0.0097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0128">
                <text:p>0.0101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1417">
                <text:p>0.0114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477">
                <text:p>0.014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3382">
                <text:p>0.0133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2661">
                <text:p>0.0126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5039">
                <text:p>0.0150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5932">
                <text:p>0.0159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1488">
                <text:p>0.0114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8855">
                <text:p>0.0188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3779">
                <text:p>0.0137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4983">
                <text:p>0.0149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1277">
                <text:p>0.0112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0803">
                <text:p>0.0108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5587">
                <text:p>0.0055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7132">
                <text:p>0.0071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4686">
                <text:p>0.0046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1864">
                <text:p>0.0018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1131">
                <text:p>0.0011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2366">
                <text:p>0.0023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00267">
                <text:p>-0.0002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004765">
                <text:p>-0.0047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02829">
                <text:p>-0.00282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06464">
                <text:p>-0.0064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004469">
                <text:p>-0.0044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01035">
                <text:p>-0.010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08079">
                <text:p>-0.0080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1558">
                <text:p>-0.015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11101">
                <text:p>-0.0111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15722">
                <text:p>-0.0157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09046">
                <text:p>-0.0090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14598">
                <text:p>-0.0145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09212">
                <text:p>-0.0092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14628">
                <text:p>-0.0146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14133">
                <text:p>-0.0141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25375">
                <text:p>-0.0253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12293">
                <text:p>-0.0122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16318">
                <text:p>-0.0163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13117">
                <text:p>-0.0131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17243">
                <text:p>-0.0172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08682">
                <text:p>-0.00868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23525">
                <text:p>-0.0235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2293">
                <text:p>-0.022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19805">
                <text:p>-0.0198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21979">
                <text:p>-0.0219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17267">
                <text:p>-0.0172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1587">
                <text:p>-0.015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10049">
                <text:p>-0.0100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20017">
                <text:p>-0.0200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09611">
                <text:p>-0.0096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17102">
                <text:p>-0.01710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13036">
                <text:p>-0.01303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19968">
                <text:p>-0.0199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13467">
                <text:p>-0.0134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15698">
                <text:p>-0.0156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11973">
                <text:p>-0.01197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13638">
                <text:p>-0.0136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08738">
                <text:p>-0.0087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09537">
                <text:p>-0.0095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11171">
                <text:p>-0.0111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09039">
                <text:p>-0.0090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0702">
                <text:p>-0.007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06554">
                <text:p>-0.0065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04873">
                <text:p>-0.0048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026">
                <text:p>-0.00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03331">
                <text:p>-0.0033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01478">
                <text:p>-0.0014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488">
                <text:p>0.0004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0132">
                <text:p>-0.001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3093">
                <text:p>0.0030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01071">
                <text:p>-0.0010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4683">
                <text:p>0.0046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3668">
                <text:p>0.0036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6504">
                <text:p>0.0065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3033">
                <text:p>0.0030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9785">
                <text:p>0.0097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4154">
                <text:p>0.0041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8112">
                <text:p>0.0081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8598">
                <text:p>0.0085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6426">
                <text:p>0.0064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7326">
                <text:p>0.0073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7002">
                <text:p>0.0070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7955">
                <text:p>0.0079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6508">
                <text:p>0.0065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9991">
                <text:p>0.0099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3909">
                <text:p>0.0039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7612">
                <text:p>0.0076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5973">
                <text:p>0.0059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6657">
                <text:p>0.0066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536">
                <text:p>0.005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9949">
                <text:p>0.0099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6544">
                <text:p>0.0065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5518">
                <text:p>0.0055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4389">
                <text:p>0.00438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3163">
                <text:p>0.0031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00307">
                <text:p>-0.0003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00155">
                <text:p>-0.0001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01984">
                <text:p>-0.0019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01214">
                <text:p>-0.0012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01186">
                <text:p>-0.0011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4486">
                <text:p>0.0044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5029">
                <text:p>0.0050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4254">
                <text:p>0.0042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2687">
                <text:p>0.00268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7619">
                <text:p>0.0076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4113">
                <text:p>0.0041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4848">
                <text:p>0.0048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6285">
                <text:p>0.0062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1916">
                <text:p>0.0019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5268">
                <text:p>0.0052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2613">
                <text:p>0.0026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955">
                <text:p>0.0009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2025">
                <text:p>0.0020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01903">
                <text:p>-0.0019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766">
                <text:p>0.0007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1644">
                <text:p>0.0016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6258">
                <text:p>0.00625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528">
                <text:p>0.0025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9598">
                <text:p>0.0095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8028">
                <text:p>0.0080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8497">
                <text:p>0.00849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7483">
                <text:p>0.0074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9912">
                <text:p>0.0099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6962">
                <text:p>0.00696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832">
                <text:p>0.008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7404">
                <text:p>0.0074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5151">
                <text:p>0.0051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3525">
                <text:p>0.0035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6643">
                <text:p>0.0066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5259">
                <text:p>0.00525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7996">
                <text:p>0.00799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848">
                <text:p>0.008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8609">
                <text:p>0.0086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5899">
                <text:p>0.0058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8327">
                <text:p>0.0083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7635">
                <text:p>0.0076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6663">
                <text:p>0.0066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049">
                <text:p>0.0104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775">
                <text:p>0.007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7333">
                <text:p>0.0073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5946">
                <text:p>0.0059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1654">
                <text:p>0.0016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6787">
                <text:p>0.00678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804">
                <text:p>0.0008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2465">
                <text:p>0.00246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1143">
                <text:p>0.00114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1327">
                <text:p>0.0013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04484">
                <text:p>-0.0044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2692">
                <text:p>0.0026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04883">
                <text:p>-0.0048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2658">
                <text:p>0.00265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179">
                <text:p>0.00017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6256">
                <text:p>0.0062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00543">
                <text:p>-0.0005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4485">
                <text:p>0.0044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01864">
                <text:p>-0.0018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963">
                <text:p>0.0009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1768">
                <text:p>0.00176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4915">
                <text:p>0.0049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7006">
                <text:p>0.00700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5648">
                <text:p>0.00564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5177">
                <text:p>0.00517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6409">
                <text:p>0.0064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4754">
                <text:p>0.00475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5602">
                <text:p>0.0056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5525">
                <text:p>0.0055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4732">
                <text:p>0.0047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3949">
                <text:p>0.00394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6508">
                <text:p>0.00650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9407">
                <text:p>0.00940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11819">
                <text:p>0.0118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10074">
                <text:p>0.01007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1402">
                <text:p>0.014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14885">
                <text:p>0.01488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10489">
                <text:p>0.0104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9317">
                <text:p>0.0093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12792">
                <text:p>0.01279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1136">
                <text:p>0.0113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884">
                <text:p>0.008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11601">
                <text:p>0.0116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11028">
                <text:p>0.0110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8809">
                <text:p>0.00880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8882">
                <text:p>0.0088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1239">
                <text:p>0.0123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6858">
                <text:p>0.0068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11006">
                <text:p>0.01100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8725">
                <text:p>0.0087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8608">
                <text:p>0.0086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3906">
                <text:p>0.00390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2182">
                <text:p>0.01218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5308">
                <text:p>0.0053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7427">
                <text:p>0.00742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3228">
                <text:p>0.0032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5878">
                <text:p>0.00587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293">
                <text:p>0.0029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4534">
                <text:p>0.00453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364">
                <text:p>0.0036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8884">
                <text:p>0.00888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8391">
                <text:p>0.00839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1417">
                <text:p>0.0014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7925">
                <text:p>0.0079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6115">
                <text:p>0.0061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1044">
                <text:p>0.0010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0082">
                <text:p>-0.0008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1554">
                <text:p>0.00155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04452">
                <text:p>-0.0044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06398">
                <text:p>-0.00639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00469">
                <text:p>-0.0046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07381">
                <text:p>-0.00738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05212">
                <text:p>-0.0052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07456">
                <text:p>-0.0074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005507">
                <text:p>-0.00550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06056">
                <text:p>-0.0060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05886">
                <text:p>-0.00588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08075">
                <text:p>-0.00807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05926">
                <text:p>-0.00592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10028">
                <text:p>-0.0100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06384">
                <text:p>-0.00638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04683">
                <text:p>-0.0046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04915">
                <text:p>-0.0049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06519">
                <text:p>-0.0065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02522">
                <text:p>-0.00252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04449">
                <text:p>-0.0044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008019">
                <text:p>-0.0080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10283">
                <text:p>-0.0102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06584">
                <text:p>-0.00658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06611">
                <text:p>-0.0066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09804">
                <text:p>-0.00980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07292">
                <text:p>-0.00729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05327">
                <text:p>-0.00532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11312">
                <text:p>-0.0113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14677">
                <text:p>-0.0146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11356">
                <text:p>-0.0113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12305">
                <text:p>-0.01230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012886">
                <text:p>-0.0128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10243">
                <text:p>-0.0102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010367">
                <text:p>-0.0103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011801">
                <text:p>-0.01180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011049">
                <text:p>-0.01104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06167">
                <text:p>-0.0061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08459">
                <text:p>-0.00845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07086">
                <text:p>-0.00708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10146">
                <text:p>-0.01014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07635">
                <text:p>-0.0076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15597">
                <text:p>-0.01559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10142">
                <text:p>-0.01014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09126">
                <text:p>-0.00912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11344">
                <text:p>-0.01134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11461">
                <text:p>-0.01146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10787">
                <text:p>-0.01078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09148">
                <text:p>-0.0091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13674">
                <text:p>-0.01367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04774">
                <text:p>-0.00477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07165">
                <text:p>-0.00716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02196">
                <text:p>-0.00219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02604">
                <text:p>-0.0026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2926">
                <text:p>0.0029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03547">
                <text:p>-0.00354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414">
                <text:p>0.0004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2015">
                <text:p>0.0020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03278">
                <text:p>-0.00327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0397">
                <text:p>-0.0039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02398">
                <text:p>-0.00239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05983">
                <text:p>-0.00598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00266">
                <text:p>-0.0002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03614">
                <text:p>-0.0036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04802">
                <text:p>-0.00480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02418">
                <text:p>-0.00241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03658">
                <text:p>-0.00365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09781">
                <text:p>-0.00978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06936">
                <text:p>-0.0069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09067">
                <text:p>-0.0090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09632">
                <text:p>-0.0096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08078">
                <text:p>-0.00807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04263">
                <text:p>-0.0042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06849">
                <text:p>-0.00684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05655">
                <text:p>-0.0056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0698">
                <text:p>-0.0069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10418">
                <text:p>-0.01041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09154">
                <text:p>-0.00915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06546">
                <text:p>-0.0065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